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03da4395" officeooo:paragraph-rsid="03da4395" fo:background-color="transparent" style:font-weight-asian="bold" style:font-weight-complex="bold"/>
    </style:style>
    <style:style style:name="P38" style:family="paragraph" style:parent-style-name="Text_20_body">
      <style:text-properties fo:font-weight="bold" officeooo:rsid="03de66b8" officeooo:paragraph-rsid="03de66b8" fo:background-color="transparent" style:font-weight-asian="bold" style:font-weight-complex="bold"/>
    </style:style>
    <style:style style:name="P39" style:family="paragraph" style:parent-style-name="Text_20_body">
      <style:text-properties fo:font-weight="bold" officeooo:rsid="03de66b8" officeooo:paragraph-rsid="047576ff" fo:background-color="transparent" style:font-weight-asian="bold" style:font-weight-complex="bold"/>
    </style:style>
    <style:style style:name="P40" style:family="paragraph" style:parent-style-name="Text_20_body">
      <style:text-properties fo:font-weight="bold" officeooo:rsid="03defa26" officeooo:paragraph-rsid="03defa26" fo:background-color="transparent" style:font-weight-asian="bold" style:font-weight-complex="bold"/>
    </style:style>
    <style:style style:name="P41"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2" style:family="paragraph" style:parent-style-name="Text_20_body">
      <style:text-properties fo:font-weight="bold" officeooo:rsid="03dfe121" officeooo:paragraph-rsid="03dfe121" fo:background-color="transparent" style:font-weight-asian="bold" style:font-weight-complex="bold"/>
    </style:style>
    <style:style style:name="P43" style:family="paragraph" style:parent-style-name="Text_20_body">
      <style:text-properties fo:font-weight="bold" officeooo:rsid="03b6dafb" officeooo:paragraph-rsid="03dfe121" fo:background-color="transparent" style:font-weight-asian="bold" style:font-weight-complex="bold"/>
    </style:style>
    <style:style style:name="P44" style:family="paragraph" style:parent-style-name="Text_20_body">
      <style:text-properties fo:font-weight="bold" officeooo:rsid="0601a69e" officeooo:paragraph-rsid="0601a69e" fo:background-color="transparent" style:font-weight-asian="bold" style:font-weight-complex="bold"/>
    </style:style>
    <style:style style:name="P45" style:family="paragraph" style:parent-style-name="Text_20_body">
      <style:text-properties fo:font-weight="bold" officeooo:rsid="08f10213" officeooo:paragraph-rsid="0b9f5cbc" fo:background-color="transparent" style:font-weight-asian="bold" style:font-weight-complex="bold"/>
    </style:style>
    <style:style style:name="P46" style:family="paragraph" style:parent-style-name="Text_20_body">
      <style:text-properties officeooo:rsid="0132928e" officeooo:paragraph-rsid="0191ef05"/>
    </style:style>
    <style:style style:name="P47" style:family="paragraph" style:parent-style-name="Text_20_body">
      <style:text-properties officeooo:rsid="00261d16" officeooo:paragraph-rsid="02934c68"/>
    </style:style>
    <style:style style:name="P48" style:family="paragraph" style:parent-style-name="Text_20_body">
      <style:text-properties officeooo:rsid="00261d16" officeooo:paragraph-rsid="0299193a"/>
    </style:style>
    <style:style style:name="P49" style:family="paragraph" style:parent-style-name="Text_20_body">
      <style:text-properties officeooo:rsid="00261d16" officeooo:paragraph-rsid="029edd0e"/>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cc7bd" officeooo:paragraph-rsid="056cc7bd" fo:background-color="transparent"/>
    </style:style>
    <style:style style:name="P57" style:family="paragraph" style:parent-style-name="Text_20_body">
      <style:text-properties officeooo:rsid="05a64379" officeooo:paragraph-rsid="05a774a5" fo:background-color="transparent"/>
    </style:style>
    <style:style style:name="P58" style:family="paragraph" style:parent-style-name="Text_20_body">
      <style:text-properties officeooo:rsid="05e1082b" officeooo:paragraph-rsid="05e1082b" fo:background-color="transparent"/>
    </style:style>
    <style:style style:name="P59" style:family="paragraph" style:parent-style-name="Text_20_body">
      <style:text-properties officeooo:rsid="06836e78" officeooo:paragraph-rsid="06836e78" fo:background-color="transparent"/>
    </style:style>
    <style:style style:name="P60" style:family="paragraph" style:parent-style-name="Text_20_body">
      <style:text-properties officeooo:rsid="06669949" officeooo:paragraph-rsid="06669949" fo:background-color="transparent"/>
    </style:style>
    <style:style style:name="P61" style:family="paragraph" style:parent-style-name="Text_20_body">
      <style:text-properties officeooo:rsid="05eb411c" officeooo:paragraph-rsid="06f8e2d0" fo:background-color="transparent"/>
    </style:style>
    <style:style style:name="P62" style:family="paragraph" style:parent-style-name="Text_20_body">
      <style:text-properties officeooo:rsid="09353a07" officeooo:paragraph-rsid="09353a07" fo:background-color="transparent"/>
    </style:style>
    <style:style style:name="P63" style:family="paragraph" style:parent-style-name="Text_20_body">
      <style:text-properties officeooo:rsid="09353a07" officeooo:paragraph-rsid="0c6774d8" fo:background-color="transparent"/>
    </style:style>
    <style:style style:name="P64" style:family="paragraph" style:parent-style-name="Text_20_body">
      <style:text-properties officeooo:rsid="06197049" officeooo:paragraph-rsid="060674b9" fo:background-color="transparent"/>
    </style:style>
    <style:style style:name="P65" style:family="paragraph" style:parent-style-name="Text_20_body">
      <style:text-properties officeooo:rsid="02a2d276" officeooo:paragraph-rsid="0ce9eb2e" fo:background-color="transparent"/>
    </style:style>
    <style:style style:name="P66" style:family="paragraph" style:parent-style-name="Text_20_body">
      <style:text-properties officeooo:rsid="04b8413f" officeooo:paragraph-rsid="0ed2c23d" fo:background-color="transparent"/>
    </style:style>
    <style:style style:name="P67" style:family="paragraph" style:parent-style-name="Text_20_body">
      <style:text-properties officeooo:rsid="02baf4b7" officeooo:paragraph-rsid="02bd784d"/>
    </style:style>
    <style:style style:name="P68" style:family="paragraph" style:parent-style-name="Text_20_body">
      <style:text-properties officeooo:rsid="029edd0e" officeooo:paragraph-rsid="02a03d7c"/>
    </style:style>
    <style:style style:name="P69" style:family="paragraph" style:parent-style-name="Text_20_body">
      <style:text-properties officeooo:rsid="004094ee" officeooo:paragraph-rsid="02ed1d2d"/>
    </style:style>
    <style:style style:name="P70" style:family="paragraph" style:parent-style-name="Text_20_body">
      <style:text-properties officeooo:rsid="003b0b7d" officeooo:paragraph-rsid="02d31d9a"/>
    </style:style>
    <style:style style:name="P71" style:family="paragraph" style:parent-style-name="Text_20_body">
      <style:text-properties officeooo:rsid="003d280e" officeooo:paragraph-rsid="02dab645"/>
    </style:style>
    <style:style style:name="P72" style:family="paragraph" style:parent-style-name="Text_20_body">
      <style:text-properties officeooo:rsid="003d280e" officeooo:paragraph-rsid="02dc3b60"/>
    </style:style>
    <style:style style:name="P73" style:family="paragraph" style:parent-style-name="Text_20_body">
      <style:text-properties officeooo:rsid="02e3516c" officeooo:paragraph-rsid="02e3516c"/>
    </style:style>
    <style:style style:name="P74" style:family="paragraph" style:parent-style-name="Text_20_body">
      <style:text-properties officeooo:rsid="0045ad67" officeooo:paragraph-rsid="02fb67ea"/>
    </style:style>
    <style:style style:name="P75" style:family="paragraph" style:parent-style-name="Text_20_body">
      <style:text-properties officeooo:rsid="0045ad67" officeooo:paragraph-rsid="0307a82b"/>
    </style:style>
    <style:style style:name="P76" style:family="paragraph" style:parent-style-name="Text_20_body">
      <style:text-properties officeooo:rsid="0045ad67" officeooo:paragraph-rsid="0ebac8ec"/>
    </style:style>
    <style:style style:name="P77" style:family="paragraph" style:parent-style-name="Text_20_body">
      <style:text-properties officeooo:rsid="001ca24c" officeooo:paragraph-rsid="028238c7"/>
    </style:style>
    <style:style style:name="P78" style:family="paragraph" style:parent-style-name="Text_20_body">
      <style:text-properties officeooo:rsid="004b20f5" officeooo:paragraph-rsid="0310fe12"/>
    </style:style>
    <style:style style:name="P79" style:family="paragraph" style:parent-style-name="Text_20_body">
      <style:text-properties officeooo:rsid="047271b6" officeooo:paragraph-rsid="047271b6" fo:background-color="#fff200"/>
    </style:style>
    <style:style style:name="P80" style:family="paragraph" style:parent-style-name="Text_20_body">
      <style:text-properties officeooo:rsid="065704a0" officeooo:paragraph-rsid="065704a0" fo:background-color="#fff200"/>
    </style:style>
    <style:style style:name="P81" style:family="paragraph" style:parent-style-name="Text_20_body">
      <style:text-properties officeooo:rsid="003d6be2" officeooo:paragraph-rsid="07397e93" fo:background-color="#fff200"/>
    </style:style>
    <style:style style:name="P82" style:family="paragraph" style:parent-style-name="Text_20_body">
      <style:text-properties officeooo:rsid="048f2185" officeooo:paragraph-rsid="048f2185" fo:background-color="#fff200"/>
    </style:style>
    <style:style style:name="P83" style:family="paragraph" style:parent-style-name="Text_20_body">
      <style:text-properties officeooo:rsid="047b4393" officeooo:paragraph-rsid="047b4393" fo:background-color="#fff200"/>
    </style:style>
    <style:style style:name="P84" style:family="paragraph" style:parent-style-name="Text_20_body">
      <style:text-properties officeooo:rsid="0677ea6d" officeooo:paragraph-rsid="0677ea6d" fo:background-color="#fff200"/>
    </style:style>
    <style:style style:name="P85" style:family="paragraph" style:parent-style-name="Text_20_body">
      <style:text-properties officeooo:rsid="069b756e" officeooo:paragraph-rsid="069b756e" fo:background-color="#fff200"/>
    </style:style>
    <style:style style:name="P86" style:family="paragraph" style:parent-style-name="Text_20_body">
      <style:text-properties officeooo:rsid="05d568a1" officeooo:paragraph-rsid="06613c8c" fo:background-color="#fff200"/>
    </style:style>
    <style:style style:name="P87" style:family="paragraph" style:parent-style-name="Text_20_body">
      <style:text-properties officeooo:rsid="00bf96a5" officeooo:paragraph-rsid="075a9b7a" fo:background-color="#fff200"/>
    </style:style>
    <style:style style:name="P88" style:family="paragraph" style:parent-style-name="Text_20_body">
      <style:text-properties officeooo:rsid="00bf96a5" officeooo:paragraph-rsid="075d3886" fo:background-color="#fff200"/>
    </style:style>
    <style:style style:name="P89" style:family="paragraph" style:parent-style-name="Text_20_body">
      <style:text-properties officeooo:rsid="00bf96a5" officeooo:paragraph-rsid="07440b92" fo:background-color="#fff200"/>
    </style:style>
    <style:style style:name="P90" style:family="paragraph" style:parent-style-name="Text_20_body">
      <style:text-properties officeooo:rsid="00bf96a5" officeooo:paragraph-rsid="07586ace" fo:background-color="#fff200"/>
    </style:style>
    <style:style style:name="P91" style:family="paragraph" style:parent-style-name="Text_20_body">
      <style:text-properties officeooo:rsid="073e7f6b" officeooo:paragraph-rsid="073e7f6b" fo:background-color="#fff200"/>
    </style:style>
    <style:style style:name="P92" style:family="paragraph" style:parent-style-name="Text_20_body">
      <style:text-properties officeooo:rsid="0750e09d" officeooo:paragraph-rsid="0750e09d" fo:background-color="#fff200"/>
    </style:style>
    <style:style style:name="P93" style:family="paragraph" style:parent-style-name="Text_20_body">
      <style:text-properties officeooo:rsid="06da6cfc" officeooo:paragraph-rsid="07471b57" fo:background-color="#fff200"/>
    </style:style>
    <style:style style:name="P94" style:family="paragraph" style:parent-style-name="Text_20_body">
      <style:text-properties officeooo:rsid="06da6cfc" officeooo:paragraph-rsid="0acdcc5f" fo:background-color="#fff200"/>
    </style:style>
    <style:style style:name="P95" style:family="paragraph" style:parent-style-name="Text_20_body">
      <style:text-properties officeooo:rsid="0acc11b9" officeooo:paragraph-rsid="0acc11b9" fo:background-color="#fff200"/>
    </style:style>
    <style:style style:name="P96" style:family="paragraph" style:parent-style-name="Text_20_body">
      <style:text-properties officeooo:rsid="073808ad" officeooo:paragraph-rsid="073808ad" fo:background-color="#fff200"/>
    </style:style>
    <style:style style:name="P97" style:family="paragraph" style:parent-style-name="Text_20_body">
      <style:text-properties officeooo:rsid="0b6b06a7" officeooo:paragraph-rsid="0b6b06a7" fo:background-color="#fff200"/>
    </style:style>
    <style:style style:name="P98" style:family="paragraph" style:parent-style-name="Text_20_body">
      <style:text-properties officeooo:rsid="057bf3b4" officeooo:paragraph-rsid="077cf9a8" fo:background-color="#fff200"/>
    </style:style>
    <style:style style:name="P99" style:family="paragraph" style:parent-style-name="Text_20_body">
      <style:text-properties officeooo:rsid="0d5c2f32" officeooo:paragraph-rsid="0d5c2f32" fo:background-color="#fff200"/>
    </style:style>
    <style:style style:name="P100" style:family="paragraph" style:parent-style-name="Text_20_body">
      <style:text-properties officeooo:rsid="0f582a83" officeooo:paragraph-rsid="0f582a83" fo:background-color="#fff200"/>
    </style:style>
    <style:style style:name="P101" style:family="paragraph" style:parent-style-name="Text_20_body">
      <style:text-properties officeooo:rsid="0318e5e2" officeooo:paragraph-rsid="031e0c7a"/>
    </style:style>
    <style:style style:name="P102" style:family="paragraph" style:parent-style-name="Text_20_body">
      <style:text-properties officeooo:rsid="031a990f" officeooo:paragraph-rsid="031a990f"/>
    </style:style>
    <style:style style:name="P103" style:family="paragraph" style:parent-style-name="Text_20_body">
      <style:text-properties officeooo:rsid="03599523" officeooo:paragraph-rsid="03599523"/>
    </style:style>
    <style:style style:name="P104" style:family="paragraph" style:parent-style-name="Text_20_body">
      <style:text-properties officeooo:rsid="035e454e" officeooo:paragraph-rsid="036a438e"/>
    </style:style>
    <style:style style:name="P105" style:family="paragraph" style:parent-style-name="Text_20_body">
      <style:text-properties officeooo:rsid="035e454e" officeooo:paragraph-rsid="036c667e"/>
    </style:style>
    <style:style style:name="P106" style:family="paragraph" style:parent-style-name="Text_20_body">
      <style:text-properties officeooo:rsid="03648c6b" officeooo:paragraph-rsid="03648c6b"/>
    </style:style>
    <style:style style:name="P107" style:family="paragraph" style:parent-style-name="Text_20_body">
      <style:text-properties officeooo:paragraph-rsid="0371d438"/>
    </style:style>
    <style:style style:name="P108" style:family="paragraph" style:parent-style-name="Text_20_body">
      <style:text-properties officeooo:rsid="01dca78b" officeooo:paragraph-rsid="01dca78b"/>
    </style:style>
    <style:style style:name="P109" style:family="paragraph" style:parent-style-name="Text_20_body">
      <style:text-properties officeooo:rsid="0317204c" officeooo:paragraph-rsid="03bee2b2"/>
    </style:style>
    <style:style style:name="P110" style:family="paragraph" style:parent-style-name="Text_20_body">
      <style:text-properties officeooo:rsid="03bee2b2" officeooo:paragraph-rsid="03bee2b2"/>
    </style:style>
    <style:style style:name="P111"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2"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3" style:family="paragraph" style:parent-style-name="Text_20_body">
      <style:text-properties fo:font-weight="normal" officeooo:rsid="03e60d27" officeooo:paragraph-rsid="03e60d27" style:font-weight-asian="normal" style:font-weight-complex="normal"/>
    </style:style>
    <style:style style:name="P114" style:family="paragraph" style:parent-style-name="Text_20_body">
      <style:text-properties fo:font-weight="normal" officeooo:rsid="04572b8d" officeooo:paragraph-rsid="04572b8d" style:font-weight-asian="normal" style:font-weight-complex="normal"/>
    </style:style>
    <style:style style:name="P115" style:family="paragraph" style:parent-style-name="Text_20_body">
      <style:text-properties fo:font-weight="normal" officeooo:rsid="059bcd21" officeooo:paragraph-rsid="059bcd21" style:font-weight-asian="normal" style:font-weight-complex="normal"/>
    </style:style>
    <style:style style:name="P116" style:family="paragraph" style:parent-style-name="Text_20_body">
      <style:text-properties fo:font-weight="normal" officeooo:rsid="064eb27b" officeooo:paragraph-rsid="064eb27b" style:font-weight-asian="normal" style:font-weight-complex="normal"/>
    </style:style>
    <style:style style:name="P117" style:family="paragraph" style:parent-style-name="Text_20_body">
      <style:text-properties fo:font-weight="normal" officeooo:rsid="0454f3b9" officeooo:paragraph-rsid="045351c0" fo:background-color="#fff200" style:font-weight-asian="normal" style:font-weight-complex="normal"/>
    </style:style>
    <style:style style:name="P118" style:family="paragraph" style:parent-style-name="Text_20_body">
      <style:text-properties fo:font-weight="normal" officeooo:rsid="04656033" officeooo:paragraph-rsid="04656033" fo:background-color="#fff200" style:font-weight-asian="normal" style:font-weight-complex="normal"/>
    </style:style>
    <style:style style:name="P119" style:family="paragraph" style:parent-style-name="Text_20_body">
      <style:text-properties fo:font-weight="normal" officeooo:rsid="049427ca" officeooo:paragraph-rsid="049427ca" fo:background-color="#fff200" style:font-weight-asian="normal" style:font-weight-complex="normal"/>
    </style:style>
    <style:style style:name="P120" style:family="paragraph" style:parent-style-name="Text_20_body">
      <style:text-properties fo:font-weight="normal" officeooo:rsid="04b6b63b" officeooo:paragraph-rsid="04b6b63b" fo:background-color="#fff200" style:font-weight-asian="normal" style:font-weight-complex="normal"/>
    </style:style>
    <style:style style:name="P121" style:family="paragraph" style:parent-style-name="Text_20_body">
      <style:text-properties fo:font-weight="normal" officeooo:rsid="04656033" officeooo:paragraph-rsid="04983f40" fo:background-color="transparent" style:font-weight-asian="normal" style:font-weight-complex="normal"/>
    </style:style>
    <style:style style:name="P122" style:family="paragraph" style:parent-style-name="Text_20_body">
      <style:text-properties fo:font-weight="normal" officeooo:rsid="046b8e97" officeooo:paragraph-rsid="046b8e97" fo:background-color="transparent" style:font-weight-asian="normal" style:font-weight-complex="normal"/>
    </style:style>
    <style:style style:name="P123"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4" style:family="paragraph" style:parent-style-name="Text_20_body">
      <style:text-properties fo:font-weight="normal" officeooo:rsid="046b8e97" officeooo:paragraph-rsid="0488415b" fo:background-color="transparent" style:font-weight-asian="normal" style:font-weight-complex="normal"/>
    </style:style>
    <style:style style:name="P125" style:family="paragraph" style:parent-style-name="Text_20_body">
      <style:text-properties fo:font-weight="normal" officeooo:rsid="047957a0" officeooo:paragraph-rsid="047957a0" fo:background-color="transparent" style:font-weight-asian="normal" style:font-weight-complex="normal"/>
    </style:style>
    <style:style style:name="P126" style:family="paragraph" style:parent-style-name="Text_20_body">
      <style:text-properties fo:font-weight="normal" officeooo:rsid="0483f726" officeooo:paragraph-rsid="0483f726" fo:background-color="transparent" style:font-weight-asian="normal" style:font-weight-complex="normal"/>
    </style:style>
    <style:style style:name="P127" style:family="paragraph" style:parent-style-name="Text_20_body">
      <style:text-properties fo:font-weight="normal" officeooo:rsid="049196c9" officeooo:paragraph-rsid="049196c9" fo:background-color="transparent" style:font-weight-asian="normal" style:font-weight-complex="normal"/>
    </style:style>
    <style:style style:name="P128" style:family="paragraph" style:parent-style-name="Text_20_body">
      <style:text-properties fo:font-weight="normal" officeooo:rsid="049b9b29" officeooo:paragraph-rsid="049b9b29" fo:background-color="transparent" style:font-weight-asian="normal" style:font-weight-complex="normal"/>
    </style:style>
    <style:style style:name="P129" style:family="paragraph" style:parent-style-name="Text_20_body">
      <style:text-properties fo:font-weight="normal" officeooo:rsid="04a2413d" officeooo:paragraph-rsid="04a2413d" fo:background-color="transparent" style:font-weight-asian="normal" style:font-weight-complex="normal"/>
    </style:style>
    <style:style style:name="P130" style:family="paragraph" style:parent-style-name="Text_20_body">
      <style:text-properties fo:font-weight="normal" officeooo:rsid="04a6ba42" officeooo:paragraph-rsid="04a6ba42" fo:background-color="transparent" style:font-weight-asian="normal" style:font-weight-complex="normal"/>
    </style:style>
    <style:style style:name="P131" style:family="paragraph" style:parent-style-name="Text_20_body">
      <style:text-properties fo:font-weight="normal" officeooo:rsid="04aab13d" officeooo:paragraph-rsid="04ad603e" fo:background-color="transparent" style:font-weight-asian="normal" style:font-weight-complex="normal"/>
    </style:style>
    <style:style style:name="P132" style:family="paragraph" style:parent-style-name="Text_20_body">
      <style:text-properties fo:font-weight="normal" officeooo:rsid="0494bc0e" officeooo:paragraph-rsid="04b554cc" fo:background-color="transparent" style:font-weight-asian="normal" style:font-weight-complex="normal"/>
    </style:style>
    <style:style style:name="P133" style:family="paragraph" style:parent-style-name="Text_20_body">
      <style:text-properties fo:font-weight="normal" officeooo:rsid="067a8e2b" officeooo:paragraph-rsid="067a8e2b" fo:background-color="transparent" style:font-weight-asian="normal" style:font-weight-complex="normal"/>
    </style:style>
    <style:style style:name="P134"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5" style:family="paragraph" style:parent-style-name="Text_20_body">
      <style:text-properties fo:font-weight="normal" officeooo:rsid="047f9e6c" officeooo:paragraph-rsid="0d1c0b8e" fo:background-color="transparent" style:font-weight-asian="normal" style:font-weight-complex="normal"/>
    </style:style>
    <style:style style:name="P136" style:family="paragraph" style:parent-style-name="Text_20_body">
      <style:text-properties fo:font-weight="normal" officeooo:rsid="0690125e" officeooo:paragraph-rsid="0ee510a9" fo:background-color="transparent" style:font-weight-asian="normal" style:font-weight-complex="normal"/>
    </style:style>
    <style:style style:name="P137" style:family="paragraph" style:parent-style-name="Text_20_body">
      <style:text-properties fo:font-weight="normal" officeooo:rsid="03defa26" officeooo:paragraph-rsid="0fe09615" fo:background-color="transparent" style:font-weight-asian="normal" style:font-weight-complex="normal"/>
    </style:style>
    <style:style style:name="P138" style:family="paragraph" style:parent-style-name="Text_20_body">
      <style:text-properties officeooo:rsid="03dfe121" officeooo:paragraph-rsid="03dfe121"/>
    </style:style>
    <style:style style:name="P139" style:family="paragraph" style:parent-style-name="Text_20_body">
      <style:text-properties officeooo:rsid="03e3423d" officeooo:paragraph-rsid="03e3423d"/>
    </style:style>
    <style:style style:name="P140" style:family="paragraph" style:parent-style-name="Text_20_body">
      <style:paragraph-properties fo:text-align="center" style:justify-single-word="false"/>
      <style:text-properties officeooo:rsid="03e4639f" officeooo:paragraph-rsid="03e4639f"/>
    </style:style>
    <style:style style:name="P141" style:family="paragraph" style:parent-style-name="Text_20_body">
      <style:text-properties officeooo:rsid="03ee63a5" officeooo:paragraph-rsid="03f1364b"/>
    </style:style>
    <style:style style:name="P142" style:family="paragraph" style:parent-style-name="Text_20_body">
      <style:text-properties officeooo:rsid="03ee63a5" officeooo:paragraph-rsid="03fb4436"/>
    </style:style>
    <style:style style:name="P143" style:family="paragraph" style:parent-style-name="Text_20_body">
      <style:text-properties officeooo:rsid="03ee63a5" officeooo:paragraph-rsid="03fd34c4"/>
    </style:style>
    <style:style style:name="P144" style:family="paragraph" style:parent-style-name="Text_20_body">
      <style:text-properties officeooo:rsid="03ee63a5" officeooo:paragraph-rsid="04086d0a"/>
    </style:style>
    <style:style style:name="P145" style:family="paragraph" style:parent-style-name="Text_20_body">
      <style:text-properties officeooo:rsid="03ee63a5" officeooo:paragraph-rsid="03fa4f09"/>
    </style:style>
    <style:style style:name="P146" style:family="paragraph" style:parent-style-name="Text_20_body">
      <style:text-properties officeooo:rsid="03f5bfa5" officeooo:paragraph-rsid="03f5bfa5"/>
    </style:style>
    <style:style style:name="P147" style:family="paragraph" style:parent-style-name="Text_20_body">
      <style:text-properties officeooo:rsid="040f11b9" officeooo:paragraph-rsid="040f11b9"/>
    </style:style>
    <style:style style:name="P148" style:family="paragraph" style:parent-style-name="Text_20_body">
      <style:text-properties officeooo:rsid="0442eec6" officeooo:paragraph-rsid="0442eec6"/>
    </style:style>
    <style:style style:name="P149" style:family="paragraph" style:parent-style-name="Text_20_body">
      <style:text-properties officeooo:rsid="03ccf74e" officeooo:paragraph-rsid="03ccf74e"/>
    </style:style>
    <style:style style:name="P150" style:family="paragraph" style:parent-style-name="Text_20_body">
      <style:text-properties fo:font-style="normal" officeooo:rsid="08dba840" officeooo:paragraph-rsid="08e2e6df" style:font-style-asian="normal" style:font-style-complex="normal"/>
    </style:style>
    <style:style style:name="P151" style:family="paragraph" style:parent-style-name="Text_20_body">
      <style:text-properties fo:font-style="normal" officeooo:rsid="00156653" officeooo:paragraph-rsid="090273d2" style:font-style-asian="normal" style:font-style-complex="normal"/>
    </style:style>
    <style:style style:name="P152" style:family="paragraph" style:parent-style-name="Text_20_body">
      <style:text-properties fo:font-style="normal" officeooo:rsid="08dbffe5" officeooo:paragraph-rsid="08e2e6df" style:font-style-asian="normal" style:font-style-complex="normal"/>
    </style:style>
    <style:style style:name="P153" style:family="paragraph" style:parent-style-name="Text_20_body">
      <style:text-properties fo:font-style="normal" officeooo:rsid="020c49ff" officeooo:paragraph-rsid="0b6efe4e" style:font-style-asian="normal" style:font-style-complex="normal"/>
    </style:style>
    <style:style style:name="P154" style:family="paragraph" style:parent-style-name="Text_20_body">
      <style:text-properties fo:font-style="normal" officeooo:rsid="02113e3b" officeooo:paragraph-rsid="0b6efe4e" style:font-style-asian="normal" style:font-style-complex="normal"/>
    </style:style>
    <style:style style:name="P155" style:family="paragraph" style:parent-style-name="Text_20_body">
      <style:text-properties fo:font-style="normal" officeooo:rsid="052481e7" officeooo:paragraph-rsid="052481e7" fo:background-color="#ffffff" style:font-style-asian="normal" style:font-style-complex="normal"/>
    </style:style>
    <style:style style:name="P156" style:family="paragraph" style:parent-style-name="Text_20_body">
      <style:text-properties fo:font-style="normal" officeooo:rsid="08ef4e70" officeooo:paragraph-rsid="08f5f787" fo:background-color="transparent" style:font-style-asian="normal" style:font-style-complex="normal"/>
    </style:style>
    <style:style style:name="P157" style:family="paragraph" style:parent-style-name="Text_20_body">
      <style:text-properties fo:font-style="normal" officeooo:rsid="08f5f787" officeooo:paragraph-rsid="08f5f787" fo:background-color="transparent" style:font-style-asian="normal" style:font-style-complex="normal"/>
    </style:style>
    <style:style style:name="P158" style:family="paragraph" style:parent-style-name="Text_20_body">
      <style:text-properties fo:font-style="normal" officeooo:rsid="08fdc815" officeooo:paragraph-rsid="08fdc815" fo:background-color="transparent" style:font-style-asian="normal" style:font-style-complex="normal"/>
    </style:style>
    <style:style style:name="P159" style:family="paragraph" style:parent-style-name="Text_20_body">
      <style:text-properties fo:font-style="normal" officeooo:rsid="0502302e" officeooo:paragraph-rsid="0d83231a" fo:background-color="transparent" style:font-style-asian="normal" style:font-style-complex="normal"/>
    </style:style>
    <style:style style:name="P160"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1"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2" style:family="paragraph" style:parent-style-name="Text_20_body">
      <style:text-properties fo:font-style="normal" officeooo:rsid="07076d90" officeooo:paragraph-rsid="09132816" fo:background-color="#fff200" style:font-style-asian="normal" style:font-style-complex="normal"/>
    </style:style>
    <style:style style:name="P163" style:family="paragraph" style:parent-style-name="Text_20_body">
      <style:text-properties fo:font-style="normal" officeooo:rsid="09132816" officeooo:paragraph-rsid="09132816" fo:background-color="#fff200" style:font-style-asian="normal" style:font-style-complex="normal"/>
    </style:style>
    <style:style style:name="P164" style:family="paragraph" style:parent-style-name="Text_20_body">
      <style:text-properties fo:font-style="normal" officeooo:rsid="08e9d8c6" officeooo:paragraph-rsid="09177dfc" fo:background-color="#fff200" style:font-style-asian="normal" style:font-style-complex="normal"/>
    </style:style>
    <style:style style:name="P165" style:family="paragraph" style:parent-style-name="Text_20_body">
      <style:text-properties fo:font-style="normal" officeooo:rsid="0909fead" officeooo:paragraph-rsid="0c406b8d" fo:background-color="#fff200" style:font-style-asian="normal" style:font-style-complex="normal"/>
    </style:style>
    <style:style style:name="P166" style:family="paragraph" style:parent-style-name="Text_20_body">
      <style:text-properties fo:font-style="normal" officeooo:rsid="090c8ee9" officeooo:paragraph-rsid="0dfbc769" fo:background-color="#fff200" style:font-style-asian="normal" style:font-style-complex="normal"/>
    </style:style>
    <style:style style:name="P167" style:family="paragraph" style:parent-style-name="Text_20_body">
      <style:text-properties officeooo:rsid="0050e0ad" officeooo:paragraph-rsid="04caacfe"/>
    </style:style>
    <style:style style:name="P168" style:family="paragraph" style:parent-style-name="Text_20_body">
      <style:text-properties officeooo:rsid="01c3228d" officeooo:paragraph-rsid="04caacfe"/>
    </style:style>
    <style:style style:name="P169" style:family="paragraph" style:parent-style-name="Text_20_body">
      <style:text-properties officeooo:rsid="0540753c" officeooo:paragraph-rsid="0540753c"/>
    </style:style>
    <style:style style:name="P170" style:family="paragraph" style:parent-style-name="Text_20_body">
      <style:text-properties officeooo:rsid="055f47e2" officeooo:paragraph-rsid="055f47e2"/>
    </style:style>
    <style:style style:name="P171" style:family="paragraph" style:parent-style-name="Text_20_body">
      <style:paragraph-properties fo:text-align="center" style:justify-single-word="false"/>
      <style:text-properties officeooo:rsid="0580f7b1" officeooo:paragraph-rsid="0580f7b1"/>
    </style:style>
    <style:style style:name="P172"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3" style:family="paragraph" style:parent-style-name="Text_20_body">
      <style:text-properties officeooo:paragraph-rsid="0591890a"/>
    </style:style>
    <style:style style:name="P174" style:family="paragraph" style:parent-style-name="Text_20_body">
      <style:text-properties officeooo:rsid="05ac578f" officeooo:paragraph-rsid="05ac578f"/>
    </style:style>
    <style:style style:name="P175" style:family="paragraph" style:parent-style-name="Text_20_body">
      <style:text-properties officeooo:rsid="05ac578f" officeooo:paragraph-rsid="0edc2fb6"/>
    </style:style>
    <style:style style:name="P176" style:family="paragraph" style:parent-style-name="Text_20_body">
      <style:text-properties officeooo:paragraph-rsid="060674b9"/>
    </style:style>
    <style:style style:name="P177" style:family="paragraph" style:parent-style-name="Text_20_body">
      <style:text-properties officeooo:paragraph-rsid="06197049"/>
    </style:style>
    <style:style style:name="P178" style:family="paragraph" style:parent-style-name="Text_20_body">
      <style:text-properties officeooo:rsid="0638a1e6" officeooo:paragraph-rsid="0638a1e6"/>
    </style:style>
    <style:style style:name="P179" style:family="paragraph" style:parent-style-name="Text_20_body">
      <style:text-properties officeooo:rsid="0657386c" officeooo:paragraph-rsid="0658e349"/>
    </style:style>
    <style:style style:name="P180" style:family="paragraph" style:parent-style-name="Text_20_body">
      <style:text-properties officeooo:rsid="063809bf" officeooo:paragraph-rsid="0635440c"/>
    </style:style>
    <style:style style:name="P181" style:family="paragraph" style:parent-style-name="Text_20_body">
      <style:text-properties officeooo:paragraph-rsid="069df6bd"/>
    </style:style>
    <style:style style:name="P182" style:family="paragraph" style:parent-style-name="Text_20_body">
      <style:text-properties officeooo:rsid="0750555a" officeooo:paragraph-rsid="0750555a"/>
    </style:style>
    <style:style style:name="P183" style:family="paragraph" style:parent-style-name="Text_20_body">
      <style:text-properties officeooo:rsid="0789ec8b" officeooo:paragraph-rsid="0789ec8b"/>
    </style:style>
    <style:style style:name="P184" style:family="paragraph" style:parent-style-name="Text_20_body">
      <style:text-properties officeooo:rsid="078e1ab7" officeooo:paragraph-rsid="0793e847"/>
    </style:style>
    <style:style style:name="P185" style:family="paragraph" style:parent-style-name="Text_20_body">
      <style:text-properties officeooo:rsid="079efa7c" officeooo:paragraph-rsid="0804f250"/>
    </style:style>
    <style:style style:name="P186" style:family="paragraph" style:parent-style-name="Text_20_body">
      <style:text-properties officeooo:rsid="00264796" officeooo:paragraph-rsid="08e8ce7d"/>
    </style:style>
    <style:style style:name="P187" style:family="paragraph" style:parent-style-name="Text_20_body">
      <style:text-properties officeooo:rsid="00264796" officeooo:paragraph-rsid="080b17ea"/>
    </style:style>
    <style:style style:name="P188" style:family="paragraph" style:parent-style-name="Text_20_body">
      <style:text-properties officeooo:rsid="00264796" officeooo:paragraph-rsid="0ee67335"/>
    </style:style>
    <style:style style:name="P189" style:family="paragraph" style:parent-style-name="Text_20_body">
      <style:text-properties officeooo:rsid="073608ba" officeooo:paragraph-rsid="07e41c69"/>
    </style:style>
    <style:style style:name="P190" style:family="paragraph" style:parent-style-name="Text_20_body">
      <style:text-properties officeooo:rsid="00f41bb5" officeooo:paragraph-rsid="07f703a7"/>
    </style:style>
    <style:style style:name="P191" style:family="paragraph" style:parent-style-name="Text_20_body">
      <style:text-properties officeooo:rsid="0813e8c7" officeooo:paragraph-rsid="0813e8c7"/>
    </style:style>
    <style:style style:name="P192" style:family="paragraph" style:parent-style-name="Text_20_body">
      <style:text-properties officeooo:rsid="081d0cb3" officeooo:paragraph-rsid="081d0cb3"/>
    </style:style>
    <style:style style:name="P193" style:family="paragraph" style:parent-style-name="Text_20_body">
      <style:text-properties officeooo:rsid="082185fb" officeooo:paragraph-rsid="0828b824"/>
    </style:style>
    <style:style style:name="P194" style:family="paragraph" style:parent-style-name="Text_20_body">
      <style:text-properties officeooo:rsid="0035cf30" officeooo:paragraph-rsid="0842775b"/>
    </style:style>
    <style:style style:name="P195" style:family="paragraph" style:parent-style-name="Text_20_body">
      <style:text-properties officeooo:rsid="0035cf30" officeooo:paragraph-rsid="0843b76e"/>
    </style:style>
    <style:style style:name="P196" style:family="paragraph" style:parent-style-name="Text_20_body">
      <style:text-properties officeooo:rsid="0035cf30" officeooo:paragraph-rsid="08489681"/>
    </style:style>
    <style:style style:name="P197" style:family="paragraph" style:parent-style-name="Text_20_body">
      <style:text-properties officeooo:rsid="082982ec" officeooo:paragraph-rsid="0830ee86"/>
    </style:style>
    <style:style style:name="P198" style:family="paragraph" style:parent-style-name="Text_20_body">
      <style:text-properties officeooo:rsid="0834a898" officeooo:paragraph-rsid="083ccacd"/>
    </style:style>
    <style:style style:name="P199" style:family="paragraph" style:parent-style-name="Text_20_body">
      <style:text-properties officeooo:rsid="084a7379" officeooo:paragraph-rsid="084a7379"/>
    </style:style>
    <style:style style:name="P200" style:family="paragraph" style:parent-style-name="Text_20_body">
      <style:text-properties officeooo:rsid="085639b8" officeooo:paragraph-rsid="085639b8"/>
    </style:style>
    <style:style style:name="P201" style:family="paragraph" style:parent-style-name="Text_20_body">
      <style:text-properties officeooo:rsid="0859ea1d" officeooo:paragraph-rsid="08602453"/>
    </style:style>
    <style:style style:name="P202" style:family="paragraph" style:parent-style-name="Text_20_body">
      <style:text-properties officeooo:rsid="0859ea1d" officeooo:paragraph-rsid="088b8c17"/>
    </style:style>
    <style:style style:name="P203" style:family="paragraph" style:parent-style-name="Text_20_body">
      <style:text-properties officeooo:rsid="043876cd" officeooo:paragraph-rsid="043876cd"/>
    </style:style>
    <style:style style:name="P204" style:family="paragraph" style:parent-style-name="Text_20_body">
      <style:text-properties officeooo:rsid="0854310b" officeooo:paragraph-rsid="089b96e9"/>
    </style:style>
    <style:style style:name="P205" style:family="paragraph" style:parent-style-name="Text_20_body">
      <style:text-properties officeooo:paragraph-rsid="088944a6"/>
    </style:style>
    <style:style style:name="P206" style:family="paragraph" style:parent-style-name="Text_20_body">
      <style:text-properties officeooo:rsid="088e1957" officeooo:paragraph-rsid="088e1957"/>
    </style:style>
    <style:style style:name="P207" style:family="paragraph" style:parent-style-name="Text_20_body">
      <style:text-properties officeooo:rsid="08e2e6df" officeooo:paragraph-rsid="08e2e6df"/>
    </style:style>
    <style:style style:name="P208" style:family="paragraph" style:parent-style-name="Text_20_body">
      <style:text-properties officeooo:rsid="0010606c" officeooo:paragraph-rsid="0010606c"/>
    </style:style>
    <style:style style:name="P209" style:family="paragraph" style:parent-style-name="Text_20_body">
      <style:text-properties officeooo:rsid="08a5804d" officeooo:paragraph-rsid="09177dfc"/>
    </style:style>
    <style:style style:name="P210" style:family="paragraph" style:parent-style-name="Text_20_body">
      <style:text-properties officeooo:rsid="08a1a526" officeooo:paragraph-rsid="09177dfc"/>
    </style:style>
    <style:style style:name="P211" style:family="paragraph" style:parent-style-name="Text_20_body">
      <style:text-properties officeooo:rsid="0918c606" officeooo:paragraph-rsid="0928a8eb"/>
    </style:style>
    <style:style style:name="P212" style:family="paragraph" style:parent-style-name="Text_20_body">
      <style:text-properties officeooo:rsid="0918c606" officeooo:paragraph-rsid="0f01d6bb"/>
    </style:style>
    <style:style style:name="P213" style:family="paragraph" style:parent-style-name="Text_20_body">
      <style:text-properties officeooo:rsid="0918c606" officeooo:paragraph-rsid="0f0897c2"/>
    </style:style>
    <style:style style:name="P214" style:family="paragraph" style:parent-style-name="Text_20_body">
      <style:text-properties officeooo:rsid="091e973a" officeooo:paragraph-rsid="092066cd"/>
    </style:style>
    <style:style style:name="P215" style:family="paragraph" style:parent-style-name="Text_20_body">
      <style:text-properties officeooo:rsid="0921f25f" officeooo:paragraph-rsid="0921f25f"/>
    </style:style>
    <style:style style:name="P216" style:family="paragraph" style:parent-style-name="Text_20_body">
      <style:text-properties officeooo:rsid="092b35c1" officeooo:paragraph-rsid="092b35c1"/>
    </style:style>
    <style:style style:name="P217" style:family="paragraph" style:parent-style-name="Text_20_body">
      <style:text-properties officeooo:paragraph-rsid="098d401a"/>
    </style:style>
    <style:style style:name="P218" style:family="paragraph" style:parent-style-name="Text_20_body">
      <style:text-properties officeooo:paragraph-rsid="0a0d1cad"/>
    </style:style>
    <style:style style:name="P219" style:family="paragraph" style:parent-style-name="Text_20_body">
      <style:text-properties officeooo:rsid="066a96bb" officeooo:paragraph-rsid="0a274715"/>
    </style:style>
    <style:style style:name="P220" style:family="paragraph" style:parent-style-name="Text_20_body">
      <style:text-properties officeooo:rsid="0895c5af" officeooo:paragraph-rsid="0a27fcff"/>
    </style:style>
    <style:style style:name="P221" style:family="paragraph" style:parent-style-name="Text_20_body">
      <style:text-properties officeooo:paragraph-rsid="0a4a7ef4"/>
    </style:style>
    <style:style style:name="P222" style:family="paragraph" style:parent-style-name="Text_20_body">
      <style:text-properties officeooo:rsid="0427afb7" officeooo:paragraph-rsid="0a53990b"/>
    </style:style>
    <style:style style:name="P223" style:family="paragraph" style:parent-style-name="Text_20_body">
      <style:text-properties officeooo:rsid="086e0472" officeooo:paragraph-rsid="0a8002e1"/>
    </style:style>
    <style:style style:name="P224" style:family="paragraph" style:parent-style-name="Text_20_body">
      <style:text-properties officeooo:rsid="0062d20d" officeooo:paragraph-rsid="030a6968"/>
    </style:style>
    <style:style style:name="P225" style:family="paragraph" style:parent-style-name="Text_20_body">
      <style:text-properties officeooo:rsid="0063e060" officeooo:paragraph-rsid="0063e060"/>
    </style:style>
    <style:style style:name="P226" style:family="paragraph" style:parent-style-name="Text_20_body">
      <style:text-properties officeooo:rsid="06528037" officeooo:paragraph-rsid="06528037"/>
    </style:style>
    <style:style style:name="P227" style:family="paragraph" style:parent-style-name="Text_20_body">
      <style:text-properties officeooo:rsid="0211e405" officeooo:paragraph-rsid="0211e405"/>
    </style:style>
    <style:style style:name="P228" style:family="paragraph" style:parent-style-name="Text_20_body">
      <style:text-properties officeooo:paragraph-rsid="0b6efe4e"/>
    </style:style>
    <style:style style:name="P229" style:family="paragraph" style:parent-style-name="Text_20_body">
      <style:text-properties officeooo:rsid="0b7b68c3" officeooo:paragraph-rsid="0b7b68c3"/>
    </style:style>
    <style:style style:name="P230" style:family="paragraph" style:parent-style-name="Text_20_body">
      <style:text-properties officeooo:rsid="00200042" officeooo:paragraph-rsid="0b7bc382"/>
    </style:style>
    <style:style style:name="P231" style:family="paragraph" style:parent-style-name="Text_20_body">
      <style:text-properties officeooo:rsid="0b7bc382" officeooo:paragraph-rsid="0b7bc382"/>
    </style:style>
    <style:style style:name="P232" style:family="paragraph" style:parent-style-name="Text_20_body">
      <style:text-properties officeooo:rsid="01ce44da" officeooo:paragraph-rsid="04cbd81d"/>
    </style:style>
    <style:style style:name="P233" style:family="paragraph" style:parent-style-name="Text_20_body">
      <style:text-properties officeooo:rsid="01c67634" officeooo:paragraph-rsid="04caacfe"/>
    </style:style>
    <style:style style:name="P234" style:family="paragraph" style:parent-style-name="Text_20_body">
      <style:text-properties officeooo:rsid="01fa7a30" officeooo:paragraph-rsid="0b7a3a1c"/>
    </style:style>
    <style:style style:name="P235" style:family="paragraph" style:parent-style-name="Text_20_body">
      <style:text-properties officeooo:rsid="0954430e" officeooo:paragraph-rsid="0b6efe4e"/>
    </style:style>
    <style:style style:name="P236" style:family="paragraph" style:parent-style-name="Text_20_body">
      <style:text-properties officeooo:rsid="02affd0e" officeooo:paragraph-rsid="02b5575f"/>
    </style:style>
    <style:style style:name="P237" style:family="paragraph" style:parent-style-name="Text_20_body">
      <style:text-properties officeooo:rsid="001ba299" officeooo:paragraph-rsid="0b902c48"/>
    </style:style>
    <style:style style:name="P238" style:family="paragraph" style:parent-style-name="Text_20_body">
      <style:text-properties officeooo:rsid="001ba299" officeooo:paragraph-rsid="0b849e1c"/>
    </style:style>
    <style:style style:name="P239" style:family="paragraph" style:parent-style-name="Text_20_body">
      <style:text-properties officeooo:rsid="06400cb4" officeooo:paragraph-rsid="06400cb4"/>
    </style:style>
    <style:style style:name="P240" style:family="paragraph" style:parent-style-name="Text_20_body">
      <style:text-properties officeooo:rsid="062432fe" officeooo:paragraph-rsid="0bf28676"/>
    </style:style>
    <style:style style:name="P241" style:family="paragraph" style:parent-style-name="Text_20_body">
      <style:paragraph-properties fo:text-align="start" style:justify-single-word="false"/>
      <style:text-properties officeooo:rsid="005d29d0" officeooo:paragraph-rsid="0c080af7"/>
    </style:style>
    <style:style style:name="P242" style:family="paragraph" style:parent-style-name="Text_20_body">
      <style:text-properties officeooo:rsid="0bb866fc" officeooo:paragraph-rsid="0c230f2a"/>
    </style:style>
    <style:style style:name="P243" style:family="paragraph" style:parent-style-name="Text_20_body">
      <style:text-properties officeooo:rsid="002f5788" officeooo:paragraph-rsid="0ce71234"/>
    </style:style>
    <style:style style:name="P244" style:family="paragraph" style:parent-style-name="Text_20_body">
      <style:text-properties officeooo:rsid="02a2d276" officeooo:paragraph-rsid="0ce9eb2e"/>
    </style:style>
    <style:style style:name="P245" style:family="paragraph" style:parent-style-name="Text_20_body">
      <style:text-properties officeooo:rsid="03f9db4d" officeooo:paragraph-rsid="0d34daf7"/>
    </style:style>
    <style:style style:name="P246" style:family="paragraph" style:parent-style-name="Text_20_body">
      <style:text-properties officeooo:rsid="00bb9533" officeooo:paragraph-rsid="00c2cc95"/>
    </style:style>
    <style:style style:name="P247" style:family="paragraph" style:parent-style-name="Text_20_body">
      <style:text-properties officeooo:rsid="0d43c317" officeooo:paragraph-rsid="0e5df60c"/>
    </style:style>
    <style:style style:name="P248" style:family="paragraph" style:parent-style-name="Text_20_body">
      <style:text-properties officeooo:rsid="0d4aa504" officeooo:paragraph-rsid="0d4aa504"/>
    </style:style>
    <style:style style:name="P249" style:family="paragraph" style:parent-style-name="Text_20_body">
      <style:text-properties officeooo:rsid="001a9043" officeooo:paragraph-rsid="001a9043"/>
    </style:style>
    <style:style style:name="P250" style:family="paragraph" style:parent-style-name="Text_20_body">
      <style:text-properties officeooo:rsid="0b82626b" officeooo:paragraph-rsid="0b82626b"/>
    </style:style>
    <style:style style:name="P251" style:family="paragraph" style:parent-style-name="Text_20_body">
      <style:text-properties officeooo:rsid="05018738" officeooo:paragraph-rsid="0d8244a2"/>
    </style:style>
    <style:style style:name="P252" style:family="paragraph" style:parent-style-name="Text_20_body">
      <style:text-properties officeooo:rsid="054a195c" officeooo:paragraph-rsid="0d83231a"/>
    </style:style>
    <style:style style:name="P253" style:family="paragraph" style:parent-style-name="Text_20_body">
      <style:text-properties officeooo:rsid="08fbc1c2" officeooo:paragraph-rsid="08fbc1c2"/>
    </style:style>
    <style:style style:name="P254" style:family="paragraph" style:parent-style-name="Text_20_body">
      <style:text-properties officeooo:paragraph-rsid="08ef0fd5"/>
    </style:style>
    <style:style style:name="P255" style:family="paragraph" style:parent-style-name="Text_20_body">
      <style:text-properties officeooo:rsid="0e3ca954" officeooo:paragraph-rsid="0e3ca954"/>
    </style:style>
    <style:style style:name="P256" style:family="paragraph" style:parent-style-name="Text_20_body">
      <style:text-properties officeooo:rsid="0e3cda6b" officeooo:paragraph-rsid="0e3cda6b"/>
    </style:style>
    <style:style style:name="P257" style:family="paragraph" style:parent-style-name="Text_20_body">
      <style:text-properties officeooo:rsid="009c1d2c" officeooo:paragraph-rsid="0e48f7de"/>
    </style:style>
    <style:style style:name="P258" style:family="paragraph" style:parent-style-name="Text_20_body">
      <style:text-properties officeooo:rsid="07e7d4d4" officeooo:paragraph-rsid="0ef2fa2b"/>
    </style:style>
    <style:style style:name="P259" style:family="paragraph" style:parent-style-name="Text_20_body">
      <style:text-properties officeooo:rsid="0f188952" officeooo:paragraph-rsid="0f1edc86"/>
    </style:style>
    <style:style style:name="P260" style:family="paragraph" style:parent-style-name="Text_20_body">
      <style:text-properties officeooo:rsid="00a9682a" officeooo:paragraph-rsid="0f2ef525"/>
    </style:style>
    <style:style style:name="P261" style:family="paragraph" style:parent-style-name="Text_20_body">
      <style:text-properties officeooo:rsid="00b17d1f" officeooo:paragraph-rsid="0f30d196"/>
    </style:style>
    <style:style style:name="P262" style:family="paragraph" style:parent-style-name="Text_20_body">
      <style:text-properties officeooo:rsid="00bf96a5" officeooo:paragraph-rsid="0f436c21"/>
    </style:style>
    <style:style style:name="P263" style:family="paragraph" style:parent-style-name="Text_20_body">
      <style:text-properties officeooo:rsid="0f5a7f18" officeooo:paragraph-rsid="0f5d4e64"/>
    </style:style>
    <style:style style:name="P264" style:family="paragraph" style:parent-style-name="Text_20_body">
      <style:text-properties officeooo:rsid="0f5f8150" officeooo:paragraph-rsid="0f5f8150"/>
    </style:style>
    <style:style style:name="P265" style:family="paragraph" style:parent-style-name="Text_20_body">
      <style:text-properties officeooo:rsid="00fcdd7f" officeooo:paragraph-rsid="0f6755c9"/>
    </style:style>
    <style:style style:name="P266" style:family="paragraph" style:parent-style-name="Text_20_body">
      <style:text-properties officeooo:rsid="0207f6c0" officeooo:paragraph-rsid="0f729e53"/>
    </style:style>
    <style:style style:name="P267" style:family="paragraph" style:parent-style-name="Text_20_body">
      <style:text-properties officeooo:rsid="0239fd19" officeooo:paragraph-rsid="0f7dd50e"/>
    </style:style>
    <style:style style:name="P268" style:family="paragraph" style:parent-style-name="Text_20_body">
      <style:text-properties officeooo:rsid="023ec8f8" officeooo:paragraph-rsid="0f7f6db9"/>
    </style:style>
    <style:style style:name="P269" style:family="paragraph" style:parent-style-name="Text_20_body">
      <style:text-properties officeooo:rsid="04f1ebc6" officeooo:paragraph-rsid="082982ec"/>
    </style:style>
    <style:style style:name="P270" style:family="paragraph" style:parent-style-name="Text_20_body">
      <style:text-properties officeooo:paragraph-rsid="04dcea10"/>
    </style:style>
    <style:style style:name="P271" style:family="paragraph" style:parent-style-name="Text_20_body">
      <style:text-properties officeooo:paragraph-rsid="04f32ed2"/>
    </style:style>
    <style:style style:name="P272" style:family="paragraph" style:parent-style-name="Text_20_body">
      <style:text-properties officeooo:paragraph-rsid="0f91c2dc"/>
    </style:style>
    <style:style style:name="P273" style:family="paragraph" style:parent-style-name="Text_20_body">
      <style:text-properties officeooo:rsid="04b8413f" officeooo:paragraph-rsid="04ba159b"/>
    </style:style>
    <style:style style:name="P274" style:family="paragraph" style:parent-style-name="Text_20_body">
      <style:text-properties officeooo:rsid="02130bd5" officeooo:paragraph-rsid="02130bd5"/>
    </style:style>
    <style:style style:name="P275" style:family="paragraph" style:parent-style-name="Text_20_body">
      <style:text-properties officeooo:rsid="02380ed7" officeooo:paragraph-rsid="02380ed7"/>
    </style:style>
    <style:style style:name="P276" style:family="paragraph" style:parent-style-name="Text_20_body">
      <style:text-properties officeooo:rsid="02380ed7" officeooo:paragraph-rsid="0fd09085"/>
    </style:style>
    <style:style style:name="P277" style:family="paragraph" style:parent-style-name="Text_20_body">
      <style:text-properties officeooo:rsid="00c907e1" officeooo:paragraph-rsid="0245273b"/>
    </style:style>
    <style:style style:name="P278" style:family="paragraph" style:parent-style-name="Text_20_body">
      <style:text-properties officeooo:rsid="02556463" officeooo:paragraph-rsid="095bfd5b"/>
    </style:style>
    <style:style style:name="P279" style:family="paragraph" style:parent-style-name="Text_20_body">
      <style:text-properties officeooo:rsid="02bbad51" officeooo:paragraph-rsid="0fda555a"/>
    </style:style>
    <style:style style:name="P280" style:family="paragraph" style:parent-style-name="Text_20_body">
      <style:text-properties officeooo:rsid="003a740c" officeooo:paragraph-rsid="05da8895"/>
    </style:style>
    <style:style style:name="P281" style:family="paragraph" style:parent-style-name="Table_20_Contents">
      <style:text-properties officeooo:rsid="001a9043" officeooo:paragraph-rsid="001a9043"/>
    </style:style>
    <style:style style:name="P282" style:family="paragraph" style:parent-style-name="Table_20_Contents">
      <style:text-properties officeooo:rsid="001a9cac" officeooo:paragraph-rsid="001a9cac"/>
    </style:style>
    <style:style style:name="P283" style:family="paragraph" style:parent-style-name="Table_20_Contents">
      <style:paragraph-properties fo:text-align="justify" style:justify-single-word="false"/>
      <style:text-properties style:font-size-asian="10.5pt"/>
    </style:style>
    <style:style style:name="P284" style:family="paragraph" style:parent-style-name="Table_20_Contents">
      <style:paragraph-properties fo:text-align="start" style:justify-single-word="false"/>
      <style:text-properties officeooo:rsid="0c0be398" officeooo:paragraph-rsid="0c0be398" style:font-size-asian="10.5pt"/>
    </style:style>
    <style:style style:name="P285" style:family="paragraph" style:parent-style-name="Table_20_Contents">
      <style:paragraph-properties fo:text-align="start" style:justify-single-word="false"/>
      <style:text-properties officeooo:rsid="0c0f9660" officeooo:paragraph-rsid="0c0f9660" style:font-size-asian="10.5pt"/>
    </style:style>
    <style:style style:name="P286" style:family="paragraph" style:parent-style-name="Table_20_Contents">
      <style:paragraph-properties fo:text-align="start" style:justify-single-word="false"/>
      <style:text-properties officeooo:rsid="0c1177b2" officeooo:paragraph-rsid="0c1177b2" style:font-size-asian="10.5pt"/>
    </style:style>
    <style:style style:name="P287" style:family="paragraph" style:parent-style-name="Table_20_Contents">
      <style:paragraph-properties fo:text-align="start" style:justify-single-word="false"/>
      <style:text-properties officeooo:rsid="0c123972" officeooo:paragraph-rsid="0c123972" style:font-size-asian="10.5pt"/>
    </style:style>
    <style:style style:name="P288" style:family="paragraph" style:parent-style-name="Table_20_Contents">
      <style:text-properties fo:font-weight="bold" officeooo:rsid="001a9043" officeooo:paragraph-rsid="001a9043" style:font-weight-asian="bold" style:font-weight-complex="bold"/>
    </style:style>
    <style:style style:name="P289" style:family="paragraph" style:parent-style-name="Footnote">
      <style:text-properties officeooo:rsid="00b9d66a" officeooo:paragraph-rsid="00b9d66a"/>
    </style:style>
    <style:style style:name="P290" style:family="paragraph" style:parent-style-name="Footnote">
      <style:text-properties officeooo:rsid="00bb9533" officeooo:paragraph-rsid="00bb9533"/>
    </style:style>
    <style:style style:name="P291" style:family="paragraph" style:parent-style-name="Footnote">
      <style:text-properties officeooo:rsid="00dfc038" officeooo:paragraph-rsid="00dfc038"/>
    </style:style>
    <style:style style:name="P292" style:family="paragraph" style:parent-style-name="Footnote">
      <style:text-properties officeooo:rsid="00f386f0" officeooo:paragraph-rsid="00f386f0"/>
    </style:style>
    <style:style style:name="P293" style:family="paragraph" style:parent-style-name="Footnote">
      <style:text-properties officeooo:rsid="0147fe50" officeooo:paragraph-rsid="0147fe50"/>
    </style:style>
    <style:style style:name="P294" style:family="paragraph" style:parent-style-name="Footnote">
      <style:text-properties officeooo:rsid="02b4e3c6" officeooo:paragraph-rsid="02b4e3c6"/>
    </style:style>
    <style:style style:name="P295" style:family="paragraph" style:parent-style-name="Footnote">
      <style:text-properties officeooo:rsid="02db6b60" officeooo:paragraph-rsid="02db6b60"/>
    </style:style>
    <style:style style:name="P296" style:family="paragraph" style:parent-style-name="Footnote">
      <style:text-properties officeooo:rsid="05a6c9db" officeooo:paragraph-rsid="05a6c9db"/>
    </style:style>
    <style:style style:name="P297" style:family="paragraph" style:parent-style-name="Footnote">
      <style:text-properties officeooo:paragraph-rsid="083e05d9"/>
    </style:style>
    <style:style style:name="P298" style:family="paragraph" style:parent-style-name="Footnote">
      <style:text-properties officeooo:rsid="09d80f65" officeooo:paragraph-rsid="09d80f65"/>
    </style:style>
    <style:style style:name="P299" style:family="paragraph" style:parent-style-name="Footnote">
      <style:text-properties fo:font-style="normal" officeooo:rsid="020208e9" style:font-style-asian="normal" style:font-style-complex="normal"/>
    </style:style>
    <style:style style:name="P300" style:family="paragraph" style:parent-style-name="Footnote">
      <style:text-properties officeooo:rsid="020dfbb4" officeooo:paragraph-rsid="020dfbb4"/>
    </style:style>
    <style:style style:name="P301" style:family="paragraph" style:parent-style-name="Footnote">
      <style:text-properties officeooo:rsid="0caa2b6c" officeooo:paragraph-rsid="0caa2b6c"/>
    </style:style>
    <style:style style:name="P302" style:family="paragraph" style:parent-style-name="Footnote">
      <style:text-properties officeooo:rsid="03072c77" officeooo:paragraph-rsid="03072c77"/>
    </style:style>
    <style:style style:name="P303" style:family="paragraph" style:parent-style-name="Footnote">
      <style:text-properties officeooo:rsid="0f21ffef" officeooo:paragraph-rsid="0f21ffef"/>
    </style:style>
    <style:style style:name="P304" style:family="paragraph" style:parent-style-name="Footnote">
      <style:text-properties officeooo:rsid="0f97016b" officeooo:paragraph-rsid="0f97016b"/>
    </style:style>
    <style:style style:name="P305" style:family="paragraph" style:parent-style-name="Table_20_Heading">
      <style:text-properties officeooo:rsid="036116b2" officeooo:paragraph-rsid="036116b2" style:font-size-asian="10.5pt"/>
    </style:style>
    <style:style style:name="P306" style:family="paragraph" style:parent-style-name="Table_20_Heading">
      <style:text-properties officeooo:rsid="0363c205" officeooo:paragraph-rsid="0363c205" style:font-size-asian="10.5pt"/>
    </style:style>
    <style:style style:name="P307" style:family="paragraph" style:parent-style-name="Text_20_body">
      <style:paragraph-properties fo:break-before="page"/>
      <style:text-properties officeooo:rsid="03e60d27" officeooo:paragraph-rsid="03e60d27"/>
    </style:style>
    <style:style style:name="P308" style:family="paragraph" style:parent-style-name="Index_20_Heading">
      <style:paragraph-properties fo:break-before="page"/>
      <style:text-properties officeooo:rsid="0ad22ad5" officeooo:paragraph-rsid="0ad22ad5" fo:background-color="transparent"/>
    </style:style>
    <style:style style:name="P309" style:family="paragraph" style:parent-style-name="Index_20_Heading">
      <style:paragraph-properties fo:break-before="page"/>
      <style:text-properties officeooo:paragraph-rsid="05867257" fo:background-color="transparent"/>
    </style:style>
    <style:style style:name="P310" style:family="paragraph" style:parent-style-name="User_20_Index_20_Heading">
      <style:paragraph-properties fo:break-before="page"/>
    </style:style>
    <style:style style:name="P311" style:family="paragraph" style:parent-style-name="Table_20_index_20_heading">
      <style:paragraph-properties fo:break-before="page"/>
    </style:style>
    <style:style style:name="P312" style:family="paragraph" style:parent-style-name="Illustration_20_Index_20_Heading">
      <style:paragraph-properties fo:break-before="page"/>
    </style:style>
    <style:style style:name="P313" style:family="paragraph" style:parent-style-name="Title">
      <style:text-properties officeooo:rsid="03e3423d" officeooo:paragraph-rsid="03e3423d"/>
    </style:style>
    <style:style style:name="P314" style:family="paragraph" style:parent-style-name="Index_20_Heading">
      <style:text-properties officeooo:rsid="05872032" officeooo:paragraph-rsid="05872032" fo:background-color="transparent"/>
    </style:style>
    <style:style style:name="P315" style:family="paragraph" style:parent-style-name="Index_20_Heading">
      <style:text-properties officeooo:rsid="05872032" officeooo:paragraph-rsid="05872032" fo:background-color="#fff200"/>
    </style:style>
    <style:style style:name="P316" style:family="paragraph" style:parent-style-name="Abbildung">
      <style:text-properties officeooo:paragraph-rsid="0c48116f"/>
    </style:style>
    <style:style style:name="P317" style:family="paragraph" style:parent-style-name="Abbildung">
      <style:text-properties officeooo:paragraph-rsid="0c4b8670"/>
    </style:style>
    <style:style style:name="P318" style:family="paragraph" style:parent-style-name="Abbildung">
      <style:text-properties officeooo:paragraph-rsid="0c5209eb"/>
    </style:style>
    <style:style style:name="P319" style:family="paragraph" style:parent-style-name="Codeausschnitt">
      <style:text-properties officeooo:paragraph-rsid="0c4a05ad"/>
    </style:style>
    <style:style style:name="P320" style:family="paragraph" style:parent-style-name="Codeausschnitt">
      <style:text-properties officeooo:paragraph-rsid="0c55f623"/>
    </style:style>
    <style:style style:name="P321" style:family="paragraph" style:parent-style-name="Codeausschnitt">
      <style:text-properties officeooo:paragraph-rsid="0c5618a7"/>
    </style:style>
    <style:style style:name="P322" style:family="paragraph" style:parent-style-name="Codeausschnitt">
      <style:text-properties officeooo:paragraph-rsid="0ed4b74e"/>
    </style:style>
    <style:style style:name="P323"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24" style:family="paragraph" style:parent-style-name="Frame_20_contents">
      <style:paragraph-properties text:number-lines="true" text:line-number="1"/>
      <style:text-properties fo:font-size="8pt" officeooo:paragraph-rsid="0ce8f096" style:font-size-asian="8pt" style:font-size-complex="8pt"/>
    </style:style>
    <style:style style:name="P325"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26" style:family="paragraph" style:parent-style-name="Table_20_index_20_1">
      <style:paragraph-properties>
        <style:tab-stops>
          <style:tab-stop style:position="6.6929in" style:type="right" style:leader-style="dotted" style:leader-text="."/>
        </style:tab-stops>
      </style:paragraph-properties>
    </style:style>
    <style:style style:name="P327" style:family="paragraph" style:parent-style-name="User_20_Index_20_1">
      <style:paragraph-properties>
        <style:tab-stops>
          <style:tab-stop style:position="6.6929in" style:type="right" style:leader-style="dotted" style:leader-text="."/>
        </style:tab-stops>
      </style:paragraph-properties>
    </style:style>
    <style:style style:name="P328" style:family="paragraph" style:parent-style-name="Illustration_20_Index_20_1">
      <style:paragraph-properties>
        <style:tab-stops>
          <style:tab-stop style:position="6.6929in" style:type="right" style:leader-style="dotted" style:leader-text="."/>
        </style:tab-stops>
      </style:paragraph-properties>
    </style:style>
    <style:style style:name="P329"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30"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31"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32"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33"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34"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35"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36"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37"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38"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39" style:family="paragraph" style:parent-style-name="Text_20_body" style:list-style-name="L1">
      <style:text-properties officeooo:rsid="09353a07" officeooo:paragraph-rsid="09353a07" fo:background-color="transparent"/>
    </style:style>
    <style:style style:name="P340"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41" style:family="paragraph" style:parent-style-name="Text_20_body" style:list-style-name="L2">
      <style:text-properties officeooo:rsid="013e5aac" officeooo:paragraph-rsid="013e5aac"/>
    </style:style>
    <style:style style:name="P342" style:family="paragraph" style:parent-style-name="Text_20_body" style:list-style-name="L2">
      <style:text-properties officeooo:rsid="0144d93d" officeooo:paragraph-rsid="014f8816"/>
    </style:style>
    <style:style style:name="P343" style:family="paragraph" style:parent-style-name="Text_20_body" style:list-style-name="L2">
      <style:text-properties officeooo:rsid="015f96ab" officeooo:paragraph-rsid="015f96ab"/>
    </style:style>
    <style:style style:name="P344" style:family="paragraph" style:parent-style-name="Text_20_body" style:list-style-name="L2">
      <style:text-properties officeooo:rsid="016e0479" officeooo:paragraph-rsid="016e0479"/>
    </style:style>
    <style:style style:name="P345" style:family="paragraph" style:parent-style-name="Text_20_body" style:list-style-name="L2">
      <style:text-properties officeooo:rsid="015d4065" officeooo:paragraph-rsid="015e5e82"/>
    </style:style>
    <style:style style:name="P346" style:family="paragraph" style:parent-style-name="Text_20_body" style:list-style-name="L2">
      <style:text-properties officeooo:rsid="014328c2" officeooo:paragraph-rsid="014328c2"/>
    </style:style>
    <style:style style:name="P347" style:family="paragraph" style:parent-style-name="Text_20_body" style:list-style-name="L2">
      <style:text-properties officeooo:rsid="014f8816" officeooo:paragraph-rsid="01540e98"/>
    </style:style>
    <style:style style:name="P348" style:family="paragraph" style:parent-style-name="Text_20_body" style:list-style-name="L3">
      <style:text-properties officeooo:rsid="0b7ca90b" officeooo:paragraph-rsid="0b7ca90b"/>
    </style:style>
    <style:style style:name="P349" style:family="paragraph" style:parent-style-name="Text_20_body" style:list-style-name="L3">
      <style:text-properties officeooo:rsid="0b7e8f7b" officeooo:paragraph-rsid="0b7e8f7b"/>
    </style:style>
    <style:style style:name="P350" style:family="paragraph" style:parent-style-name="Text_20_body" style:list-style-name="L7">
      <style:text-properties officeooo:paragraph-rsid="0f85fcf0"/>
    </style:style>
    <style:style style:name="P351"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52" style:family="paragraph" style:parent-style-name="Text_20_body" style:list-style-name="L9">
      <style:text-properties fo:font-style="normal" officeooo:rsid="04048770" officeooo:paragraph-rsid="04048770" style:font-style-asian="normal" style:font-style-complex="normal"/>
    </style:style>
    <style:style style:name="P353" style:family="paragraph" style:parent-style-name="Text_20_body" style:list-style-name="L9">
      <style:text-properties fo:font-style="normal" officeooo:rsid="04065cfb" officeooo:paragraph-rsid="04065cfb" style:font-style-asian="normal" style:font-style-complex="normal"/>
    </style:style>
    <style:style style:name="P354" style:family="paragraph" style:parent-style-name="Text_20_body" style:list-style-name="L8">
      <style:text-properties officeooo:paragraph-rsid="032c51ef"/>
    </style:style>
    <style:style style:name="P355" style:family="paragraph" style:parent-style-name="Text_20_body" style:list-style-name="L8">
      <style:text-properties officeooo:rsid="035cc1c6" officeooo:paragraph-rsid="0e3ac9bf"/>
    </style:style>
    <style:style style:name="P356" style:family="paragraph" style:parent-style-name="Text_20_body" style:list-style-name="L8">
      <style:text-properties officeooo:rsid="031a990f" officeooo:paragraph-rsid="0e3ac9bf"/>
    </style:style>
    <style:style style:name="P357" style:family="paragraph" style:parent-style-name="Text_20_body" style:list-style-name="L8">
      <style:text-properties officeooo:rsid="0e377e7b" officeooo:paragraph-rsid="0e377e7b"/>
    </style:style>
    <style:style style:name="P358" style:family="paragraph" style:parent-style-name="Text_20_body" style:list-style-name="L8">
      <style:text-properties fo:font-weight="bold" officeooo:rsid="0e399adc" officeooo:paragraph-rsid="0e399adc" style:font-weight-asian="bold" style:font-weight-complex="bold"/>
    </style:style>
    <style:style style:name="P359" style:family="paragraph" style:parent-style-name="Text_20_body" style:list-style-name="L10">
      <style:text-properties fo:font-weight="bold" officeooo:rsid="0410fc4a" officeooo:paragraph-rsid="0410fc4a" style:font-weight-asian="bold" style:font-weight-complex="bold"/>
    </style:style>
    <style:style style:name="P360" style:family="paragraph" style:parent-style-name="Text_20_body" style:list-style-name="L8">
      <style:text-properties officeooo:rsid="06692781" officeooo:paragraph-rsid="0b660ff3" fo:background-color="#fff200"/>
    </style:style>
    <style:style style:name="P361" style:family="paragraph" style:parent-style-name="Text_20_body" style:list-style-name="L8">
      <style:text-properties officeooo:rsid="0b67ec3e" officeooo:paragraph-rsid="0b67ec3e" fo:background-color="#fff200"/>
    </style:style>
    <style:style style:name="P362" style:family="paragraph" style:parent-style-name="Text_20_body" style:list-style-name="L8">
      <style:text-properties officeooo:rsid="0b641b9a" officeooo:paragraph-rsid="0b660ff3" fo:background-color="#fff200"/>
    </style:style>
    <style:style style:name="P363" style:family="paragraph" style:parent-style-name="Text_20_body" style:list-style-name="L9">
      <style:text-properties officeooo:rsid="03fd41a0" officeooo:paragraph-rsid="03fd41a0"/>
    </style:style>
    <style:style style:name="P364" style:family="paragraph" style:parent-style-name="Text_20_body" style:list-style-name="L9">
      <style:text-properties officeooo:rsid="03ff85f7" officeooo:paragraph-rsid="03ff85f7"/>
    </style:style>
    <style:style style:name="P365" style:family="paragraph" style:parent-style-name="Text_20_body" style:list-style-name="L10">
      <style:text-properties officeooo:rsid="0410fc4a" officeooo:paragraph-rsid="0410fc4a"/>
    </style:style>
    <style:style style:name="P366" style:family="paragraph" style:parent-style-name="Text_20_body" style:list-style-name="L11">
      <style:text-properties officeooo:rsid="043d1f13" officeooo:paragraph-rsid="043d1f13"/>
    </style:style>
    <style:style style:name="P367" style:family="paragraph" style:parent-style-name="Text_20_body" style:list-style-name="L11">
      <style:text-properties officeooo:rsid="043e8555" officeooo:paragraph-rsid="043e8555"/>
    </style:style>
    <style:style style:name="P368" style:family="paragraph" style:parent-style-name="Text_20_body" style:list-style-name="L13">
      <style:paragraph-properties fo:text-align="start" style:justify-single-word="false"/>
      <style:text-properties officeooo:rsid="009274cd" officeooo:paragraph-rsid="0ad13f1b"/>
    </style:style>
    <style:style style:name="P369" style:family="paragraph" style:parent-style-name="Text_20_body" style:list-style-name="L13">
      <style:paragraph-properties fo:text-align="start" style:justify-single-word="false"/>
      <style:text-properties officeooo:rsid="0ad13f1b" officeooo:paragraph-rsid="0ad13f1b"/>
    </style:style>
    <style:style style:name="P370" style:family="paragraph" style:parent-style-name="Text_20_body" style:list-style-name="L13">
      <style:paragraph-properties fo:text-align="start" style:justify-single-word="false"/>
      <style:text-properties officeooo:rsid="00d11097" officeooo:paragraph-rsid="0ad27b97"/>
    </style:style>
    <style:style style:name="P371" style:family="paragraph" style:parent-style-name="Text_20_body" style:list-style-name="L13">
      <style:paragraph-properties fo:text-align="start" style:justify-single-word="false"/>
      <style:text-properties officeooo:rsid="00f9dd8c" officeooo:paragraph-rsid="0ad5315b"/>
    </style:style>
    <style:style style:name="P372" style:family="paragraph" style:parent-style-name="Text_20_body" style:list-style-name="L13">
      <style:paragraph-properties fo:text-align="start" style:justify-single-word="false"/>
      <style:text-properties officeooo:rsid="0105d1f1" officeooo:paragraph-rsid="0ad6ff59"/>
    </style:style>
    <style:style style:name="P373" style:family="paragraph" style:parent-style-name="Text_20_body" style:list-style-name="L13">
      <style:paragraph-properties fo:text-align="start" style:justify-single-word="false"/>
      <style:text-properties officeooo:rsid="0119267a" officeooo:paragraph-rsid="0ad7c144"/>
    </style:style>
    <style:style style:name="P374" style:family="paragraph" style:parent-style-name="Text_20_body" style:list-style-name="L13">
      <style:paragraph-properties fo:text-align="start" style:justify-single-word="false"/>
      <style:text-properties officeooo:rsid="0119267a" officeooo:paragraph-rsid="0ad9089f"/>
    </style:style>
    <style:style style:name="P375" style:family="paragraph" style:parent-style-name="Text_20_body" style:list-style-name="L13">
      <style:paragraph-properties fo:text-align="start" style:justify-single-word="false"/>
      <style:text-properties officeooo:paragraph-rsid="0fa78fb3"/>
    </style:style>
    <style:style style:name="P376" style:family="paragraph" style:parent-style-name="Text_20_body" style:list-style-name="L13">
      <style:paragraph-properties fo:text-align="start" style:justify-single-word="false"/>
      <style:text-properties officeooo:paragraph-rsid="0fb36e5b"/>
    </style:style>
    <style:style style:name="P377" style:family="paragraph" style:parent-style-name="Text_20_body" style:list-style-name="L13">
      <style:paragraph-properties fo:text-align="start" style:justify-single-word="false"/>
      <style:text-properties officeooo:paragraph-rsid="0fb35239"/>
    </style:style>
    <style:style style:name="P378" style:family="paragraph" style:parent-style-name="Text_20_body" style:list-style-name="L13">
      <style:paragraph-properties fo:text-align="start" style:justify-single-word="false"/>
      <style:text-properties officeooo:paragraph-rsid="0af5bb7b"/>
    </style:style>
    <style:style style:name="P379" style:family="paragraph" style:parent-style-name="Text_20_body" style:list-style-name="L13">
      <style:paragraph-properties fo:text-align="start" style:justify-single-word="false"/>
      <style:text-properties officeooo:paragraph-rsid="0afd0646"/>
    </style:style>
    <style:style style:name="P380" style:family="paragraph" style:parent-style-name="Text_20_body" style:list-style-name="L13">
      <style:paragraph-properties fo:text-align="start" style:justify-single-word="false"/>
      <style:text-properties officeooo:paragraph-rsid="0c28a4c3"/>
    </style:style>
    <style:style style:name="P381" style:family="paragraph" style:parent-style-name="Text_20_body" style:list-style-name="L13">
      <style:paragraph-properties fo:text-align="start" style:justify-single-word="false"/>
      <style:text-properties officeooo:paragraph-rsid="0e399adc"/>
    </style:style>
    <style:style style:name="P382" style:family="paragraph" style:parent-style-name="Text_20_body" style:list-style-name="L13">
      <style:paragraph-properties fo:text-align="start" style:justify-single-word="false"/>
      <style:text-properties officeooo:paragraph-rsid="0f1edc86"/>
    </style:style>
    <style:style style:name="P383" style:family="paragraph" style:parent-style-name="Text_20_body" style:list-style-name="L13">
      <style:paragraph-properties fo:text-align="start" style:justify-single-word="false"/>
      <style:text-properties officeooo:paragraph-rsid="0f2aff0e"/>
    </style:style>
    <style:style style:name="P384" style:family="paragraph" style:parent-style-name="Text_20_body" style:list-style-name="L13">
      <style:paragraph-properties fo:text-align="start" style:justify-single-word="false"/>
      <style:text-properties officeooo:paragraph-rsid="0f4a99c5"/>
    </style:style>
    <style:style style:name="P385" style:family="paragraph" style:parent-style-name="Text_20_body" style:list-style-name="L13">
      <style:paragraph-properties fo:text-align="start" style:justify-single-word="false"/>
      <style:text-properties officeooo:paragraph-rsid="0f5a7f18"/>
    </style:style>
    <style:style style:name="P386" style:family="paragraph" style:parent-style-name="Text_20_body" style:list-style-name="L13">
      <style:paragraph-properties fo:text-align="start" style:justify-single-word="false"/>
      <style:text-properties officeooo:paragraph-rsid="0f6a7549"/>
    </style:style>
    <style:style style:name="P387" style:family="paragraph" style:parent-style-name="Text_20_body" style:list-style-name="L13">
      <style:paragraph-properties fo:text-align="start" style:justify-single-word="false"/>
      <style:text-properties officeooo:paragraph-rsid="0f78b677"/>
    </style:style>
    <style:style style:name="P388" style:family="paragraph" style:parent-style-name="Text_20_body" style:list-style-name="L13">
      <style:paragraph-properties fo:text-align="start" style:justify-single-word="false"/>
      <style:text-properties officeooo:paragraph-rsid="0f7f6db9"/>
    </style:style>
    <style:style style:name="P389" style:family="paragraph" style:parent-style-name="Text_20_body" style:list-style-name="L13">
      <style:paragraph-properties fo:text-align="start" style:justify-single-word="false"/>
      <style:text-properties officeooo:rsid="013708e3" officeooo:paragraph-rsid="0adb7641"/>
    </style:style>
    <style:style style:name="P390" style:family="paragraph" style:parent-style-name="Text_20_body" style:list-style-name="L13">
      <style:paragraph-properties fo:text-align="start" style:justify-single-word="false"/>
      <style:text-properties officeooo:rsid="01413f64" officeooo:paragraph-rsid="0add4f31"/>
    </style:style>
    <style:style style:name="P391" style:family="paragraph" style:parent-style-name="Text_20_body" style:list-style-name="L13">
      <style:paragraph-properties fo:text-align="start" style:justify-single-word="false"/>
      <style:text-properties officeooo:rsid="0addd903" officeooo:paragraph-rsid="0addd903"/>
    </style:style>
    <style:style style:name="P392" style:family="paragraph" style:parent-style-name="Text_20_body" style:list-style-name="L13">
      <style:paragraph-properties fo:text-align="start" style:justify-single-word="false"/>
      <style:text-properties officeooo:rsid="0addd903" officeooo:paragraph-rsid="0addfab2"/>
    </style:style>
    <style:style style:name="P393" style:family="paragraph" style:parent-style-name="Text_20_body" style:list-style-name="L13">
      <style:paragraph-properties fo:text-align="start" style:justify-single-word="false"/>
      <style:text-properties officeooo:rsid="0addd903" officeooo:paragraph-rsid="0adeb8d0"/>
    </style:style>
    <style:style style:name="P394" style:family="paragraph" style:parent-style-name="Text_20_body" style:list-style-name="L13">
      <style:paragraph-properties fo:text-align="start" style:justify-single-word="false"/>
      <style:text-properties officeooo:rsid="0addd903" officeooo:paragraph-rsid="0adf7558"/>
    </style:style>
    <style:style style:name="P395" style:family="paragraph" style:parent-style-name="Text_20_body" style:list-style-name="L13">
      <style:paragraph-properties fo:text-align="start" style:justify-single-word="false"/>
      <style:text-properties officeooo:rsid="0addd903" officeooo:paragraph-rsid="0ae0e10b"/>
    </style:style>
    <style:style style:name="P396" style:family="paragraph" style:parent-style-name="Text_20_body" style:list-style-name="L13">
      <style:paragraph-properties fo:text-align="start" style:justify-single-word="false"/>
      <style:text-properties officeooo:rsid="0addd903" officeooo:paragraph-rsid="0ae2419c"/>
    </style:style>
    <style:style style:name="P397" style:family="paragraph" style:parent-style-name="Text_20_body" style:list-style-name="L13">
      <style:paragraph-properties fo:text-align="start" style:justify-single-word="false"/>
      <style:text-properties officeooo:rsid="0addd903" officeooo:paragraph-rsid="0ae42b2b"/>
    </style:style>
    <style:style style:name="P398" style:family="paragraph" style:parent-style-name="Text_20_body" style:list-style-name="L13">
      <style:paragraph-properties fo:text-align="start" style:justify-single-word="false"/>
      <style:text-properties officeooo:rsid="0addd903" officeooo:paragraph-rsid="0ae46fff"/>
    </style:style>
    <style:style style:name="P399" style:family="paragraph" style:parent-style-name="Text_20_body" style:list-style-name="L13">
      <style:paragraph-properties fo:text-align="start" style:justify-single-word="false"/>
      <style:text-properties officeooo:rsid="0addd903" officeooo:paragraph-rsid="0ae54370"/>
    </style:style>
    <style:style style:name="P400" style:family="paragraph" style:parent-style-name="Text_20_body" style:list-style-name="L13">
      <style:paragraph-properties fo:text-align="start" style:justify-single-word="false"/>
      <style:text-properties officeooo:rsid="0ae70f22" officeooo:paragraph-rsid="0ae70f22"/>
    </style:style>
    <style:style style:name="P401" style:family="paragraph" style:parent-style-name="Text_20_body" style:list-style-name="L13">
      <style:paragraph-properties fo:text-align="start" style:justify-single-word="false"/>
      <style:text-properties officeooo:rsid="0ae70f22" officeooo:paragraph-rsid="0aea64cd"/>
    </style:style>
    <style:style style:name="P402" style:family="paragraph" style:parent-style-name="Text_20_body" style:list-style-name="L13">
      <style:paragraph-properties fo:text-align="start" style:justify-single-word="false"/>
      <style:text-properties officeooo:rsid="0ae70f22" officeooo:paragraph-rsid="0aeb4a35"/>
    </style:style>
    <style:style style:name="P403" style:family="paragraph" style:parent-style-name="Text_20_body" style:list-style-name="L13">
      <style:paragraph-properties fo:text-align="start" style:justify-single-word="false"/>
      <style:text-properties officeooo:rsid="0ae70f22" officeooo:paragraph-rsid="0aec9aae"/>
    </style:style>
    <style:style style:name="P404" style:family="paragraph" style:parent-style-name="Text_20_body" style:list-style-name="L13">
      <style:paragraph-properties fo:text-align="start" style:justify-single-word="false"/>
      <style:text-properties officeooo:rsid="0ae70f22" officeooo:paragraph-rsid="0aedaee3"/>
    </style:style>
    <style:style style:name="P405" style:family="paragraph" style:parent-style-name="Text_20_body" style:list-style-name="L13">
      <style:paragraph-properties fo:text-align="start" style:justify-single-word="false"/>
      <style:text-properties officeooo:rsid="0ae70f22" officeooo:paragraph-rsid="0aef9f1c"/>
    </style:style>
    <style:style style:name="P406" style:family="paragraph" style:parent-style-name="Text_20_body" style:list-style-name="L13">
      <style:paragraph-properties fo:text-align="start" style:justify-single-word="false"/>
      <style:text-properties officeooo:rsid="0ae70f22" officeooo:paragraph-rsid="0aefb6fd"/>
    </style:style>
    <style:style style:name="P407" style:family="paragraph" style:parent-style-name="Text_20_body" style:list-style-name="L13">
      <style:paragraph-properties fo:text-align="start" style:justify-single-word="false"/>
      <style:text-properties officeooo:rsid="0ae70f22" officeooo:paragraph-rsid="0af17562"/>
    </style:style>
    <style:style style:name="P408" style:family="paragraph" style:parent-style-name="Text_20_body" style:list-style-name="L13">
      <style:paragraph-properties fo:text-align="start" style:justify-single-word="false"/>
      <style:text-properties officeooo:rsid="0ae70f22" officeooo:paragraph-rsid="0af5bb7b"/>
    </style:style>
    <style:style style:name="P409" style:family="paragraph" style:parent-style-name="Text_20_body" style:list-style-name="L13">
      <style:paragraph-properties fo:text-align="start" style:justify-single-word="false"/>
      <style:text-properties officeooo:rsid="0ae70f22" officeooo:paragraph-rsid="0af8922b"/>
    </style:style>
    <style:style style:name="P410" style:family="paragraph" style:parent-style-name="Text_20_body" style:list-style-name="L13">
      <style:paragraph-properties fo:text-align="start" style:justify-single-word="false"/>
      <style:text-properties officeooo:rsid="0ae70f22" officeooo:paragraph-rsid="0af9ab4f"/>
    </style:style>
    <style:style style:name="P411" style:family="paragraph" style:parent-style-name="Text_20_body" style:list-style-name="L13">
      <style:paragraph-properties fo:text-align="start" style:justify-single-word="false"/>
      <style:text-properties officeooo:rsid="0ae70f22" officeooo:paragraph-rsid="0afa816f"/>
    </style:style>
    <style:style style:name="P412" style:family="paragraph" style:parent-style-name="Title" style:master-page-name="First_20_Page">
      <style:paragraph-properties style:page-number="auto"/>
      <style:text-properties officeooo:rsid="03e3423d" officeooo:paragraph-rsid="03e3423d"/>
    </style:style>
    <style:style style:name="P413" style:family="paragraph" style:parent-style-name="Heading_20_2">
      <style:text-properties officeooo:rsid="0050e0ad" officeooo:paragraph-rsid="04caacfe"/>
    </style:style>
    <style:style style:name="P414" style:family="paragraph" style:parent-style-name="Heading_20_2">
      <style:text-properties officeooo:rsid="0d4a55e1" officeooo:paragraph-rsid="0d4a55e1"/>
    </style:style>
    <style:style style:name="P415" style:family="paragraph" style:parent-style-name="Heading_20_2">
      <style:text-properties officeooo:rsid="00bb9533" officeooo:paragraph-rsid="00cf14cc"/>
    </style:style>
    <style:style style:name="P416" style:family="paragraph" style:parent-style-name="Heading_20_2">
      <style:text-properties officeooo:paragraph-rsid="00e5da23"/>
    </style:style>
    <style:style style:name="P417" style:family="paragraph" style:parent-style-name="Heading_20_2">
      <style:text-properties officeooo:rsid="00fcdd7f" officeooo:paragraph-rsid="00fcdd7f"/>
    </style:style>
    <style:style style:name="P418" style:family="paragraph" style:parent-style-name="Heading_20_2">
      <style:text-properties officeooo:rsid="0b6efe4e" officeooo:paragraph-rsid="0b6efe4e"/>
    </style:style>
    <style:style style:name="P419" style:family="paragraph" style:parent-style-name="Heading_20_2">
      <style:text-properties officeooo:rsid="0b7912cf" officeooo:paragraph-rsid="0b7912cf"/>
    </style:style>
    <style:style style:name="P420" style:family="paragraph" style:parent-style-name="Heading_20_2">
      <style:text-properties officeooo:rsid="0b781538" officeooo:paragraph-rsid="0b781538"/>
    </style:style>
    <style:style style:name="P421" style:family="paragraph" style:parent-style-name="Heading_20_2">
      <style:text-properties officeooo:rsid="0346cb3e" officeooo:paragraph-rsid="03c2251b"/>
    </style:style>
    <style:style style:name="P422" style:family="paragraph" style:parent-style-name="Heading_20_2">
      <style:text-properties officeooo:rsid="034af873" officeooo:paragraph-rsid="033b9d0f"/>
    </style:style>
    <style:style style:name="P423" style:family="paragraph" style:parent-style-name="Heading_20_2">
      <style:text-properties officeooo:rsid="034af873" officeooo:paragraph-rsid="033fce7f"/>
    </style:style>
    <style:style style:name="P424" style:family="paragraph" style:parent-style-name="Heading_20_2">
      <style:text-properties officeooo:paragraph-rsid="008110ec"/>
    </style:style>
    <style:style style:name="P425" style:family="paragraph" style:parent-style-name="Heading_20_2">
      <style:text-properties officeooo:rsid="007ccd11" officeooo:paragraph-rsid="077455b4"/>
    </style:style>
    <style:style style:name="P426" style:family="paragraph" style:parent-style-name="Heading_20_2">
      <style:text-properties officeooo:paragraph-rsid="076af29b"/>
    </style:style>
    <style:style style:name="P427" style:family="paragraph" style:parent-style-name="Heading_20_2">
      <style:text-properties officeooo:rsid="076af29b" officeooo:paragraph-rsid="0032c21a"/>
    </style:style>
    <style:style style:name="P428" style:family="paragraph" style:parent-style-name="Heading_20_2">
      <style:text-properties officeooo:rsid="0446b14d" officeooo:paragraph-rsid="0446b14d"/>
    </style:style>
    <style:style style:name="P429" style:family="paragraph" style:parent-style-name="Heading_20_2">
      <style:text-properties officeooo:rsid="0b55fd28" officeooo:paragraph-rsid="0b55fd28"/>
    </style:style>
    <style:style style:name="P430" style:family="paragraph" style:parent-style-name="Heading_20_1" style:master-page-name="Standard">
      <style:paragraph-properties style:page-number="1"/>
      <style:text-properties officeooo:rsid="0582504a" officeooo:paragraph-rsid="00a74eb7"/>
    </style:style>
    <style:style style:name="P431" style:family="paragraph" style:parent-style-name="Heading_20_1">
      <style:paragraph-properties fo:break-before="page"/>
      <style:text-properties officeooo:rsid="0582a033" officeooo:paragraph-rsid="0582a033"/>
    </style:style>
    <style:style style:name="P432" style:family="paragraph" style:parent-style-name="Heading_20_1">
      <style:paragraph-properties fo:break-before="page"/>
      <style:text-properties officeooo:rsid="0010606c" officeooo:paragraph-rsid="01a52d45"/>
    </style:style>
    <style:style style:name="P433" style:family="paragraph" style:parent-style-name="Heading_20_1">
      <style:paragraph-properties fo:break-before="page"/>
      <style:text-properties officeooo:rsid="03142717" officeooo:paragraph-rsid="03142717"/>
    </style:style>
    <style:style style:name="P434" style:family="paragraph" style:parent-style-name="Heading_20_1">
      <style:paragraph-properties fo:break-before="page"/>
      <style:text-properties officeooo:rsid="00157cc7" officeooo:paragraph-rsid="00157cc7"/>
    </style:style>
    <style:style style:name="P435" style:family="paragraph" style:parent-style-name="Heading_20_1">
      <style:paragraph-properties fo:break-before="page"/>
      <style:text-properties officeooo:rsid="02f6028e" officeooo:paragraph-rsid="02f6028e"/>
    </style:style>
    <style:style style:name="P436" style:family="paragraph" style:parent-style-name="Heading_20_1">
      <style:paragraph-properties fo:break-before="page"/>
      <style:text-properties officeooo:rsid="02f6028e" officeooo:paragraph-rsid="02f6028e" fo:background-color="#fff200"/>
    </style:style>
    <style:style style:name="P437" style:family="paragraph" style:parent-style-name="Heading_20_3">
      <style:text-properties officeooo:rsid="0b8f94a0" officeooo:paragraph-rsid="0b8f94a0"/>
    </style:style>
    <style:style style:name="P438" style:family="paragraph" style:parent-style-name="Heading_20_3">
      <style:text-properties officeooo:rsid="02d84872"/>
    </style:style>
    <style:style style:name="P439" style:family="paragraph" style:parent-style-name="Heading_20_3">
      <style:text-properties officeooo:rsid="03c2a298" officeooo:paragraph-rsid="03c2a298"/>
    </style:style>
    <style:style style:name="P440" style:family="paragraph" style:parent-style-name="Heading_20_3">
      <style:text-properties officeooo:rsid="03c63951" officeooo:paragraph-rsid="03c63951"/>
    </style:style>
    <style:style style:name="P441" style:family="paragraph" style:parent-style-name="Heading_20_3">
      <style:text-properties officeooo:rsid="03c2251b" officeooo:paragraph-rsid="03c2251b"/>
    </style:style>
    <style:style style:name="P442" style:family="paragraph" style:parent-style-name="Heading_20_3">
      <style:text-properties officeooo:rsid="046a48d9" officeooo:paragraph-rsid="046a48d9" fo:background-color="transparent"/>
    </style:style>
    <style:style style:name="P443" style:family="paragraph" style:parent-style-name="Heading_20_3">
      <style:text-properties officeooo:rsid="0552b28f" officeooo:paragraph-rsid="0552b28f" fo:background-color="transparent"/>
    </style:style>
    <style:style style:name="P444" style:family="paragraph" style:parent-style-name="Heading_20_3">
      <style:text-properties officeooo:rsid="0550e614" officeooo:paragraph-rsid="0550e614"/>
    </style:style>
    <style:style style:name="P445" style:family="paragraph" style:parent-style-name="Heading_20_3">
      <style:text-properties officeooo:rsid="05b020af" officeooo:paragraph-rsid="05b020af"/>
    </style:style>
    <style:style style:name="P446" style:family="paragraph" style:parent-style-name="Heading_20_3">
      <style:text-properties officeooo:rsid="05b3d495" officeooo:paragraph-rsid="05b3d495"/>
    </style:style>
    <style:style style:name="P447" style:family="paragraph" style:parent-style-name="Heading_20_3">
      <style:text-properties officeooo:rsid="05b51c00" officeooo:paragraph-rsid="05b51c00"/>
    </style:style>
    <style:style style:name="P448" style:family="paragraph" style:parent-style-name="Heading_20_3">
      <style:text-properties officeooo:paragraph-rsid="09177dfc"/>
    </style:style>
    <style:style style:name="P449" style:family="paragraph" style:parent-style-name="Contents_20_2">
      <style:paragraph-properties>
        <style:tab-stops>
          <style:tab-stop style:position="6.4965in" style:type="right" style:leader-style="dotted" style:leader-text="."/>
        </style:tab-stops>
      </style:paragraph-properties>
    </style:style>
    <style:style style:name="P450" style:family="paragraph" style:parent-style-name="Contents_20_1">
      <style:paragraph-properties>
        <style:tab-stops>
          <style:tab-stop style:position="6.6929in" style:type="right" style:leader-style="dotted" style:leader-text="."/>
        </style:tab-stops>
      </style:paragraph-properties>
    </style:style>
    <style:style style:name="P451" style:family="paragraph" style:parent-style-name="Contents_20_3">
      <style:paragraph-properties>
        <style:tab-stops>
          <style:tab-stop style:position="6.3in" style:type="right" style:leader-style="dotted" style:leader-text="."/>
        </style:tab-stops>
      </style:paragraph-properties>
    </style:style>
    <style:style style:name="P452" style:family="paragraph" style:parent-style-name="Frame_20_contents" style:list-style-name="L12">
      <style:paragraph-properties fo:text-align="justify" style:justify-single-word="false"/>
      <style:text-properties style:font-name="Courier New" fo:font-size="8pt" officeooo:rsid="060579a6" officeooo:paragraph-rsid="0bef84a6" style:font-size-asian="8pt" style:font-size-complex="8pt"/>
    </style:style>
    <style:style style:name="P453" style:family="paragraph" style:parent-style-name="Frame_20_contents" style:list-style-name="L12">
      <style:paragraph-properties fo:text-align="justify" style:justify-single-word="false"/>
      <style:text-properties style:font-name="Liberation Sans" fo:font-size="8pt" officeooo:rsid="0610e8f3" officeooo:paragraph-rsid="0bef84a6" style:font-size-asian="8pt" style:font-size-complex="8pt"/>
    </style:style>
    <style:style style:name="P454" style:family="paragraph">
      <style:paragraph-properties fo:margin-left="0in" fo:margin-right="0in" fo:margin-top="0in" fo:margin-bottom="0in" fo:line-height="100%" fo:text-indent="0in"/>
    </style:style>
    <style:style style:name="P455"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5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57"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58" style:family="paragraph">
      <style:paragraph-properties fo:margin-left="0in" fo:margin-right="0in" fo:margin-top="0in" fo:margin-bottom="0in" fo:line-height="100%" fo:text-align="center" fo:text-indent="0in"/>
    </style:style>
    <style:style style:name="P459"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60" style:family="paragraph">
      <loext:graphic-properties draw:fill="none"/>
      <style:paragraph-properties fo:text-align="center"/>
    </style:style>
    <style:style style:name="P461" style:family="paragraph">
      <style:paragraph-properties fo:margin-left="0in" fo:margin-right="0in" fo:margin-top="0in" fo:margin-bottom="0in" fo:line-height="115%" fo:text-indent="0in"/>
    </style:style>
    <style:style style:name="P462"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463"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64"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65"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6dc0a" fo:background-color="transparent" loext:char-shading-value="0"/>
    </style:style>
    <style:style style:name="T144" style:family="text">
      <style:text-properties officeooo:rsid="07190126" fo:background-color="transparent" loext:char-shading-value="0"/>
    </style:style>
    <style:style style:name="T145" style:family="text">
      <style:text-properties officeooo:rsid="06aca947" fo:background-color="transparent" loext:char-shading-value="0"/>
    </style:style>
    <style:style style:name="T146" style:family="text">
      <style:text-properties officeooo:rsid="0732ed80" fo:background-color="transparent" loext:char-shading-value="0"/>
    </style:style>
    <style:style style:name="T147" style:family="text">
      <style:text-properties officeooo:rsid="074cd258" fo:background-color="transparent" loext:char-shading-value="0"/>
    </style:style>
    <style:style style:name="T148" style:family="text">
      <style:text-properties officeooo:rsid="074dadef" fo:background-color="transparent" loext:char-shading-value="0"/>
    </style:style>
    <style:style style:name="T149" style:family="text">
      <style:text-properties officeooo:rsid="012b937a" fo:background-color="transparent" loext:char-shading-value="0"/>
    </style:style>
    <style:style style:name="T150" style:family="text">
      <style:text-properties officeooo:rsid="01358425" fo:background-color="transparent" loext:char-shading-value="0"/>
    </style:style>
    <style:style style:name="T151" style:family="text">
      <style:text-properties officeooo:rsid="07b9f2a0" fo:background-color="transparent" loext:char-shading-value="0"/>
    </style:style>
    <style:style style:name="T152" style:family="text">
      <style:text-properties officeooo:rsid="07c84eaa" fo:background-color="transparent" loext:char-shading-value="0"/>
    </style:style>
    <style:style style:name="T153" style:family="text">
      <style:text-properties officeooo:rsid="07c9f664" fo:background-color="transparent" loext:char-shading-value="0"/>
    </style:style>
    <style:style style:name="T154" style:family="text">
      <style:text-properties officeooo:rsid="07cfd6f0" fo:background-color="transparent" loext:char-shading-value="0"/>
    </style:style>
    <style:style style:name="T155" style:family="text">
      <style:text-properties officeooo:rsid="07eee6d8" fo:background-color="transparent" loext:char-shading-value="0"/>
    </style:style>
    <style:style style:name="T156" style:family="text">
      <style:text-properties officeooo:rsid="07f0549d" fo:background-color="transparent" loext:char-shading-value="0"/>
    </style:style>
    <style:style style:name="T157" style:family="text">
      <style:text-properties officeooo:rsid="07f06d91" fo:background-color="transparent" loext:char-shading-value="0"/>
    </style:style>
    <style:style style:name="T158" style:family="text">
      <style:text-properties officeooo:rsid="07f09a19" fo:background-color="transparent" loext:char-shading-value="0"/>
    </style:style>
    <style:style style:name="T159" style:family="text">
      <style:text-properties officeooo:rsid="08145d4b" fo:background-color="transparent" loext:char-shading-value="0"/>
    </style:style>
    <style:style style:name="T160" style:family="text">
      <style:text-properties officeooo:rsid="0815a6f3" fo:background-color="transparent" loext:char-shading-value="0"/>
    </style:style>
    <style:style style:name="T161" style:family="text">
      <style:text-properties officeooo:rsid="0815ee1e" fo:background-color="transparent" loext:char-shading-value="0"/>
    </style:style>
    <style:style style:name="T162" style:family="text">
      <style:text-properties officeooo:rsid="08169300" fo:background-color="transparent" loext:char-shading-value="0"/>
    </style:style>
    <style:style style:name="T163" style:family="text">
      <style:text-properties officeooo:rsid="0817e998" fo:background-color="transparent" loext:char-shading-value="0"/>
    </style:style>
    <style:style style:name="T164" style:family="text">
      <style:text-properties officeooo:rsid="0875a7b3" fo:background-color="transparent" loext:char-shading-value="0"/>
    </style:style>
    <style:style style:name="T165" style:family="text">
      <style:text-properties officeooo:rsid="0878c561" fo:background-color="transparent" loext:char-shading-value="0"/>
    </style:style>
    <style:style style:name="T166" style:family="text">
      <style:text-properties officeooo:rsid="047957a0" fo:background-color="transparent" loext:char-shading-value="0"/>
    </style:style>
    <style:style style:name="T167" style:family="text">
      <style:text-properties officeooo:rsid="088944a6" fo:background-color="transparent" loext:char-shading-value="0"/>
    </style:style>
    <style:style style:name="T168" style:family="text">
      <style:text-properties officeooo:rsid="08837512" fo:background-color="transparent" loext:char-shading-value="0"/>
    </style:style>
    <style:style style:name="T169" style:family="text">
      <style:text-properties officeooo:rsid="088c77c2" fo:background-color="transparent" loext:char-shading-value="0"/>
    </style:style>
    <style:style style:name="T170" style:family="text">
      <style:text-properties officeooo:rsid="087c061e" fo:background-color="transparent" loext:char-shading-value="0"/>
    </style:style>
    <style:style style:name="T171" style:family="text">
      <style:text-properties officeooo:rsid="089ce5c8" fo:background-color="transparent" loext:char-shading-value="0"/>
    </style:style>
    <style:style style:name="T172" style:family="text">
      <style:text-properties officeooo:rsid="086fba52" fo:background-color="transparent" loext:char-shading-value="0"/>
    </style:style>
    <style:style style:name="T173" style:family="text">
      <style:text-properties officeooo:rsid="08bf5fc1" fo:background-color="transparent" loext:char-shading-value="0"/>
    </style:style>
    <style:style style:name="T174" style:family="text">
      <style:text-properties officeooo:rsid="08bfac69" fo:background-color="transparent" loext:char-shading-value="0"/>
    </style:style>
    <style:style style:name="T175" style:family="text">
      <style:text-properties officeooo:rsid="08c55339" fo:background-color="transparent" loext:char-shading-value="0"/>
    </style:style>
    <style:style style:name="T176" style:family="text">
      <style:text-properties officeooo:rsid="08d86420" fo:background-color="transparent" loext:char-shading-value="0"/>
    </style:style>
    <style:style style:name="T177" style:family="text">
      <style:text-properties officeooo:rsid="08a2dd82" fo:background-color="transparent" loext:char-shading-value="0"/>
    </style:style>
    <style:style style:name="T178" style:family="text">
      <style:text-properties officeooo:rsid="08de4728" fo:background-color="transparent" loext:char-shading-value="0"/>
    </style:style>
    <style:style style:name="T179" style:family="text">
      <style:text-properties officeooo:rsid="08e8b80a" fo:background-color="transparent" loext:char-shading-value="0"/>
    </style:style>
    <style:style style:name="T180" style:family="text">
      <style:text-properties officeooo:rsid="090273d2" fo:background-color="transparent" loext:char-shading-value="0"/>
    </style:style>
    <style:style style:name="T181" style:family="text">
      <style:text-properties officeooo:rsid="0904291a" fo:background-color="transparent" loext:char-shading-value="0"/>
    </style:style>
    <style:style style:name="T182" style:family="text">
      <style:text-properties officeooo:rsid="08ec92e0" fo:background-color="transparent" loext:char-shading-value="0"/>
    </style:style>
    <style:style style:name="T183" style:family="text">
      <style:text-properties officeooo:rsid="09082dd0" fo:background-color="transparent" loext:char-shading-value="0"/>
    </style:style>
    <style:style style:name="T184" style:family="text">
      <style:text-properties officeooo:rsid="090adce8" fo:background-color="transparent" loext:char-shading-value="0"/>
    </style:style>
    <style:style style:name="T185" style:family="text">
      <style:text-properties officeooo:rsid="090cefcf" fo:background-color="transparent" loext:char-shading-value="0"/>
    </style:style>
    <style:style style:name="T186" style:family="text">
      <style:text-properties officeooo:rsid="090e3b58" fo:background-color="transparent" loext:char-shading-value="0"/>
    </style:style>
    <style:style style:name="T187" style:family="text">
      <style:text-properties officeooo:rsid="09101be7" fo:background-color="transparent" loext:char-shading-value="0"/>
    </style:style>
    <style:style style:name="T188" style:family="text">
      <style:text-properties officeooo:rsid="0911a64e" fo:background-color="transparent" loext:char-shading-value="0"/>
    </style:style>
    <style:style style:name="T189" style:family="text">
      <style:text-properties officeooo:rsid="091302f0" fo:background-color="transparent" loext:char-shading-value="0"/>
    </style:style>
    <style:style style:name="T190" style:family="text">
      <style:text-properties officeooo:rsid="09132816" fo:background-color="transparent" loext:char-shading-value="0"/>
    </style:style>
    <style:style style:name="T191" style:family="text">
      <style:text-properties officeooo:rsid="09151224" fo:background-color="transparent" loext:char-shading-value="0"/>
    </style:style>
    <style:style style:name="T192" style:family="text">
      <style:text-properties officeooo:rsid="09156ec6" fo:background-color="transparent" loext:char-shading-value="0"/>
    </style:style>
    <style:style style:name="T193" style:family="text">
      <style:text-properties officeooo:rsid="09160b8e" fo:background-color="transparent" loext:char-shading-value="0"/>
    </style:style>
    <style:style style:name="T194" style:family="text">
      <style:text-properties officeooo:rsid="08da2175" fo:background-color="transparent" loext:char-shading-value="0"/>
    </style:style>
    <style:style style:name="T195" style:family="text">
      <style:text-properties officeooo:rsid="09177dfc" fo:background-color="transparent" loext:char-shading-value="0"/>
    </style:style>
    <style:style style:name="T196" style:family="text">
      <style:text-properties officeooo:rsid="094ff7be" fo:background-color="transparent" loext:char-shading-value="0"/>
    </style:style>
    <style:style style:name="T197" style:family="text">
      <style:text-properties officeooo:rsid="09524bab" fo:background-color="transparent" loext:char-shading-value="0"/>
    </style:style>
    <style:style style:name="T198" style:family="text">
      <style:text-properties officeooo:rsid="095411e2" fo:background-color="transparent" loext:char-shading-value="0"/>
    </style:style>
    <style:style style:name="T199" style:family="text">
      <style:text-properties officeooo:rsid="096962ed" fo:background-color="transparent" loext:char-shading-value="0"/>
    </style:style>
    <style:style style:name="T200" style:family="text">
      <style:text-properties officeooo:rsid="0972e110" fo:background-color="transparent" loext:char-shading-value="0"/>
    </style:style>
    <style:style style:name="T201" style:family="text">
      <style:text-properties officeooo:rsid="09988641" fo:background-color="transparent" loext:char-shading-value="0"/>
    </style:style>
    <style:style style:name="T202" style:family="text">
      <style:text-properties officeooo:rsid="09be87c4" fo:background-color="transparent" loext:char-shading-value="0"/>
    </style:style>
    <style:style style:name="T203" style:family="text">
      <style:text-properties officeooo:rsid="09c39d28" fo:background-color="transparent" loext:char-shading-value="0"/>
    </style:style>
    <style:style style:name="T204" style:family="text">
      <style:text-properties officeooo:rsid="09e04d0b" fo:background-color="transparent" loext:char-shading-value="0"/>
    </style:style>
    <style:style style:name="T205" style:family="text">
      <style:text-properties officeooo:rsid="09e68110" fo:background-color="transparent" loext:char-shading-value="0"/>
    </style:style>
    <style:style style:name="T206" style:family="text">
      <style:text-properties officeooo:rsid="09e756b8" fo:background-color="transparent" loext:char-shading-value="0"/>
    </style:style>
    <style:style style:name="T207" style:family="text">
      <style:text-properties officeooo:rsid="0a02087b" fo:background-color="transparent" loext:char-shading-value="0"/>
    </style:style>
    <style:style style:name="T208" style:family="text">
      <style:text-properties officeooo:rsid="0a18b038" fo:background-color="transparent" loext:char-shading-value="0"/>
    </style:style>
    <style:style style:name="T209" style:family="text">
      <style:text-properties officeooo:rsid="0a2998a6" fo:background-color="transparent" loext:char-shading-value="0"/>
    </style:style>
    <style:style style:name="T210" style:family="text">
      <style:text-properties officeooo:rsid="0a2c8f98" fo:background-color="transparent" loext:char-shading-value="0"/>
    </style:style>
    <style:style style:name="T211" style:family="text">
      <style:text-properties officeooo:rsid="0a2e9541" fo:background-color="transparent" loext:char-shading-value="0"/>
    </style:style>
    <style:style style:name="T212" style:family="text">
      <style:text-properties officeooo:rsid="0a4ec95f" fo:background-color="transparent" loext:char-shading-value="0"/>
    </style:style>
    <style:style style:name="T213" style:family="text">
      <style:text-properties officeooo:rsid="0a5f363f" fo:background-color="transparent" loext:char-shading-value="0"/>
    </style:style>
    <style:style style:name="T214" style:family="text">
      <style:text-properties officeooo:rsid="0a638a0c" fo:background-color="transparent" loext:char-shading-value="0"/>
    </style:style>
    <style:style style:name="T215" style:family="text">
      <style:text-properties officeooo:rsid="0a64b983" fo:background-color="transparent" loext:char-shading-value="0"/>
    </style:style>
    <style:style style:name="T216" style:family="text">
      <style:text-properties officeooo:rsid="0a869bc4" fo:background-color="transparent" loext:char-shading-value="0"/>
    </style:style>
    <style:style style:name="T217" style:family="text">
      <style:text-properties officeooo:rsid="0a8ae99e" fo:background-color="transparent" loext:char-shading-value="0"/>
    </style:style>
    <style:style style:name="T218" style:family="text">
      <style:text-properties officeooo:rsid="0ae8b39f" fo:background-color="transparent" loext:char-shading-value="0"/>
    </style:style>
    <style:style style:name="T219" style:family="text">
      <style:text-properties officeooo:rsid="0affb6bf" fo:background-color="transparent" loext:char-shading-value="0"/>
    </style:style>
    <style:style style:name="T220" style:family="text">
      <style:text-properties officeooo:rsid="0affd511" fo:background-color="transparent" loext:char-shading-value="0"/>
    </style:style>
    <style:style style:name="T221" style:family="text">
      <style:text-properties officeooo:rsid="0b022d0a" fo:background-color="transparent" loext:char-shading-value="0"/>
    </style:style>
    <style:style style:name="T222" style:family="text">
      <style:text-properties officeooo:rsid="02146fb2" fo:background-color="transparent" loext:char-shading-value="0"/>
    </style:style>
    <style:style style:name="T223" style:family="text">
      <style:text-properties officeooo:rsid="0b0473ba" fo:background-color="transparent" loext:char-shading-value="0"/>
    </style:style>
    <style:style style:name="T224" style:family="text">
      <style:text-properties officeooo:rsid="0b051009" fo:background-color="transparent" loext:char-shading-value="0"/>
    </style:style>
    <style:style style:name="T225" style:family="text">
      <style:text-properties officeooo:rsid="0b05cf93" fo:background-color="transparent" loext:char-shading-value="0"/>
    </style:style>
    <style:style style:name="T226" style:family="text">
      <style:text-properties officeooo:rsid="0b064e27" fo:background-color="transparent" loext:char-shading-value="0"/>
    </style:style>
    <style:style style:name="T227" style:family="text">
      <style:text-properties officeooo:rsid="0b10523b" fo:background-color="transparent" loext:char-shading-value="0"/>
    </style:style>
    <style:style style:name="T228" style:family="text">
      <style:text-properties officeooo:rsid="0b107702" fo:background-color="transparent" loext:char-shading-value="0"/>
    </style:style>
    <style:style style:name="T229" style:family="text">
      <style:text-properties officeooo:rsid="0b120c76" fo:background-color="transparent" loext:char-shading-value="0"/>
    </style:style>
    <style:style style:name="T230" style:family="text">
      <style:text-properties officeooo:rsid="0b13c359" fo:background-color="transparent" loext:char-shading-value="0"/>
    </style:style>
    <style:style style:name="T231" style:family="text">
      <style:text-properties officeooo:rsid="0b14f8fb" fo:background-color="transparent" loext:char-shading-value="0"/>
    </style:style>
    <style:style style:name="T232" style:family="text">
      <style:text-properties officeooo:rsid="0b2cb024" fo:background-color="transparent" loext:char-shading-value="0"/>
    </style:style>
    <style:style style:name="T233" style:family="text">
      <style:text-properties officeooo:rsid="0b46e36f" fo:background-color="transparent" loext:char-shading-value="0"/>
    </style:style>
    <style:style style:name="T234" style:family="text">
      <style:text-properties officeooo:rsid="01c127f1" fo:background-color="transparent" loext:char-shading-value="0"/>
    </style:style>
    <style:style style:name="T235" style:family="text">
      <style:text-properties officeooo:rsid="0940978c" fo:background-color="transparent" loext:char-shading-value="0"/>
    </style:style>
    <style:style style:name="T236" style:family="text">
      <style:text-properties officeooo:rsid="0a9712a0" fo:background-color="transparent" loext:char-shading-value="0"/>
    </style:style>
    <style:style style:name="T237" style:family="text">
      <style:text-properties officeooo:rsid="020aa159" fo:background-color="transparent" loext:char-shading-value="0"/>
    </style:style>
    <style:style style:name="T238" style:family="text">
      <style:text-properties officeooo:rsid="01fb63b3" fo:background-color="transparent" loext:char-shading-value="0"/>
    </style:style>
    <style:style style:name="T239" style:family="text">
      <style:text-properties officeooo:rsid="00f6befb" fo:background-color="transparent" loext:char-shading-value="0"/>
    </style:style>
    <style:style style:name="T240" style:family="text">
      <style:text-properties officeooo:rsid="001710c0" fo:background-color="transparent" loext:char-shading-value="0"/>
    </style:style>
    <style:style style:name="T241" style:family="text">
      <style:text-properties officeooo:rsid="0bb8067b" fo:background-color="transparent" loext:char-shading-value="0"/>
    </style:style>
    <style:style style:name="T242" style:family="text">
      <style:text-properties officeooo:rsid="001a1805" fo:background-color="transparent" loext:char-shading-value="0"/>
    </style:style>
    <style:style style:name="T243" style:family="text">
      <style:text-properties officeooo:rsid="0b8d952c" fo:background-color="transparent" loext:char-shading-value="0"/>
    </style:style>
    <style:style style:name="T244" style:family="text">
      <style:text-properties officeooo:rsid="0bbee45f" fo:background-color="transparent" loext:char-shading-value="0"/>
    </style:style>
    <style:style style:name="T245" style:family="text">
      <style:text-properties officeooo:rsid="0bbfb546" fo:background-color="transparent" loext:char-shading-value="0"/>
    </style:style>
    <style:style style:name="T246" style:family="text">
      <style:text-properties officeooo:rsid="02a6a287" fo:background-color="transparent" loext:char-shading-value="0"/>
    </style:style>
    <style:style style:name="T247" style:family="text">
      <style:text-properties officeooo:rsid="0bc29472" fo:background-color="transparent" loext:char-shading-value="0"/>
    </style:style>
    <style:style style:name="T248" style:family="text">
      <style:text-properties officeooo:rsid="030a6968" fo:background-color="transparent" loext:char-shading-value="0"/>
    </style:style>
    <style:style style:name="T249" style:family="text">
      <style:text-properties officeooo:rsid="0a9a5bce" fo:background-color="transparent" loext:char-shading-value="0"/>
    </style:style>
    <style:style style:name="T250" style:family="text">
      <style:text-properties officeooo:rsid="030cbd0d" fo:background-color="transparent" loext:char-shading-value="0"/>
    </style:style>
    <style:style style:name="T251" style:family="text">
      <style:text-properties officeooo:rsid="0a9c0f84" fo:background-color="transparent" loext:char-shading-value="0"/>
    </style:style>
    <style:style style:name="T252" style:family="text">
      <style:text-properties officeooo:rsid="0bcbb4ea" fo:background-color="transparent" loext:char-shading-value="0"/>
    </style:style>
    <style:style style:name="T253" style:family="text">
      <style:text-properties officeooo:rsid="0bd6c671" fo:background-color="transparent" loext:char-shading-value="0"/>
    </style:style>
    <style:style style:name="T254" style:family="text">
      <style:text-properties officeooo:rsid="05ae61d6" fo:background-color="transparent" loext:char-shading-value="0"/>
    </style:style>
    <style:style style:name="T255" style:family="text">
      <style:text-properties officeooo:rsid="0bef84a6" fo:background-color="transparent" loext:char-shading-value="0"/>
    </style:style>
    <style:style style:name="T256" style:family="text">
      <style:text-properties officeooo:rsid="062591a3" fo:background-color="transparent" loext:char-shading-value="0"/>
    </style:style>
    <style:style style:name="T257" style:family="text">
      <style:text-properties officeooo:rsid="065880ef" fo:background-color="transparent" loext:char-shading-value="0"/>
    </style:style>
    <style:style style:name="T258" style:family="text">
      <style:text-properties officeooo:rsid="0bf4a0e1" fo:background-color="transparent" loext:char-shading-value="0"/>
    </style:style>
    <style:style style:name="T259" style:family="text">
      <style:text-properties officeooo:rsid="0aa29ffe" fo:background-color="transparent" loext:char-shading-value="0"/>
    </style:style>
    <style:style style:name="T260" style:family="text">
      <style:text-properties officeooo:rsid="07d70d53" fo:background-color="transparent" loext:char-shading-value="0"/>
    </style:style>
    <style:style style:name="T261" style:family="text">
      <style:text-properties officeooo:rsid="0aa77dfc" fo:background-color="transparent" loext:char-shading-value="0"/>
    </style:style>
    <style:style style:name="T262" style:family="text">
      <style:text-properties officeooo:rsid="081ff26c" fo:background-color="transparent" loext:char-shading-value="0"/>
    </style:style>
    <style:style style:name="T263" style:family="text">
      <style:text-properties officeooo:rsid="0828795d" fo:background-color="transparent" loext:char-shading-value="0"/>
    </style:style>
    <style:style style:name="T264" style:family="text">
      <style:text-properties officeooo:rsid="0896da31" fo:background-color="transparent" loext:char-shading-value="0"/>
    </style:style>
    <style:style style:name="T265" style:family="text">
      <style:text-properties officeooo:rsid="0c406b8d" fo:background-color="transparent" loext:char-shading-value="0"/>
    </style:style>
    <style:style style:name="T266" style:family="text">
      <style:text-properties officeooo:rsid="0c412498" fo:background-color="transparent" loext:char-shading-value="0"/>
    </style:style>
    <style:style style:name="T267" style:family="text">
      <style:text-properties officeooo:rsid="0c4306da" fo:background-color="transparent" loext:char-shading-value="0"/>
    </style:style>
    <style:style style:name="T268" style:family="text">
      <style:text-properties officeooo:rsid="0c59f9a3" fo:background-color="transparent" loext:char-shading-value="0"/>
    </style:style>
    <style:style style:name="T269" style:family="text">
      <style:text-properties officeooo:rsid="0c90b007" fo:background-color="transparent" loext:char-shading-value="0"/>
    </style:style>
    <style:style style:name="T270" style:family="text">
      <style:text-properties officeooo:rsid="0c96626f" fo:background-color="transparent" loext:char-shading-value="0"/>
    </style:style>
    <style:style style:name="T271" style:family="text">
      <style:text-properties officeooo:rsid="0c9811e5" fo:background-color="transparent" loext:char-shading-value="0"/>
    </style:style>
    <style:style style:name="T272" style:family="text">
      <style:text-properties officeooo:rsid="0c9b2e13" fo:background-color="transparent" loext:char-shading-value="0"/>
    </style:style>
    <style:style style:name="T273" style:family="text">
      <style:text-properties officeooo:rsid="0cb88fe1" fo:background-color="transparent" loext:char-shading-value="0"/>
    </style:style>
    <style:style style:name="T274" style:family="text">
      <style:text-properties officeooo:rsid="02a87308" fo:background-color="transparent" loext:char-shading-value="0"/>
    </style:style>
    <style:style style:name="T275" style:family="text">
      <style:text-properties officeooo:rsid="0cef7268" fo:background-color="transparent" loext:char-shading-value="0"/>
    </style:style>
    <style:style style:name="T276" style:family="text">
      <style:text-properties officeooo:rsid="0ceff24d" fo:background-color="transparent" loext:char-shading-value="0"/>
    </style:style>
    <style:style style:name="T277" style:family="text">
      <style:text-properties officeooo:rsid="0cf17590" fo:background-color="transparent" loext:char-shading-value="0"/>
    </style:style>
    <style:style style:name="T278" style:family="text">
      <style:text-properties officeooo:rsid="0cf27926" fo:background-color="transparent" loext:char-shading-value="0"/>
    </style:style>
    <style:style style:name="T279" style:family="text">
      <style:text-properties officeooo:rsid="0cf462bd" fo:background-color="transparent" loext:char-shading-value="0"/>
    </style:style>
    <style:style style:name="T280" style:family="text">
      <style:text-properties officeooo:rsid="0d0b158a" fo:background-color="transparent" loext:char-shading-value="0"/>
    </style:style>
    <style:style style:name="T281" style:family="text">
      <style:text-properties officeooo:rsid="0d0d0406" fo:background-color="transparent" loext:char-shading-value="0"/>
    </style:style>
    <style:style style:name="T282" style:family="text">
      <style:text-properties officeooo:rsid="0d0d7d22" fo:background-color="transparent" loext:char-shading-value="0"/>
    </style:style>
    <style:style style:name="T283" style:family="text">
      <style:text-properties officeooo:rsid="0d6a6d0b" fo:background-color="transparent" loext:char-shading-value="0"/>
    </style:style>
    <style:style style:name="T284" style:family="text">
      <style:text-properties officeooo:rsid="0d9388c9" fo:background-color="transparent" loext:char-shading-value="0"/>
    </style:style>
    <style:style style:name="T285" style:family="text">
      <style:text-properties officeooo:rsid="0d946a6e" fo:background-color="transparent" loext:char-shading-value="0"/>
    </style:style>
    <style:style style:name="T286" style:family="text">
      <style:text-properties officeooo:rsid="0d997af5" fo:background-color="transparent" loext:char-shading-value="0"/>
    </style:style>
    <style:style style:name="T287" style:family="text">
      <style:text-properties officeooo:rsid="0d9f72ad" fo:background-color="transparent" loext:char-shading-value="0"/>
    </style:style>
    <style:style style:name="T288" style:family="text">
      <style:text-properties officeooo:rsid="0db0077b" fo:background-color="transparent" loext:char-shading-value="0"/>
    </style:style>
    <style:style style:name="T289" style:family="text">
      <style:text-properties officeooo:rsid="0db63243" fo:background-color="transparent" loext:char-shading-value="0"/>
    </style:style>
    <style:style style:name="T290" style:family="text">
      <style:text-properties officeooo:rsid="0dddcb51" fo:background-color="transparent" loext:char-shading-value="0"/>
    </style:style>
    <style:style style:name="T291" style:family="text">
      <style:text-properties officeooo:rsid="0dddd39a" fo:background-color="transparent" loext:char-shading-value="0"/>
    </style:style>
    <style:style style:name="T292" style:family="text">
      <style:text-properties officeooo:rsid="0ded698a" fo:background-color="transparent" loext:char-shading-value="0"/>
    </style:style>
    <style:style style:name="T293" style:family="text">
      <style:text-properties officeooo:rsid="0deebe09" fo:background-color="transparent" loext:char-shading-value="0"/>
    </style:style>
    <style:style style:name="T294" style:family="text">
      <style:text-properties officeooo:rsid="0deee5b8" fo:background-color="transparent" loext:char-shading-value="0"/>
    </style:style>
    <style:style style:name="T295" style:family="text">
      <style:text-properties officeooo:rsid="0df47b6c" fo:background-color="transparent" loext:char-shading-value="0"/>
    </style:style>
    <style:style style:name="T296" style:family="text">
      <style:text-properties officeooo:rsid="0dfd9640" fo:background-color="transparent" loext:char-shading-value="0"/>
    </style:style>
    <style:style style:name="T297" style:family="text">
      <style:text-properties officeooo:rsid="0dfefe98" fo:background-color="transparent" loext:char-shading-value="0"/>
    </style:style>
    <style:style style:name="T298" style:family="text">
      <style:text-properties officeooo:rsid="0dff9001" fo:background-color="transparent" loext:char-shading-value="0"/>
    </style:style>
    <style:style style:name="T299" style:family="text">
      <style:text-properties officeooo:rsid="0e01490b" fo:background-color="transparent" loext:char-shading-value="0"/>
    </style:style>
    <style:style style:name="T300" style:family="text">
      <style:text-properties officeooo:rsid="0e01f04c" fo:background-color="transparent" loext:char-shading-value="0"/>
    </style:style>
    <style:style style:name="T301" style:family="text">
      <style:text-properties officeooo:rsid="0e042ba3" fo:background-color="transparent" loext:char-shading-value="0"/>
    </style:style>
    <style:style style:name="T302" style:family="text">
      <style:text-properties officeooo:rsid="0e2a4a67" fo:background-color="transparent" loext:char-shading-value="0"/>
    </style:style>
    <style:style style:name="T303" style:family="text">
      <style:text-properties officeooo:rsid="0e37c1a1" fo:background-color="transparent" loext:char-shading-value="0"/>
    </style:style>
    <style:style style:name="T304" style:family="text">
      <style:text-properties officeooo:rsid="0e3ac9bf" fo:background-color="transparent" loext:char-shading-value="0"/>
    </style:style>
    <style:style style:name="T305" style:family="text">
      <style:text-properties officeooo:rsid="0e83edce" fo:background-color="transparent" loext:char-shading-value="0"/>
    </style:style>
    <style:style style:name="T306" style:family="text">
      <style:text-properties officeooo:rsid="0e846ae5" fo:background-color="transparent" loext:char-shading-value="0"/>
    </style:style>
    <style:style style:name="T307" style:family="text">
      <style:text-properties officeooo:rsid="0ead42a1" fo:background-color="transparent" loext:char-shading-value="0"/>
    </style:style>
    <style:style style:name="T308" style:family="text">
      <style:text-properties officeooo:rsid="0eb0d8d1" fo:background-color="transparent" loext:char-shading-value="0"/>
    </style:style>
    <style:style style:name="T309" style:family="text">
      <style:text-properties officeooo:rsid="0eb27ef9" fo:background-color="transparent" loext:char-shading-value="0"/>
    </style:style>
    <style:style style:name="T310" style:family="text">
      <style:text-properties officeooo:rsid="0eb2d53e" fo:background-color="transparent" loext:char-shading-value="0"/>
    </style:style>
    <style:style style:name="T311" style:family="text">
      <style:text-properties officeooo:rsid="0eb40ea9" fo:background-color="transparent" loext:char-shading-value="0"/>
    </style:style>
    <style:style style:name="T312" style:family="text">
      <style:text-properties officeooo:rsid="0eb568df" fo:background-color="transparent" loext:char-shading-value="0"/>
    </style:style>
    <style:style style:name="T313" style:family="text">
      <style:text-properties officeooo:rsid="0eb6d8d4" fo:background-color="transparent" loext:char-shading-value="0"/>
    </style:style>
    <style:style style:name="T314" style:family="text">
      <style:text-properties officeooo:rsid="0ef132a0" fo:background-color="transparent" loext:char-shading-value="0"/>
    </style:style>
    <style:style style:name="T315" style:family="text">
      <style:text-properties officeooo:rsid="0f6d5f27" fo:background-color="transparent" loext:char-shading-value="0"/>
    </style:style>
    <style:style style:name="T316" style:family="text">
      <style:text-properties officeooo:rsid="0f6e211d" fo:background-color="transparent" loext:char-shading-value="0"/>
    </style:style>
    <style:style style:name="T317" style:family="text">
      <style:text-properties officeooo:rsid="0f6f6253" fo:background-color="transparent" loext:char-shading-value="0"/>
    </style:style>
    <style:style style:name="T318" style:family="text">
      <style:text-properties officeooo:rsid="0f72225e" fo:background-color="transparent" loext:char-shading-value="0"/>
    </style:style>
    <style:style style:name="T319" style:family="text">
      <style:text-properties officeooo:rsid="0f729e53" fo:background-color="transparent" loext:char-shading-value="0"/>
    </style:style>
    <style:style style:name="T320" style:family="text">
      <style:text-properties officeooo:rsid="0f80f93e" fo:background-color="transparent" loext:char-shading-value="0"/>
    </style:style>
    <style:style style:name="T321" style:family="text">
      <style:text-properties officeooo:rsid="0f85fcf0" fo:background-color="transparent" loext:char-shading-value="0"/>
    </style:style>
    <style:style style:name="T322" style:family="text">
      <style:text-properties officeooo:rsid="0f5d4e64" fo:background-color="transparent" loext:char-shading-value="0"/>
    </style:style>
    <style:style style:name="T323" style:family="text">
      <style:text-properties fo:font-style="italic" fo:font-weight="normal" officeooo:rsid="0abc1fec" style:font-style-asian="italic" style:font-weight-asian="normal" style:font-style-complex="italic" style:font-weight-complex="normal"/>
    </style:style>
    <style:style style:name="T324" style:family="text">
      <style:text-properties fo:font-style="italic" style:font-style-asian="italic" style:font-style-complex="italic"/>
    </style:style>
    <style:style style:name="T325" style:family="text">
      <style:text-properties fo:font-style="italic" officeooo:rsid="020aa159" style:font-style-asian="italic" style:font-style-complex="italic"/>
    </style:style>
    <style:style style:name="T326" style:family="text">
      <style:text-properties fo:font-style="italic" officeooo:rsid="001710c0" style:font-style-asian="italic" style:font-style-complex="italic"/>
    </style:style>
    <style:style style:name="T327" style:family="text">
      <style:text-properties fo:font-style="italic" officeooo:rsid="02593b84" style:font-style-asian="italic" style:font-style-complex="italic"/>
    </style:style>
    <style:style style:name="T328" style:family="text">
      <style:text-properties fo:font-style="italic" officeooo:rsid="026943ee" style:font-style-asian="italic" style:font-style-complex="italic"/>
    </style:style>
    <style:style style:name="T329" style:family="text">
      <style:text-properties fo:font-style="italic" officeooo:rsid="02738647" style:font-style-asian="italic" style:font-style-complex="italic"/>
    </style:style>
    <style:style style:name="T330" style:family="text">
      <style:text-properties fo:font-style="italic" officeooo:rsid="0273fa76" style:font-style-asian="italic" style:font-style-complex="italic"/>
    </style:style>
    <style:style style:name="T331" style:family="text">
      <style:text-properties fo:font-style="italic" officeooo:rsid="001ba299" style:font-style-asian="italic" style:font-style-complex="italic"/>
    </style:style>
    <style:style style:name="T332" style:family="text">
      <style:text-properties fo:font-style="italic" officeooo:rsid="028ff4ed" style:font-style-asian="italic" style:font-style-complex="italic"/>
    </style:style>
    <style:style style:name="T333" style:family="text">
      <style:text-properties fo:font-style="italic" officeooo:rsid="02bbbe44" style:font-style-asian="italic" style:font-style-complex="italic"/>
    </style:style>
    <style:style style:name="T334" style:family="text">
      <style:text-properties fo:font-style="italic" officeooo:rsid="02bc2ca3" style:font-style-asian="italic" style:font-style-complex="italic"/>
    </style:style>
    <style:style style:name="T335" style:family="text">
      <style:text-properties fo:font-style="italic" officeooo:rsid="02d10df7" style:font-style-asian="italic" style:font-style-complex="italic"/>
    </style:style>
    <style:style style:name="T336" style:family="text">
      <style:text-properties fo:font-style="italic" officeooo:rsid="02d1658a" style:font-style-asian="italic" style:font-style-complex="italic"/>
    </style:style>
    <style:style style:name="T337" style:family="text">
      <style:text-properties fo:font-style="italic" officeooo:rsid="02dab645" style:font-style-asian="italic" style:font-style-complex="italic"/>
    </style:style>
    <style:style style:name="T338" style:family="text">
      <style:text-properties fo:font-style="italic" officeooo:rsid="004100de" style:font-style-asian="italic" style:font-style-complex="italic"/>
    </style:style>
    <style:style style:name="T339" style:family="text">
      <style:text-properties fo:font-style="italic" officeooo:rsid="02ed1d2d" style:font-style-asian="italic" style:font-style-complex="italic"/>
    </style:style>
    <style:style style:name="T340" style:family="text">
      <style:text-properties fo:font-style="italic" officeooo:rsid="03022a63" style:font-style-asian="italic" style:font-style-complex="italic"/>
    </style:style>
    <style:style style:name="T341" style:family="text">
      <style:text-properties fo:font-style="italic" officeooo:rsid="030a6968" style:font-style-asian="italic" style:font-style-complex="italic"/>
    </style:style>
    <style:style style:name="T342" style:family="text">
      <style:text-properties fo:font-style="italic" officeooo:rsid="035fa59c" style:font-style-asian="italic" style:font-style-complex="italic"/>
    </style:style>
    <style:style style:name="T343" style:family="text">
      <style:text-properties fo:font-style="italic" officeooo:rsid="0365bb58" style:font-style-asian="italic" style:font-style-complex="italic"/>
    </style:style>
    <style:style style:name="T344" style:family="text">
      <style:text-properties fo:font-style="italic" officeooo:rsid="03ff85f7" style:font-style-asian="italic" style:font-style-complex="italic"/>
    </style:style>
    <style:style style:name="T345" style:family="text">
      <style:text-properties fo:font-style="italic" officeooo:rsid="03f9fee1" style:font-style-asian="italic" style:font-style-complex="italic"/>
    </style:style>
    <style:style style:name="T346" style:family="text">
      <style:text-properties fo:font-style="italic" officeooo:rsid="046773c4" style:font-style-asian="italic" style:font-style-complex="italic"/>
    </style:style>
    <style:style style:name="T347" style:family="text">
      <style:text-properties fo:font-style="italic" officeooo:rsid="046c80d2" style:font-style-asian="italic" style:font-style-complex="italic"/>
    </style:style>
    <style:style style:name="T348" style:family="text">
      <style:text-properties fo:font-style="italic" officeooo:rsid="046f4a5d" style:font-style-asian="italic" style:font-style-complex="italic"/>
    </style:style>
    <style:style style:name="T349" style:family="text">
      <style:text-properties fo:font-style="italic" officeooo:rsid="047b4393" style:font-style-asian="italic" style:font-style-complex="italic"/>
    </style:style>
    <style:style style:name="T350" style:family="text">
      <style:text-properties fo:font-style="italic" officeooo:rsid="047caece" style:font-style-asian="italic" style:font-style-complex="italic"/>
    </style:style>
    <style:style style:name="T351" style:family="text">
      <style:text-properties fo:font-style="italic" officeooo:rsid="04c6d1e7" style:font-style-asian="italic" style:font-style-complex="italic"/>
    </style:style>
    <style:style style:name="T352" style:family="text">
      <style:text-properties fo:font-style="italic" officeooo:rsid="04d8560d" style:font-style-asian="italic" style:font-style-complex="italic"/>
    </style:style>
    <style:style style:name="T353" style:family="text">
      <style:text-properties fo:font-style="italic" officeooo:rsid="04e81225" style:font-style-asian="italic" style:font-style-complex="italic"/>
    </style:style>
    <style:style style:name="T354" style:family="text">
      <style:text-properties fo:font-style="italic" officeooo:rsid="04ed29d1" style:font-style-asian="italic" style:font-style-complex="italic"/>
    </style:style>
    <style:style style:name="T355" style:family="text">
      <style:text-properties fo:font-style="italic" officeooo:rsid="04f41a97" style:font-style-asian="italic" style:font-style-complex="italic"/>
    </style:style>
    <style:style style:name="T356" style:family="text">
      <style:text-properties fo:font-style="italic" officeooo:rsid="04f4c8d1" style:font-style-asian="italic" style:font-style-complex="italic"/>
    </style:style>
    <style:style style:name="T357" style:family="text">
      <style:text-properties fo:font-style="italic" officeooo:rsid="05683f26" style:font-style-asian="italic" style:font-style-complex="italic"/>
    </style:style>
    <style:style style:name="T358" style:family="text">
      <style:text-properties fo:font-style="italic" officeooo:rsid="056cf284" style:font-style-asian="italic" style:font-style-complex="italic"/>
    </style:style>
    <style:style style:name="T359" style:family="text">
      <style:text-properties fo:font-style="italic" officeooo:rsid="056fa8a6" style:font-style-asian="italic" style:font-style-complex="italic"/>
    </style:style>
    <style:style style:name="T360" style:family="text">
      <style:text-properties fo:font-style="italic" officeooo:rsid="0570170d" style:font-style-asian="italic" style:font-style-complex="italic"/>
    </style:style>
    <style:style style:name="T361" style:family="text">
      <style:text-properties fo:font-style="italic" officeooo:rsid="05a3d8d5" style:font-style-asian="italic" style:font-style-complex="italic"/>
    </style:style>
    <style:style style:name="T362" style:family="text">
      <style:text-properties fo:font-style="italic" officeooo:rsid="05da2b79" style:font-style-asian="italic" style:font-style-complex="italic"/>
    </style:style>
    <style:style style:name="T363" style:family="text">
      <style:text-properties fo:font-style="italic" officeooo:rsid="05e22256" style:font-style-asian="italic" style:font-style-complex="italic"/>
    </style:style>
    <style:style style:name="T364" style:family="text">
      <style:text-properties fo:font-style="italic" officeooo:rsid="05e3102c" style:font-style-asian="italic" style:font-style-complex="italic"/>
    </style:style>
    <style:style style:name="T365" style:family="text">
      <style:text-properties fo:font-style="italic" officeooo:rsid="0830ee86" style:font-style-asian="italic" style:font-style-complex="italic"/>
    </style:style>
    <style:style style:name="T366" style:family="text">
      <style:text-properties fo:font-style="italic" officeooo:rsid="083e05d9" style:font-style-asian="italic" style:font-style-complex="italic"/>
    </style:style>
    <style:style style:name="T367" style:family="text">
      <style:text-properties fo:font-style="italic" officeooo:rsid="0896da31" style:font-style-asian="italic" style:font-style-complex="italic"/>
    </style:style>
    <style:style style:name="T368" style:family="text">
      <style:text-properties fo:font-style="italic" officeooo:rsid="08e44599" style:font-style-asian="italic" style:font-style-complex="italic"/>
    </style:style>
    <style:style style:name="T369" style:family="text">
      <style:text-properties fo:font-style="italic" officeooo:rsid="001189d8" style:font-style-asian="italic" style:font-style-complex="italic"/>
    </style:style>
    <style:style style:name="T370" style:family="text">
      <style:text-properties fo:font-style="italic" officeooo:rsid="00b3ffd0" style:font-style-asian="italic" style:font-style-complex="italic"/>
    </style:style>
    <style:style style:name="T371" style:family="text">
      <style:text-properties fo:font-style="italic" officeooo:rsid="02b04a90" style:font-style-asian="italic" style:font-style-complex="italic"/>
    </style:style>
    <style:style style:name="T372" style:family="text">
      <style:text-properties fo:font-style="italic" officeooo:rsid="09a0883a" style:font-style-asian="italic" style:font-style-complex="italic"/>
    </style:style>
    <style:style style:name="T373" style:family="text">
      <style:text-properties fo:font-style="italic" officeooo:rsid="09a22231" style:font-style-asian="italic" style:font-style-complex="italic"/>
    </style:style>
    <style:style style:name="T374" style:family="text">
      <style:text-properties fo:font-style="italic" officeooo:rsid="0502302e" style:font-style-asian="italic" style:font-style-complex="italic"/>
    </style:style>
    <style:style style:name="T375" style:family="text">
      <style:text-properties fo:font-style="italic" officeooo:rsid="05a40261" style:font-style-asian="italic" style:font-style-complex="italic"/>
    </style:style>
    <style:style style:name="T376" style:family="text">
      <style:text-properties fo:font-style="italic" officeooo:rsid="0a6cdbb9" style:font-style-asian="italic" style:font-style-complex="italic"/>
    </style:style>
    <style:style style:name="T377" style:family="text">
      <style:text-properties fo:font-style="italic" officeooo:rsid="0b7cb060" style:font-style-asian="italic" style:font-style-complex="italic"/>
    </style:style>
    <style:style style:name="T378" style:family="text">
      <style:text-properties fo:font-style="italic" officeooo:rsid="097b5198" style:font-style-asian="italic" style:font-style-complex="italic"/>
    </style:style>
    <style:style style:name="T379" style:family="text">
      <style:text-properties fo:font-style="italic" officeooo:rsid="09433cf4" style:font-style-asian="italic" style:font-style-complex="italic"/>
    </style:style>
    <style:style style:name="T380" style:family="text">
      <style:text-properties fo:font-style="italic" officeooo:rsid="0c2c5ae4" style:font-style-asian="italic" style:font-style-complex="italic"/>
    </style:style>
    <style:style style:name="T381" style:family="text">
      <style:text-properties fo:font-style="italic" officeooo:rsid="0c30efa9" style:font-style-asian="italic" style:font-style-complex="italic"/>
    </style:style>
    <style:style style:name="T382" style:family="text">
      <style:text-properties fo:font-style="italic" officeooo:rsid="0d456c84" style:font-style-asian="italic" style:font-style-complex="italic"/>
    </style:style>
    <style:style style:name="T383" style:family="text">
      <style:text-properties fo:font-style="italic" fo:background-color="#ffffff" loext:char-shading-value="0" style:font-style-asian="italic" style:font-style-complex="italic"/>
    </style:style>
    <style:style style:name="T384" style:family="text">
      <style:text-properties fo:font-style="italic" officeooo:rsid="0504da4e" fo:background-color="#ffffff" loext:char-shading-value="0" style:font-style-asian="italic" style:font-style-complex="italic"/>
    </style:style>
    <style:style style:name="T385" style:family="text">
      <style:text-properties fo:font-style="italic" officeooo:rsid="0509fa74" fo:background-color="#ffffff" loext:char-shading-value="0" style:font-style-asian="italic" style:font-style-complex="italic"/>
    </style:style>
    <style:style style:name="T386" style:family="text">
      <style:text-properties fo:font-style="italic" officeooo:rsid="051ffd9f" fo:background-color="#ffffff" loext:char-shading-value="0" style:font-style-asian="italic" style:font-style-complex="italic"/>
    </style:style>
    <style:style style:name="T387" style:family="text">
      <style:text-properties fo:font-style="italic" officeooo:rsid="052481e7" fo:background-color="#ffffff" loext:char-shading-value="0" style:font-style-asian="italic" style:font-style-complex="italic"/>
    </style:style>
    <style:style style:name="T388" style:family="text">
      <style:text-properties fo:font-style="italic" officeooo:rsid="0a6dbf1a" fo:background-color="#ffffff" loext:char-shading-value="0" style:font-style-asian="italic" style:font-style-complex="italic"/>
    </style:style>
    <style:style style:name="T389" style:family="text">
      <style:text-properties fo:font-style="italic" style:text-underline-style="none" officeooo:rsid="020aa159" style:font-style-asian="italic" style:font-style-complex="italic"/>
    </style:style>
    <style:style style:name="T390" style:family="text">
      <style:text-properties fo:font-style="italic" style:text-underline-style="none" officeooo:rsid="03022a63" style:font-style-asian="italic" style:font-style-complex="italic"/>
    </style:style>
    <style:style style:name="T391" style:family="text">
      <style:text-properties fo:font-style="italic" style:text-underline-style="none" officeooo:rsid="04f41a97" style:font-style-asian="italic" style:font-style-complex="italic"/>
    </style:style>
    <style:style style:name="T392" style:family="text">
      <style:text-properties fo:font-style="italic" style:text-underline-style="none" officeooo:rsid="017596b0" fo:background-color="transparent" loext:char-shading-value="0" style:font-style-asian="italic" style:font-style-complex="italic"/>
    </style:style>
    <style:style style:name="T393" style:family="text">
      <style:text-properties fo:font-style="italic" fo:background-color="transparent" loext:char-shading-value="0" style:font-style-asian="italic" style:font-style-complex="italic"/>
    </style:style>
    <style:style style:name="T394" style:family="text">
      <style:text-properties fo:font-style="italic" officeooo:rsid="002b440d" fo:background-color="transparent" loext:char-shading-value="0" style:font-style-asian="italic" style:font-style-complex="italic"/>
    </style:style>
    <style:style style:name="T395" style:family="text">
      <style:text-properties fo:font-style="italic" officeooo:rsid="0428d976" fo:background-color="transparent" loext:char-shading-value="0" style:font-style-asian="italic" style:font-style-complex="italic"/>
    </style:style>
    <style:style style:name="T396" style:family="text">
      <style:text-properties fo:font-style="italic" officeooo:rsid="04ef038b" fo:background-color="transparent" loext:char-shading-value="0" style:font-style-asian="italic" style:font-style-complex="italic"/>
    </style:style>
    <style:style style:name="T397" style:family="text">
      <style:text-properties fo:font-style="italic" officeooo:rsid="0502302e" fo:background-color="transparent" loext:char-shading-value="0" style:font-style-asian="italic" style:font-style-complex="italic"/>
    </style:style>
    <style:style style:name="T398" style:family="text">
      <style:text-properties fo:font-style="italic" officeooo:rsid="05542d22" fo:background-color="transparent" loext:char-shading-value="0" style:font-style-asian="italic" style:font-style-complex="italic"/>
    </style:style>
    <style:style style:name="T399" style:family="text">
      <style:text-properties fo:font-style="italic" officeooo:rsid="05560f5f" fo:background-color="transparent" loext:char-shading-value="0" style:font-style-asian="italic" style:font-style-complex="italic"/>
    </style:style>
    <style:style style:name="T400" style:family="text">
      <style:text-properties fo:font-style="italic" officeooo:rsid="020aa159" fo:background-color="transparent" loext:char-shading-value="0" style:font-style-asian="italic" style:font-style-complex="italic"/>
    </style:style>
    <style:style style:name="T401" style:family="text">
      <style:text-properties fo:font-style="italic" officeooo:rsid="0c4306da" fo:background-color="transparent" loext:char-shading-value="0" style:font-style-asian="italic" style:font-style-complex="italic"/>
    </style:style>
    <style:style style:name="T402" style:family="text">
      <style:text-properties fo:font-style="italic" officeooo:rsid="042b7bf0" fo:background-color="transparent" loext:char-shading-value="0" style:font-style-asian="italic" style:font-style-complex="italic"/>
    </style:style>
    <style:style style:name="T403" style:family="text">
      <style:text-properties fo:font-style="italic" officeooo:rsid="035fa59c" fo:background-color="#fff200" loext:char-shading-value="0" style:font-style-asian="italic" style:font-style-complex="italic"/>
    </style:style>
    <style:style style:name="T404" style:family="text">
      <style:text-properties fo:font-style="italic" officeooo:rsid="080b17ea" fo:background-color="#fff200" loext:char-shading-value="0" style:font-style-asian="italic" style:font-style-complex="italic"/>
    </style:style>
    <style:style style:name="T405" style:family="text">
      <style:text-properties officeooo:rsid="0095661b"/>
    </style:style>
    <style:style style:name="T406" style:family="text">
      <style:text-properties officeooo:rsid="0097592e"/>
    </style:style>
    <style:style style:name="T407" style:family="text">
      <style:text-properties officeooo:rsid="0098a1bf"/>
    </style:style>
    <style:style style:name="T408" style:family="text">
      <style:text-properties officeooo:rsid="00a9682a"/>
    </style:style>
    <style:style style:name="T409" style:family="text">
      <style:text-properties officeooo:rsid="00b3ffd0"/>
    </style:style>
    <style:style style:name="T410" style:family="text">
      <style:text-properties officeooo:rsid="00b8f6de"/>
    </style:style>
    <style:style style:name="T411" style:family="text">
      <style:text-properties officeooo:rsid="00bb9533"/>
    </style:style>
    <style:style style:name="T412" style:family="text">
      <style:text-properties officeooo:rsid="00be16d8"/>
    </style:style>
    <style:style style:name="T413" style:family="text">
      <style:text-properties officeooo:rsid="00bf9130"/>
    </style:style>
    <style:style style:name="T414" style:family="text">
      <style:text-properties officeooo:rsid="00c907e1"/>
    </style:style>
    <style:style style:name="T415" style:family="text">
      <style:text-properties officeooo:rsid="001189d8"/>
    </style:style>
    <style:style style:name="T416" style:family="text">
      <style:text-properties officeooo:rsid="00d939fd"/>
    </style:style>
    <style:style style:name="T417" style:family="text">
      <style:text-properties officeooo:rsid="00e1463f"/>
    </style:style>
    <style:style style:name="T418" style:family="text">
      <style:text-properties officeooo:rsid="00eeb297"/>
    </style:style>
    <style:style style:name="T419" style:family="text">
      <style:text-properties fo:background-color="#fff200" loext:char-shading-value="0"/>
    </style:style>
    <style:style style:name="T420" style:family="text">
      <style:text-properties officeooo:rsid="036fda4a" fo:background-color="#fff200" loext:char-shading-value="0"/>
    </style:style>
    <style:style style:name="T421" style:family="text">
      <style:text-properties officeooo:rsid="0371d438" fo:background-color="#fff200" loext:char-shading-value="0"/>
    </style:style>
    <style:style style:name="T422" style:family="text">
      <style:text-properties officeooo:rsid="03b02e1b" fo:background-color="#fff200" loext:char-shading-value="0"/>
    </style:style>
    <style:style style:name="T423" style:family="text">
      <style:text-properties officeooo:rsid="03b8d132" fo:background-color="#fff200" loext:char-shading-value="0"/>
    </style:style>
    <style:style style:name="T424" style:family="text">
      <style:text-properties officeooo:rsid="03babd6b" fo:background-color="#fff200" loext:char-shading-value="0"/>
    </style:style>
    <style:style style:name="T425" style:family="text">
      <style:text-properties officeooo:rsid="03ce1213" fo:background-color="#fff200" loext:char-shading-value="0"/>
    </style:style>
    <style:style style:name="T426" style:family="text">
      <style:text-properties officeooo:rsid="04453e7e" fo:background-color="#fff200" loext:char-shading-value="0"/>
    </style:style>
    <style:style style:name="T427" style:family="text">
      <style:text-properties officeooo:rsid="035fa59c" fo:background-color="#fff200" loext:char-shading-value="0"/>
    </style:style>
    <style:style style:name="T428" style:family="text">
      <style:text-properties officeooo:rsid="04496113" fo:background-color="#fff200" loext:char-shading-value="0"/>
    </style:style>
    <style:style style:name="T429" style:family="text">
      <style:text-properties officeooo:rsid="044b5a80" fo:background-color="#fff200" loext:char-shading-value="0"/>
    </style:style>
    <style:style style:name="T430" style:family="text">
      <style:text-properties officeooo:rsid="04593ef7" fo:background-color="#fff200" loext:char-shading-value="0"/>
    </style:style>
    <style:style style:name="T431" style:family="text">
      <style:text-properties officeooo:rsid="05ced3bb" fo:background-color="#fff200" loext:char-shading-value="0"/>
    </style:style>
    <style:style style:name="T432" style:family="text">
      <style:text-properties officeooo:rsid="078f28b7" fo:background-color="#fff200" loext:char-shading-value="0"/>
    </style:style>
    <style:style style:name="T433" style:family="text">
      <style:text-properties officeooo:rsid="0791ba54" fo:background-color="#fff200" loext:char-shading-value="0"/>
    </style:style>
    <style:style style:name="T434" style:family="text">
      <style:text-properties officeooo:rsid="079d0145" fo:background-color="#fff200" loext:char-shading-value="0"/>
    </style:style>
    <style:style style:name="T435" style:family="text">
      <style:text-properties officeooo:rsid="04a064bc" fo:background-color="#fff200" loext:char-shading-value="0"/>
    </style:style>
    <style:style style:name="T436" style:family="text">
      <style:text-properties officeooo:rsid="07b150dc" fo:background-color="#fff200" loext:char-shading-value="0"/>
    </style:style>
    <style:style style:name="T437" style:family="text">
      <style:text-properties officeooo:rsid="07c3fd25" fo:background-color="#fff200" loext:char-shading-value="0"/>
    </style:style>
    <style:style style:name="T438" style:family="text">
      <style:text-properties officeooo:rsid="07c40fa2" fo:background-color="#fff200" loext:char-shading-value="0"/>
    </style:style>
    <style:style style:name="T439" style:family="text">
      <style:text-properties officeooo:rsid="07f2edd9" fo:background-color="#fff200" loext:char-shading-value="0"/>
    </style:style>
    <style:style style:name="T440" style:family="text">
      <style:text-properties officeooo:rsid="07f703a7" fo:background-color="#fff200" loext:char-shading-value="0"/>
    </style:style>
    <style:style style:name="T441" style:family="text">
      <style:text-properties officeooo:rsid="03b22848" fo:background-color="#fff200" loext:char-shading-value="0"/>
    </style:style>
    <style:style style:name="T442" style:family="text">
      <style:text-properties officeooo:rsid="0806cf46" fo:background-color="#fff200" loext:char-shading-value="0"/>
    </style:style>
    <style:style style:name="T443" style:family="text">
      <style:text-properties officeooo:rsid="080b17ea" fo:background-color="#fff200" loext:char-shading-value="0"/>
    </style:style>
    <style:style style:name="T444" style:family="text">
      <style:text-properties officeooo:rsid="0817e998" fo:background-color="#fff200" loext:char-shading-value="0"/>
    </style:style>
    <style:style style:name="T445" style:family="text">
      <style:text-properties officeooo:rsid="08850b6c" fo:background-color="#fff200" loext:char-shading-value="0"/>
    </style:style>
    <style:style style:name="T446" style:family="text">
      <style:text-properties officeooo:rsid="08880170" fo:background-color="#fff200" loext:char-shading-value="0"/>
    </style:style>
    <style:style style:name="T447" style:family="text">
      <style:text-properties officeooo:rsid="088629f8" fo:background-color="#fff200" loext:char-shading-value="0"/>
    </style:style>
    <style:style style:name="T448" style:family="text">
      <style:text-properties officeooo:rsid="088944a6" fo:background-color="#fff200" loext:char-shading-value="0"/>
    </style:style>
    <style:style style:name="T449" style:family="text">
      <style:text-properties officeooo:rsid="091bdce5" fo:background-color="#fff200" loext:char-shading-value="0"/>
    </style:style>
    <style:style style:name="T450" style:family="text">
      <style:text-properties officeooo:rsid="055d7666" fo:background-color="#fff200" loext:char-shading-value="0"/>
    </style:style>
    <style:style style:name="T451" style:family="text">
      <style:text-properties officeooo:rsid="06aea6b0" fo:background-color="#fff200" loext:char-shading-value="0"/>
    </style:style>
    <style:style style:name="T452" style:family="text">
      <style:text-properties officeooo:rsid="0679c0dd" fo:background-color="#fff200" loext:char-shading-value="0"/>
    </style:style>
    <style:style style:name="T453" style:family="text">
      <style:text-properties officeooo:rsid="06fe7c06" fo:background-color="#fff200" loext:char-shading-value="0"/>
    </style:style>
    <style:style style:name="T454" style:family="text">
      <style:text-properties officeooo:rsid="098303a3" fo:background-color="#fff200" loext:char-shading-value="0"/>
    </style:style>
    <style:style style:name="T455" style:family="text">
      <style:text-properties officeooo:rsid="0999b61f" fo:background-color="#fff200" loext:char-shading-value="0"/>
    </style:style>
    <style:style style:name="T456" style:family="text">
      <style:text-properties officeooo:rsid="0a61e438" fo:background-color="#fff200" loext:char-shading-value="0"/>
    </style:style>
    <style:style style:name="T457" style:family="text">
      <style:text-properties officeooo:rsid="0aa635bc" fo:background-color="#fff200" loext:char-shading-value="0"/>
    </style:style>
    <style:style style:name="T458" style:family="text">
      <style:text-properties officeooo:rsid="0e3e7791" fo:background-color="#fff200" loext:char-shading-value="0"/>
    </style:style>
    <style:style style:name="T459" style:family="text">
      <style:text-properties officeooo:rsid="0e3f83af" fo:background-color="#fff200" loext:char-shading-value="0"/>
    </style:style>
    <style:style style:name="T460" style:family="text">
      <style:text-properties officeooo:rsid="0e416cdf" fo:background-color="#fff200" loext:char-shading-value="0"/>
    </style:style>
    <style:style style:name="T461" style:family="text">
      <style:text-properties officeooo:rsid="0e435b64" fo:background-color="#fff200" loext:char-shading-value="0"/>
    </style:style>
    <style:style style:name="T462" style:family="text">
      <style:text-properties officeooo:rsid="0f5788c8" fo:background-color="#fff200" loext:char-shading-value="0"/>
    </style:style>
    <style:style style:name="T463" style:family="text">
      <style:text-properties officeooo:rsid="0f88e6f9" fo:background-color="#fff200" loext:char-shading-value="0"/>
    </style:style>
    <style:style style:name="T464" style:family="text">
      <style:text-properties officeooo:rsid="0f8bb849" fo:background-color="#fff200" loext:char-shading-value="0"/>
    </style:style>
    <style:style style:name="T465" style:family="text">
      <style:text-properties officeooo:rsid="0f90d7da" fo:background-color="#fff200" loext:char-shading-value="0"/>
    </style:style>
    <style:style style:name="T466" style:family="text">
      <style:text-properties officeooo:rsid="0fe09615" fo:background-color="#fff200" loext:char-shading-value="0"/>
    </style:style>
    <style:style style:name="T467" style:family="text">
      <style:text-properties officeooo:rsid="00f23f33"/>
    </style:style>
    <style:style style:name="T468" style:family="text">
      <style:text-properties officeooo:rsid="00f2f9da"/>
    </style:style>
    <style:style style:name="T469" style:family="text">
      <style:text-properties officeooo:rsid="00f41bb5"/>
    </style:style>
    <style:style style:name="T470" style:family="text">
      <style:text-properties officeooo:rsid="00f6befb"/>
    </style:style>
    <style:style style:name="T471" style:family="text">
      <style:text-properties officeooo:rsid="00f74225"/>
    </style:style>
    <style:style style:name="T472" style:family="text">
      <style:text-properties fo:font-weight="bold" style:font-weight-asian="bold" style:font-weight-complex="bold"/>
    </style:style>
    <style:style style:name="T473" style:family="text">
      <style:text-properties fo:font-weight="bold" officeooo:rsid="01bf13a2" style:font-weight-asian="bold" style:font-weight-complex="bold"/>
    </style:style>
    <style:style style:name="T474" style:family="text">
      <style:text-properties fo:font-weight="bold" officeooo:rsid="01c4a6c6" style:font-weight-asian="bold" style:font-weight-complex="bold"/>
    </style:style>
    <style:style style:name="T475" style:family="text">
      <style:text-properties fo:font-weight="bold" fo:background-color="transparent" loext:char-shading-value="0" style:font-weight-asian="bold" style:font-weight-complex="bold"/>
    </style:style>
    <style:style style:name="T476" style:family="text">
      <style:text-properties fo:font-weight="bold" officeooo:rsid="032a754f" fo:background-color="transparent" loext:char-shading-value="0" style:font-weight-asian="bold" style:font-weight-complex="bold"/>
    </style:style>
    <style:style style:name="T477" style:family="text">
      <style:text-properties fo:font-weight="bold" officeooo:rsid="032c51ef" fo:background-color="transparent" loext:char-shading-value="0" style:font-weight-asian="bold" style:font-weight-complex="bold"/>
    </style:style>
    <style:style style:name="T478" style:family="text">
      <style:text-properties officeooo:rsid="0102e05a"/>
    </style:style>
    <style:style style:name="T479" style:family="text">
      <style:text-properties officeooo:rsid="01114b22"/>
    </style:style>
    <style:style style:name="T480" style:family="text">
      <style:text-properties officeooo:rsid="011dffb0"/>
    </style:style>
    <style:style style:name="T481" style:family="text">
      <style:text-properties officeooo:rsid="0123d241"/>
    </style:style>
    <style:style style:name="T482" style:family="text">
      <style:text-properties officeooo:rsid="013638d1"/>
    </style:style>
    <style:style style:name="T483" style:family="text">
      <style:text-properties officeooo:rsid="01388bbe"/>
    </style:style>
    <style:style style:name="T484" style:family="text">
      <style:text-properties officeooo:rsid="013fc897"/>
    </style:style>
    <style:style style:name="T485" style:family="text">
      <style:text-properties officeooo:rsid="014372c9"/>
    </style:style>
    <style:style style:name="T486" style:family="text">
      <style:text-properties officeooo:rsid="01490610"/>
    </style:style>
    <style:style style:name="T487" style:family="text">
      <style:text-properties officeooo:rsid="0155d0bc"/>
    </style:style>
    <style:style style:name="T488" style:family="text">
      <style:text-properties officeooo:rsid="016094b5"/>
    </style:style>
    <style:style style:name="T489" style:family="text">
      <style:text-properties officeooo:rsid="0170f346"/>
    </style:style>
    <style:style style:name="T490" style:family="text">
      <style:text-properties fo:font-style="normal" style:font-style-asian="normal" style:font-style-complex="normal"/>
    </style:style>
    <style:style style:name="T491" style:family="text">
      <style:text-properties fo:font-style="normal" officeooo:rsid="01849627" style:font-style-asian="normal" style:font-style-complex="normal"/>
    </style:style>
    <style:style style:name="T492" style:family="text">
      <style:text-properties fo:font-style="normal" officeooo:rsid="020aa159" style:font-style-asian="normal" style:font-style-complex="normal"/>
    </style:style>
    <style:style style:name="T493" style:family="text">
      <style:text-properties fo:font-style="normal" officeooo:rsid="020bc139" style:font-style-asian="normal" style:font-style-complex="normal"/>
    </style:style>
    <style:style style:name="T494" style:family="text">
      <style:text-properties fo:font-style="normal" officeooo:rsid="020c49ff" style:font-style-asian="normal" style:font-style-complex="normal"/>
    </style:style>
    <style:style style:name="T495" style:family="text">
      <style:text-properties fo:font-style="normal" officeooo:rsid="021011a6" style:font-style-asian="normal" style:font-style-complex="normal"/>
    </style:style>
    <style:style style:name="T496" style:family="text">
      <style:text-properties fo:font-style="normal" officeooo:rsid="020dfbb4" style:font-style-asian="normal" style:font-style-complex="normal"/>
    </style:style>
    <style:style style:name="T497" style:family="text">
      <style:text-properties fo:font-style="normal" officeooo:rsid="02113e3b" style:font-style-asian="normal" style:font-style-complex="normal"/>
    </style:style>
    <style:style style:name="T498" style:family="text">
      <style:text-properties fo:font-style="normal" officeooo:rsid="021172e2" style:font-style-asian="normal" style:font-style-complex="normal"/>
    </style:style>
    <style:style style:name="T499" style:family="text">
      <style:text-properties fo:font-style="normal" officeooo:rsid="02bbbe44" style:font-style-asian="normal" style:font-style-complex="normal"/>
    </style:style>
    <style:style style:name="T500" style:family="text">
      <style:text-properties fo:font-style="normal" officeooo:rsid="02bc2ca3" style:font-style-asian="normal" style:font-style-complex="normal"/>
    </style:style>
    <style:style style:name="T501" style:family="text">
      <style:text-properties fo:font-style="normal" officeooo:rsid="004100de" style:font-style-asian="normal" style:font-style-complex="normal"/>
    </style:style>
    <style:style style:name="T502" style:family="text">
      <style:text-properties fo:font-style="normal" officeooo:rsid="02ed1d2d" style:font-style-asian="normal" style:font-style-complex="normal"/>
    </style:style>
    <style:style style:name="T503" style:family="text">
      <style:text-properties fo:font-style="normal" officeooo:rsid="02ef16ee" style:font-style-asian="normal" style:font-style-complex="normal"/>
    </style:style>
    <style:style style:name="T504" style:family="text">
      <style:text-properties fo:font-style="normal" officeooo:rsid="03022a63" style:font-style-asian="normal" style:font-style-complex="normal"/>
    </style:style>
    <style:style style:name="T505" style:family="text">
      <style:text-properties fo:font-style="normal" officeooo:rsid="03f9fee1" style:font-style-asian="normal" style:font-style-complex="normal"/>
    </style:style>
    <style:style style:name="T506" style:family="text">
      <style:text-properties fo:font-style="normal" officeooo:rsid="03ef5e5e" style:font-style-asian="normal" style:font-style-complex="normal"/>
    </style:style>
    <style:style style:name="T507" style:family="text">
      <style:text-properties fo:font-style="normal" officeooo:rsid="03fa4f09" style:font-style-asian="normal" style:font-style-complex="normal"/>
    </style:style>
    <style:style style:name="T508" style:family="text">
      <style:text-properties fo:font-style="normal" officeooo:rsid="03fb4436" style:font-style-asian="normal" style:font-style-complex="normal"/>
    </style:style>
    <style:style style:name="T509" style:family="text">
      <style:text-properties fo:font-style="normal" officeooo:rsid="03f151d7" style:font-style-asian="normal" style:font-style-complex="normal"/>
    </style:style>
    <style:style style:name="T510" style:family="text">
      <style:text-properties fo:font-style="normal" officeooo:rsid="03fc9803" style:font-style-asian="normal" style:font-style-complex="normal"/>
    </style:style>
    <style:style style:name="T511" style:family="text">
      <style:text-properties fo:font-style="normal" officeooo:rsid="03fd34c4" style:font-style-asian="normal" style:font-style-complex="normal"/>
    </style:style>
    <style:style style:name="T512" style:family="text">
      <style:text-properties fo:font-style="normal" officeooo:rsid="03fd41a0" style:font-style-asian="normal" style:font-style-complex="normal"/>
    </style:style>
    <style:style style:name="T513" style:family="text">
      <style:text-properties fo:font-style="normal" officeooo:rsid="03fdc5fc" style:font-style-asian="normal" style:font-style-complex="normal"/>
    </style:style>
    <style:style style:name="T514" style:family="text">
      <style:text-properties fo:font-style="normal" officeooo:rsid="03ff85f7" style:font-style-asian="normal" style:font-style-complex="normal"/>
    </style:style>
    <style:style style:name="T515" style:family="text">
      <style:text-properties fo:font-style="normal" officeooo:rsid="0401be06" style:font-style-asian="normal" style:font-style-complex="normal"/>
    </style:style>
    <style:style style:name="T516" style:family="text">
      <style:text-properties fo:font-style="normal" officeooo:rsid="04048770" style:font-style-asian="normal" style:font-style-complex="normal"/>
    </style:style>
    <style:style style:name="T517" style:family="text">
      <style:text-properties fo:font-style="normal" officeooo:rsid="040aa8a5" style:font-style-asian="normal" style:font-style-complex="normal"/>
    </style:style>
    <style:style style:name="T518" style:family="text">
      <style:text-properties fo:font-style="normal" officeooo:rsid="040da69d" style:font-style-asian="normal" style:font-style-complex="normal"/>
    </style:style>
    <style:style style:name="T519" style:family="text">
      <style:text-properties fo:font-style="normal" officeooo:rsid="040e94e2" style:font-style-asian="normal" style:font-style-complex="normal"/>
    </style:style>
    <style:style style:name="T520" style:family="text">
      <style:text-properties fo:font-style="normal" officeooo:rsid="0410fc4a" style:font-style-asian="normal" style:font-style-complex="normal"/>
    </style:style>
    <style:style style:name="T521" style:family="text">
      <style:text-properties fo:font-style="normal" officeooo:rsid="0420cd76" style:font-style-asian="normal" style:font-style-complex="normal"/>
    </style:style>
    <style:style style:name="T522" style:family="text">
      <style:text-properties fo:font-style="normal" officeooo:rsid="04240812" style:font-style-asian="normal" style:font-style-complex="normal"/>
    </style:style>
    <style:style style:name="T523" style:family="text">
      <style:text-properties fo:font-style="normal" officeooo:rsid="04243f77" style:font-style-asian="normal" style:font-style-complex="normal"/>
    </style:style>
    <style:style style:name="T524" style:family="text">
      <style:text-properties fo:font-style="normal" officeooo:rsid="042b7bf0" style:font-style-asian="normal" style:font-style-complex="normal"/>
    </style:style>
    <style:style style:name="T525" style:family="text">
      <style:text-properties fo:font-style="normal" officeooo:rsid="04308a5e" style:font-style-asian="normal" style:font-style-complex="normal"/>
    </style:style>
    <style:style style:name="T526" style:family="text">
      <style:text-properties fo:font-style="normal" officeooo:rsid="04310f59" style:font-style-asian="normal" style:font-style-complex="normal"/>
    </style:style>
    <style:style style:name="T527" style:family="text">
      <style:text-properties fo:font-style="normal" officeooo:rsid="043d855f" style:font-style-asian="normal" style:font-style-complex="normal"/>
    </style:style>
    <style:style style:name="T528" style:family="text">
      <style:text-properties fo:font-style="normal" officeooo:rsid="046c80d2" style:font-style-asian="normal" style:font-style-complex="normal"/>
    </style:style>
    <style:style style:name="T529" style:family="text">
      <style:text-properties fo:font-style="normal" officeooo:rsid="046f4a5d" style:font-style-asian="normal" style:font-style-complex="normal"/>
    </style:style>
    <style:style style:name="T530" style:family="text">
      <style:text-properties fo:font-style="normal" officeooo:rsid="047caece" style:font-style-asian="normal" style:font-style-complex="normal"/>
    </style:style>
    <style:style style:name="T531" style:family="text">
      <style:text-properties fo:font-style="normal" officeooo:rsid="047e5af8" style:font-style-asian="normal" style:font-style-complex="normal"/>
    </style:style>
    <style:style style:name="T532" style:family="text">
      <style:text-properties fo:font-style="normal" officeooo:rsid="04e01e12" style:font-style-asian="normal" style:font-style-complex="normal"/>
    </style:style>
    <style:style style:name="T533" style:family="text">
      <style:text-properties fo:font-style="normal" officeooo:rsid="04e58c6d" style:font-style-asian="normal" style:font-style-complex="normal"/>
    </style:style>
    <style:style style:name="T534" style:family="text">
      <style:text-properties fo:font-style="normal" officeooo:rsid="04e972c8" style:font-style-asian="normal" style:font-style-complex="normal"/>
    </style:style>
    <style:style style:name="T535" style:family="text">
      <style:text-properties fo:font-style="normal" officeooo:rsid="04ea3dea" style:font-style-asian="normal" style:font-style-complex="normal"/>
    </style:style>
    <style:style style:name="T536" style:family="text">
      <style:text-properties fo:font-style="normal" officeooo:rsid="04eb1129" style:font-style-asian="normal" style:font-style-complex="normal"/>
    </style:style>
    <style:style style:name="T537" style:family="text">
      <style:text-properties fo:font-style="normal" officeooo:rsid="04ec8a31" style:font-style-asian="normal" style:font-style-complex="normal"/>
    </style:style>
    <style:style style:name="T538" style:family="text">
      <style:text-properties fo:font-style="normal" officeooo:rsid="04ed29d1" style:font-style-asian="normal" style:font-style-complex="normal"/>
    </style:style>
    <style:style style:name="T539" style:family="text">
      <style:text-properties fo:font-style="normal" officeooo:rsid="04f32ed2" style:font-style-asian="normal" style:font-style-complex="normal"/>
    </style:style>
    <style:style style:name="T540" style:family="text">
      <style:text-properties fo:font-style="normal" officeooo:rsid="04f41a97" style:font-style-asian="normal" style:font-style-complex="normal"/>
    </style:style>
    <style:style style:name="T541" style:family="text">
      <style:text-properties fo:font-style="normal" officeooo:rsid="04f4c8d1" style:font-style-asian="normal" style:font-style-complex="normal"/>
    </style:style>
    <style:style style:name="T542" style:family="text">
      <style:text-properties fo:font-style="normal" officeooo:rsid="04f6795b" style:font-style-asian="normal" style:font-style-complex="normal"/>
    </style:style>
    <style:style style:name="T543" style:family="text">
      <style:text-properties fo:font-style="normal" officeooo:rsid="0501ac91" style:font-style-asian="normal" style:font-style-complex="normal"/>
    </style:style>
    <style:style style:name="T544" style:family="text">
      <style:text-properties fo:font-style="normal" officeooo:rsid="0502302e" style:font-style-asian="normal" style:font-style-complex="normal"/>
    </style:style>
    <style:style style:name="T545" style:family="text">
      <style:text-properties fo:font-style="normal" officeooo:rsid="0504da4e" style:font-style-asian="normal" style:font-style-complex="normal"/>
    </style:style>
    <style:style style:name="T546" style:family="text">
      <style:text-properties fo:font-style="normal" officeooo:rsid="053db22e" style:font-style-asian="normal" style:font-style-complex="normal"/>
    </style:style>
    <style:style style:name="T547" style:family="text">
      <style:text-properties fo:font-style="normal" officeooo:rsid="05683f26" style:font-style-asian="normal" style:font-style-complex="normal"/>
    </style:style>
    <style:style style:name="T548" style:family="text">
      <style:text-properties fo:font-style="normal" officeooo:rsid="056b8741" style:font-style-asian="normal" style:font-style-complex="normal"/>
    </style:style>
    <style:style style:name="T549" style:family="text">
      <style:text-properties fo:font-style="normal" officeooo:rsid="056cf284" style:font-style-asian="normal" style:font-style-complex="normal"/>
    </style:style>
    <style:style style:name="T550" style:family="text">
      <style:text-properties fo:font-style="normal" officeooo:rsid="056fa8a6" style:font-style-asian="normal" style:font-style-complex="normal"/>
    </style:style>
    <style:style style:name="T551" style:family="text">
      <style:text-properties fo:font-style="normal" officeooo:rsid="0570170d" style:font-style-asian="normal" style:font-style-complex="normal"/>
    </style:style>
    <style:style style:name="T552" style:family="text">
      <style:text-properties fo:font-style="normal" officeooo:rsid="059d8d94" style:font-style-asian="normal" style:font-style-complex="normal"/>
    </style:style>
    <style:style style:name="T553" style:family="text">
      <style:text-properties fo:font-style="normal" officeooo:rsid="059ff13b" style:font-style-asian="normal" style:font-style-complex="normal"/>
    </style:style>
    <style:style style:name="T554" style:family="text">
      <style:text-properties fo:font-style="normal" officeooo:rsid="05a1cb7f" style:font-style-asian="normal" style:font-style-complex="normal"/>
    </style:style>
    <style:style style:name="T555" style:family="text">
      <style:text-properties fo:font-style="normal" officeooo:rsid="05a3d8d5" style:font-style-asian="normal" style:font-style-complex="normal"/>
    </style:style>
    <style:style style:name="T556" style:family="text">
      <style:text-properties fo:font-style="normal" officeooo:rsid="05a40261" style:font-style-asian="normal" style:font-style-complex="normal"/>
    </style:style>
    <style:style style:name="T557" style:family="text">
      <style:text-properties fo:font-style="normal" officeooo:rsid="05da2b79" style:font-style-asian="normal" style:font-style-complex="normal"/>
    </style:style>
    <style:style style:name="T558" style:family="text">
      <style:text-properties fo:font-style="normal" officeooo:rsid="05da8895" style:font-style-asian="normal" style:font-style-complex="normal"/>
    </style:style>
    <style:style style:name="T559" style:family="text">
      <style:text-properties fo:font-style="normal" officeooo:rsid="05e22256" style:font-style-asian="normal" style:font-style-complex="normal"/>
    </style:style>
    <style:style style:name="T560" style:family="text">
      <style:text-properties fo:font-style="normal" officeooo:rsid="05e3102c" style:font-style-asian="normal" style:font-style-complex="normal"/>
    </style:style>
    <style:style style:name="T561" style:family="text">
      <style:text-properties fo:font-style="normal" officeooo:rsid="05e45edc" style:font-style-asian="normal" style:font-style-complex="normal"/>
    </style:style>
    <style:style style:name="T562" style:family="text">
      <style:text-properties fo:font-style="normal" officeooo:rsid="05e50beb" style:font-style-asian="normal" style:font-style-complex="normal"/>
    </style:style>
    <style:style style:name="T563" style:family="text">
      <style:text-properties fo:font-style="normal" officeooo:rsid="078f28b7" style:font-style-asian="normal" style:font-style-complex="normal"/>
    </style:style>
    <style:style style:name="T564" style:family="text">
      <style:text-properties fo:font-style="normal" officeooo:rsid="078fb976" style:font-style-asian="normal" style:font-style-complex="normal"/>
    </style:style>
    <style:style style:name="T565" style:family="text">
      <style:text-properties fo:font-style="normal" officeooo:rsid="0790c59b" style:font-style-asian="normal" style:font-style-complex="normal"/>
    </style:style>
    <style:style style:name="T566" style:family="text">
      <style:text-properties fo:font-style="normal" officeooo:rsid="0791ba54" style:font-style-asian="normal" style:font-style-complex="normal"/>
    </style:style>
    <style:style style:name="T567" style:family="text">
      <style:text-properties fo:font-style="normal" officeooo:rsid="0793e847" style:font-style-asian="normal" style:font-style-complex="normal"/>
    </style:style>
    <style:style style:name="T568" style:family="text">
      <style:text-properties fo:font-style="normal" officeooo:rsid="079c246d" style:font-style-asian="normal" style:font-style-complex="normal"/>
    </style:style>
    <style:style style:name="T569" style:family="text">
      <style:text-properties fo:font-style="normal" officeooo:rsid="07d2838d" style:font-style-asian="normal" style:font-style-complex="normal"/>
    </style:style>
    <style:style style:name="T570" style:family="text">
      <style:text-properties fo:font-style="normal" officeooo:rsid="083e05d9" style:font-style-asian="normal" style:font-style-complex="normal"/>
    </style:style>
    <style:style style:name="T571" style:family="text">
      <style:text-properties fo:font-style="normal" officeooo:rsid="083f7770" style:font-style-asian="normal" style:font-style-complex="normal"/>
    </style:style>
    <style:style style:name="T572" style:family="text">
      <style:text-properties fo:font-style="normal" officeooo:rsid="08e44599" style:font-style-asian="normal" style:font-style-complex="normal"/>
    </style:style>
    <style:style style:name="T573" style:family="text">
      <style:text-properties fo:font-style="normal" officeooo:rsid="001189d8" style:font-style-asian="normal" style:font-style-complex="normal"/>
    </style:style>
    <style:style style:name="T574" style:family="text">
      <style:text-properties fo:font-style="normal" officeooo:rsid="095f4d5e" style:font-style-asian="normal" style:font-style-complex="normal"/>
    </style:style>
    <style:style style:name="T575" style:family="text">
      <style:text-properties fo:font-style="normal" officeooo:rsid="09606694" style:font-style-asian="normal" style:font-style-complex="normal"/>
    </style:style>
    <style:style style:name="T576" style:family="text">
      <style:text-properties fo:font-style="normal" officeooo:rsid="097a11f3" style:font-style-asian="normal" style:font-style-complex="normal"/>
    </style:style>
    <style:style style:name="T577" style:family="text">
      <style:text-properties fo:font-style="normal" officeooo:rsid="09867d4c" style:font-style-asian="normal" style:font-style-complex="normal"/>
    </style:style>
    <style:style style:name="T578" style:family="text">
      <style:text-properties fo:font-style="normal" officeooo:rsid="09895dd6" style:font-style-asian="normal" style:font-style-complex="normal"/>
    </style:style>
    <style:style style:name="T579" style:family="text">
      <style:text-properties fo:font-style="normal" officeooo:rsid="035fa59c" style:font-style-asian="normal" style:font-style-complex="normal"/>
    </style:style>
    <style:style style:name="T580" style:family="text">
      <style:text-properties fo:font-style="normal" officeooo:rsid="001a1805" style:font-style-asian="normal" style:font-style-complex="normal"/>
    </style:style>
    <style:style style:name="T581" style:family="text">
      <style:text-properties fo:font-style="normal" officeooo:rsid="05d96b82" style:font-style-asian="normal" style:font-style-complex="normal"/>
    </style:style>
    <style:style style:name="T582" style:family="text">
      <style:text-properties fo:font-style="normal" officeooo:rsid="09a22231" style:font-style-asian="normal" style:font-style-complex="normal"/>
    </style:style>
    <style:style style:name="T583" style:family="text">
      <style:text-properties fo:font-style="normal" officeooo:rsid="0861b8ad" style:font-style-asian="normal" style:font-style-complex="normal"/>
    </style:style>
    <style:style style:name="T584" style:family="text">
      <style:text-properties fo:font-style="normal" officeooo:rsid="091bdce5" style:font-style-asian="normal" style:font-style-complex="normal"/>
    </style:style>
    <style:style style:name="T585" style:family="text">
      <style:text-properties fo:font-style="normal" officeooo:rsid="09feedb4" style:font-style-asian="normal" style:font-style-complex="normal"/>
    </style:style>
    <style:style style:name="T586" style:family="text">
      <style:text-properties fo:font-style="normal" officeooo:rsid="0a250bd4" style:font-style-asian="normal" style:font-style-complex="normal"/>
    </style:style>
    <style:style style:name="T587" style:family="text">
      <style:text-properties fo:font-style="normal" officeooo:rsid="0a52c7fc" style:font-style-asian="normal" style:font-style-complex="normal"/>
    </style:style>
    <style:style style:name="T588" style:family="text">
      <style:text-properties fo:font-style="normal" officeooo:rsid="0a8e314b" style:font-style-asian="normal" style:font-style-complex="normal"/>
    </style:style>
    <style:style style:name="T589" style:family="text">
      <style:text-properties fo:font-style="normal" officeooo:rsid="0a900921" style:font-style-asian="normal" style:font-style-complex="normal"/>
    </style:style>
    <style:style style:name="T590" style:family="text">
      <style:text-properties fo:font-style="normal" officeooo:rsid="0a9036ab" style:font-style-asian="normal" style:font-style-complex="normal"/>
    </style:style>
    <style:style style:name="T591" style:family="text">
      <style:text-properties fo:font-style="normal" officeooo:rsid="0a904048" style:font-style-asian="normal" style:font-style-complex="normal"/>
    </style:style>
    <style:style style:name="T592" style:family="text">
      <style:text-properties fo:font-style="normal" officeooo:rsid="0a9d76bc" style:font-style-asian="normal" style:font-style-complex="normal"/>
    </style:style>
    <style:style style:name="T593" style:family="text">
      <style:text-properties fo:font-style="normal" officeooo:rsid="0addfab2" style:font-style-asian="normal" style:font-style-complex="normal"/>
    </style:style>
    <style:style style:name="T594" style:family="text">
      <style:text-properties fo:font-style="normal" officeooo:rsid="0b18bd57" style:font-style-asian="normal" style:font-style-complex="normal"/>
    </style:style>
    <style:style style:name="T595" style:family="text">
      <style:text-properties fo:font-style="normal" officeooo:rsid="0b33512f" style:font-style-asian="normal" style:font-style-complex="normal"/>
    </style:style>
    <style:style style:name="T596" style:family="text">
      <style:text-properties fo:font-style="normal" officeooo:rsid="04c2dc65" style:font-style-asian="normal" style:font-style-complex="normal"/>
    </style:style>
    <style:style style:name="T597" style:family="text">
      <style:text-properties fo:font-style="normal" officeooo:rsid="0c2531b8" style:font-style-asian="normal" style:font-style-complex="normal"/>
    </style:style>
    <style:style style:name="T598" style:family="text">
      <style:text-properties fo:font-style="normal" officeooo:rsid="0c2c5ae4" style:font-style-asian="normal" style:font-style-complex="normal"/>
    </style:style>
    <style:style style:name="T599" style:family="text">
      <style:text-properties fo:font-style="normal" officeooo:rsid="0c2d61d0" style:font-style-asian="normal" style:font-style-complex="normal"/>
    </style:style>
    <style:style style:name="T600" style:family="text">
      <style:text-properties fo:font-style="normal" officeooo:rsid="0c2f4ceb" style:font-style-asian="normal" style:font-style-complex="normal"/>
    </style:style>
    <style:style style:name="T601" style:family="text">
      <style:text-properties fo:font-style="normal" officeooo:rsid="0c30efa9" style:font-style-asian="normal" style:font-style-complex="normal"/>
    </style:style>
    <style:style style:name="T602" style:family="text">
      <style:text-properties fo:font-style="normal" officeooo:rsid="0c32c406" style:font-style-asian="normal" style:font-style-complex="normal"/>
    </style:style>
    <style:style style:name="T603" style:family="text">
      <style:text-properties fo:font-style="normal" officeooo:rsid="0c3492f4" style:font-style-asian="normal" style:font-style-complex="normal"/>
    </style:style>
    <style:style style:name="T604" style:family="text">
      <style:text-properties fo:font-style="normal" officeooo:rsid="0c35270b" style:font-style-asian="normal" style:font-style-complex="normal"/>
    </style:style>
    <style:style style:name="T605" style:family="text">
      <style:text-properties fo:font-style="normal" officeooo:rsid="0c39ab99" style:font-style-asian="normal" style:font-style-complex="normal"/>
    </style:style>
    <style:style style:name="T606" style:family="text">
      <style:text-properties fo:font-style="normal" officeooo:rsid="0c3c049e" style:font-style-asian="normal" style:font-style-complex="normal"/>
    </style:style>
    <style:style style:name="T607" style:family="text">
      <style:text-properties fo:font-style="normal" officeooo:rsid="0ca0ec51" style:font-style-asian="normal" style:font-style-complex="normal"/>
    </style:style>
    <style:style style:name="T608" style:family="text">
      <style:text-properties fo:font-style="normal" officeooo:rsid="0ca3698a" style:font-style-asian="normal" style:font-style-complex="normal"/>
    </style:style>
    <style:style style:name="T609" style:family="text">
      <style:text-properties fo:font-style="normal" officeooo:rsid="0ca558e1" style:font-style-asian="normal" style:font-style-complex="normal"/>
    </style:style>
    <style:style style:name="T610" style:family="text">
      <style:text-properties fo:font-style="normal" officeooo:rsid="0cc168ba" style:font-style-asian="normal" style:font-style-complex="normal"/>
    </style:style>
    <style:style style:name="T611" style:family="text">
      <style:text-properties fo:font-style="normal" officeooo:rsid="0cc2c2fb" style:font-style-asian="normal" style:font-style-complex="normal"/>
    </style:style>
    <style:style style:name="T612" style:family="text">
      <style:text-properties fo:font-style="normal" officeooo:rsid="0cc4832f" style:font-style-asian="normal" style:font-style-complex="normal"/>
    </style:style>
    <style:style style:name="T613" style:family="text">
      <style:text-properties fo:font-style="normal" officeooo:rsid="0cc564a5" style:font-style-asian="normal" style:font-style-complex="normal"/>
    </style:style>
    <style:style style:name="T614" style:family="text">
      <style:text-properties fo:font-style="normal" officeooo:rsid="0cc6381f" style:font-style-asian="normal" style:font-style-complex="normal"/>
    </style:style>
    <style:style style:name="T615" style:family="text">
      <style:text-properties fo:font-style="normal" officeooo:rsid="0cc7fb08" style:font-style-asian="normal" style:font-style-complex="normal"/>
    </style:style>
    <style:style style:name="T616" style:family="text">
      <style:text-properties fo:font-style="normal" officeooo:rsid="0cc9b34f" style:font-style-asian="normal" style:font-style-complex="normal"/>
    </style:style>
    <style:style style:name="T617" style:family="text">
      <style:text-properties fo:font-style="normal" officeooo:rsid="0d2c88c2" style:font-style-asian="normal" style:font-style-complex="normal"/>
    </style:style>
    <style:style style:name="T618" style:family="text">
      <style:text-properties fo:font-style="normal" officeooo:rsid="0d2d7629" style:font-style-asian="normal" style:font-style-complex="normal"/>
    </style:style>
    <style:style style:name="T619" style:family="text">
      <style:text-properties fo:font-style="normal" officeooo:rsid="0d30bf4f" style:font-style-asian="normal" style:font-style-complex="normal"/>
    </style:style>
    <style:style style:name="T620" style:family="text">
      <style:text-properties fo:font-style="normal" officeooo:rsid="0d313a37" style:font-style-asian="normal" style:font-style-complex="normal"/>
    </style:style>
    <style:style style:name="T621" style:family="text">
      <style:text-properties fo:font-style="normal" officeooo:rsid="0d32c430" style:font-style-asian="normal" style:font-style-complex="normal"/>
    </style:style>
    <style:style style:name="T622" style:family="text">
      <style:text-properties fo:font-style="normal" officeooo:rsid="0d33def4" style:font-style-asian="normal" style:font-style-complex="normal"/>
    </style:style>
    <style:style style:name="T623" style:family="text">
      <style:text-properties fo:font-style="normal" officeooo:rsid="0d34daf7" style:font-style-asian="normal" style:font-style-complex="normal"/>
    </style:style>
    <style:style style:name="T624" style:family="text">
      <style:text-properties fo:font-style="normal" officeooo:rsid="0d355382" style:font-style-asian="normal" style:font-style-complex="normal"/>
    </style:style>
    <style:style style:name="T625" style:family="text">
      <style:text-properties fo:font-style="normal" officeooo:rsid="0d35f834" style:font-style-asian="normal" style:font-style-complex="normal"/>
    </style:style>
    <style:style style:name="T626" style:family="text">
      <style:text-properties fo:font-style="normal" officeooo:rsid="0d3da5af" style:font-style-asian="normal" style:font-style-complex="normal"/>
    </style:style>
    <style:style style:name="T627" style:family="text">
      <style:text-properties fo:font-style="normal" officeooo:rsid="0d438e68" style:font-style-asian="normal" style:font-style-complex="normal"/>
    </style:style>
    <style:style style:name="T628" style:family="text">
      <style:text-properties fo:font-style="normal" officeooo:rsid="0d75d8f1" style:font-style-asian="normal" style:font-style-complex="normal"/>
    </style:style>
    <style:style style:name="T629" style:family="text">
      <style:text-properties fo:font-style="normal" officeooo:rsid="0d76a499" style:font-style-asian="normal" style:font-style-complex="normal"/>
    </style:style>
    <style:style style:name="T630" style:family="text">
      <style:text-properties fo:font-style="normal" officeooo:rsid="0d788dd5" style:font-style-asian="normal" style:font-style-complex="normal"/>
    </style:style>
    <style:style style:name="T631" style:family="text">
      <style:text-properties fo:font-style="normal" officeooo:rsid="0d7a4ccc" style:font-style-asian="normal" style:font-style-complex="normal"/>
    </style:style>
    <style:style style:name="T632" style:family="text">
      <style:text-properties fo:font-style="normal" officeooo:rsid="0d81b496" style:font-style-asian="normal" style:font-style-complex="normal"/>
    </style:style>
    <style:style style:name="T633" style:family="text">
      <style:text-properties fo:font-style="normal" officeooo:rsid="0d82890f" style:font-style-asian="normal" style:font-style-complex="normal"/>
    </style:style>
    <style:style style:name="T634" style:family="text">
      <style:text-properties fo:font-style="normal" officeooo:rsid="0d90dd80" style:font-style-asian="normal" style:font-style-complex="normal"/>
    </style:style>
    <style:style style:name="T635" style:family="text">
      <style:text-properties fo:font-style="normal" officeooo:rsid="0daa3c5d" style:font-style-asian="normal" style:font-style-complex="normal"/>
    </style:style>
    <style:style style:name="T636" style:family="text">
      <style:text-properties fo:font-style="normal" officeooo:rsid="0dac2d00" style:font-style-asian="normal" style:font-style-complex="normal"/>
    </style:style>
    <style:style style:name="T637" style:family="text">
      <style:text-properties fo:font-style="normal" officeooo:rsid="0dad54bb" style:font-style-asian="normal" style:font-style-complex="normal"/>
    </style:style>
    <style:style style:name="T638" style:family="text">
      <style:text-properties fo:font-style="normal" officeooo:rsid="0de5bf90" style:font-style-asian="normal" style:font-style-complex="normal"/>
    </style:style>
    <style:style style:name="T639" style:family="text">
      <style:text-properties fo:font-style="normal" officeooo:rsid="0e299e92" style:font-style-asian="normal" style:font-style-complex="normal"/>
    </style:style>
    <style:style style:name="T640" style:family="text">
      <style:text-properties fo:font-style="normal" officeooo:rsid="0e84bc44" style:font-style-asian="normal" style:font-style-complex="normal"/>
    </style:style>
    <style:style style:name="T641" style:family="text">
      <style:text-properties fo:font-style="normal" officeooo:rsid="0e8f897e" style:font-style-asian="normal" style:font-style-complex="normal"/>
    </style:style>
    <style:style style:name="T642" style:family="text">
      <style:text-properties fo:font-style="normal" officeooo:rsid="0e90f368" style:font-style-asian="normal" style:font-style-complex="normal"/>
    </style:style>
    <style:style style:name="T643" style:family="text">
      <style:text-properties fo:font-style="normal" officeooo:rsid="0e9215f2" style:font-style-asian="normal" style:font-style-complex="normal"/>
    </style:style>
    <style:style style:name="T644" style:family="text">
      <style:text-properties fo:font-style="normal" officeooo:rsid="0e927292" style:font-style-asian="normal" style:font-style-complex="normal"/>
    </style:style>
    <style:style style:name="T645" style:family="text">
      <style:text-properties fo:font-style="normal" officeooo:rsid="0ec8052c" style:font-style-asian="normal" style:font-style-complex="normal"/>
    </style:style>
    <style:style style:name="T646" style:family="text">
      <style:text-properties fo:font-style="normal" officeooo:rsid="0ec93edc" style:font-style-asian="normal" style:font-style-complex="normal"/>
    </style:style>
    <style:style style:name="T647" style:family="text">
      <style:text-properties fo:font-style="normal" officeooo:rsid="0ecaf8c8" style:font-style-asian="normal" style:font-style-complex="normal"/>
    </style:style>
    <style:style style:name="T648" style:family="text">
      <style:text-properties fo:font-style="normal" officeooo:rsid="0ed5213b" style:font-style-asian="normal" style:font-style-complex="normal"/>
    </style:style>
    <style:style style:name="T649" style:family="text">
      <style:text-properties fo:font-style="normal" officeooo:rsid="0efe987d" style:font-style-asian="normal" style:font-style-complex="normal"/>
    </style:style>
    <style:style style:name="T650" style:family="text">
      <style:text-properties fo:font-style="normal" officeooo:rsid="0f5d4e64" style:font-style-asian="normal" style:font-style-complex="normal"/>
    </style:style>
    <style:style style:name="T651" style:family="text">
      <style:text-properties fo:font-style="normal" officeooo:rsid="0f747c11" style:font-style-asian="normal" style:font-style-complex="normal"/>
    </style:style>
    <style:style style:name="T652" style:family="text">
      <style:text-properties fo:font-style="normal" officeooo:rsid="04e6ade0" style:font-style-asian="normal" style:font-style-complex="normal"/>
    </style:style>
    <style:style style:name="T653" style:family="text">
      <style:text-properties fo:font-style="normal" fo:background-color="#ffffff" loext:char-shading-value="0" style:font-style-asian="normal" style:font-style-complex="normal"/>
    </style:style>
    <style:style style:name="T654" style:family="text">
      <style:text-properties fo:font-style="normal" officeooo:rsid="0504da4e" fo:background-color="#ffffff" loext:char-shading-value="0" style:font-style-asian="normal" style:font-style-complex="normal"/>
    </style:style>
    <style:style style:name="T655" style:family="text">
      <style:text-properties fo:font-style="normal" officeooo:rsid="0547465c" fo:background-color="#ffffff" loext:char-shading-value="0" style:font-style-asian="normal" style:font-style-complex="normal"/>
    </style:style>
    <style:style style:name="T656" style:family="text">
      <style:text-properties fo:font-style="normal" officeooo:rsid="052481e7" fo:background-color="#ffffff" loext:char-shading-value="0" style:font-style-asian="normal" style:font-style-complex="normal"/>
    </style:style>
    <style:style style:name="T657" style:family="text">
      <style:text-properties fo:font-style="normal" officeooo:rsid="0beabb11" fo:background-color="#ffffff" loext:char-shading-value="0" style:font-style-asian="normal" style:font-style-complex="normal"/>
    </style:style>
    <style:style style:name="T658" style:family="text">
      <style:text-properties fo:font-style="normal" officeooo:rsid="05edbd2c" fo:background-color="#ffffff" loext:char-shading-value="0" style:font-style-asian="normal" style:font-style-complex="normal"/>
    </style:style>
    <style:style style:name="T659" style:family="text">
      <style:text-properties fo:font-style="normal" officeooo:rsid="05efab57" fo:background-color="#ffffff" loext:char-shading-value="0" style:font-style-asian="normal" style:font-style-complex="normal"/>
    </style:style>
    <style:style style:name="T660" style:family="text">
      <style:text-properties fo:font-style="normal" officeooo:rsid="05f0be06" fo:background-color="#ffffff" loext:char-shading-value="0" style:font-style-asian="normal" style:font-style-complex="normal"/>
    </style:style>
    <style:style style:name="T661" style:family="text">
      <style:text-properties fo:font-style="normal" officeooo:rsid="05f0e8b0" fo:background-color="#ffffff" loext:char-shading-value="0" style:font-style-asian="normal" style:font-style-complex="normal"/>
    </style:style>
    <style:style style:name="T662" style:family="text">
      <style:text-properties fo:font-style="normal" officeooo:rsid="05f2d25f" fo:background-color="#ffffff" loext:char-shading-value="0" style:font-style-asian="normal" style:font-style-complex="normal"/>
    </style:style>
    <style:style style:name="T663" style:family="text">
      <style:text-properties fo:font-style="normal" officeooo:rsid="0570170d" fo:background-color="#ffffff" loext:char-shading-value="0" style:font-style-asian="normal" style:font-style-complex="normal"/>
    </style:style>
    <style:style style:name="T664" style:family="text">
      <style:text-properties fo:font-style="normal" officeooo:rsid="05a38f29" fo:background-color="#ffffff" loext:char-shading-value="0" style:font-style-asian="normal" style:font-style-complex="normal"/>
    </style:style>
    <style:style style:name="T665" style:family="text">
      <style:text-properties fo:font-style="normal" officeooo:rsid="05a47e30" fo:background-color="#ffffff" loext:char-shading-value="0" style:font-style-asian="normal" style:font-style-complex="normal"/>
    </style:style>
    <style:style style:name="T666" style:family="text">
      <style:text-properties fo:font-style="normal" officeooo:rsid="05a6c9db" fo:background-color="#ffffff" loext:char-shading-value="0" style:font-style-asian="normal" style:font-style-complex="normal"/>
    </style:style>
    <style:style style:name="T667" style:family="text">
      <style:text-properties fo:font-style="normal" officeooo:rsid="05a774a5" fo:background-color="#ffffff" loext:char-shading-value="0" style:font-style-asian="normal" style:font-style-complex="normal"/>
    </style:style>
    <style:style style:name="T668" style:family="text">
      <style:text-properties fo:font-style="normal" officeooo:rsid="05061412" fo:background-color="#ffffff" loext:char-shading-value="0" style:font-style-asian="normal" style:font-style-complex="normal"/>
    </style:style>
    <style:style style:name="T669" style:family="text">
      <style:text-properties fo:font-style="normal" officeooo:rsid="0509fa74" fo:background-color="#ffffff" loext:char-shading-value="0" style:font-style-asian="normal" style:font-style-complex="normal"/>
    </style:style>
    <style:style style:name="T670" style:family="text">
      <style:text-properties fo:font-style="normal" officeooo:rsid="050f7a26" fo:background-color="#ffffff" loext:char-shading-value="0" style:font-style-asian="normal" style:font-style-complex="normal"/>
    </style:style>
    <style:style style:name="T671" style:family="text">
      <style:text-properties fo:font-style="normal" officeooo:rsid="0515f4fa" fo:background-color="#ffffff" loext:char-shading-value="0" style:font-style-asian="normal" style:font-style-complex="normal"/>
    </style:style>
    <style:style style:name="T672" style:family="text">
      <style:text-properties fo:font-style="normal" officeooo:rsid="033b9d0f" fo:background-color="#ffffff" loext:char-shading-value="0" style:font-style-asian="normal" style:font-style-complex="normal"/>
    </style:style>
    <style:style style:name="T673" style:family="text">
      <style:text-properties fo:font-style="normal" officeooo:rsid="051e1454" fo:background-color="#ffffff" loext:char-shading-value="0" style:font-style-asian="normal" style:font-style-complex="normal"/>
    </style:style>
    <style:style style:name="T674" style:family="text">
      <style:text-properties fo:font-style="normal" officeooo:rsid="051ffd9f" fo:background-color="#ffffff" loext:char-shading-value="0" style:font-style-asian="normal" style:font-style-complex="normal"/>
    </style:style>
    <style:style style:name="T675" style:family="text">
      <style:text-properties fo:font-style="normal" officeooo:rsid="0520a17a" fo:background-color="#ffffff" loext:char-shading-value="0" style:font-style-asian="normal" style:font-style-complex="normal"/>
    </style:style>
    <style:style style:name="T676" style:family="text">
      <style:text-properties fo:font-style="normal" officeooo:rsid="0521f3a0" fo:background-color="#ffffff" loext:char-shading-value="0" style:font-style-asian="normal" style:font-style-complex="normal"/>
    </style:style>
    <style:style style:name="T677" style:family="text">
      <style:text-properties fo:font-style="normal" officeooo:rsid="05235c9f" fo:background-color="#ffffff" loext:char-shading-value="0" style:font-style-asian="normal" style:font-style-complex="normal"/>
    </style:style>
    <style:style style:name="T678" style:family="text">
      <style:text-properties fo:font-style="normal" officeooo:rsid="05319b49" fo:background-color="#ffffff" loext:char-shading-value="0" style:font-style-asian="normal" style:font-style-complex="normal"/>
    </style:style>
    <style:style style:name="T679" style:family="text">
      <style:text-properties fo:font-style="normal" officeooo:rsid="05334e5c" fo:background-color="#ffffff" loext:char-shading-value="0" style:font-style-asian="normal" style:font-style-complex="normal"/>
    </style:style>
    <style:style style:name="T680" style:family="text">
      <style:text-properties fo:font-style="normal" officeooo:rsid="05dd3272" fo:background-color="#ffffff" loext:char-shading-value="0" style:font-style-asian="normal" style:font-style-complex="normal"/>
    </style:style>
    <style:style style:name="T681" style:family="text">
      <style:text-properties fo:font-style="normal" officeooo:rsid="06306e6e" fo:background-color="#ffffff" loext:char-shading-value="0" style:font-style-asian="normal" style:font-style-complex="normal"/>
    </style:style>
    <style:style style:name="T682" style:family="text">
      <style:text-properties fo:font-style="normal" officeooo:rsid="067330cf" fo:background-color="#ffffff" loext:char-shading-value="0" style:font-style-asian="normal" style:font-style-complex="normal"/>
    </style:style>
    <style:style style:name="T683" style:family="text">
      <style:text-properties fo:font-style="normal" officeooo:rsid="06f8e2d0" fo:background-color="#ffffff" loext:char-shading-value="0" style:font-style-asian="normal" style:font-style-complex="normal"/>
    </style:style>
    <style:style style:name="T684" style:family="text">
      <style:text-properties fo:font-style="normal" officeooo:rsid="070fe54b" fo:background-color="#ffffff" loext:char-shading-value="0" style:font-style-asian="normal" style:font-style-complex="normal"/>
    </style:style>
    <style:style style:name="T685" style:family="text">
      <style:text-properties fo:font-style="normal" officeooo:rsid="071191ea" fo:background-color="#ffffff" loext:char-shading-value="0" style:font-style-asian="normal" style:font-style-complex="normal"/>
    </style:style>
    <style:style style:name="T686" style:family="text">
      <style:text-properties fo:font-style="normal" officeooo:rsid="09a552bb" fo:background-color="#ffffff" loext:char-shading-value="0" style:font-style-asian="normal" style:font-style-complex="normal"/>
    </style:style>
    <style:style style:name="T687" style:family="text">
      <style:text-properties fo:font-style="normal" officeooo:rsid="0a16ee55" fo:background-color="#ffffff" loext:char-shading-value="0" style:font-style-asian="normal" style:font-style-complex="normal"/>
    </style:style>
    <style:style style:name="T688" style:family="text">
      <style:text-properties fo:font-style="normal" officeooo:rsid="0a359964" fo:background-color="#ffffff" loext:char-shading-value="0" style:font-style-asian="normal" style:font-style-complex="normal"/>
    </style:style>
    <style:style style:name="T689" style:family="text">
      <style:text-properties fo:font-style="normal" officeooo:rsid="0a7c7f19" fo:background-color="#ffffff" loext:char-shading-value="0" style:font-style-asian="normal" style:font-style-complex="normal"/>
    </style:style>
    <style:style style:name="T690" style:family="text">
      <style:text-properties fo:font-style="normal" officeooo:rsid="0ca94846" fo:background-color="#ffffff" loext:char-shading-value="0" style:font-style-asian="normal" style:font-style-complex="normal"/>
    </style:style>
    <style:style style:name="T691" style:family="text">
      <style:text-properties fo:font-style="normal" officeooo:rsid="0caa107e" fo:background-color="#ffffff" loext:char-shading-value="0" style:font-style-asian="normal" style:font-style-complex="normal"/>
    </style:style>
    <style:style style:name="T692" style:family="text">
      <style:text-properties fo:font-style="normal" officeooo:rsid="0d7d8fd9" fo:background-color="#ffffff" loext:char-shading-value="0" style:font-style-asian="normal" style:font-style-complex="normal"/>
    </style:style>
    <style:style style:name="T693" style:family="text">
      <style:text-properties fo:font-style="normal" officeooo:rsid="0d7f2613" fo:background-color="#ffffff" loext:char-shading-value="0" style:font-style-asian="normal" style:font-style-complex="normal"/>
    </style:style>
    <style:style style:name="T694" style:family="text">
      <style:text-properties fo:font-style="normal" officeooo:rsid="0d7ff681" fo:background-color="#ffffff" loext:char-shading-value="0" style:font-style-asian="normal" style:font-style-complex="normal"/>
    </style:style>
    <style:style style:name="T695" style:family="text">
      <style:text-properties fo:font-style="normal" officeooo:rsid="0d8020ed" fo:background-color="#ffffff" loext:char-shading-value="0" style:font-style-asian="normal" style:font-style-complex="normal"/>
    </style:style>
    <style:style style:name="T696" style:family="text">
      <style:text-properties fo:font-style="normal" officeooo:rsid="0d80602f" fo:background-color="#ffffff" loext:char-shading-value="0" style:font-style-asian="normal" style:font-style-complex="normal"/>
    </style:style>
    <style:style style:name="T697" style:family="text">
      <style:text-properties fo:font-style="normal" officeooo:rsid="0edf4f28" fo:background-color="#ffffff" loext:char-shading-value="0" style:font-style-asian="normal" style:font-style-complex="normal"/>
    </style:style>
    <style:style style:name="T698" style:family="text">
      <style:text-properties fo:font-style="normal" officeooo:rsid="0843b76e" fo:background-color="#fff200" loext:char-shading-value="0" style:font-style-asian="normal" style:font-style-complex="normal"/>
    </style:style>
    <style:style style:name="T699" style:family="text">
      <style:text-properties fo:font-style="normal" officeooo:rsid="035fa59c" fo:background-color="#fff200" loext:char-shading-value="0" style:font-style-asian="normal" style:font-style-complex="normal"/>
    </style:style>
    <style:style style:name="T700" style:family="text">
      <style:text-properties fo:font-style="normal" fo:background-color="transparent" loext:char-shading-value="0" style:font-style-asian="normal" style:font-style-complex="normal"/>
    </style:style>
    <style:style style:name="T701" style:family="text">
      <style:text-properties fo:font-style="normal" officeooo:rsid="0200a812" fo:background-color="transparent" loext:char-shading-value="0" style:font-style-asian="normal" style:font-style-complex="normal"/>
    </style:style>
    <style:style style:name="T702" style:family="text">
      <style:text-properties fo:font-style="normal" officeooo:rsid="0223761f" fo:background-color="transparent" loext:char-shading-value="0" style:font-style-asian="normal" style:font-style-complex="normal"/>
    </style:style>
    <style:style style:name="T703" style:family="text">
      <style:text-properties fo:font-style="normal" officeooo:rsid="023df721" fo:background-color="transparent" loext:char-shading-value="0" style:font-style-asian="normal" style:font-style-complex="normal"/>
    </style:style>
    <style:style style:name="T704" style:family="text">
      <style:text-properties fo:font-style="normal" officeooo:rsid="0285fd7c" fo:background-color="transparent" loext:char-shading-value="0" style:font-style-asian="normal" style:font-style-complex="normal"/>
    </style:style>
    <style:style style:name="T705" style:family="text">
      <style:text-properties fo:font-style="normal" officeooo:rsid="02867ed1" fo:background-color="transparent" loext:char-shading-value="0" style:font-style-asian="normal" style:font-style-complex="normal"/>
    </style:style>
    <style:style style:name="T706" style:family="text">
      <style:text-properties fo:font-style="normal" officeooo:rsid="0321092d" fo:background-color="transparent" loext:char-shading-value="0" style:font-style-asian="normal" style:font-style-complex="normal"/>
    </style:style>
    <style:style style:name="T707" style:family="text">
      <style:text-properties fo:font-style="normal" officeooo:rsid="0321993b" fo:background-color="transparent" loext:char-shading-value="0" style:font-style-asian="normal" style:font-style-complex="normal"/>
    </style:style>
    <style:style style:name="T708" style:family="text">
      <style:text-properties fo:font-style="normal" officeooo:rsid="03230667" fo:background-color="transparent" loext:char-shading-value="0" style:font-style-asian="normal" style:font-style-complex="normal"/>
    </style:style>
    <style:style style:name="T709" style:family="text">
      <style:text-properties fo:font-style="normal" officeooo:rsid="0323c119" fo:background-color="transparent" loext:char-shading-value="0" style:font-style-asian="normal" style:font-style-complex="normal"/>
    </style:style>
    <style:style style:name="T710" style:family="text">
      <style:text-properties fo:font-style="normal" officeooo:rsid="0325aad7" fo:background-color="transparent" loext:char-shading-value="0" style:font-style-asian="normal" style:font-style-complex="normal"/>
    </style:style>
    <style:style style:name="T711" style:family="text">
      <style:text-properties fo:font-style="normal" officeooo:rsid="035cbc0b" fo:background-color="transparent" loext:char-shading-value="0" style:font-style-asian="normal" style:font-style-complex="normal"/>
    </style:style>
    <style:style style:name="T712" style:family="text">
      <style:text-properties fo:font-style="normal" officeooo:rsid="036116b2" fo:background-color="transparent" loext:char-shading-value="0" style:font-style-asian="normal" style:font-style-complex="normal"/>
    </style:style>
    <style:style style:name="T713" style:family="text">
      <style:text-properties fo:font-style="normal" officeooo:rsid="03d817f5" fo:background-color="transparent" loext:char-shading-value="0" style:font-style-asian="normal" style:font-style-complex="normal"/>
    </style:style>
    <style:style style:name="T714" style:family="text">
      <style:text-properties fo:font-style="normal" officeooo:rsid="0428d976" fo:background-color="transparent" loext:char-shading-value="0" style:font-style-asian="normal" style:font-style-complex="normal"/>
    </style:style>
    <style:style style:name="T715" style:family="text">
      <style:text-properties fo:font-style="normal" officeooo:rsid="042a4bba" fo:background-color="transparent" loext:char-shading-value="0" style:font-style-asian="normal" style:font-style-complex="normal"/>
    </style:style>
    <style:style style:name="T716" style:family="text">
      <style:text-properties fo:font-style="normal" officeooo:rsid="042b7bf0" fo:background-color="transparent" loext:char-shading-value="0" style:font-style-asian="normal" style:font-style-complex="normal"/>
    </style:style>
    <style:style style:name="T717" style:family="text">
      <style:text-properties fo:font-style="normal" officeooo:rsid="04bcbacf" fo:background-color="transparent" loext:char-shading-value="0" style:font-style-asian="normal" style:font-style-complex="normal"/>
    </style:style>
    <style:style style:name="T718" style:family="text">
      <style:text-properties fo:font-style="normal" officeooo:rsid="04bdd321" fo:background-color="transparent" loext:char-shading-value="0" style:font-style-asian="normal" style:font-style-complex="normal"/>
    </style:style>
    <style:style style:name="T719" style:family="text">
      <style:text-properties fo:font-style="normal" officeooo:rsid="04ceaf31" fo:background-color="transparent" loext:char-shading-value="0" style:font-style-asian="normal" style:font-style-complex="normal"/>
    </style:style>
    <style:style style:name="T720" style:family="text">
      <style:text-properties fo:font-style="normal" officeooo:rsid="04ed29d1" fo:background-color="transparent" loext:char-shading-value="0" style:font-style-asian="normal" style:font-style-complex="normal"/>
    </style:style>
    <style:style style:name="T721" style:family="text">
      <style:text-properties fo:font-style="normal" officeooo:rsid="04ef038b" fo:background-color="transparent" loext:char-shading-value="0" style:font-style-asian="normal" style:font-style-complex="normal"/>
    </style:style>
    <style:style style:name="T722" style:family="text">
      <style:text-properties fo:font-style="normal" officeooo:rsid="04c30578" fo:background-color="transparent" loext:char-shading-value="0" style:font-style-asian="normal" style:font-style-complex="normal"/>
    </style:style>
    <style:style style:name="T723" style:family="text">
      <style:text-properties fo:font-style="normal" officeooo:rsid="04fbef27" fo:background-color="transparent" loext:char-shading-value="0" style:font-style-asian="normal" style:font-style-complex="normal"/>
    </style:style>
    <style:style style:name="T724" style:family="text">
      <style:text-properties fo:font-style="normal" officeooo:rsid="04fcdcbe" fo:background-color="transparent" loext:char-shading-value="0" style:font-style-asian="normal" style:font-style-complex="normal"/>
    </style:style>
    <style:style style:name="T725" style:family="text">
      <style:text-properties fo:font-style="normal" officeooo:rsid="04fd5552" fo:background-color="transparent" loext:char-shading-value="0" style:font-style-asian="normal" style:font-style-complex="normal"/>
    </style:style>
    <style:style style:name="T726" style:family="text">
      <style:text-properties fo:font-style="normal" officeooo:rsid="0502302e" fo:background-color="transparent" loext:char-shading-value="0" style:font-style-asian="normal" style:font-style-complex="normal"/>
    </style:style>
    <style:style style:name="T727" style:family="text">
      <style:text-properties fo:font-style="normal" officeooo:rsid="054a81a6" fo:background-color="transparent" loext:char-shading-value="0" style:font-style-asian="normal" style:font-style-complex="normal"/>
    </style:style>
    <style:style style:name="T728" style:family="text">
      <style:text-properties fo:font-style="normal" officeooo:rsid="04f0ff13" fo:background-color="transparent" loext:char-shading-value="0" style:font-style-asian="normal" style:font-style-complex="normal"/>
    </style:style>
    <style:style style:name="T729" style:family="text">
      <style:text-properties fo:font-style="normal" officeooo:rsid="054e0160" fo:background-color="transparent" loext:char-shading-value="0" style:font-style-asian="normal" style:font-style-complex="normal"/>
    </style:style>
    <style:style style:name="T730" style:family="text">
      <style:text-properties fo:font-style="normal" officeooo:rsid="054f4922" fo:background-color="transparent" loext:char-shading-value="0" style:font-style-asian="normal" style:font-style-complex="normal"/>
    </style:style>
    <style:style style:name="T731" style:family="text">
      <style:text-properties fo:font-style="normal" officeooo:rsid="05500cbe" fo:background-color="transparent" loext:char-shading-value="0" style:font-style-asian="normal" style:font-style-complex="normal"/>
    </style:style>
    <style:style style:name="T732" style:family="text">
      <style:text-properties fo:font-style="normal" officeooo:rsid="05542d22" fo:background-color="transparent" loext:char-shading-value="0" style:font-style-asian="normal" style:font-style-complex="normal"/>
    </style:style>
    <style:style style:name="T733" style:family="text">
      <style:text-properties fo:font-style="normal" officeooo:rsid="05560f5f" fo:background-color="transparent" loext:char-shading-value="0" style:font-style-asian="normal" style:font-style-complex="normal"/>
    </style:style>
    <style:style style:name="T734" style:family="text">
      <style:text-properties fo:font-style="normal" officeooo:rsid="05573b26" fo:background-color="transparent" loext:char-shading-value="0" style:font-style-asian="normal" style:font-style-complex="normal"/>
    </style:style>
    <style:style style:name="T735" style:family="text">
      <style:text-properties fo:font-style="normal" officeooo:rsid="05ccd08d" fo:background-color="transparent" loext:char-shading-value="0" style:font-style-asian="normal" style:font-style-complex="normal"/>
    </style:style>
    <style:style style:name="T736" style:family="text">
      <style:text-properties fo:font-style="normal" officeooo:rsid="060abd53" fo:background-color="transparent" loext:char-shading-value="0" style:font-style-asian="normal" style:font-style-complex="normal"/>
    </style:style>
    <style:style style:name="T737" style:family="text">
      <style:text-properties fo:font-style="normal" officeooo:rsid="060b3463" fo:background-color="transparent" loext:char-shading-value="0" style:font-style-asian="normal" style:font-style-complex="normal"/>
    </style:style>
    <style:style style:name="T738" style:family="text">
      <style:text-properties fo:font-style="normal" officeooo:rsid="060cfadb" fo:background-color="transparent" loext:char-shading-value="0" style:font-style-asian="normal" style:font-style-complex="normal"/>
    </style:style>
    <style:style style:name="T739" style:family="text">
      <style:text-properties fo:font-style="normal" officeooo:rsid="0657386c" fo:background-color="transparent" loext:char-shading-value="0" style:font-style-asian="normal" style:font-style-complex="normal"/>
    </style:style>
    <style:style style:name="T740" style:family="text">
      <style:text-properties fo:font-style="normal" officeooo:rsid="07e8694d" fo:background-color="transparent" loext:char-shading-value="0" style:font-style-asian="normal" style:font-style-complex="normal"/>
    </style:style>
    <style:style style:name="T741" style:family="text">
      <style:text-properties fo:font-style="normal" officeooo:rsid="07ebb981" fo:background-color="transparent" loext:char-shading-value="0" style:font-style-asian="normal" style:font-style-complex="normal"/>
    </style:style>
    <style:style style:name="T742" style:family="text">
      <style:text-properties fo:font-style="normal" officeooo:rsid="07ed4c5c" fo:background-color="transparent" loext:char-shading-value="0" style:font-style-asian="normal" style:font-style-complex="normal"/>
    </style:style>
    <style:style style:name="T743" style:family="text">
      <style:text-properties fo:font-style="normal" officeooo:rsid="07f2edd9" fo:background-color="transparent" loext:char-shading-value="0" style:font-style-asian="normal" style:font-style-complex="normal"/>
    </style:style>
    <style:style style:name="T744" style:family="text">
      <style:text-properties fo:font-style="normal" officeooo:rsid="07cfd6f0" fo:background-color="transparent" loext:char-shading-value="0" style:font-style-asian="normal" style:font-style-complex="normal"/>
    </style:style>
    <style:style style:name="T745" style:family="text">
      <style:text-properties fo:font-style="normal" officeooo:rsid="0830ee86" fo:background-color="transparent" loext:char-shading-value="0" style:font-style-asian="normal" style:font-style-complex="normal"/>
    </style:style>
    <style:style style:name="T746" style:family="text">
      <style:text-properties fo:font-style="normal" officeooo:rsid="0831bc34" fo:background-color="transparent" loext:char-shading-value="0" style:font-style-asian="normal" style:font-style-complex="normal"/>
    </style:style>
    <style:style style:name="T747" style:family="text">
      <style:text-properties fo:font-style="normal" officeooo:rsid="0834a898" fo:background-color="transparent" loext:char-shading-value="0" style:font-style-asian="normal" style:font-style-complex="normal"/>
    </style:style>
    <style:style style:name="T748" style:family="text">
      <style:text-properties fo:font-style="normal" officeooo:rsid="0834ec15" fo:background-color="transparent" loext:char-shading-value="0" style:font-style-asian="normal" style:font-style-complex="normal"/>
    </style:style>
    <style:style style:name="T749" style:family="text">
      <style:text-properties fo:font-style="normal" officeooo:rsid="08390c76" fo:background-color="transparent" loext:char-shading-value="0" style:font-style-asian="normal" style:font-style-complex="normal"/>
    </style:style>
    <style:style style:name="T750" style:family="text">
      <style:text-properties fo:font-style="normal" officeooo:rsid="083ccacd" fo:background-color="transparent" loext:char-shading-value="0" style:font-style-asian="normal" style:font-style-complex="normal"/>
    </style:style>
    <style:style style:name="T751" style:family="text">
      <style:text-properties fo:font-style="normal" officeooo:rsid="083de72e" fo:background-color="transparent" loext:char-shading-value="0" style:font-style-asian="normal" style:font-style-complex="normal"/>
    </style:style>
    <style:style style:name="T752" style:family="text">
      <style:text-properties fo:font-style="normal" officeooo:rsid="083e05d9" fo:background-color="transparent" loext:char-shading-value="0" style:font-style-asian="normal" style:font-style-complex="normal"/>
    </style:style>
    <style:style style:name="T753" style:family="text">
      <style:text-properties fo:font-style="normal" officeooo:rsid="08402541" fo:background-color="transparent" loext:char-shading-value="0" style:font-style-asian="normal" style:font-style-complex="normal"/>
    </style:style>
    <style:style style:name="T754" style:family="text">
      <style:text-properties fo:font-style="normal" officeooo:rsid="0843b76e" fo:background-color="transparent" loext:char-shading-value="0" style:font-style-asian="normal" style:font-style-complex="normal"/>
    </style:style>
    <style:style style:name="T755" style:family="text">
      <style:text-properties fo:font-style="normal" officeooo:rsid="08445469" fo:background-color="transparent" loext:char-shading-value="0" style:font-style-asian="normal" style:font-style-complex="normal"/>
    </style:style>
    <style:style style:name="T756" style:family="text">
      <style:text-properties fo:font-style="normal" officeooo:rsid="08462d12" fo:background-color="transparent" loext:char-shading-value="0" style:font-style-asian="normal" style:font-style-complex="normal"/>
    </style:style>
    <style:style style:name="T757" style:family="text">
      <style:text-properties fo:font-style="normal" officeooo:rsid="084649cc" fo:background-color="transparent" loext:char-shading-value="0" style:font-style-asian="normal" style:font-style-complex="normal"/>
    </style:style>
    <style:style style:name="T758" style:family="text">
      <style:text-properties fo:font-style="normal" officeooo:rsid="084716bd" fo:background-color="transparent" loext:char-shading-value="0" style:font-style-asian="normal" style:font-style-complex="normal"/>
    </style:style>
    <style:style style:name="T759" style:family="text">
      <style:text-properties fo:font-style="normal" officeooo:rsid="08484e64" fo:background-color="transparent" loext:char-shading-value="0" style:font-style-asian="normal" style:font-style-complex="normal"/>
    </style:style>
    <style:style style:name="T760" style:family="text">
      <style:text-properties fo:font-style="normal" officeooo:rsid="08489681" fo:background-color="transparent" loext:char-shading-value="0" style:font-style-asian="normal" style:font-style-complex="normal"/>
    </style:style>
    <style:style style:name="T761" style:family="text">
      <style:text-properties fo:font-style="normal" officeooo:rsid="08638c01" fo:background-color="transparent" loext:char-shading-value="0" style:font-style-asian="normal" style:font-style-complex="normal"/>
    </style:style>
    <style:style style:name="T762" style:family="text">
      <style:text-properties fo:font-style="normal" officeooo:rsid="0869ce85" fo:background-color="transparent" loext:char-shading-value="0" style:font-style-asian="normal" style:font-style-complex="normal"/>
    </style:style>
    <style:style style:name="T763" style:family="text">
      <style:text-properties fo:font-style="normal" officeooo:rsid="046a48d9" fo:background-color="transparent" loext:char-shading-value="0" style:font-style-asian="normal" style:font-style-complex="normal"/>
    </style:style>
    <style:style style:name="T764" style:family="text">
      <style:text-properties fo:font-style="normal" officeooo:rsid="087718d6" fo:background-color="transparent" loext:char-shading-value="0" style:font-style-asian="normal" style:font-style-complex="normal"/>
    </style:style>
    <style:style style:name="T765" style:family="text">
      <style:text-properties fo:font-style="normal" officeooo:rsid="08ad6e13" fo:background-color="transparent" loext:char-shading-value="0" style:font-style-asian="normal" style:font-style-complex="normal"/>
    </style:style>
    <style:style style:name="T766" style:family="text">
      <style:text-properties fo:font-style="normal" officeooo:rsid="08e8b80a" fo:background-color="transparent" loext:char-shading-value="0" style:font-style-asian="normal" style:font-style-complex="normal"/>
    </style:style>
    <style:style style:name="T767" style:family="text">
      <style:text-properties fo:font-style="normal" officeooo:rsid="08d0069c" fo:background-color="transparent" loext:char-shading-value="0" style:font-style-asian="normal" style:font-style-complex="normal"/>
    </style:style>
    <style:style style:name="T768" style:family="text">
      <style:text-properties fo:font-style="normal" officeooo:rsid="033b9d0f" fo:background-color="transparent" loext:char-shading-value="0" style:font-style-asian="normal" style:font-style-complex="normal"/>
    </style:style>
    <style:style style:name="T769" style:family="text">
      <style:text-properties fo:font-style="normal" officeooo:rsid="08e8ce7d" fo:background-color="transparent" loext:char-shading-value="0" style:font-style-asian="normal" style:font-style-complex="normal"/>
    </style:style>
    <style:style style:name="T770" style:family="text">
      <style:text-properties fo:font-style="normal" officeooo:rsid="0320f3d6" fo:background-color="transparent" loext:char-shading-value="0" style:font-style-asian="normal" style:font-style-complex="normal"/>
    </style:style>
    <style:style style:name="T771" style:family="text">
      <style:text-properties fo:font-style="normal" officeooo:rsid="05e8c2b9" fo:background-color="transparent" loext:char-shading-value="0" style:font-style-asian="normal" style:font-style-complex="normal"/>
    </style:style>
    <style:style style:name="T772" style:family="text">
      <style:text-properties fo:font-style="normal" officeooo:rsid="060674b9" fo:background-color="transparent" loext:char-shading-value="0" style:font-style-asian="normal" style:font-style-complex="normal"/>
    </style:style>
    <style:style style:name="T773" style:family="text">
      <style:text-properties fo:font-style="normal" officeooo:rsid="061c6acd" fo:background-color="transparent" loext:char-shading-value="0" style:font-style-asian="normal" style:font-style-complex="normal"/>
    </style:style>
    <style:style style:name="T774" style:family="text">
      <style:text-properties fo:font-style="normal" officeooo:rsid="09c1be63" fo:background-color="transparent" loext:char-shading-value="0" style:font-style-asian="normal" style:font-style-complex="normal"/>
    </style:style>
    <style:style style:name="T775" style:family="text">
      <style:text-properties fo:font-style="normal" officeooo:rsid="09ce8af3" fo:background-color="transparent" loext:char-shading-value="0" style:font-style-asian="normal" style:font-style-complex="normal"/>
    </style:style>
    <style:style style:name="T776" style:family="text">
      <style:text-properties fo:font-style="normal" officeooo:rsid="09d02fda" fo:background-color="transparent" loext:char-shading-value="0" style:font-style-asian="normal" style:font-style-complex="normal"/>
    </style:style>
    <style:style style:name="T777" style:family="text">
      <style:text-properties fo:font-style="normal" officeooo:rsid="08c55339" fo:background-color="transparent" loext:char-shading-value="0" style:font-style-asian="normal" style:font-style-complex="normal"/>
    </style:style>
    <style:style style:name="T778" style:family="text">
      <style:text-properties fo:font-style="normal" officeooo:rsid="0a1bf99b" fo:background-color="transparent" loext:char-shading-value="0" style:font-style-asian="normal" style:font-style-complex="normal"/>
    </style:style>
    <style:style style:name="T779" style:family="text">
      <style:text-properties fo:font-style="normal" officeooo:rsid="0a4ef623" fo:background-color="transparent" loext:char-shading-value="0" style:font-style-asian="normal" style:font-style-complex="normal"/>
    </style:style>
    <style:style style:name="T780" style:family="text">
      <style:text-properties fo:font-style="normal" officeooo:rsid="0a535eb2" fo:background-color="transparent" loext:char-shading-value="0" style:font-style-asian="normal" style:font-style-complex="normal"/>
    </style:style>
    <style:style style:name="T781" style:family="text">
      <style:text-properties fo:font-style="normal" officeooo:rsid="0addfab2" fo:background-color="transparent" loext:char-shading-value="0" style:font-style-asian="normal" style:font-style-complex="normal"/>
    </style:style>
    <style:style style:name="T782" style:family="text">
      <style:text-properties fo:font-style="normal" officeooo:rsid="0adeb8d0" fo:background-color="transparent" loext:char-shading-value="0" style:font-style-asian="normal" style:font-style-complex="normal"/>
    </style:style>
    <style:style style:name="T783" style:family="text">
      <style:text-properties fo:font-style="normal" officeooo:rsid="0adf7558" fo:background-color="transparent" loext:char-shading-value="0" style:font-style-asian="normal" style:font-style-complex="normal"/>
    </style:style>
    <style:style style:name="T784" style:family="text">
      <style:text-properties fo:font-style="normal" officeooo:rsid="0ae0e10b" fo:background-color="transparent" loext:char-shading-value="0" style:font-style-asian="normal" style:font-style-complex="normal"/>
    </style:style>
    <style:style style:name="T785" style:family="text">
      <style:text-properties fo:font-style="normal" officeooo:rsid="0ae1b8aa" fo:background-color="transparent" loext:char-shading-value="0" style:font-style-asian="normal" style:font-style-complex="normal"/>
    </style:style>
    <style:style style:name="T786" style:family="text">
      <style:text-properties fo:font-style="normal" officeooo:rsid="0ae2419c" fo:background-color="transparent" loext:char-shading-value="0" style:font-style-asian="normal" style:font-style-complex="normal"/>
    </style:style>
    <style:style style:name="T787" style:family="text">
      <style:text-properties fo:font-style="normal" officeooo:rsid="0ae2b9a5" fo:background-color="transparent" loext:char-shading-value="0" style:font-style-asian="normal" style:font-style-complex="normal"/>
    </style:style>
    <style:style style:name="T788" style:family="text">
      <style:text-properties fo:font-style="normal" officeooo:rsid="0ae42b2b" fo:background-color="transparent" loext:char-shading-value="0" style:font-style-asian="normal" style:font-style-complex="normal"/>
    </style:style>
    <style:style style:name="T789" style:family="text">
      <style:text-properties fo:font-style="normal" officeooo:rsid="0ae46fff" fo:background-color="transparent" loext:char-shading-value="0" style:font-style-asian="normal" style:font-style-complex="normal"/>
    </style:style>
    <style:style style:name="T790" style:family="text">
      <style:text-properties fo:font-style="normal" officeooo:rsid="0ae54370" fo:background-color="transparent" loext:char-shading-value="0" style:font-style-asian="normal" style:font-style-complex="normal"/>
    </style:style>
    <style:style style:name="T791" style:family="text">
      <style:text-properties fo:font-style="normal" officeooo:rsid="0aea64cd" fo:background-color="transparent" loext:char-shading-value="0" style:font-style-asian="normal" style:font-style-complex="normal"/>
    </style:style>
    <style:style style:name="T792" style:family="text">
      <style:text-properties fo:font-style="normal" officeooo:rsid="0aeb4a35" fo:background-color="transparent" loext:char-shading-value="0" style:font-style-asian="normal" style:font-style-complex="normal"/>
    </style:style>
    <style:style style:name="T793" style:family="text">
      <style:text-properties fo:font-style="normal" officeooo:rsid="0aec9aae" fo:background-color="transparent" loext:char-shading-value="0" style:font-style-asian="normal" style:font-style-complex="normal"/>
    </style:style>
    <style:style style:name="T794" style:family="text">
      <style:text-properties fo:font-style="normal" officeooo:rsid="0aedaee3" fo:background-color="transparent" loext:char-shading-value="0" style:font-style-asian="normal" style:font-style-complex="normal"/>
    </style:style>
    <style:style style:name="T795" style:family="text">
      <style:text-properties fo:font-style="normal" officeooo:rsid="0aef9f1c" fo:background-color="transparent" loext:char-shading-value="0" style:font-style-asian="normal" style:font-style-complex="normal"/>
    </style:style>
    <style:style style:name="T796" style:family="text">
      <style:text-properties fo:font-style="normal" officeooo:rsid="0aefb6fd" fo:background-color="transparent" loext:char-shading-value="0" style:font-style-asian="normal" style:font-style-complex="normal"/>
    </style:style>
    <style:style style:name="T797" style:family="text">
      <style:text-properties fo:font-style="normal" officeooo:rsid="0af17562" fo:background-color="transparent" loext:char-shading-value="0" style:font-style-asian="normal" style:font-style-complex="normal"/>
    </style:style>
    <style:style style:name="T798" style:family="text">
      <style:text-properties fo:font-style="normal" officeooo:rsid="0af2d10b" fo:background-color="transparent" loext:char-shading-value="0" style:font-style-asian="normal" style:font-style-complex="normal"/>
    </style:style>
    <style:style style:name="T799" style:family="text">
      <style:text-properties fo:font-style="normal" officeooo:rsid="0af5bb7b" fo:background-color="transparent" loext:char-shading-value="0" style:font-style-asian="normal" style:font-style-complex="normal"/>
    </style:style>
    <style:style style:name="T800" style:family="text">
      <style:text-properties fo:font-style="normal" officeooo:rsid="0af8922b" fo:background-color="transparent" loext:char-shading-value="0" style:font-style-asian="normal" style:font-style-complex="normal"/>
    </style:style>
    <style:style style:name="T801" style:family="text">
      <style:text-properties fo:font-style="normal" officeooo:rsid="0af97bfb" fo:background-color="transparent" loext:char-shading-value="0" style:font-style-asian="normal" style:font-style-complex="normal"/>
    </style:style>
    <style:style style:name="T802" style:family="text">
      <style:text-properties fo:font-style="normal" officeooo:rsid="0af9ab4f" fo:background-color="transparent" loext:char-shading-value="0" style:font-style-asian="normal" style:font-style-complex="normal"/>
    </style:style>
    <style:style style:name="T803" style:family="text">
      <style:text-properties fo:font-style="normal" officeooo:rsid="0afa816f" fo:background-color="transparent" loext:char-shading-value="0" style:font-style-asian="normal" style:font-style-complex="normal"/>
    </style:style>
    <style:style style:name="T804" style:family="text">
      <style:text-properties fo:font-style="normal" officeooo:rsid="0afb1ecd" fo:background-color="transparent" loext:char-shading-value="0" style:font-style-asian="normal" style:font-style-complex="normal"/>
    </style:style>
    <style:style style:name="T805" style:family="text">
      <style:text-properties fo:font-style="normal" officeooo:rsid="0afd0646" fo:background-color="transparent" loext:char-shading-value="0" style:font-style-asian="normal" style:font-style-complex="normal"/>
    </style:style>
    <style:style style:name="T806" style:family="text">
      <style:text-properties fo:font-style="normal" officeooo:rsid="0b23243e" fo:background-color="transparent" loext:char-shading-value="0" style:font-style-asian="normal" style:font-style-complex="normal"/>
    </style:style>
    <style:style style:name="T807" style:family="text">
      <style:text-properties fo:font-style="normal" officeooo:rsid="0b300b79" fo:background-color="transparent" loext:char-shading-value="0" style:font-style-asian="normal" style:font-style-complex="normal"/>
    </style:style>
    <style:style style:name="T808" style:family="text">
      <style:text-properties fo:font-style="normal" officeooo:rsid="01fb63b3" fo:background-color="transparent" loext:char-shading-value="0" style:font-style-asian="normal" style:font-style-complex="normal"/>
    </style:style>
    <style:style style:name="T809" style:family="text">
      <style:text-properties fo:font-style="normal" officeooo:rsid="0bb29811" fo:background-color="transparent" loext:char-shading-value="0" style:font-style-asian="normal" style:font-style-complex="normal"/>
    </style:style>
    <style:style style:name="T810" style:family="text">
      <style:text-properties fo:font-style="normal" officeooo:rsid="0a9c8431" fo:background-color="transparent" loext:char-shading-value="0" style:font-style-asian="normal" style:font-style-complex="normal"/>
    </style:style>
    <style:style style:name="T811" style:family="text">
      <style:text-properties fo:font-style="normal" officeooo:rsid="0bd927d9" fo:background-color="transparent" loext:char-shading-value="0" style:font-style-asian="normal" style:font-style-complex="normal"/>
    </style:style>
    <style:style style:name="T812" style:family="text">
      <style:text-properties fo:font-style="normal" officeooo:rsid="03ef5e5e" fo:background-color="transparent" loext:char-shading-value="0" style:font-style-asian="normal" style:font-style-complex="normal"/>
    </style:style>
    <style:style style:name="T813" style:family="text">
      <style:text-properties fo:font-style="normal" officeooo:rsid="0a9d76bc" fo:background-color="transparent" loext:char-shading-value="0" style:font-style-asian="normal" style:font-style-complex="normal"/>
    </style:style>
    <style:style style:name="T814" style:family="text">
      <style:text-properties fo:font-style="normal" officeooo:rsid="03f151d7" fo:background-color="transparent" loext:char-shading-value="0" style:font-style-asian="normal" style:font-style-complex="normal"/>
    </style:style>
    <style:style style:name="T815" style:family="text">
      <style:text-properties fo:font-style="normal" officeooo:rsid="0a9f5746" fo:background-color="transparent" loext:char-shading-value="0" style:font-style-asian="normal" style:font-style-complex="normal"/>
    </style:style>
    <style:style style:name="T816" style:family="text">
      <style:text-properties fo:font-style="normal" officeooo:rsid="0be7ad9f" fo:background-color="transparent" loext:char-shading-value="0" style:font-style-asian="normal" style:font-style-complex="normal"/>
    </style:style>
    <style:style style:name="T817" style:family="text">
      <style:text-properties fo:font-style="normal" officeooo:rsid="0aa0d27b" fo:background-color="transparent" loext:char-shading-value="0" style:font-style-asian="normal" style:font-style-complex="normal"/>
    </style:style>
    <style:style style:name="T818" style:family="text">
      <style:text-properties fo:font-style="normal" officeooo:rsid="09a84f57" fo:background-color="transparent" loext:char-shading-value="0" style:font-style-asian="normal" style:font-style-complex="normal"/>
    </style:style>
    <style:style style:name="T819" style:family="text">
      <style:text-properties fo:font-style="normal" officeooo:rsid="0aabff19" fo:background-color="transparent" loext:char-shading-value="0" style:font-style-asian="normal" style:font-style-complex="normal"/>
    </style:style>
    <style:style style:name="T820" style:family="text">
      <style:text-properties fo:font-style="normal" officeooo:rsid="0aa81c92" fo:background-color="transparent" loext:char-shading-value="0" style:font-style-asian="normal" style:font-style-complex="normal"/>
    </style:style>
    <style:style style:name="T821" style:family="text">
      <style:text-properties fo:font-style="normal" officeooo:rsid="0c28a4c3" fo:background-color="transparent" loext:char-shading-value="0" style:font-style-asian="normal" style:font-style-complex="normal"/>
    </style:style>
    <style:style style:name="T822" style:family="text">
      <style:text-properties fo:font-style="normal" officeooo:rsid="0c271f39" fo:background-color="transparent" loext:char-shading-value="0" style:font-style-asian="normal" style:font-style-complex="normal"/>
    </style:style>
    <style:style style:name="T823" style:family="text">
      <style:text-properties fo:font-style="normal" officeooo:rsid="0c2a75bc" fo:background-color="transparent" loext:char-shading-value="0" style:font-style-asian="normal" style:font-style-complex="normal"/>
    </style:style>
    <style:style style:name="T824" style:family="text">
      <style:text-properties fo:font-style="normal" officeooo:rsid="0c36d320" fo:background-color="transparent" loext:char-shading-value="0" style:font-style-asian="normal" style:font-style-complex="normal"/>
    </style:style>
    <style:style style:name="T825" style:family="text">
      <style:text-properties fo:font-style="normal" officeooo:rsid="0c2f4ceb" fo:background-color="transparent" loext:char-shading-value="0" style:font-style-asian="normal" style:font-style-complex="normal"/>
    </style:style>
    <style:style style:name="T826" style:family="text">
      <style:text-properties fo:font-style="normal" officeooo:rsid="0c2fa1a4" fo:background-color="transparent" loext:char-shading-value="0" style:font-style-asian="normal" style:font-style-complex="normal"/>
    </style:style>
    <style:style style:name="T827" style:family="text">
      <style:text-properties fo:font-style="normal" officeooo:rsid="0ccd0103" fo:background-color="transparent" loext:char-shading-value="0" style:font-style-asian="normal" style:font-style-complex="normal"/>
    </style:style>
    <style:style style:name="T828" style:family="text">
      <style:text-properties fo:font-style="normal" officeooo:rsid="0ccd160e" fo:background-color="transparent" loext:char-shading-value="0" style:font-style-asian="normal" style:font-style-complex="normal"/>
    </style:style>
    <style:style style:name="T829" style:family="text">
      <style:text-properties fo:font-style="normal" officeooo:rsid="0d2f4856" fo:background-color="transparent" loext:char-shading-value="0" style:font-style-asian="normal" style:font-style-complex="normal"/>
    </style:style>
    <style:style style:name="T830" style:family="text">
      <style:text-properties fo:font-style="normal" officeooo:rsid="0d30bf4f" fo:background-color="transparent" loext:char-shading-value="0" style:font-style-asian="normal" style:font-style-complex="normal"/>
    </style:style>
    <style:style style:name="T831" style:family="text">
      <style:text-properties fo:font-style="normal" officeooo:rsid="0d3e5c37" fo:background-color="transparent" loext:char-shading-value="0" style:font-style-asian="normal" style:font-style-complex="normal"/>
    </style:style>
    <style:style style:name="T832" style:family="text">
      <style:text-properties fo:font-style="normal" officeooo:rsid="0d3f50c0" fo:background-color="transparent" loext:char-shading-value="0" style:font-style-asian="normal" style:font-style-complex="normal"/>
    </style:style>
    <style:style style:name="T833" style:family="text">
      <style:text-properties fo:font-style="normal" officeooo:rsid="0d408b50" fo:background-color="transparent" loext:char-shading-value="0" style:font-style-asian="normal" style:font-style-complex="normal"/>
    </style:style>
    <style:style style:name="T834" style:family="text">
      <style:text-properties fo:font-style="normal" officeooo:rsid="0d41e2c2" fo:background-color="transparent" loext:char-shading-value="0" style:font-style-asian="normal" style:font-style-complex="normal"/>
    </style:style>
    <style:style style:name="T835" style:family="text">
      <style:text-properties fo:font-style="normal" officeooo:rsid="0d4303d8" fo:background-color="transparent" loext:char-shading-value="0" style:font-style-asian="normal" style:font-style-complex="normal"/>
    </style:style>
    <style:style style:name="T836" style:family="text">
      <style:text-properties fo:font-style="normal" officeooo:rsid="0d8534f4" fo:background-color="transparent" loext:char-shading-value="0" style:font-style-asian="normal" style:font-style-complex="normal"/>
    </style:style>
    <style:style style:name="T837" style:family="text">
      <style:text-properties fo:font-style="normal" officeooo:rsid="0d8633b9" fo:background-color="transparent" loext:char-shading-value="0" style:font-style-asian="normal" style:font-style-complex="normal"/>
    </style:style>
    <style:style style:name="T838" style:family="text">
      <style:text-properties fo:font-style="normal" officeooo:rsid="0d87d2b3" fo:background-color="transparent" loext:char-shading-value="0" style:font-style-asian="normal" style:font-style-complex="normal"/>
    </style:style>
    <style:style style:name="T839" style:family="text">
      <style:text-properties fo:font-style="normal" officeooo:rsid="0db9e604" fo:background-color="transparent" loext:char-shading-value="0" style:font-style-asian="normal" style:font-style-complex="normal"/>
    </style:style>
    <style:style style:name="T840" style:family="text">
      <style:text-properties fo:font-style="normal" officeooo:rsid="0dc9b0ca" fo:background-color="transparent" loext:char-shading-value="0" style:font-style-asian="normal" style:font-style-complex="normal"/>
    </style:style>
    <style:style style:name="T841" style:family="text">
      <style:text-properties fo:font-style="normal" officeooo:rsid="0dcaf322" fo:background-color="transparent" loext:char-shading-value="0" style:font-style-asian="normal" style:font-style-complex="normal"/>
    </style:style>
    <style:style style:name="T842" style:family="text">
      <style:text-properties fo:font-style="normal" officeooo:rsid="0dcc8531" fo:background-color="transparent" loext:char-shading-value="0" style:font-style-asian="normal" style:font-style-complex="normal"/>
    </style:style>
    <style:style style:name="T843" style:family="text">
      <style:text-properties fo:font-style="normal" officeooo:rsid="0dcd2d53" fo:background-color="transparent" loext:char-shading-value="0" style:font-style-asian="normal" style:font-style-complex="normal"/>
    </style:style>
    <style:style style:name="T844" style:family="text">
      <style:text-properties fo:font-style="normal" officeooo:rsid="0dceed45" fo:background-color="transparent" loext:char-shading-value="0" style:font-style-asian="normal" style:font-style-complex="normal"/>
    </style:style>
    <style:style style:name="T845" style:family="text">
      <style:text-properties fo:font-style="normal" officeooo:rsid="0de011ca" fo:background-color="transparent" loext:char-shading-value="0" style:font-style-asian="normal" style:font-style-complex="normal"/>
    </style:style>
    <style:style style:name="T846" style:family="text">
      <style:text-properties fo:font-style="normal" officeooo:rsid="0a7d8745" fo:background-color="transparent" loext:char-shading-value="0" style:font-style-asian="normal" style:font-style-complex="normal"/>
    </style:style>
    <style:style style:name="T847" style:family="text">
      <style:text-properties fo:font-style="normal" officeooo:rsid="08fd5187" fo:background-color="transparent" loext:char-shading-value="0" style:font-style-asian="normal" style:font-style-complex="normal"/>
    </style:style>
    <style:style style:name="T848" style:family="text">
      <style:text-properties fo:font-style="normal" officeooo:rsid="08eb1de1" fo:background-color="transparent" loext:char-shading-value="0" style:font-style-asian="normal" style:font-style-complex="normal"/>
    </style:style>
    <style:style style:name="T849" style:family="text">
      <style:text-properties fo:font-style="normal" officeooo:rsid="08ec92e0" fo:background-color="transparent" loext:char-shading-value="0" style:font-style-asian="normal" style:font-style-complex="normal"/>
    </style:style>
    <style:style style:name="T850" style:family="text">
      <style:text-properties fo:font-style="normal" officeooo:rsid="0a13d1b9" fo:background-color="transparent" loext:char-shading-value="0" style:font-style-asian="normal" style:font-style-complex="normal"/>
    </style:style>
    <style:style style:name="T851" style:family="text">
      <style:text-properties fo:font-style="normal" officeooo:rsid="09deb78d" fo:background-color="transparent" loext:char-shading-value="0" style:font-style-asian="normal" style:font-style-complex="normal"/>
    </style:style>
    <style:style style:name="T852" style:family="text">
      <style:text-properties fo:font-style="normal" officeooo:rsid="0e2a4a67" fo:background-color="transparent" loext:char-shading-value="0" style:font-style-asian="normal" style:font-style-complex="normal"/>
    </style:style>
    <style:style style:name="T853" style:family="text">
      <style:text-properties fo:font-style="normal" officeooo:rsid="0e399adc" fo:background-color="transparent" loext:char-shading-value="0" style:font-style-asian="normal" style:font-style-complex="normal"/>
    </style:style>
    <style:style style:name="T854" style:family="text">
      <style:text-properties fo:font-style="normal" officeooo:rsid="0e83edce" fo:background-color="transparent" loext:char-shading-value="0" style:font-style-asian="normal" style:font-style-complex="normal"/>
    </style:style>
    <style:style style:name="T855" style:family="text">
      <style:text-properties fo:font-style="normal" officeooo:rsid="0eb93d84" fo:background-color="transparent" loext:char-shading-value="0" style:font-style-asian="normal" style:font-style-complex="normal"/>
    </style:style>
    <style:style style:name="T856" style:family="text">
      <style:text-properties fo:font-style="normal" officeooo:rsid="0ecb5a35" fo:background-color="transparent" loext:char-shading-value="0" style:font-style-asian="normal" style:font-style-complex="normal"/>
    </style:style>
    <style:style style:name="T857" style:family="text">
      <style:text-properties fo:font-style="normal" officeooo:rsid="0f1edc86" fo:background-color="transparent" loext:char-shading-value="0" style:font-style-asian="normal" style:font-style-complex="normal"/>
    </style:style>
    <style:style style:name="T858" style:family="text">
      <style:text-properties fo:font-style="normal" officeooo:rsid="0f2aff0e" fo:background-color="transparent" loext:char-shading-value="0" style:font-style-asian="normal" style:font-style-complex="normal"/>
    </style:style>
    <style:style style:name="T859" style:family="text">
      <style:text-properties fo:font-style="normal" officeooo:rsid="0f4a99c5" fo:background-color="transparent" loext:char-shading-value="0" style:font-style-asian="normal" style:font-style-complex="normal"/>
    </style:style>
    <style:style style:name="T860" style:family="text">
      <style:text-properties fo:font-style="normal" officeooo:rsid="0f5a7f18" fo:background-color="transparent" loext:char-shading-value="0" style:font-style-asian="normal" style:font-style-complex="normal"/>
    </style:style>
    <style:style style:name="T861" style:family="text">
      <style:text-properties fo:font-style="normal" officeooo:rsid="0f5bc3ec" fo:background-color="transparent" loext:char-shading-value="0" style:font-style-asian="normal" style:font-style-complex="normal"/>
    </style:style>
    <style:style style:name="T862" style:family="text">
      <style:text-properties fo:font-style="normal" officeooo:rsid="0f63d7c6" fo:background-color="transparent" loext:char-shading-value="0" style:font-style-asian="normal" style:font-style-complex="normal"/>
    </style:style>
    <style:style style:name="T863" style:family="text">
      <style:text-properties fo:font-style="normal" officeooo:rsid="0f642068" fo:background-color="transparent" loext:char-shading-value="0" style:font-style-asian="normal" style:font-style-complex="normal"/>
    </style:style>
    <style:style style:name="T864" style:family="text">
      <style:text-properties fo:font-style="normal" officeooo:rsid="0f64ae89" fo:background-color="transparent" loext:char-shading-value="0" style:font-style-asian="normal" style:font-style-complex="normal"/>
    </style:style>
    <style:style style:name="T865" style:family="text">
      <style:text-properties fo:font-style="normal" officeooo:rsid="0f6a7549" fo:background-color="transparent" loext:char-shading-value="0" style:font-style-asian="normal" style:font-style-complex="normal"/>
    </style:style>
    <style:style style:name="T866" style:family="text">
      <style:text-properties fo:font-style="normal" officeooo:rsid="0f6befc7" fo:background-color="transparent" loext:char-shading-value="0" style:font-style-asian="normal" style:font-style-complex="normal"/>
    </style:style>
    <style:style style:name="T867" style:family="text">
      <style:text-properties fo:font-style="normal" officeooo:rsid="0f78b677" fo:background-color="transparent" loext:char-shading-value="0" style:font-style-asian="normal" style:font-style-complex="normal"/>
    </style:style>
    <style:style style:name="T868" style:family="text">
      <style:text-properties fo:font-style="normal" officeooo:rsid="0f7f6db9" fo:background-color="transparent" loext:char-shading-value="0" style:font-style-asian="normal" style:font-style-complex="normal"/>
    </style:style>
    <style:style style:name="T869" style:family="text">
      <style:text-properties fo:font-style="normal" officeooo:rsid="0f85fcf0" fo:background-color="transparent" loext:char-shading-value="0" style:font-style-asian="normal" style:font-style-complex="normal"/>
    </style:style>
    <style:style style:name="T870" style:family="text">
      <style:text-properties fo:font-style="normal" officeooo:rsid="0f86f0b8" fo:background-color="transparent" loext:char-shading-value="0" style:font-style-asian="normal" style:font-style-complex="normal"/>
    </style:style>
    <style:style style:name="T871" style:family="text">
      <style:text-properties fo:font-style="normal" officeooo:rsid="0fb1eeca" fo:background-color="transparent" loext:char-shading-value="0" style:font-style-asian="normal" style:font-style-complex="normal"/>
    </style:style>
    <style:style style:name="T872" style:family="text">
      <style:text-properties fo:font-style="normal" officeooo:rsid="0fb268dd" fo:background-color="transparent" loext:char-shading-value="0" style:font-style-asian="normal" style:font-style-complex="normal"/>
    </style:style>
    <style:style style:name="T873" style:family="text">
      <style:text-properties fo:font-style="normal" officeooo:rsid="0fb2ee3b" fo:background-color="transparent" loext:char-shading-value="0" style:font-style-asian="normal" style:font-style-complex="normal"/>
    </style:style>
    <style:style style:name="T874" style:family="text">
      <style:text-properties fo:font-style="normal" officeooo:rsid="0fb31714" fo:background-color="transparent" loext:char-shading-value="0" style:font-style-asian="normal" style:font-style-complex="normal"/>
    </style:style>
    <style:style style:name="T875" style:family="text">
      <style:text-properties fo:font-style="normal" officeooo:rsid="0fb35239" fo:background-color="transparent" loext:char-shading-value="0" style:font-style-asian="normal" style:font-style-complex="normal"/>
    </style:style>
    <style:style style:name="T876" style:family="text">
      <style:text-properties fo:font-style="normal" officeooo:rsid="0fb36e5b" fo:background-color="transparent" loext:char-shading-value="0" style:font-style-asian="normal" style:font-style-complex="normal"/>
    </style:style>
    <style:style style:name="T877" style:family="text">
      <style:text-properties fo:font-style="normal" officeooo:rsid="0fb4bd44" fo:background-color="transparent" loext:char-shading-value="0" style:font-style-asian="normal" style:font-style-complex="normal"/>
    </style:style>
    <style:style style:name="T878" style:family="text">
      <style:text-properties fo:font-style="normal" officeooo:rsid="0fb62d8f" fo:background-color="transparent" loext:char-shading-value="0" style:font-style-asian="normal" style:font-style-complex="normal"/>
    </style:style>
    <style:style style:name="T879" style:family="text">
      <style:text-properties fo:font-style="normal" officeooo:rsid="0fba16d4" fo:background-color="transparent" loext:char-shading-value="0" style:font-style-asian="normal" style:font-style-complex="normal"/>
    </style:style>
    <style:style style:name="T880" style:family="text">
      <style:text-properties fo:font-style="normal" officeooo:rsid="0fbcccfa" fo:background-color="transparent" loext:char-shading-value="0" style:font-style-asian="normal" style:font-style-complex="normal"/>
    </style:style>
    <style:style style:name="T881" style:family="text">
      <style:text-properties fo:font-style="normal" officeooo:rsid="0fbf8bfe" fo:background-color="transparent" loext:char-shading-value="0" style:font-style-asian="normal" style:font-style-complex="normal"/>
    </style:style>
    <style:style style:name="T882" style:family="text">
      <style:text-properties fo:font-style="normal" officeooo:rsid="0fc23c25" fo:background-color="transparent" loext:char-shading-value="0" style:font-style-asian="normal" style:font-style-complex="normal"/>
    </style:style>
    <style:style style:name="T883" style:family="text">
      <style:text-properties fo:font-style="normal" officeooo:rsid="0fc39734" fo:background-color="transparent" loext:char-shading-value="0" style:font-style-asian="normal" style:font-style-complex="normal"/>
    </style:style>
    <style:style style:name="T884" style:family="text">
      <style:text-properties fo:font-style="normal" officeooo:rsid="0fc41231" fo:background-color="transparent" loext:char-shading-value="0" style:font-style-asian="normal" style:font-style-complex="normal"/>
    </style:style>
    <style:style style:name="T885" style:family="text">
      <style:text-properties fo:font-style="normal" officeooo:rsid="0fc77138" fo:background-color="transparent" loext:char-shading-value="0" style:font-style-asian="normal" style:font-style-complex="normal"/>
    </style:style>
    <style:style style:name="T886" style:family="text">
      <style:text-properties fo:font-style="normal" style:text-underline-style="none" style:font-style-asian="normal" style:font-style-complex="normal"/>
    </style:style>
    <style:style style:name="T887" style:family="text">
      <style:text-properties fo:font-style="normal" style:text-underline-style="none" officeooo:rsid="03022a63" style:font-style-asian="normal" style:font-style-complex="normal"/>
    </style:style>
    <style:style style:name="T888" style:family="text">
      <style:text-properties fo:font-style="normal" style:text-underline-style="none" officeooo:rsid="04f41a97" style:font-style-asian="normal" style:font-style-complex="normal"/>
    </style:style>
    <style:style style:name="T889" style:family="text">
      <style:text-properties fo:font-style="normal" fo:font-weight="bold" style:font-style-asian="normal" style:font-weight-asian="bold" style:font-style-complex="normal" style:font-weight-complex="bold"/>
    </style:style>
    <style:style style:name="T890" style:family="text">
      <style:text-properties fo:font-style="normal" fo:font-weight="normal" style:font-style-asian="normal" style:font-weight-asian="normal" style:font-style-complex="normal" style:font-weight-complex="normal"/>
    </style:style>
    <style:style style:name="T891" style:family="text">
      <style:text-properties fo:font-style="normal" fo:font-weight="normal" officeooo:rsid="041afdc8" style:font-style-asian="normal" style:font-weight-asian="normal" style:font-style-complex="normal" style:font-weight-complex="normal"/>
    </style:style>
    <style:style style:name="T892" style:family="text">
      <style:text-properties fo:font-style="normal" fo:font-weight="normal" officeooo:rsid="041bde71" style:font-style-asian="normal" style:font-weight-asian="normal" style:font-style-complex="normal" style:font-weight-complex="normal"/>
    </style:style>
    <style:style style:name="T893" style:family="text">
      <style:text-properties fo:font-style="normal" fo:font-weight="normal" officeooo:rsid="041d2b27" style:font-style-asian="normal" style:font-weight-asian="normal" style:font-style-complex="normal" style:font-weight-complex="normal"/>
    </style:style>
    <style:style style:name="T894" style:family="text">
      <style:text-properties fo:font-style="normal" fo:font-weight="normal" officeooo:rsid="041e6683" style:font-style-asian="normal" style:font-weight-asian="normal" style:font-style-complex="normal" style:font-weight-complex="normal"/>
    </style:style>
    <style:style style:name="T895" style:family="text">
      <style:text-properties fo:font-style="normal" fo:font-weight="normal" officeooo:rsid="04204a20" style:font-style-asian="normal" style:font-weight-asian="normal" style:font-style-complex="normal" style:font-weight-complex="normal"/>
    </style:style>
    <style:style style:name="T896" style:family="text">
      <style:text-properties fo:font-style="normal" fo:font-weight="normal" officeooo:rsid="0424db3a" style:font-style-asian="normal" style:font-weight-asian="normal" style:font-style-complex="normal" style:font-weight-complex="normal"/>
    </style:style>
    <style:style style:name="T897" style:family="text">
      <style:text-properties fo:font-style="normal" fo:font-weight="normal" officeooo:rsid="0425bfe9" style:font-style-asian="normal" style:font-weight-asian="normal" style:font-style-complex="normal" style:font-weight-complex="normal"/>
    </style:style>
    <style:style style:name="T898" style:family="text">
      <style:text-properties fo:font-style="normal" fo:font-weight="normal" officeooo:rsid="082684e9" style:font-style-asian="normal" style:font-weight-asian="normal" style:font-style-complex="normal" style:font-weight-complex="normal"/>
    </style:style>
    <style:style style:name="T899" style:family="text">
      <style:text-properties fo:font-style="normal" fo:font-weight="normal" officeooo:rsid="01b5540d" style:font-style-asian="normal" style:font-weight-asian="normal" style:font-style-complex="normal" style:font-weight-complex="normal"/>
    </style:style>
    <style:style style:name="T900" style:family="text">
      <style:text-properties fo:font-style="normal" fo:font-weight="normal" officeooo:rsid="04669873" style:font-style-asian="normal" style:font-weight-asian="normal" style:font-style-complex="normal" style:font-weight-complex="normal"/>
    </style:style>
    <style:style style:name="T901" style:family="text">
      <style:text-properties fo:font-style="normal" fo:font-weight="normal" officeooo:rsid="0a7a5c5e" style:font-style-asian="normal" style:font-weight-asian="normal" style:font-style-complex="normal" style:font-weight-complex="normal"/>
    </style:style>
    <style:style style:name="T902" style:family="text">
      <style:text-properties fo:font-style="normal" fo:font-weight="normal" officeooo:rsid="0a7b20ba" style:font-style-asian="normal" style:font-weight-asian="normal" style:font-style-complex="normal" style:font-weight-complex="normal"/>
    </style:style>
    <style:style style:name="T903" style:family="text">
      <style:text-properties fo:font-style="normal" fo:font-weight="normal" officeooo:rsid="0d35f834" style:font-style-asian="normal" style:font-weight-asian="normal" style:font-style-complex="normal" style:font-weight-complex="normal"/>
    </style:style>
    <style:style style:name="T904" style:family="text">
      <style:text-properties fo:font-style="normal" fo:font-weight="normal" officeooo:rsid="0d37232c" style:font-style-asian="normal" style:font-weight-asian="normal" style:font-style-complex="normal" style:font-weight-complex="normal"/>
    </style:style>
    <style:style style:name="T905" style:family="text">
      <style:text-properties fo:font-style="normal" fo:font-weight="normal" officeooo:rsid="0d37a1c5" style:font-style-asian="normal" style:font-weight-asian="normal" style:font-style-complex="normal" style:font-weight-complex="normal"/>
    </style:style>
    <style:style style:name="T906" style:family="text">
      <style:text-properties fo:font-style="normal" fo:font-weight="normal" officeooo:rsid="0d39b0b1" style:font-style-asian="normal" style:font-weight-asian="normal" style:font-style-complex="normal" style:font-weight-complex="normal"/>
    </style:style>
    <style:style style:name="T907" style:family="text">
      <style:text-properties fo:font-style="normal" fo:font-weight="normal" officeooo:rsid="0d3c640d" style:font-style-asian="normal" style:font-weight-asian="normal" style:font-style-complex="normal" style:font-weight-complex="normal"/>
    </style:style>
    <style:style style:name="T908"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09"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10" style:family="text">
      <style:text-properties fo:font-weight="normal" style:font-weight-asian="normal" style:font-weight-complex="normal"/>
    </style:style>
    <style:style style:name="T911" style:family="text">
      <style:text-properties fo:font-weight="normal" officeooo:rsid="01aafcc8" style:font-weight-asian="normal" style:font-weight-complex="normal"/>
    </style:style>
    <style:style style:name="T912" style:family="text">
      <style:text-properties fo:font-weight="normal" officeooo:rsid="01b5540d" style:font-weight-asian="normal" style:font-weight-complex="normal"/>
    </style:style>
    <style:style style:name="T913" style:family="text">
      <style:text-properties fo:font-weight="normal" officeooo:rsid="01b9115b" style:font-weight-asian="normal" style:font-weight-complex="normal"/>
    </style:style>
    <style:style style:name="T914" style:family="text">
      <style:text-properties fo:font-weight="normal" officeooo:rsid="01bb0e14" style:font-weight-asian="normal" style:font-weight-complex="normal"/>
    </style:style>
    <style:style style:name="T915" style:family="text">
      <style:text-properties fo:font-weight="normal" officeooo:rsid="01bcfe7a" style:font-weight-asian="normal" style:font-weight-complex="normal"/>
    </style:style>
    <style:style style:name="T916" style:family="text">
      <style:text-properties fo:font-weight="normal" officeooo:rsid="01bd99c5" style:font-weight-asian="normal" style:font-weight-complex="normal"/>
    </style:style>
    <style:style style:name="T917" style:family="text">
      <style:text-properties fo:font-weight="normal" officeooo:rsid="01c21772" style:font-weight-asian="normal" style:font-weight-complex="normal"/>
    </style:style>
    <style:style style:name="T918" style:family="text">
      <style:text-properties fo:font-weight="normal" officeooo:rsid="01c222b8" style:font-weight-asian="normal" style:font-weight-complex="normal"/>
    </style:style>
    <style:style style:name="T919" style:family="text">
      <style:text-properties fo:font-weight="normal" officeooo:rsid="01c4a6c6" style:font-weight-asian="normal" style:font-weight-complex="normal"/>
    </style:style>
    <style:style style:name="T920" style:family="text">
      <style:text-properties fo:font-weight="normal" officeooo:rsid="01c6049b" style:font-weight-asian="normal" style:font-weight-complex="normal"/>
    </style:style>
    <style:style style:name="T921" style:family="text">
      <style:text-properties fo:font-weight="normal" officeooo:rsid="01c799b8" style:font-weight-asian="normal" style:font-weight-complex="normal"/>
    </style:style>
    <style:style style:name="T922" style:family="text">
      <style:text-properties fo:font-weight="normal" officeooo:rsid="01b690ee" style:font-weight-asian="normal" style:font-weight-complex="normal"/>
    </style:style>
    <style:style style:name="T923" style:family="text">
      <style:text-properties fo:font-weight="normal" officeooo:rsid="01b728a5" style:font-weight-asian="normal" style:font-weight-complex="normal"/>
    </style:style>
    <style:style style:name="T924" style:family="text">
      <style:text-properties fo:font-weight="normal" officeooo:rsid="0413b739" style:font-weight-asian="normal" style:font-weight-complex="normal"/>
    </style:style>
    <style:style style:name="T925" style:family="text">
      <style:text-properties fo:font-weight="normal" officeooo:rsid="04164c4c" style:font-weight-asian="normal" style:font-weight-complex="normal"/>
    </style:style>
    <style:style style:name="T926" style:family="text">
      <style:text-properties fo:font-weight="normal" officeooo:rsid="044f1f87" style:font-weight-asian="normal" style:font-weight-complex="normal"/>
    </style:style>
    <style:style style:name="T927" style:family="text">
      <style:text-properties fo:font-weight="normal" officeooo:rsid="0456c132" style:font-weight-asian="normal" style:font-weight-complex="normal"/>
    </style:style>
    <style:style style:name="T928" style:family="text">
      <style:text-properties fo:font-weight="normal" officeooo:rsid="0457723c" style:font-weight-asian="normal" style:font-weight-complex="normal"/>
    </style:style>
    <style:style style:name="T929" style:family="text">
      <style:text-properties fo:font-weight="normal" officeooo:rsid="04590d4e" style:font-weight-asian="normal" style:font-weight-complex="normal"/>
    </style:style>
    <style:style style:name="T930" style:family="text">
      <style:text-properties fo:font-weight="normal" officeooo:rsid="04656033" style:font-weight-asian="normal" style:font-weight-complex="normal"/>
    </style:style>
    <style:style style:name="T931" style:family="text">
      <style:text-properties fo:font-weight="normal" officeooo:rsid="04669873" style:font-weight-asian="normal" style:font-weight-complex="normal"/>
    </style:style>
    <style:style style:name="T932" style:family="text">
      <style:text-properties fo:font-weight="normal" officeooo:rsid="046a48d9" style:font-weight-asian="normal" style:font-weight-complex="normal"/>
    </style:style>
    <style:style style:name="T933" style:family="text">
      <style:text-properties fo:font-weight="normal" officeooo:rsid="0488415b" style:font-weight-asian="normal" style:font-weight-complex="normal"/>
    </style:style>
    <style:style style:name="T934" style:family="text">
      <style:text-properties fo:font-weight="normal" officeooo:rsid="048a3a23" style:font-weight-asian="normal" style:font-weight-complex="normal"/>
    </style:style>
    <style:style style:name="T935" style:family="text">
      <style:text-properties fo:font-weight="normal" officeooo:rsid="0935e989" style:font-weight-asian="normal" style:font-weight-complex="normal"/>
    </style:style>
    <style:style style:name="T936" style:family="text">
      <style:text-properties fo:font-weight="normal" officeooo:rsid="09396a7e" style:font-weight-asian="normal" style:font-weight-complex="normal"/>
    </style:style>
    <style:style style:name="T937" style:family="text">
      <style:text-properties fo:font-weight="normal" officeooo:rsid="097650b1" style:font-weight-asian="normal" style:font-weight-complex="normal"/>
    </style:style>
    <style:style style:name="T938" style:family="text">
      <style:text-properties fo:font-weight="normal" officeooo:rsid="09812652" style:font-weight-asian="normal" style:font-weight-complex="normal"/>
    </style:style>
    <style:style style:name="T939" style:family="text">
      <style:text-properties fo:font-weight="normal" officeooo:rsid="0a437182" style:font-weight-asian="normal" style:font-weight-complex="normal"/>
    </style:style>
    <style:style style:name="T940" style:family="text">
      <style:text-properties fo:font-weight="normal" officeooo:rsid="0a44ccd8" style:font-weight-asian="normal" style:font-weight-complex="normal"/>
    </style:style>
    <style:style style:name="T941" style:family="text">
      <style:text-properties fo:font-weight="normal" officeooo:rsid="0a464031" style:font-weight-asian="normal" style:font-weight-complex="normal"/>
    </style:style>
    <style:style style:name="T942" style:family="text">
      <style:text-properties fo:font-weight="normal" officeooo:rsid="0a468df2" style:font-weight-asian="normal" style:font-weight-complex="normal"/>
    </style:style>
    <style:style style:name="T943" style:family="text">
      <style:text-properties fo:font-weight="normal" officeooo:rsid="0aba3b3a" style:font-weight-asian="normal" style:font-weight-complex="normal"/>
    </style:style>
    <style:style style:name="T944" style:family="text">
      <style:text-properties fo:font-weight="normal" officeooo:rsid="0aba4646" style:font-weight-asian="normal" style:font-weight-complex="normal"/>
    </style:style>
    <style:style style:name="T945" style:family="text">
      <style:text-properties fo:font-weight="normal" officeooo:rsid="0aba697b" style:font-weight-asian="normal" style:font-weight-complex="normal"/>
    </style:style>
    <style:style style:name="T946" style:family="text">
      <style:text-properties fo:font-weight="normal" officeooo:rsid="0abbfa23" style:font-weight-asian="normal" style:font-weight-complex="normal"/>
    </style:style>
    <style:style style:name="T947" style:family="text">
      <style:text-properties fo:font-weight="normal" officeooo:rsid="0abc1fec" style:font-weight-asian="normal" style:font-weight-complex="normal"/>
    </style:style>
    <style:style style:name="T948" style:family="text">
      <style:text-properties fo:font-weight="normal" officeooo:rsid="0abdf87d" style:font-weight-asian="normal" style:font-weight-complex="normal"/>
    </style:style>
    <style:style style:name="T949" style:family="text">
      <style:text-properties fo:font-weight="normal" officeooo:rsid="0abf724f" style:font-weight-asian="normal" style:font-weight-complex="normal"/>
    </style:style>
    <style:style style:name="T950" style:family="text">
      <style:text-properties fo:font-weight="normal" officeooo:rsid="0ac210f4" style:font-weight-asian="normal" style:font-weight-complex="normal"/>
    </style:style>
    <style:style style:name="T951" style:family="text">
      <style:text-properties fo:font-weight="normal" officeooo:rsid="0ac3ff87" style:font-weight-asian="normal" style:font-weight-complex="normal"/>
    </style:style>
    <style:style style:name="T952" style:family="text">
      <style:text-properties fo:font-weight="normal" officeooo:rsid="0c6897c4" style:font-weight-asian="normal" style:font-weight-complex="normal"/>
    </style:style>
    <style:style style:name="T953" style:family="text">
      <style:text-properties fo:font-weight="normal" officeooo:rsid="0c6a0100" style:font-weight-asian="normal" style:font-weight-complex="normal"/>
    </style:style>
    <style:style style:name="T954" style:family="text">
      <style:text-properties fo:font-weight="normal" officeooo:rsid="0c6f7d71" style:font-weight-asian="normal" style:font-weight-complex="normal"/>
    </style:style>
    <style:style style:name="T955" style:family="text">
      <style:text-properties fo:font-weight="normal" officeooo:rsid="0e11519f" style:font-weight-asian="normal" style:font-weight-complex="normal"/>
    </style:style>
    <style:style style:name="T956" style:family="text">
      <style:text-properties fo:font-weight="normal" officeooo:rsid="0e3ac9bf" style:font-weight-asian="normal" style:font-weight-complex="normal"/>
    </style:style>
    <style:style style:name="T957" style:family="text">
      <style:text-properties fo:font-weight="normal" officeooo:rsid="0e500438" style:font-weight-asian="normal" style:font-weight-complex="normal"/>
    </style:style>
    <style:style style:name="T958" style:family="text">
      <style:text-properties fo:font-weight="normal" officeooo:rsid="0e519eed" style:font-weight-asian="normal" style:font-weight-complex="normal"/>
    </style:style>
    <style:style style:name="T959" style:family="text">
      <style:text-properties fo:font-weight="normal" officeooo:rsid="0e53d90f" style:font-weight-asian="normal" style:font-weight-complex="normal"/>
    </style:style>
    <style:style style:name="T960" style:family="text">
      <style:text-properties fo:font-weight="normal" officeooo:rsid="0e550550" style:font-weight-asian="normal" style:font-weight-complex="normal"/>
    </style:style>
    <style:style style:name="T961" style:family="text">
      <style:text-properties fo:font-weight="normal" officeooo:rsid="0f14e8de" style:font-weight-asian="normal" style:font-weight-complex="normal"/>
    </style:style>
    <style:style style:name="T962" style:family="text">
      <style:text-properties fo:font-weight="normal" officeooo:rsid="0f89f1bf" style:font-weight-asian="normal" style:font-weight-complex="normal"/>
    </style:style>
    <style:style style:name="T963" style:family="text">
      <style:text-properties fo:font-weight="normal" officeooo:rsid="0f8a8563" style:font-weight-asian="normal" style:font-weight-complex="normal"/>
    </style:style>
    <style:style style:name="T964" style:family="text">
      <style:text-properties fo:font-weight="normal" officeooo:rsid="01c799b8" fo:background-color="#ffffff" loext:char-shading-value="0" style:font-weight-asian="normal" style:font-weight-complex="normal"/>
    </style:style>
    <style:style style:name="T965" style:family="text">
      <style:text-properties fo:font-weight="normal" officeooo:rsid="0b9f5cbc" fo:background-color="#ffffff" loext:char-shading-value="0" style:font-weight-asian="normal" style:font-weight-complex="normal"/>
    </style:style>
    <style:style style:name="T966" style:family="text">
      <style:text-properties fo:font-weight="normal" officeooo:rsid="0ba10618" fo:background-color="#ffffff" loext:char-shading-value="0" style:font-weight-asian="normal" style:font-weight-complex="normal"/>
    </style:style>
    <style:style style:name="T967" style:family="text">
      <style:text-properties fo:font-weight="normal" officeooo:rsid="0ba19be5" fo:background-color="#ffffff" loext:char-shading-value="0" style:font-weight-asian="normal" style:font-weight-complex="normal"/>
    </style:style>
    <style:style style:name="T968" style:family="text">
      <style:text-properties fo:font-weight="normal" fo:background-color="transparent" loext:char-shading-value="0" style:font-weight-asian="normal" style:font-weight-complex="normal"/>
    </style:style>
    <style:style style:name="T969" style:family="text">
      <style:text-properties fo:font-weight="normal" officeooo:rsid="0ed18b4a" fo:background-color="transparent" loext:char-shading-value="0" style:font-weight-asian="normal" style:font-weight-complex="normal"/>
    </style:style>
    <style:style style:name="T970" style:family="text">
      <style:text-properties officeooo:rsid="01b15322"/>
    </style:style>
    <style:style style:name="T971" style:family="text">
      <style:text-properties officeooo:rsid="01b9115b"/>
    </style:style>
    <style:style style:name="T972" style:family="text">
      <style:text-properties officeooo:rsid="01d13afa"/>
    </style:style>
    <style:style style:name="T973" style:family="text">
      <style:text-properties officeooo:rsid="01fb63b3"/>
    </style:style>
    <style:style style:name="T974" style:family="text">
      <style:text-properties officeooo:rsid="020aa159"/>
    </style:style>
    <style:style style:name="T975" style:family="text">
      <style:text-properties officeooo:rsid="02146fb2"/>
    </style:style>
    <style:style style:name="T976" style:family="text">
      <style:text-properties officeooo:rsid="021a9f04"/>
    </style:style>
    <style:style style:name="T977" style:family="text">
      <style:text-properties officeooo:rsid="0230ef71"/>
    </style:style>
    <style:style style:name="T978" style:family="text">
      <style:text-properties officeooo:rsid="001710c0"/>
    </style:style>
    <style:style style:name="T979" style:family="text">
      <style:text-properties officeooo:rsid="023a18cc"/>
    </style:style>
    <style:style style:name="T980" style:family="text">
      <style:text-properties officeooo:rsid="0247f14a"/>
    </style:style>
    <style:style style:name="T981" style:family="text">
      <style:text-properties officeooo:rsid="0255d0fa"/>
    </style:style>
    <style:style style:name="T982" style:family="text">
      <style:text-properties officeooo:rsid="02593b84"/>
    </style:style>
    <style:style style:name="T983" style:family="text">
      <style:text-properties officeooo:rsid="025b38f3"/>
    </style:style>
    <style:style style:name="T984" style:family="text">
      <style:text-properties officeooo:rsid="025cdb24"/>
    </style:style>
    <style:style style:name="T985" style:family="text">
      <style:text-properties officeooo:rsid="025d117c"/>
    </style:style>
    <style:style style:name="T986" style:family="text">
      <style:text-properties officeooo:rsid="025d1f90"/>
    </style:style>
    <style:style style:name="T987" style:family="text">
      <style:text-properties officeooo:rsid="025dd2ee"/>
    </style:style>
    <style:style style:name="T988" style:family="text">
      <style:text-properties officeooo:rsid="026303f3"/>
    </style:style>
    <style:style style:name="T989" style:family="text">
      <style:text-properties officeooo:rsid="02636025"/>
    </style:style>
    <style:style style:name="T990" style:family="text">
      <style:text-properties officeooo:rsid="02642a65"/>
    </style:style>
    <style:style style:name="T991" style:family="text">
      <style:text-properties officeooo:rsid="02653885"/>
    </style:style>
    <style:style style:name="T992" style:family="text">
      <style:text-properties officeooo:rsid="0266586a"/>
    </style:style>
    <style:style style:name="T993" style:family="text">
      <style:text-properties officeooo:rsid="02678f41"/>
    </style:style>
    <style:style style:name="T994" style:family="text">
      <style:text-properties officeooo:rsid="026943ee"/>
    </style:style>
    <style:style style:name="T995" style:family="text">
      <style:text-properties officeooo:rsid="026a1ba9"/>
    </style:style>
    <style:style style:name="T996" style:family="text">
      <style:text-properties officeooo:rsid="026c05de"/>
    </style:style>
    <style:style style:name="T997" style:family="text">
      <style:text-properties officeooo:rsid="026d892a"/>
    </style:style>
    <style:style style:name="T998" style:family="text">
      <style:text-properties officeooo:rsid="026f4839"/>
    </style:style>
    <style:style style:name="T999" style:family="text">
      <style:text-properties officeooo:rsid="0270f704"/>
    </style:style>
    <style:style style:name="T1000" style:family="text">
      <style:text-properties officeooo:rsid="02727f0c"/>
    </style:style>
    <style:style style:name="T1001" style:family="text">
      <style:text-properties officeooo:rsid="02738647"/>
    </style:style>
    <style:style style:name="T1002" style:family="text">
      <style:text-properties officeooo:rsid="0273fa76"/>
    </style:style>
    <style:style style:name="T1003" style:family="text">
      <style:text-properties officeooo:rsid="0277eb92"/>
    </style:style>
    <style:style style:name="T1004" style:family="text">
      <style:text-properties officeooo:rsid="0278ea16"/>
    </style:style>
    <style:style style:name="T1005" style:family="text">
      <style:text-properties officeooo:rsid="027c0f20"/>
    </style:style>
    <style:style style:name="T1006" style:family="text">
      <style:text-properties officeooo:rsid="027d2a52"/>
    </style:style>
    <style:style style:name="T1007" style:family="text">
      <style:text-properties officeooo:rsid="027fd417"/>
    </style:style>
    <style:style style:name="T1008" style:family="text">
      <style:text-properties officeooo:rsid="0281bf1a"/>
    </style:style>
    <style:style style:name="T1009" style:family="text">
      <style:text-properties officeooo:rsid="0281bfe6"/>
    </style:style>
    <style:style style:name="T1010" style:family="text">
      <style:text-properties officeooo:rsid="028238c7"/>
    </style:style>
    <style:style style:name="T1011" style:family="text">
      <style:text-properties officeooo:rsid="028322cf"/>
    </style:style>
    <style:style style:name="T1012" style:family="text">
      <style:text-properties officeooo:rsid="0284e296"/>
    </style:style>
    <style:style style:name="T1013" style:family="text">
      <style:text-properties officeooo:rsid="02879f1e"/>
    </style:style>
    <style:style style:name="T1014" style:family="text">
      <style:text-properties officeooo:rsid="028984b9"/>
    </style:style>
    <style:style style:name="T1015" style:family="text">
      <style:text-properties officeooo:rsid="028a9868"/>
    </style:style>
    <style:style style:name="T1016" style:family="text">
      <style:text-properties officeooo:rsid="028ab79a"/>
    </style:style>
    <style:style style:name="T1017" style:family="text">
      <style:text-properties officeooo:rsid="028c9366"/>
    </style:style>
    <style:style style:name="T1018" style:family="text">
      <style:text-properties officeooo:rsid="028d8338"/>
    </style:style>
    <style:style style:name="T1019" style:family="text">
      <style:text-properties officeooo:rsid="02922029"/>
    </style:style>
    <style:style style:name="T1020" style:family="text">
      <style:text-properties style:font-name="Courier New" officeooo:rsid="02a2293d" fo:background-color="transparent" loext:char-shading-value="0"/>
    </style:style>
    <style:style style:name="T1021" style:family="text">
      <style:text-properties officeooo:rsid="02b04a90"/>
    </style:style>
    <style:style style:name="T1022" style:family="text">
      <style:text-properties officeooo:rsid="02bbbe44"/>
    </style:style>
    <style:style style:name="T1023" style:family="text">
      <style:text-properties style:text-position="sub 58%" fo:font-style="italic" officeooo:rsid="02bc2ca3" style:font-style-asian="italic" style:font-style-complex="italic"/>
    </style:style>
    <style:style style:name="T1024" style:family="text">
      <style:text-properties style:text-position="sub 58%" fo:font-style="italic" officeooo:rsid="046f4a5d" style:font-style-asian="italic" style:font-style-complex="italic"/>
    </style:style>
    <style:style style:name="T1025" style:family="text">
      <style:text-properties style:text-position="0% 100%"/>
    </style:style>
    <style:style style:name="T1026" style:family="text">
      <style:text-properties style:text-position="0% 100%" fo:font-style="normal" officeooo:rsid="02bc2ca3" style:font-style-asian="normal" style:font-style-complex="normal"/>
    </style:style>
    <style:style style:name="T1027" style:family="text">
      <style:text-properties style:text-position="0% 100%" fo:font-style="normal" officeooo:rsid="046f4a5d" style:font-style-asian="normal" style:font-style-complex="normal"/>
    </style:style>
    <style:style style:name="T1028" style:family="text">
      <style:text-properties style:text-position="0% 100%" fo:font-style="normal" officeooo:rsid="0d16503c" style:font-style-asian="normal" style:font-style-complex="normal"/>
    </style:style>
    <style:style style:name="T1029" style:family="text">
      <style:text-properties style:text-position="0% 100%" fo:font-style="normal" officeooo:rsid="0d177636" style:font-style-asian="normal" style:font-style-complex="normal"/>
    </style:style>
    <style:style style:name="T1030" style:family="text">
      <style:text-properties style:text-position="0% 100%" fo:font-style="normal" officeooo:rsid="0d1908b8" style:font-style-asian="normal" style:font-style-complex="normal"/>
    </style:style>
    <style:style style:name="T1031" style:family="text">
      <style:text-properties style:text-position="0% 100%" fo:font-style="normal" officeooo:rsid="0f8bb849" style:font-style-asian="normal" style:font-style-complex="normal"/>
    </style:style>
    <style:style style:name="T1032" style:family="text">
      <style:text-properties style:text-position="0% 100%" fo:font-style="italic" style:font-style-asian="italic" style:font-style-complex="italic"/>
    </style:style>
    <style:style style:name="T1033" style:family="text">
      <style:text-properties style:text-position="0% 100%" fo:font-style="italic" officeooo:rsid="02bc2ca3" style:font-style-asian="italic" style:font-style-complex="italic"/>
    </style:style>
    <style:style style:name="T1034" style:family="text">
      <style:text-properties style:text-position="0% 100%" fo:font-style="italic" officeooo:rsid="046f4a5d" style:font-style-asian="italic" style:font-style-complex="italic"/>
    </style:style>
    <style:style style:name="T1035" style:family="text">
      <style:text-properties style:text-position="0% 100%" officeooo:rsid="0452121c"/>
    </style:style>
    <style:style style:name="T1036" style:family="text">
      <style:text-properties style:text-position="0% 100%" officeooo:rsid="0d578f48"/>
    </style:style>
    <style:style style:name="T1037" style:family="text">
      <style:text-properties style:text-position="0% 100%" officeooo:rsid="0f95869d"/>
    </style:style>
    <style:style style:name="T1038" style:family="text">
      <style:text-properties officeooo:rsid="02c1d06e"/>
    </style:style>
    <style:style style:name="T1039" style:family="text">
      <style:text-properties officeooo:rsid="02c5b698"/>
    </style:style>
    <style:style style:name="T1040" style:family="text">
      <style:text-properties officeooo:rsid="02c60a77"/>
    </style:style>
    <style:style style:name="T1041" style:family="text">
      <style:text-properties officeooo:rsid="02c7ebc5"/>
    </style:style>
    <style:style style:name="T1042" style:family="text">
      <style:text-properties officeooo:rsid="02c80ffe"/>
    </style:style>
    <style:style style:name="T1043" style:family="text">
      <style:text-properties officeooo:rsid="02c9438f"/>
    </style:style>
    <style:style style:name="T1044" style:family="text">
      <style:text-properties officeooo:rsid="02c9ffdb"/>
    </style:style>
    <style:style style:name="T1045" style:family="text">
      <style:text-properties officeooo:rsid="02cd73ea"/>
    </style:style>
    <style:style style:name="T1046" style:family="text">
      <style:text-properties officeooo:rsid="02cea50a"/>
    </style:style>
    <style:style style:name="T1047" style:family="text">
      <style:text-properties officeooo:rsid="02d1658a"/>
    </style:style>
    <style:style style:name="T1048" style:family="text">
      <style:text-properties officeooo:rsid="02d9c91c"/>
    </style:style>
    <style:style style:name="T1049" style:family="text">
      <style:text-properties officeooo:rsid="02dab645"/>
    </style:style>
    <style:style style:name="T1050" style:family="text">
      <style:text-properties officeooo:rsid="02dc3b60"/>
    </style:style>
    <style:style style:name="T1051" style:family="text">
      <style:text-properties officeooo:rsid="02e49ff9"/>
    </style:style>
    <style:style style:name="T1052" style:family="text">
      <style:text-properties officeooo:rsid="02e70ba1"/>
    </style:style>
    <style:style style:name="T1053" style:family="text">
      <style:text-properties officeooo:rsid="02faf6e3"/>
    </style:style>
    <style:style style:name="T1054" style:family="text">
      <style:text-properties officeooo:rsid="02fb67ea"/>
    </style:style>
    <style:style style:name="T1055" style:family="text">
      <style:text-properties officeooo:rsid="02fcbe8b"/>
    </style:style>
    <style:style style:name="T1056" style:family="text">
      <style:text-properties officeooo:rsid="03022a63"/>
    </style:style>
    <style:style style:name="T1057" style:family="text">
      <style:text-properties officeooo:rsid="03074604"/>
    </style:style>
    <style:style style:name="T1058" style:family="text">
      <style:text-properties officeooo:rsid="030a6968"/>
    </style:style>
    <style:style style:name="T1059" style:family="text">
      <style:text-properties officeooo:rsid="030cbd0d"/>
    </style:style>
    <style:style style:name="T1060" style:family="text">
      <style:text-properties officeooo:rsid="0310fe12"/>
    </style:style>
    <style:style style:name="T1061" style:family="text">
      <style:text-properties officeooo:rsid="035a505e"/>
    </style:style>
    <style:style style:name="T1062" style:family="text">
      <style:text-properties officeooo:rsid="035ad21f"/>
    </style:style>
    <style:style style:name="T1063" style:family="text">
      <style:text-properties officeooo:rsid="035cf4a5"/>
    </style:style>
    <style:style style:name="T1064" style:family="text">
      <style:text-properties officeooo:rsid="035fa59c"/>
    </style:style>
    <style:style style:name="T1065" style:family="text">
      <style:text-properties officeooo:rsid="0363c205"/>
    </style:style>
    <style:style style:name="T1066" style:family="text">
      <style:text-properties officeooo:rsid="0365bb58"/>
    </style:style>
    <style:style style:name="T1067" style:family="text">
      <style:text-properties officeooo:rsid="03c001d5"/>
    </style:style>
    <style:style style:name="T1068" style:family="text">
      <style:text-properties officeooo:rsid="03ce1213"/>
    </style:style>
    <style:style style:name="T1069" style:family="text">
      <style:text-properties officeooo:rsid="03cf11dc"/>
    </style:style>
    <style:style style:name="T1070" style:family="text">
      <style:text-properties officeooo:rsid="03ea4d10"/>
    </style:style>
    <style:style style:name="T1071" style:family="text">
      <style:text-properties officeooo:rsid="03f7ede6"/>
    </style:style>
    <style:style style:name="T1072" style:family="text">
      <style:text-properties style:text-position="super 58%"/>
    </style:style>
    <style:style style:name="T1073" style:family="text">
      <style:text-properties style:text-position="super 58%" fo:font-style="italic" style:font-style-asian="italic" style:font-style-complex="italic"/>
    </style:style>
    <style:style style:name="T1074" style:family="text">
      <style:text-properties style:text-position="super 58%" officeooo:rsid="0f95869d"/>
    </style:style>
    <style:style style:name="T1075" style:family="text">
      <style:text-properties officeooo:rsid="045e83f1"/>
    </style:style>
    <style:style style:name="T1076" style:family="text">
      <style:text-properties officeooo:rsid="046773c4"/>
    </style:style>
    <style:style style:name="T1077" style:family="text">
      <style:text-properties officeooo:rsid="046a48d9"/>
    </style:style>
    <style:style style:name="T1078" style:family="text">
      <style:text-properties officeooo:rsid="046c80d2"/>
    </style:style>
    <style:style style:name="T1079" style:family="text">
      <style:text-properties officeooo:rsid="046dcfe5"/>
    </style:style>
    <style:style style:name="T1080" style:family="text">
      <style:text-properties officeooo:rsid="047b4393"/>
    </style:style>
    <style:style style:name="T1081" style:family="text">
      <style:text-properties officeooo:rsid="04810192"/>
    </style:style>
    <style:style style:name="T1082" style:family="text">
      <style:text-properties officeooo:rsid="04852533"/>
    </style:style>
    <style:style style:name="T1083" style:family="text">
      <style:text-properties officeooo:rsid="0488415b"/>
    </style:style>
    <style:style style:name="T1084" style:family="text">
      <style:text-properties officeooo:rsid="03dfe121"/>
    </style:style>
    <style:style style:name="T1085" style:family="text">
      <style:text-properties officeooo:rsid="0492dd92"/>
    </style:style>
    <style:style style:name="T1086" style:family="text">
      <style:text-properties officeooo:rsid="049e7f0e"/>
    </style:style>
    <style:style style:name="T1087" style:family="text">
      <style:text-properties officeooo:rsid="04a32e39"/>
    </style:style>
    <style:style style:name="T1088" style:family="text">
      <style:text-properties officeooo:rsid="04a4af6e"/>
    </style:style>
    <style:style style:name="T1089" style:family="text">
      <style:text-properties officeooo:rsid="04a6985b"/>
    </style:style>
    <style:style style:name="T1090" style:family="text">
      <style:text-properties officeooo:rsid="04a8402e"/>
    </style:style>
    <style:style style:name="T1091" style:family="text">
      <style:text-properties officeooo:rsid="04a8c959"/>
    </style:style>
    <style:style style:name="T1092" style:family="text">
      <style:text-properties officeooo:rsid="04ad603e"/>
    </style:style>
    <style:style style:name="T1093" style:family="text">
      <style:text-properties officeooo:rsid="04b554cc"/>
    </style:style>
    <style:style style:name="T1094" style:family="text">
      <style:text-properties fo:background-color="#ffffff" loext:char-shading-value="0"/>
    </style:style>
    <style:style style:name="T1095" style:family="text">
      <style:text-properties officeooo:rsid="04b554cc" fo:background-color="#ffffff" loext:char-shading-value="0"/>
    </style:style>
    <style:style style:name="T1096" style:family="text">
      <style:text-properties officeooo:rsid="05683f26" fo:background-color="#ffffff" loext:char-shading-value="0"/>
    </style:style>
    <style:style style:name="T1097" style:family="text">
      <style:text-properties officeooo:rsid="019865f5" fo:background-color="#ffffff" loext:char-shading-value="0"/>
    </style:style>
    <style:style style:name="T1098" style:family="text">
      <style:text-properties officeooo:rsid="090ce548" fo:background-color="#ffffff" loext:char-shading-value="0"/>
    </style:style>
    <style:style style:name="T1099" style:family="text">
      <style:text-properties officeooo:rsid="01c799b8" fo:background-color="#ffffff" loext:char-shading-value="0"/>
    </style:style>
    <style:style style:name="T1100" style:family="text">
      <style:text-properties officeooo:rsid="0ba10618" fo:background-color="#ffffff" loext:char-shading-value="0"/>
    </style:style>
    <style:style style:name="T1101" style:family="text">
      <style:text-properties officeooo:rsid="0bd10a01" fo:background-color="#ffffff" loext:char-shading-value="0"/>
    </style:style>
    <style:style style:name="T1102" style:family="text">
      <style:text-properties officeooo:rsid="08f66623" fo:background-color="#ffffff" loext:char-shading-value="0"/>
    </style:style>
    <style:style style:name="T1103" style:family="text">
      <style:text-properties officeooo:rsid="0df05ab0" fo:background-color="#ffffff" loext:char-shading-value="0"/>
    </style:style>
    <style:style style:name="T1104" style:family="text">
      <style:text-properties officeooo:rsid="0df1ef3a" fo:background-color="#ffffff" loext:char-shading-value="0"/>
    </style:style>
    <style:style style:name="T1105" style:family="text">
      <style:text-properties officeooo:rsid="0df2f564" fo:background-color="#ffffff" loext:char-shading-value="0"/>
    </style:style>
    <style:style style:name="T1106" style:family="text">
      <style:text-properties officeooo:rsid="0df668fb" fo:background-color="#ffffff" loext:char-shading-value="0"/>
    </style:style>
    <style:style style:name="T1107" style:family="text">
      <style:text-properties officeooo:rsid="0df843ee" fo:background-color="#ffffff" loext:char-shading-value="0"/>
    </style:style>
    <style:style style:name="T1108" style:family="text">
      <style:text-properties officeooo:rsid="0dfa1950" fo:background-color="#ffffff" loext:char-shading-value="0"/>
    </style:style>
    <style:style style:name="T1109" style:family="text">
      <style:text-properties officeooo:rsid="0e3c0e5a" fo:background-color="#ffffff" loext:char-shading-value="0"/>
    </style:style>
    <style:style style:name="T1110" style:family="text">
      <style:text-properties officeooo:rsid="0eff19fa" fo:background-color="#ffffff" loext:char-shading-value="0"/>
    </style:style>
    <style:style style:name="T1111" style:family="text">
      <style:text-properties officeooo:rsid="0eff3052" fo:background-color="#ffffff" loext:char-shading-value="0"/>
    </style:style>
    <style:style style:name="T1112" style:family="text">
      <style:text-properties officeooo:rsid="09160b8e" fo:background-color="#ffffff" loext:char-shading-value="0"/>
    </style:style>
    <style:style style:name="T1113" style:family="text">
      <style:text-properties officeooo:rsid="04c6d1e7"/>
    </style:style>
    <style:style style:name="T1114" style:family="text">
      <style:text-properties officeooo:rsid="04cc78f1"/>
    </style:style>
    <style:style style:name="T1115" style:family="text">
      <style:text-properties officeooo:rsid="04d8560d"/>
    </style:style>
    <style:style style:name="T1116" style:family="text">
      <style:text-properties officeooo:rsid="04e81225"/>
    </style:style>
    <style:style style:name="T1117" style:family="text">
      <style:text-properties officeooo:rsid="04f1ebc6"/>
    </style:style>
    <style:style style:name="T1118" style:family="text">
      <style:text-properties officeooo:rsid="055f47e2"/>
    </style:style>
    <style:style style:name="T1119" style:family="text">
      <style:text-properties officeooo:rsid="0561292c"/>
    </style:style>
    <style:style style:name="T1120" style:family="text">
      <style:text-properties officeooo:rsid="05683f26"/>
    </style:style>
    <style:style style:name="T1121" style:family="text">
      <style:text-properties officeooo:rsid="056cc7bd"/>
    </style:style>
    <style:style style:name="T1122" style:family="text">
      <style:text-properties officeooo:rsid="056cf284"/>
    </style:style>
    <style:style style:name="T1123" style:family="text">
      <style:text-properties officeooo:rsid="057dc38d"/>
    </style:style>
    <style:style style:name="T1124" style:family="text">
      <style:text-properties officeooo:rsid="0582b4b8"/>
    </style:style>
    <style:style style:name="T1125" style:family="text">
      <style:text-properties officeooo:rsid="05977f82"/>
    </style:style>
    <style:style style:name="T1126" style:family="text">
      <style:text-properties officeooo:rsid="059bcd21"/>
    </style:style>
    <style:style style:name="T1127" style:family="text">
      <style:text-properties officeooo:rsid="05ae61d6"/>
    </style:style>
    <style:style style:name="T1128" style:family="text">
      <style:text-properties officeooo:rsid="05cd0fa3"/>
    </style:style>
    <style:style style:name="T1129" style:family="text">
      <style:text-properties officeooo:rsid="05ced3bb"/>
    </style:style>
    <style:style style:name="T1130" style:family="text">
      <style:text-properties officeooo:rsid="05cfdfdd"/>
    </style:style>
    <style:style style:name="T1131" style:family="text">
      <style:text-properties officeooo:rsid="05d172ae"/>
    </style:style>
    <style:style style:name="T1132" style:family="text">
      <style:text-properties officeooo:rsid="05da2b79"/>
    </style:style>
    <style:style style:name="T1133" style:family="text">
      <style:text-properties officeooo:rsid="05e22256"/>
    </style:style>
    <style:style style:name="T1134" style:family="text">
      <style:text-properties officeooo:rsid="05e6c6f4"/>
    </style:style>
    <style:style style:name="T1135" style:family="text">
      <style:text-properties officeooo:rsid="05e8c2b9"/>
    </style:style>
    <style:style style:name="T1136" style:family="text">
      <style:text-properties officeooo:rsid="06076de7"/>
    </style:style>
    <style:style style:name="T1137" style:family="text">
      <style:text-properties officeooo:rsid="06096482"/>
    </style:style>
    <style:style style:name="T1138" style:family="text">
      <style:text-properties style:font-name="Liberation Sans" officeooo:rsid="06096482"/>
    </style:style>
    <style:style style:name="T1139" style:family="text">
      <style:text-properties style:font-name="Liberation Sans" fo:font-style="italic" officeooo:rsid="06096482" style:font-style-asian="italic" style:font-style-complex="italic"/>
    </style:style>
    <style:style style:name="T1140" style:family="text">
      <style:text-properties style:font-name="Liberation Sans" fo:font-style="italic" officeooo:rsid="0610e8f3" style:font-style-asian="italic" style:font-style-complex="italic"/>
    </style:style>
    <style:style style:name="T1141" style:family="text">
      <style:text-properties style:font-name="Liberation Sans" fo:font-style="italic" officeooo:rsid="0611c0c3" style:font-style-asian="italic" style:font-style-complex="italic"/>
    </style:style>
    <style:style style:name="T1142" style:family="text">
      <style:text-properties style:font-name="Liberation Sans" officeooo:rsid="0610e8f3"/>
    </style:style>
    <style:style style:name="T1143" style:family="text">
      <style:text-properties officeooo:rsid="06096482" fo:background-color="#f58220" loext:char-shading-value="0"/>
    </style:style>
    <style:style style:name="T1144" style:family="text">
      <style:text-properties officeooo:rsid="061a4b6a"/>
    </style:style>
    <style:style style:name="T1145" style:family="text">
      <style:text-properties officeooo:rsid="062591a3"/>
    </style:style>
    <style:style style:name="T1146" style:family="text">
      <style:text-properties officeooo:rsid="063a1ad1"/>
    </style:style>
    <style:style style:name="T1147" style:family="text">
      <style:text-properties officeooo:rsid="0640559b"/>
    </style:style>
    <style:style style:name="T1148" style:family="text">
      <style:text-properties officeooo:rsid="0640fd60"/>
    </style:style>
    <style:style style:name="T1149" style:family="text">
      <style:text-properties officeooo:rsid="06419541"/>
    </style:style>
    <style:style style:name="T1150" style:family="text">
      <style:text-properties officeooo:rsid="06466008"/>
    </style:style>
    <style:style style:name="T1151" style:family="text">
      <style:text-properties officeooo:rsid="065880ef"/>
    </style:style>
    <style:style style:name="T1152" style:family="text">
      <style:text-properties officeooo:rsid="065bdc22"/>
    </style:style>
    <style:style style:name="T1153" style:family="text">
      <style:text-properties officeooo:rsid="065f0c7d"/>
    </style:style>
    <style:style style:name="T1154" style:family="text">
      <style:text-properties officeooo:rsid="065fc5be"/>
    </style:style>
    <style:style style:name="T1155" style:family="text">
      <style:text-properties officeooo:rsid="066548fa"/>
    </style:style>
    <style:style style:name="T1156" style:family="text">
      <style:text-properties officeooo:rsid="032c51ef"/>
    </style:style>
    <style:style style:name="T1157" style:family="text">
      <style:text-properties officeooo:rsid="066c0b9d"/>
    </style:style>
    <style:style style:name="T1158" style:family="text">
      <style:text-properties officeooo:rsid="066d3601"/>
    </style:style>
    <style:style style:name="T1159" style:family="text">
      <style:text-properties officeooo:rsid="067bb334"/>
    </style:style>
    <style:style style:name="T1160" style:family="text">
      <style:text-properties officeooo:rsid="06862ca2"/>
    </style:style>
    <style:style style:name="T1161" style:family="text">
      <style:text-properties officeooo:rsid="0690a6c9"/>
    </style:style>
    <style:style style:name="T1162" style:family="text">
      <style:text-properties officeooo:rsid="06cfbc68"/>
    </style:style>
    <style:style style:name="T1163" style:family="text">
      <style:text-properties officeooo:rsid="06d671ca"/>
    </style:style>
    <style:style style:name="T1164" style:family="text">
      <style:text-properties officeooo:rsid="06ea91ed"/>
    </style:style>
    <style:style style:name="T1165" style:family="text">
      <style:text-properties officeooo:rsid="069df6bd"/>
    </style:style>
    <style:style style:name="T1166" style:family="text">
      <style:text-properties officeooo:rsid="06eb7a89"/>
    </style:style>
    <style:style style:name="T1167" style:family="text">
      <style:text-properties officeooo:rsid="06f8e2d0"/>
    </style:style>
    <style:style style:name="T1168" style:family="text">
      <style:text-properties officeooo:rsid="0729dae8"/>
    </style:style>
    <style:style style:name="T1169" style:family="text">
      <style:text-properties officeooo:rsid="073808ad"/>
    </style:style>
    <style:style style:name="T1170" style:family="text">
      <style:text-properties officeooo:rsid="073e8e7c"/>
    </style:style>
    <style:style style:name="T1171" style:family="text">
      <style:text-properties officeooo:rsid="0740dfd1"/>
    </style:style>
    <style:style style:name="T1172" style:family="text">
      <style:text-properties officeooo:rsid="07471b57"/>
    </style:style>
    <style:style style:name="T1173" style:family="text">
      <style:text-properties officeooo:rsid="074be347"/>
    </style:style>
    <style:style style:name="T1174" style:family="text">
      <style:text-properties officeooo:rsid="0750e09d"/>
    </style:style>
    <style:style style:name="T1175" style:family="text">
      <style:text-properties officeooo:rsid="0757a833"/>
    </style:style>
    <style:style style:name="T1176" style:family="text">
      <style:text-properties officeooo:rsid="0757cb12"/>
    </style:style>
    <style:style style:name="T1177" style:family="text">
      <style:text-properties officeooo:rsid="077cf9a8"/>
    </style:style>
    <style:style style:name="T1178" style:family="text">
      <style:text-properties officeooo:rsid="078b1c1c"/>
    </style:style>
    <style:style style:name="T1179" style:family="text">
      <style:text-properties officeooo:rsid="078f28b7"/>
    </style:style>
    <style:style style:name="T1180" style:family="text">
      <style:text-properties officeooo:rsid="07a265ae"/>
    </style:style>
    <style:style style:name="T1181" style:family="text">
      <style:text-properties officeooo:rsid="07a3c150"/>
    </style:style>
    <style:style style:name="T1182" style:family="text">
      <style:text-properties officeooo:rsid="07a53837"/>
    </style:style>
    <style:style style:name="T1183" style:family="text">
      <style:text-properties officeooo:rsid="07a6f5f7"/>
    </style:style>
    <style:style style:name="T1184" style:family="text">
      <style:text-properties officeooo:rsid="07a9fcda"/>
    </style:style>
    <style:style style:name="T1185" style:family="text">
      <style:text-properties officeooo:rsid="07acf1f0"/>
    </style:style>
    <style:style style:name="T1186" style:family="text">
      <style:text-properties officeooo:rsid="07ad6243"/>
    </style:style>
    <style:style style:name="T1187" style:family="text">
      <style:text-properties officeooo:rsid="07b150dc"/>
    </style:style>
    <style:style style:name="T1188" style:family="text">
      <style:text-properties officeooo:rsid="07c006ae"/>
    </style:style>
    <style:style style:name="T1189" style:family="text">
      <style:text-properties officeooo:rsid="07c65233"/>
    </style:style>
    <style:style style:name="T1190" style:family="text">
      <style:text-properties officeooo:rsid="07cfd6f0"/>
    </style:style>
    <style:style style:name="T1191" style:family="text">
      <style:text-properties officeooo:rsid="07d70d53"/>
    </style:style>
    <style:style style:name="T1192" style:family="text">
      <style:text-properties officeooo:rsid="07f703a7"/>
    </style:style>
    <style:style style:name="T1193" style:family="text">
      <style:text-properties officeooo:rsid="080b17ea"/>
    </style:style>
    <style:style style:name="T1194" style:family="text">
      <style:text-properties officeooo:rsid="081ff26c"/>
    </style:style>
    <style:style style:name="T1195" style:family="text">
      <style:text-properties officeooo:rsid="08243a20"/>
    </style:style>
    <style:style style:name="T1196" style:family="text">
      <style:text-properties officeooo:rsid="0828795d"/>
    </style:style>
    <style:style style:name="T1197" style:family="text">
      <style:text-properties officeooo:rsid="082c9472"/>
    </style:style>
    <style:style style:name="T1198" style:family="text">
      <style:text-properties officeooo:rsid="0830ee86"/>
    </style:style>
    <style:style style:name="T1199" style:family="text">
      <style:text-properties officeooo:rsid="0834ec15"/>
    </style:style>
    <style:style style:name="T1200" style:family="text">
      <style:text-properties officeooo:rsid="084bfa8b"/>
    </style:style>
    <style:style style:name="T1201" style:family="text">
      <style:text-properties officeooo:rsid="084cfe08"/>
    </style:style>
    <style:style style:name="T1202" style:family="text">
      <style:text-properties officeooo:rsid="084e0dc3"/>
    </style:style>
    <style:style style:name="T1203" style:family="text">
      <style:text-properties officeooo:rsid="084e8d21"/>
    </style:style>
    <style:style style:name="T1204" style:family="text">
      <style:text-properties officeooo:rsid="00156653"/>
    </style:style>
    <style:style style:name="T1205" style:family="text">
      <style:text-properties officeooo:rsid="085ddf2a"/>
    </style:style>
    <style:style style:name="T1206" style:family="text">
      <style:text-properties officeooo:rsid="0861b8ad"/>
    </style:style>
    <style:style style:name="T1207" style:family="text">
      <style:text-properties officeooo:rsid="086fba52"/>
    </style:style>
    <style:style style:name="T1208" style:family="text">
      <style:text-properties officeooo:rsid="088f4efe"/>
    </style:style>
    <style:style style:name="T1209" style:family="text">
      <style:text-properties officeooo:rsid="089081fb"/>
    </style:style>
    <style:style style:name="T1210" style:family="text">
      <style:text-properties officeooo:rsid="0896da31"/>
    </style:style>
    <style:style style:name="T1211" style:family="text">
      <style:text-properties officeooo:rsid="08a2dd82"/>
    </style:style>
    <style:style style:name="T1212" style:family="text">
      <style:text-properties officeooo:rsid="08a5a6bd"/>
    </style:style>
    <style:style style:name="T1213" style:family="text">
      <style:text-properties officeooo:rsid="08a6db81"/>
    </style:style>
    <style:style style:name="T1214" style:family="text">
      <style:text-properties officeooo:rsid="08ae8600"/>
    </style:style>
    <style:style style:name="T1215" style:family="text">
      <style:text-properties officeooo:rsid="08d86420"/>
    </style:style>
    <style:style style:name="T1216" style:family="text">
      <style:text-properties officeooo:rsid="08dbffe5"/>
    </style:style>
    <style:style style:name="T1217" style:family="text">
      <style:text-properties officeooo:rsid="08f1c27d"/>
    </style:style>
    <style:style style:name="T1218" style:family="text">
      <style:text-properties officeooo:rsid="08f66623"/>
    </style:style>
    <style:style style:name="T1219" style:family="text">
      <style:text-properties officeooo:rsid="08fed4bb"/>
    </style:style>
    <style:style style:name="T1220" style:family="text">
      <style:text-properties officeooo:rsid="0906612f"/>
    </style:style>
    <style:style style:name="T1221" style:family="text">
      <style:text-properties officeooo:rsid="091bdce5"/>
    </style:style>
    <style:style style:name="T1222" style:family="text">
      <style:text-properties officeooo:rsid="092066cd"/>
    </style:style>
    <style:style style:name="T1223" style:family="text">
      <style:text-properties officeooo:rsid="0921a0a5"/>
    </style:style>
    <style:style style:name="T1224" style:family="text">
      <style:text-properties officeooo:rsid="0923e99b"/>
    </style:style>
    <style:style style:name="T1225" style:family="text">
      <style:text-properties officeooo:rsid="0935d771"/>
    </style:style>
    <style:style style:name="T1226" style:family="text">
      <style:text-properties officeooo:rsid="093ed652"/>
    </style:style>
    <style:style style:name="T1227" style:family="text">
      <style:text-properties officeooo:rsid="09468f27"/>
    </style:style>
    <style:style style:name="T1228" style:family="text">
      <style:text-properties officeooo:rsid="0948542a"/>
    </style:style>
    <style:style style:name="T1229" style:family="text">
      <style:text-properties officeooo:rsid="09545811"/>
    </style:style>
    <style:style style:name="T1230" style:family="text">
      <style:text-properties officeooo:rsid="09563f7d"/>
    </style:style>
    <style:style style:name="T1231" style:family="text">
      <style:text-properties officeooo:rsid="095bfd5b"/>
    </style:style>
    <style:style style:name="T1232" style:family="text">
      <style:text-properties officeooo:rsid="095c1db8"/>
    </style:style>
    <style:style style:name="T1233" style:family="text">
      <style:text-properties officeooo:rsid="096253d4"/>
    </style:style>
    <style:style style:name="T1234" style:family="text">
      <style:text-properties officeooo:rsid="09663e71"/>
    </style:style>
    <style:style style:name="T1235" style:family="text">
      <style:text-properties officeooo:rsid="0982e816"/>
    </style:style>
    <style:style style:name="T1236" style:family="text">
      <style:text-properties officeooo:rsid="0991a32c"/>
    </style:style>
    <style:style style:name="T1237" style:family="text">
      <style:text-properties officeooo:rsid="0992bfa5"/>
    </style:style>
    <style:style style:name="T1238" style:family="text">
      <style:text-properties officeooo:rsid="099456bf"/>
    </style:style>
    <style:style style:name="T1239" style:family="text">
      <style:text-properties officeooo:rsid="0994a609"/>
    </style:style>
    <style:style style:name="T1240" style:family="text">
      <style:text-properties officeooo:rsid="0997502f"/>
    </style:style>
    <style:style style:name="T1241" style:family="text">
      <style:text-properties officeooo:rsid="0997886a"/>
    </style:style>
    <style:style style:name="T1242" style:family="text">
      <style:text-properties officeooo:rsid="09a0883a"/>
    </style:style>
    <style:style style:name="T1243" style:family="text">
      <style:text-properties officeooo:rsid="09a90382"/>
    </style:style>
    <style:style style:name="T1244" style:family="text">
      <style:text-properties officeooo:rsid="09c39d28"/>
    </style:style>
    <style:style style:name="T1245" style:family="text">
      <style:text-properties officeooo:rsid="09ed9386"/>
    </style:style>
    <style:style style:name="T1246" style:family="text">
      <style:text-properties officeooo:rsid="09feedb4"/>
    </style:style>
    <style:style style:name="T1247" style:family="text">
      <style:text-properties officeooo:rsid="0a00180d"/>
    </style:style>
    <style:style style:name="T1248" style:family="text">
      <style:text-properties officeooo:rsid="0a053f7a"/>
    </style:style>
    <style:style style:name="T1249" style:family="text">
      <style:text-properties officeooo:rsid="0a225bb7"/>
    </style:style>
    <style:style style:name="T1250" style:family="text">
      <style:text-properties officeooo:rsid="0a27fcff"/>
    </style:style>
    <style:style style:name="T1251" style:family="text">
      <style:text-properties officeooo:rsid="0a2998a6"/>
    </style:style>
    <style:style style:name="T1252" style:family="text">
      <style:text-properties officeooo:rsid="0a4c3b8d"/>
    </style:style>
    <style:style style:name="T1253" style:family="text">
      <style:text-properties officeooo:rsid="0a4d84c0"/>
    </style:style>
    <style:style style:name="T1254" style:family="text">
      <style:text-properties officeooo:rsid="0a562190"/>
    </style:style>
    <style:style style:name="T1255" style:family="text">
      <style:text-properties officeooo:rsid="0a5ba16c"/>
    </style:style>
    <style:style style:name="T1256" style:family="text">
      <style:text-properties officeooo:rsid="0a5d77e8"/>
    </style:style>
    <style:style style:name="T1257" style:family="text">
      <style:text-properties officeooo:rsid="0a5f0f99"/>
    </style:style>
    <style:style style:name="T1258" style:family="text">
      <style:text-properties officeooo:rsid="0a6f45bb"/>
    </style:style>
    <style:style style:name="T1259" style:family="text">
      <style:text-properties officeooo:rsid="0a70a4cb"/>
    </style:style>
    <style:style style:name="T1260" style:family="text">
      <style:text-properties officeooo:rsid="0a79972e"/>
    </style:style>
    <style:style style:name="T1261" style:family="text">
      <style:text-properties officeooo:rsid="0a857131"/>
    </style:style>
    <style:style style:name="T1262" style:family="text">
      <style:text-properties officeooo:rsid="0ab6e3f0"/>
    </style:style>
    <style:style style:name="T1263" style:family="text">
      <style:text-properties officeooo:rsid="0ab78497"/>
    </style:style>
    <style:style style:name="T1264" style:family="text">
      <style:text-properties officeooo:rsid="0ad449d6"/>
    </style:style>
    <style:style style:name="T1265" style:family="text">
      <style:text-properties officeooo:rsid="0ad5315b"/>
    </style:style>
    <style:style style:name="T1266" style:family="text">
      <style:text-properties officeooo:rsid="0ad692bf"/>
    </style:style>
    <style:style style:name="T1267" style:family="text">
      <style:text-properties officeooo:rsid="0ad6ff59"/>
    </style:style>
    <style:style style:name="T1268" style:family="text">
      <style:text-properties officeooo:rsid="0ad7c144"/>
    </style:style>
    <style:style style:name="T1269" style:family="text">
      <style:text-properties officeooo:rsid="0ad9089f"/>
    </style:style>
    <style:style style:name="T1270" style:family="text">
      <style:text-properties officeooo:rsid="0adb7641"/>
    </style:style>
    <style:style style:name="T1271" style:family="text">
      <style:text-properties officeooo:rsid="0add4f31"/>
    </style:style>
    <style:style style:name="T1272" style:family="text">
      <style:text-properties officeooo:rsid="0b171d9a"/>
    </style:style>
    <style:style style:name="T1273" style:family="text">
      <style:text-properties officeooo:rsid="0b17d6de"/>
    </style:style>
    <style:style style:name="T1274" style:family="text">
      <style:text-properties officeooo:rsid="0b2b7a21"/>
    </style:style>
    <style:style style:name="T1275" style:family="text">
      <style:text-properties officeooo:rsid="0b2cbfa7"/>
    </style:style>
    <style:style style:name="T1276" style:family="text">
      <style:text-properties officeooo:rsid="0b39b375"/>
    </style:style>
    <style:style style:name="T1277" style:family="text">
      <style:text-properties officeooo:rsid="0b56214b"/>
    </style:style>
    <style:style style:name="T1278" style:family="text">
      <style:text-properties officeooo:rsid="0b641b9a"/>
    </style:style>
    <style:style style:name="T1279" style:family="text">
      <style:text-properties officeooo:rsid="0b6efe4e"/>
    </style:style>
    <style:style style:name="T1280" style:family="text">
      <style:text-properties officeooo:rsid="0b70b364"/>
    </style:style>
    <style:style style:name="T1281" style:family="text">
      <style:text-properties officeooo:rsid="0b71b677"/>
    </style:style>
    <style:style style:name="T1282" style:family="text">
      <style:text-properties officeooo:rsid="0b7912cf"/>
    </style:style>
    <style:style style:name="T1283" style:family="text">
      <style:text-properties officeooo:rsid="0b7ca90b"/>
    </style:style>
    <style:style style:name="T1284" style:family="text">
      <style:text-properties officeooo:rsid="0b7cb060"/>
    </style:style>
    <style:style style:name="T1285" style:family="text">
      <style:text-properties officeooo:rsid="0b82a16d"/>
    </style:style>
    <style:style style:name="T1286" style:family="text">
      <style:text-properties officeooo:rsid="0b849e1c"/>
    </style:style>
    <style:style style:name="T1287" style:family="text">
      <style:text-properties officeooo:rsid="0b9740d6"/>
    </style:style>
    <style:style style:name="T1288" style:family="text">
      <style:text-properties officeooo:rsid="0b98533f"/>
    </style:style>
    <style:style style:name="T1289" style:family="text">
      <style:text-properties officeooo:rsid="0ba3c0b8"/>
    </style:style>
    <style:style style:name="T1290" style:family="text">
      <style:text-properties officeooo:rsid="0ba5b264"/>
    </style:style>
    <style:style style:name="T1291" style:family="text">
      <style:text-properties officeooo:rsid="0bbd5a01"/>
    </style:style>
    <style:style style:name="T1292" style:family="text">
      <style:text-properties officeooo:rsid="0bd2b11c"/>
    </style:style>
    <style:style style:name="T1293" style:family="text">
      <style:text-properties officeooo:rsid="04c2dc65"/>
    </style:style>
    <style:style style:name="T1294" style:family="text">
      <style:text-properties officeooo:rsid="0bf28676"/>
    </style:style>
    <style:style style:name="T1295" style:family="text">
      <style:text-properties officeooo:rsid="0bf4a0e1"/>
    </style:style>
    <style:style style:name="T1296" style:family="text">
      <style:text-properties officeooo:rsid="0c0e5960"/>
    </style:style>
    <style:style style:name="T1297" style:family="text">
      <style:text-properties officeooo:rsid="0c169489"/>
    </style:style>
    <style:style style:name="T1298" style:family="text">
      <style:text-properties officeooo:rsid="0c230f2a"/>
    </style:style>
    <style:style style:name="T1299" style:family="text">
      <style:text-properties fo:color="#0000ff"/>
    </style:style>
    <style:style style:name="T1300" style:family="text">
      <style:text-properties fo:color="#0000ff" officeooo:rsid="0cea298d"/>
    </style:style>
    <style:style style:name="T1301" style:family="text">
      <style:text-properties fo:color="#795e26"/>
    </style:style>
    <style:style style:name="T1302" style:family="text">
      <style:text-properties fo:color="#001080"/>
    </style:style>
    <style:style style:name="T1303" style:family="text">
      <style:text-properties fo:color="#098658"/>
    </style:style>
    <style:style style:name="T1304" style:family="text">
      <style:text-properties fo:color="#af00db"/>
    </style:style>
    <style:style style:name="T1305" style:family="text">
      <style:text-properties officeooo:rsid="0c5dc64d"/>
    </style:style>
    <style:style style:name="T1306" style:family="text">
      <style:text-properties officeooo:rsid="0c602234"/>
    </style:style>
    <style:style style:name="T1307" style:family="text">
      <style:text-properties officeooo:rsid="0c62f9db"/>
    </style:style>
    <style:style style:name="T1308" style:family="text">
      <style:text-properties officeooo:rsid="0c637d40"/>
    </style:style>
    <style:style style:name="T1309" style:family="text">
      <style:text-properties officeooo:rsid="0c65430d"/>
    </style:style>
    <style:style style:name="T1310" style:family="text">
      <style:text-properties officeooo:rsid="0c67589a"/>
    </style:style>
    <style:style style:name="T1311" style:family="text">
      <style:text-properties officeooo:rsid="0c6774d8"/>
    </style:style>
    <style:style style:name="T1312" style:family="text">
      <style:text-properties officeooo:rsid="0c729cad"/>
    </style:style>
    <style:style style:name="T1313" style:family="text">
      <style:text-properties officeooo:rsid="0c74a427"/>
    </style:style>
    <style:style style:name="T1314" style:family="text">
      <style:text-properties officeooo:rsid="0c7b3bb2"/>
    </style:style>
    <style:style style:name="T1315" style:family="text">
      <style:text-properties officeooo:rsid="0c815035"/>
    </style:style>
    <style:style style:name="T1316" style:family="text">
      <style:text-properties officeooo:rsid="0c854c93"/>
    </style:style>
    <style:style style:name="T1317" style:family="text">
      <style:text-properties officeooo:rsid="0c87ecf4"/>
    </style:style>
    <style:style style:name="T1318" style:family="text">
      <style:text-properties officeooo:rsid="0c883fb6"/>
    </style:style>
    <style:style style:name="T1319" style:family="text">
      <style:text-properties officeooo:rsid="0c8908af"/>
    </style:style>
    <style:style style:name="T1320" style:family="text">
      <style:text-properties officeooo:rsid="0c8aec5e"/>
    </style:style>
    <style:style style:name="T1321" style:family="text">
      <style:text-properties officeooo:rsid="0ca1ac3e"/>
    </style:style>
    <style:style style:name="T1322" style:family="text">
      <style:text-properties officeooo:rsid="0caa6251"/>
    </style:style>
    <style:style style:name="T1323" style:family="text">
      <style:text-properties officeooo:rsid="0cad1d13"/>
    </style:style>
    <style:style style:name="T1324" style:family="text">
      <style:text-properties officeooo:rsid="0cba5c59"/>
    </style:style>
    <style:style style:name="T1325" style:family="text">
      <style:text-properties officeooo:rsid="0cbf01eb"/>
    </style:style>
    <style:style style:name="T1326" style:family="text">
      <style:text-properties officeooo:rsid="0cd5331d"/>
    </style:style>
    <style:style style:name="T1327" style:family="text">
      <style:text-properties officeooo:rsid="0cd6fc5a"/>
    </style:style>
    <style:style style:name="T1328" style:family="text">
      <style:text-properties officeooo:rsid="0cdb4540"/>
    </style:style>
    <style:style style:name="T1329" style:family="text">
      <style:text-properties officeooo:rsid="0cddf827"/>
    </style:style>
    <style:style style:name="T1330" style:family="text">
      <style:text-properties officeooo:rsid="0cdfa925"/>
    </style:style>
    <style:style style:name="T1331" style:family="text">
      <style:text-properties officeooo:rsid="0ce09021"/>
    </style:style>
    <style:style style:name="T1332" style:family="text">
      <style:text-properties officeooo:rsid="0ce50de0"/>
    </style:style>
    <style:style style:name="T1333" style:family="text">
      <style:text-properties officeooo:rsid="0ce5e106"/>
    </style:style>
    <style:style style:name="T1334" style:family="text">
      <style:text-properties officeooo:rsid="0cf76e10"/>
    </style:style>
    <style:style style:name="T1335" style:family="text">
      <style:text-properties officeooo:rsid="0cf928ed"/>
    </style:style>
    <style:style style:name="T1336" style:family="text">
      <style:text-properties officeooo:rsid="0cfa2277"/>
    </style:style>
    <style:style style:name="T1337" style:family="text">
      <style:text-properties officeooo:rsid="0cfcc0ba"/>
    </style:style>
    <style:style style:name="T1338" style:family="text">
      <style:text-properties officeooo:rsid="0cfcd75b"/>
    </style:style>
    <style:style style:name="T1339" style:family="text">
      <style:text-properties officeooo:rsid="0d014e0e"/>
    </style:style>
    <style:style style:name="T1340" style:family="text">
      <style:text-properties officeooo:rsid="0d020bf0"/>
    </style:style>
    <style:style style:name="T1341" style:family="text">
      <style:text-properties officeooo:rsid="0d0512a1"/>
    </style:style>
    <style:style style:name="T1342" style:family="text">
      <style:text-properties officeooo:rsid="0d06bc8b"/>
    </style:style>
    <style:style style:name="T1343" style:family="text">
      <style:text-properties officeooo:rsid="0d085eb9"/>
    </style:style>
    <style:style style:name="T1344" style:family="text">
      <style:text-properties officeooo:rsid="0d09b3f8"/>
    </style:style>
    <style:style style:name="T1345" style:family="text">
      <style:text-properties officeooo:rsid="0d0ff528"/>
    </style:style>
    <style:style style:name="T1346" style:family="text">
      <style:text-properties officeooo:rsid="0d16503c"/>
    </style:style>
    <style:style style:name="T1347" style:family="text">
      <style:text-properties officeooo:rsid="0d2794e8"/>
    </style:style>
    <style:style style:name="T1348" style:family="text">
      <style:text-properties officeooo:rsid="0d456c84"/>
    </style:style>
    <style:style style:name="T1349" style:family="text">
      <style:text-properties officeooo:rsid="0d4bae62"/>
    </style:style>
    <style:style style:name="T1350" style:family="text">
      <style:text-properties officeooo:rsid="0d5a5790"/>
    </style:style>
    <style:style style:name="T1351" style:family="text">
      <style:text-properties officeooo:rsid="0d5e1f89"/>
    </style:style>
    <style:style style:name="T1352" style:family="text">
      <style:text-properties officeooo:rsid="0d602b2e"/>
    </style:style>
    <style:style style:name="T1353" style:family="text">
      <style:text-properties officeooo:rsid="0d60ce9d"/>
    </style:style>
    <style:style style:name="T1354" style:family="text">
      <style:text-properties officeooo:rsid="0d8b7f5d"/>
    </style:style>
    <style:style style:name="T1355" style:family="text">
      <style:text-properties officeooo:rsid="0d8d2425"/>
    </style:style>
    <style:style style:name="T1356" style:family="text">
      <style:text-properties officeooo:rsid="0d957e05"/>
    </style:style>
    <style:style style:name="T1357" style:family="text">
      <style:text-properties officeooo:rsid="0d97f710"/>
    </style:style>
    <style:style style:name="T1358" style:family="text">
      <style:text-properties officeooo:rsid="0d98337d"/>
    </style:style>
    <style:style style:name="T1359" style:family="text">
      <style:text-properties officeooo:rsid="0d98f200"/>
    </style:style>
    <style:style style:name="T1360" style:family="text">
      <style:text-properties officeooo:rsid="0da1ca30"/>
    </style:style>
    <style:style style:name="T1361" style:family="text">
      <style:text-properties officeooo:rsid="0da83683"/>
    </style:style>
    <style:style style:name="T1362" style:family="text">
      <style:text-properties officeooo:rsid="0dd01ba9"/>
    </style:style>
    <style:style style:name="T1363" style:family="text">
      <style:text-properties officeooo:rsid="0dd80cc5"/>
    </style:style>
    <style:style style:name="T1364" style:family="text">
      <style:text-properties officeooo:rsid="0dd9c782"/>
    </style:style>
    <style:style style:name="T1365" style:family="text">
      <style:text-properties officeooo:rsid="0ddb85da"/>
    </style:style>
    <style:style style:name="T1366" style:family="text">
      <style:text-properties officeooo:rsid="0ddc36e0"/>
    </style:style>
    <style:style style:name="T1367" style:family="text">
      <style:text-properties officeooo:rsid="0ddcc609"/>
    </style:style>
    <style:style style:name="T1368" style:family="text">
      <style:text-properties officeooo:rsid="0e047539"/>
    </style:style>
    <style:style style:name="T1369" style:family="text">
      <style:text-properties officeooo:rsid="0e0994f3"/>
    </style:style>
    <style:style style:name="T1370" style:family="text">
      <style:text-properties officeooo:rsid="0e0a7eb8"/>
    </style:style>
    <style:style style:name="T1371" style:family="text">
      <style:text-properties officeooo:rsid="0e1803c5"/>
    </style:style>
    <style:style style:name="T1372" style:family="text">
      <style:text-properties officeooo:rsid="0e19afe9"/>
    </style:style>
    <style:style style:name="T1373" style:family="text">
      <style:text-properties officeooo:rsid="0e1b4cc7"/>
    </style:style>
    <style:style style:name="T1374" style:family="text">
      <style:text-properties officeooo:rsid="0e232e5b"/>
    </style:style>
    <style:style style:name="T1375" style:family="text">
      <style:text-properties officeooo:rsid="0e282dd7"/>
    </style:style>
    <style:style style:name="T1376" style:family="text">
      <style:text-properties officeooo:rsid="0e290ee1"/>
    </style:style>
    <style:style style:name="T1377" style:family="text">
      <style:text-properties officeooo:rsid="0e2a4a67"/>
    </style:style>
    <style:style style:name="T1378" style:family="text">
      <style:text-properties officeooo:rsid="0e3124a2"/>
    </style:style>
    <style:style style:name="T1379" style:family="text">
      <style:text-properties officeooo:rsid="0e32d349"/>
    </style:style>
    <style:style style:name="T1380" style:family="text">
      <style:text-properties officeooo:rsid="0e345c6d"/>
    </style:style>
    <style:style style:name="T1381" style:family="text">
      <style:text-properties officeooo:rsid="0e3ebbc6"/>
    </style:style>
    <style:style style:name="T1382" style:family="text">
      <style:text-properties officeooo:rsid="0e6c5971"/>
    </style:style>
    <style:style style:name="T1383" style:family="text">
      <style:text-properties officeooo:rsid="0e6cb503"/>
    </style:style>
    <style:style style:name="T1384" style:family="text">
      <style:text-properties officeooo:rsid="0e83edce"/>
    </style:style>
    <style:style style:name="T1385" style:family="text">
      <style:text-properties officeooo:rsid="0e867f84"/>
    </style:style>
    <style:style style:name="T1386" style:family="text">
      <style:text-properties officeooo:rsid="0e88ebe1"/>
    </style:style>
    <style:style style:name="T1387" style:family="text">
      <style:text-properties officeooo:rsid="0e8b9ea1"/>
    </style:style>
    <style:style style:name="T1388" style:family="text">
      <style:text-properties officeooo:rsid="0ea15b94"/>
    </style:style>
    <style:style style:name="T1389" style:family="text">
      <style:text-properties officeooo:rsid="0ea19551"/>
    </style:style>
    <style:style style:name="T1390" style:family="text">
      <style:text-properties officeooo:rsid="0ea3c9f3"/>
    </style:style>
    <style:style style:name="T1391" style:family="text">
      <style:text-properties officeooo:rsid="0eab6a1f"/>
    </style:style>
    <style:style style:name="T1392" style:family="text">
      <style:text-properties officeooo:rsid="0eabc8f9"/>
    </style:style>
    <style:style style:name="T1393" style:family="text">
      <style:text-properties officeooo:rsid="0eb87bee"/>
    </style:style>
    <style:style style:name="T1394" style:family="text">
      <style:text-properties officeooo:rsid="0eba614b"/>
    </style:style>
    <style:style style:name="T1395" style:family="text">
      <style:text-properties officeooo:rsid="0ec4c09c"/>
    </style:style>
    <style:style style:name="T1396" style:family="text">
      <style:text-properties officeooo:rsid="0ec55bc1"/>
    </style:style>
    <style:style style:name="T1397" style:family="text">
      <style:text-properties officeooo:rsid="0ed0def6"/>
    </style:style>
    <style:style style:name="T1398" style:family="text">
      <style:text-properties officeooo:rsid="0ed18b4a"/>
    </style:style>
    <style:style style:name="T1399" style:family="text">
      <style:text-properties officeooo:rsid="0eda3e8d"/>
    </style:style>
    <style:style style:name="T1400" style:family="text">
      <style:text-properties officeooo:rsid="0edd8972"/>
    </style:style>
    <style:style style:name="T1401" style:family="text">
      <style:text-properties officeooo:rsid="0ee3112c"/>
    </style:style>
    <style:style style:name="T1402" style:family="text">
      <style:text-properties officeooo:rsid="0ee510a9"/>
    </style:style>
    <style:style style:name="T1403" style:family="text">
      <style:text-properties officeooo:rsid="0ef32ae0"/>
    </style:style>
    <style:style style:name="T1404" style:family="text">
      <style:text-properties officeooo:rsid="0efe42fa"/>
    </style:style>
    <style:style style:name="T1405" style:family="text">
      <style:text-properties officeooo:rsid="0f01d6bb"/>
    </style:style>
    <style:style style:name="T1406" style:family="text">
      <style:text-properties officeooo:rsid="0f038b6c"/>
    </style:style>
    <style:style style:name="T1407" style:family="text">
      <style:text-properties officeooo:rsid="0f0b750f"/>
    </style:style>
    <style:style style:name="T1408" style:family="text">
      <style:text-properties officeooo:rsid="0f1012db"/>
    </style:style>
    <style:style style:name="T1409" style:family="text">
      <style:text-properties officeooo:rsid="0f118ef8"/>
    </style:style>
    <style:style style:name="T1410" style:family="text">
      <style:text-properties officeooo:rsid="0f11bb60"/>
    </style:style>
    <style:style style:name="T1411" style:family="text">
      <style:text-properties officeooo:rsid="0d43c317"/>
    </style:style>
    <style:style style:name="T1412" style:family="text">
      <style:text-properties officeooo:rsid="0f18ac57"/>
    </style:style>
    <style:style style:name="T1413" style:family="text">
      <style:text-properties officeooo:rsid="0f199483"/>
    </style:style>
    <style:style style:name="T1414" style:family="text">
      <style:text-properties officeooo:rsid="0f2d3a47"/>
    </style:style>
    <style:style style:name="T1415" style:family="text">
      <style:text-properties officeooo:rsid="0f365d8a"/>
    </style:style>
    <style:style style:name="T1416" style:family="text">
      <style:text-properties officeooo:rsid="0f370b3e"/>
    </style:style>
    <style:style style:name="T1417" style:family="text">
      <style:text-properties officeooo:rsid="0f373851"/>
    </style:style>
    <style:style style:name="T1418" style:family="text">
      <style:text-properties officeooo:rsid="0f3ac3f1"/>
    </style:style>
    <style:style style:name="T1419" style:family="text">
      <style:text-properties officeooo:rsid="0f468531"/>
    </style:style>
    <style:style style:name="T1420" style:family="text">
      <style:text-properties officeooo:rsid="0f47b1ab"/>
    </style:style>
    <style:style style:name="T1421" style:family="text">
      <style:text-properties officeooo:rsid="0f49b36f"/>
    </style:style>
    <style:style style:name="T1422" style:family="text">
      <style:text-properties officeooo:rsid="0f4f0464"/>
    </style:style>
    <style:style style:name="T1423" style:family="text">
      <style:text-properties officeooo:rsid="0f51889f"/>
    </style:style>
    <style:style style:name="T1424" style:family="text">
      <style:text-properties officeooo:rsid="0f5d4e64"/>
    </style:style>
    <style:style style:name="T1425" style:family="text">
      <style:text-properties officeooo:rsid="0f65d38e"/>
    </style:style>
    <style:style style:name="T1426" style:family="text">
      <style:text-properties officeooo:rsid="0f75dcbc"/>
    </style:style>
    <style:style style:name="T1427" style:family="text">
      <style:text-properties officeooo:rsid="0f797d7c"/>
    </style:style>
    <style:style style:name="T1428" style:family="text">
      <style:text-properties officeooo:rsid="0f8296be"/>
    </style:style>
    <style:style style:name="T1429" style:family="text">
      <style:text-properties officeooo:rsid="0f85fcf0"/>
    </style:style>
    <style:style style:name="T1430" style:family="text">
      <style:text-properties officeooo:rsid="0f8a8563"/>
    </style:style>
    <style:style style:name="T1431" style:family="text">
      <style:text-properties officeooo:rsid="0f8bb849"/>
    </style:style>
    <style:style style:name="T1432" style:family="text">
      <style:text-properties officeooo:rsid="0f8ecc48"/>
    </style:style>
    <style:style style:name="T1433" style:family="text">
      <style:text-properties officeooo:rsid="04e6ade0"/>
    </style:style>
    <style:style style:name="T1434" style:family="text">
      <style:text-properties officeooo:rsid="0f91c2dc"/>
    </style:style>
    <style:style style:name="T1435" style:family="text">
      <style:text-properties officeooo:rsid="0fa4559d"/>
    </style:style>
    <style:style style:name="T1436" style:family="text">
      <style:text-properties officeooo:rsid="0fa726ce"/>
    </style:style>
    <style:style style:name="T1437" style:family="text">
      <style:text-properties officeooo:rsid="0119267a"/>
    </style:style>
    <style:style style:name="T1438" style:family="text">
      <style:text-properties officeooo:rsid="0fa97a5e"/>
    </style:style>
    <style:style style:name="T1439" style:family="text">
      <style:text-properties officeooo:rsid="0fad5e92"/>
    </style:style>
    <style:style style:name="T1440" style:family="text">
      <style:text-properties officeooo:rsid="0fd4b56a"/>
    </style:style>
    <style:style style:name="T1441" style:family="text">
      <style:text-properties officeooo:rsid="0fda555a"/>
    </style:style>
    <style:style style:name="T1442"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43"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44"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45"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46"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447"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48"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49"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450"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51"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52"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53"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454"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55"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456"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57"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58"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459"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60"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461"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462"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463"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464"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46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466"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46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1" style:family="graphic" style:parent-style-name="Frame">
      <style:graphic-properties style:vertical-pos="top" style:vertical-rel="baseline" style:horizontal-pos="center" style:horizontal-rel="paragraph" fo:padding="0.0591in" fo:border="none" style:shadow="none" draw:shadow-opacity="100%"/>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7457in" svg:y="6.9543in" svg:width="6.9146in" draw:z-index="12">
        <draw:text-box fo:min-height="2.7902in">
          <text:p text:style-name="P318"><draw:g text:anchor-type="as-char" svg:y="-0.0043in" draw:z-index="13" draw:name="Shape5" draw:style-name="gr41"><draw:frame draw:style-name="gr42" draw:text-style-name="P456"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456"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455" svg:width="1.2004in" svg:height="0.7551in" svg:x="0in" svg:y="0.4173in"><draw:text-box><text:p text:style-name="P454"><text:span text:style-name="T1467">nicht</text:span></text:p><text:p text:style-name="P454"><text:span text:style-name="T1467">obfuskiert</text:span></text:p></draw:text-box></draw:frame><draw:frame draw:style-name="gr51" draw:text-style-name="P455" svg:width="1.0469in" svg:height="0.3232in" svg:x="0in" svg:y="1.85in"><draw:text-box><text:p text:style-name="P454"><text:span text:style-name="T1467">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22"><draw:g text:anchor-type="as-char" draw:z-index="15" draw:name="Shape4" draw:style-name="gr2"><draw:frame draw:style-name="gr42" draw:text-style-name="P456" svg:width="3.2004in" svg:height="4.6453in" svg:x="0in" svg:y="0.3283in"><draw:image xlink:href="Pictures/10000201000001CF000002A06A2183738C37596C.png" xlink:type="simple" xlink:show="embed" xlink:actuate="onLoad"><text:p/></draw:image></draw:frame><draw:frame draw:style-name="gr49" draw:text-style-name="P455" svg:width="1.8803in" svg:height="0.387in" svg:x="0.6736in" svg:y="0in"><draw:text-box><text:p text:style-name="P454"><text:span text:style-name="T1465">nicht obfuskiert</text:span></text:p></draw:text-box></draw:frame><draw:frame draw:style-name="gr48" draw:text-style-name="P455" svg:width="1.2831in" svg:height="0.387in" svg:x="4.5709in" svg:y="0in"><draw:text-box><text:p text:style-name="P454"><text:span text:style-name="T1465">obfuskiert</text:span></text:p></draw:text-box></draw:frame><draw:frame draw:style-name="gr42" draw:text-style-name="P456"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6</text:sequence>: Erster Eindruck zwischen obfuskierter und nicht obfuskierter main-Funktion</text:p>
        </draw:text-box>
      </draw:frame>
      <text:p text:style-name="P412"><draw:frame draw:style-name="fr12" draw:name="Image12" text:anchor-type="as-char" svg:width="3.7189in" svg:height="0.698in" draw:z-index="16"><draw:image xlink:href="Pictures/10000201000001650000004355840C1FB9EC8F2C.png" xlink:type="simple" xlink:show="embed" xlink:actuate="onLoad" loext:mime-type="image/png"/></draw:frame></text:p>
      <text:p text:style-name="P313"><draw:frame draw:style-name="fr13" draw:name="Image13" text:anchor-type="as-char" svg:width="4.0209in" svg:height="0.2709in" draw:z-index="18"><draw:image xlink:href="Pictures/10000201000001820000001A849B7402A332D41C.png" xlink:type="simple" xlink:show="embed" xlink:actuate="onLoad" loext:mime-type="image/png"/></draw:frame></text:p>
      <text:p text:style-name="P139"/>
      <text:p text:style-name="P313">Obfuskation und Malware Evasion durch <text:span text:style-name="T1070">Ver</text:span>lagerung von Funktionalität in Threads</text:p>
      <text:p text:style-name="P139"/>
      <text:p text:style-name="P140">Oliver Deja</text:p>
      <text:p text:style-name="P171">Matrikelnummer: 6695710</text:p>
      <text:p text:style-name="P140"/>
      <text:p text:style-name="P140"/>
      <text:p text:style-name="P140"/>
      <text:p text:style-name="P140"/>
      <text:p text:style-name="P140">Prüfer: Prof. Dr. Jörg Keller</text:p>
      <text:p text:style-name="P140"/>
      <text:p text:style-name="P140"/>
      <text:p text:style-name="P171">Abschlussarbeit im Studiengang</text:p>
      <text:p text:style-name="P172">Master of Science Praktische Informatik</text:p>
      <text:p text:style-name="P171"/>
      <text:p text:style-name="P171"/>
      <text:p text:style-name="P171">eingereicht im <text:span text:style-name="T419">xx</text:span> 2021</text:p>
      <text:p text:style-name="P338"/>
      <text:p text:style-name="P19"/>
      <text:p text:style-name="P19"/>
      <text:p text:style-name="P19"/>
      <text:p text:style-name="P19"/>
      <text:p text:style-name="P19"><text:span text:style-name="T1126">Selbstständigkeitse</text:span>rklärung</text:p>
      <text:p text:style-name="P18"/>
      <text:p text:style-name="P115">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3"/>
      <text:p text:style-name="P113">Berlin, den <text:span text:style-name="T419">xx.xx.</text:span>2021</text:p>
      <text:p text:style-name="P113"/>
      <text:p text:style-name="P113"/>
      <text:p text:style-name="P113">________________________</text:p>
      <text:p text:style-name="P113"><text:tab/><text:tab/>Oliver Deja</text:p>
      <text:p text:style-name="P307"/>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450"><text:a xlink:type="simple" xlink:href="#__RefHeading___Toc106_572132446" text:style-name="Index_20_Link" text:visited-style-name="Index_20_Link"><text:s/>1 <text:s/>Einleitung<text:tab/>1</text:a></text:p>
          <text:p text:style-name="P450"><text:a xlink:type="simple" xlink:href="#__RefHeading___Toc847_3589521264" text:style-name="Index_20_Link" text:visited-style-name="Index_20_Link"><text:s/>2 <text:s/>Grundlagen<text:tab/>3</text:a></text:p>
          <text:p text:style-name="P449"><text:a xlink:type="simple" xlink:href="#__RefHeading___Toc16857_3107961402" text:style-name="Index_20_Link" text:visited-style-name="Index_20_Link"><text:s/>2.1 <text:s/>Begriffsdefinitionen<text:tab/>3</text:a></text:p>
          <text:p text:style-name="P449"><text:a xlink:type="simple" xlink:href="#__RefHeading___Toc9767_3317088709" text:style-name="Index_20_Link" text:visited-style-name="Index_20_Link"><text:s/>2.2 <text:s/>Kontrollflussgraph<text:tab/>4</text:a></text:p>
          <text:p text:style-name="P449"><text:a xlink:type="simple" xlink:href="#__RefHeading___Toc594_2071505590" text:style-name="Index_20_Link" text:visited-style-name="Index_20_Link"><text:s/>2.3 <text:s/>Reverse Engineering<text:tab/>5</text:a></text:p>
          <text:p text:style-name="P449"><text:a xlink:type="simple" xlink:href="#__RefHeading___Toc849_3589521264" text:style-name="Index_20_Link" text:visited-style-name="Index_20_Link"><text:s/>2.4 <text:s/>Obfuskation<text:tab/>6</text:a></text:p>
          <text:p text:style-name="P449"><text:a xlink:type="simple" xlink:href="#__RefHeading___Toc853_3589521264" text:style-name="Index_20_Link" text:visited-style-name="Index_20_Link"><text:s/>2.5 <text:s/>Malware Detektion<text:tab/>7</text:a></text:p>
          <text:p text:style-name="P449"><text:a xlink:type="simple" xlink:href="#__RefHeading___Toc1005_3589521264" text:style-name="Index_20_Link" text:visited-style-name="Index_20_Link"><text:s/>2.6 <text:s/>Malware Evasion<text:tab/>9</text:a></text:p>
          <text:p text:style-name="P450"><text:a xlink:type="simple" xlink:href="#__RefHeading___Toc1375_3268748373" text:style-name="Index_20_Link" text:visited-style-name="Index_20_Link"><text:s/>3 <text:s/>Entwurf und Implementierung<text:tab/>12</text:a></text:p>
          <text:p text:style-name="P449"><text:a xlink:type="simple" xlink:href="#__RefHeading___Toc8308_1157727339" text:style-name="Index_20_Link" text:visited-style-name="Index_20_Link"><text:s/>3.1 <text:s/>Übersicht der Thread-basierten Obfuskation<text:tab/>12</text:a></text:p>
          <text:p text:style-name="P449"><text:a xlink:type="simple" xlink:href="#__RefHeading___Toc8310_1157727339" text:style-name="Index_20_Link" text:visited-style-name="Index_20_Link"><text:s/>3.2 <text:s/>Entwurf<text:tab/>13</text:a></text:p>
          <text:p text:style-name="P451"><text:a xlink:type="simple" xlink:href="#__RefHeading___Toc614_2071505590" text:style-name="Index_20_Link" text:visited-style-name="Index_20_Link"><text:s/>3.2.1 <text:s/>Entscheidungen und Einschränkungen<text:tab/>13</text:a></text:p>
          <text:p text:style-name="P451"><text:a xlink:type="simple" xlink:href="#__RefHeading___Toc8312_1157727339" text:style-name="Index_20_Link" text:visited-style-name="Index_20_Link"><text:s/>3.2.2 <text:s/>Architektur und Arbeitsweise<text:tab/>16</text:a></text:p>
          <text:p text:style-name="P449"><text:a xlink:type="simple" xlink:href="#__RefHeading___Toc61_3312919563" text:style-name="Index_20_Link" text:visited-style-name="Index_20_Link"><text:s/>3.3 <text:s/>Implementierung<text:tab/>18</text:a></text:p>
          <text:p text:style-name="P451"><text:a xlink:type="simple" xlink:href="#__RefHeading___Toc63_3312919563" text:style-name="Index_20_Link" text:visited-style-name="Index_20_Link"><text:s/>3.3.1 <text:s/>Initialisierung<text:tab/>18</text:a></text:p>
          <text:p text:style-name="P451"><text:a xlink:type="simple" xlink:href="#__RefHeading___Toc393_3558549" text:style-name="Index_20_Link" text:visited-style-name="Index_20_Link"><text:s/>3.3.2 <text:s/>Datenfluss<text:tab/>19</text:a></text:p>
          <text:p text:style-name="P451"><text:a xlink:type="simple" xlink:href="#__RefHeading___Toc395_3558549" text:style-name="Index_20_Link" text:visited-style-name="Index_20_Link"><text:s/>3.3.3 <text:s/>Synchronisation<text:tab/>22</text:a></text:p>
          <text:p text:style-name="P451"><text:a xlink:type="simple" xlink:href="#__RefHeading___Toc397_3558549" text:style-name="Index_20_Link" text:visited-style-name="Index_20_Link"><text:s/>3.3.4 <text:s/>Verlagerung<text:tab/>23</text:a></text:p>
          <text:p text:style-name="P450"><text:a xlink:type="simple" xlink:href="#__RefHeading___Toc65_3312919563" text:style-name="Index_20_Link" text:visited-style-name="Index_20_Link"><text:s/>4 <text:s/>Evaluation<text:tab/>25</text:a></text:p>
          <text:p text:style-name="P449"><text:a xlink:type="simple" xlink:href="#__RefHeading___Toc3744_982560348" text:style-name="Index_20_Link" text:visited-style-name="Index_20_Link"><text:s/>4.1 <text:s/>Formelle Obfuskationsmetriken<text:tab/>26</text:a></text:p>
          <text:p text:style-name="P451"><text:a xlink:type="simple" xlink:href="#__RefHeading___Toc3746_982560348" text:style-name="Index_20_Link" text:visited-style-name="Index_20_Link"><text:s/>4.1.1 <text:s/>Wirksamkeit<text:tab/>26</text:a></text:p>
          <text:p text:style-name="P451"><text:a xlink:type="simple" xlink:href="#__RefHeading___Toc3748_982560348" text:style-name="Index_20_Link" text:visited-style-name="Index_20_Link"><text:s/>4.1.2 <text:s/>Widerstandsfähigkeit<text:tab/>29</text:a></text:p>
          <text:p text:style-name="P451"><text:a xlink:type="simple" xlink:href="#__RefHeading___Toc857_3589521264" text:style-name="Index_20_Link" text:visited-style-name="Index_20_Link"><text:s/>4.1.3 <text:s/>Kosten<text:tab/>31</text:a></text:p>
          <text:p text:style-name="P451"><text:a xlink:type="simple" xlink:href="#__RefHeading___Toc3736_860311804" text:style-name="Index_20_Link" text:visited-style-name="Index_20_Link"><text:s/>4.1.4 <text:s/>Zusammenfassung<text:tab/>33</text:a></text:p>
          <text:p text:style-name="P449"><text:a xlink:type="simple" xlink:href="#__RefHeading___Toc3015_3999937015" text:style-name="Index_20_Link" text:visited-style-name="Index_20_Link"><text:s/>4.2 <text:s/>Auswirkungen auf das Reverse Engineering<text:tab/>33</text:a></text:p>
          <text:p text:style-name="P451"><text:a xlink:type="simple" xlink:href="#__RefHeading___Toc21186_3107961402" text:style-name="Index_20_Link" text:visited-style-name="Index_20_Link"><text:s/>4.2.1 <text:s/>Statische Analyse<text:tab/>34</text:a></text:p>
          <text:p text:style-name="P451"><text:a xlink:type="simple" xlink:href="#__RefHeading___Toc21188_3107961402" text:style-name="Index_20_Link" text:visited-style-name="Index_20_Link"><text:s/>4.2.2 <text:s/>Dynamische Analyse<text:tab/>38</text:a></text:p>
          <text:p text:style-name="P449"><text:a xlink:type="simple" xlink:href="#__RefHeading___Toc3017_3999937015" text:style-name="Index_20_Link" text:visited-style-name="Index_20_Link"><text:s/>4.3 <text:s/>Auswirkungen auf die Malware Detektion<text:tab/>39</text:a></text:p>
          <text:p text:style-name="P451"><text:a xlink:type="simple" xlink:href="#__RefHeading___Toc4327_1116668559" text:style-name="Index_20_Link" text:visited-style-name="Index_20_Link"><text:s/>4.3.1 <text:s/>Signaturbasierte Detektion<text:tab/>40</text:a></text:p>
          <text:p text:style-name="P451"><text:a xlink:type="simple" xlink:href="#__RefHeading___Toc4329_1116668559" text:style-name="Index_20_Link" text:visited-style-name="Index_20_Link"><text:s/>4.3.2 <text:s/>Verhaltensbasierte Detektion<text:tab/>41</text:a></text:p>
          <text:p text:style-name="P451"><text:a xlink:type="simple" xlink:href="#__RefHeading___Toc4331_1116668559" text:style-name="Index_20_Link" text:visited-style-name="Index_20_Link"><text:s/>4.3.3 <text:s/>Heuristische Detektion<text:tab/>42</text:a></text:p>
          <text:p text:style-name="P451"><text:a xlink:type="simple" xlink:href="#__RefHeading___Toc4333_1116668559" text:style-name="Index_20_Link" text:visited-style-name="Index_20_Link"><text:s/>4.3.4 <text:s/>Detektion durch kommerzielle Scanner<text:tab/>43</text:a></text:p>
          <text:p text:style-name="P450"><text:a xlink:type="simple" xlink:href="#__RefHeading___Toc71_3312919563" text:style-name="Index_20_Link" text:visited-style-name="Index_20_Link"><text:s/>5 <text:s/>Diskussion<text:tab/>46</text:a></text:p>
          <text:p text:style-name="P449"><text:a xlink:type="simple" xlink:href="#__RefHeading___Toc618_2071505590" text:style-name="Index_20_Link" text:visited-style-name="Index_20_Link"><text:s/>5.1 <text:s/>Vergleich mit ähnlichen Publikationen<text:tab/>46</text:a></text:p>
          <text:p text:style-name="P449"><text:a xlink:type="simple" xlink:href="#__RefHeading___Toc5556_2158360521" text:style-name="Index_20_Link" text:visited-style-name="Index_20_Link"><text:s/>5.2 <text:s/>Ansätze für Gegenmaßnahmen<text:tab/>48</text:a></text:p>
          <text:p text:style-name="P449"><text:a xlink:type="simple" xlink:href="#__RefHeading___Toc5558_2158360521" text:style-name="Index_20_Link" text:visited-style-name="Index_20_Link"><text:s/>5.3 <text:s/>Kombination mit anderen Obfuskationsmethoden<text:tab/>50</text:a></text:p>
          <text:p text:style-name="P449"><text:a xlink:type="simple" xlink:href="#__RefHeading___Toc405_3558549" text:style-name="Index_20_Link" text:visited-style-name="Index_20_Link"><text:s/>5.4 <text:s/>Weitere Optimierungen<text:tab/>52</text:a></text:p>
          <text:p text:style-name="P451"><text:a xlink:type="simple" xlink:href="#__RefHeading___Toc6638_52187834" text:style-name="Index_20_Link" text:visited-style-name="Index_20_Link"><text:s/>5.4.1 <text:s/>Obfuskation<text:tab/>52</text:a></text:p>
          <text:p text:style-name="P451"><text:a xlink:type="simple" xlink:href="#__RefHeading___Toc8129_52187834" text:style-name="Index_20_Link" text:visited-style-name="Index_20_Link"><text:s/>5.4.2 <text:s/>Funktionsumfang<text:tab/>54</text:a></text:p>
          <text:p text:style-name="P451"><text:a xlink:type="simple" xlink:href="#__RefHeading___Toc7771_652388070" text:style-name="Index_20_Link" text:visited-style-name="Index_20_Link"><text:s/>5.4.3 <text:s/>Zuverlässigkeit<text:tab/>55</text:a></text:p>
          <text:p text:style-name="P450"><text:a xlink:type="simple" xlink:href="#__RefHeading___Toc30339_4065540377" text:style-name="Index_20_Link" text:visited-style-name="Index_20_Link"><text:s/>6 <text:s/>Zusammenfassung und Ausblick<text:tab/>56</text:a></text:p>
          <text:p text:style-name="P450"><text:a xlink:type="simple" xlink:href="#__RefHeading___Toc30341_4065540377" text:style-name="Index_20_Link" text:visited-style-name="Index_20_Link"><text:s/>7 <text:s/>Anhang<text:tab/>58</text:a></text:p>
          <text:p text:style-name="P449"><text:a xlink:type="simple" xlink:href="#__RefHeading___Toc3740_860311804" text:style-name="Index_20_Link" text:visited-style-name="Index_20_Link"><text:s/>7.1 <text:s/>Messreihen<text:tab/>58</text:a></text:p>
          <text:p text:style-name="P449"><text:a xlink:type="simple" xlink:href="#__RefHeading___Toc7158_3870466599" text:style-name="Index_20_Link" text:visited-style-name="Index_20_Link"><text:s/>7.2 <text:s/>Gliederung der beigelegten CD<text:tab/>58</text:a></text:p>
          <text:p text:style-name="P450"><text:a xlink:type="simple" xlink:href="#__RefHeading___Toc6499_721211042" text:style-name="Index_20_Link" text:visited-style-name="Index_20_Link">Abkürzungsverzeichnis<text:tab/>59</text:a></text:p>
          <text:p text:style-name="P450"><text:a xlink:type="simple" xlink:href="#__RefHeading___Toc9581_3128431990" text:style-name="Index_20_Link" text:visited-style-name="Index_20_Link">Abbildungsverzeichnis<text:tab/>60</text:a></text:p>
          <text:p text:style-name="P450"><text:soft-page-break/><text:a xlink:type="simple" xlink:href="#__RefHeading___Toc9583_3128431990" text:style-name="Index_20_Link" text:visited-style-name="Index_20_Link">Tabellenverzeichnis<text:tab/>61</text:a></text:p>
          <text:p text:style-name="P450"><text:a xlink:type="simple" xlink:href="#__RefHeading___Toc9585_3128431990" text:style-name="Index_20_Link" text:visited-style-name="Index_20_Link">Codeausschnittsverzeichnis<text:tab/>62</text:a></text:p>
          <text:p text:style-name="P450"><text:a xlink:type="simple" xlink:href="#__RefHeading___Toc413_3558549" text:style-name="Index_20_Link" text:visited-style-name="Index_20_Link">Literaturverzeichnis<text:tab/>63</text:a></text:p>
        </text:index-body>
      </text:table-of-content>
      <text:p text:style-name="P208"/>
      <text:h text:style-name="P430" text:outline-level="1"><text:bookmark-start text:name="__RefHeading___Toc106_572132446"/>Einleitung<text:bookmark-end text:name="__RefHeading___Toc106_572132446"/></text:h>
      <text:p text:style-name="P173"><text:span text:style-name="T415">In der Informationstechnologie herrscht ein ständiges „Katz-und-Maus-Spiel“ zwischen Entwicklern (oder auch </text:span><text:span text:style-name="T369">Engineers</text:span><text:span text:style-name="T415">) auf der einen Seite und </text:span><text:span text:style-name="T369">Reverse Engineers</text:span><text:span text:style-name="T415"> auf der anderen Seite. Dabei ist es </text:span><text:span text:style-name="T21">unabhängig</text:span><text:span text:style-name="T415">, ob Entwickler nun kommerzielle oder bösartige Absichten verfolgen beziehungsweise </text:span><text:span text:style-name="T573">Reverse Engineers</text:span><text:span text:style-name="T415"> versuchen closed-source Software für illegale Zwecke zu analysieren oder versuchen eine automatische Erkennung von maliziöser Software zu realisieren. Eine verbreitete Technik, die Entwickler nutzen, um den </text:span><text:span text:style-name="T573">Reverse Engineering</text:span><text:span text:style-name="T369"> </text:span><text:span text:style-name="T415">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8">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05">Methode zur </text:span>Obfuskation von Maschinencode vorgestellt und untersucht. <text:span text:style-name="T405">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auch Programmablauf genannt) eines Programms, sodass</text:span> die <text:span text:style-name="T406">Effektivität der</text:span> statische<text:span text:style-name="T406">n</text:span> sowie dynamische<text:span text:style-name="T406">n</text:span> Analyse <text:span text:style-name="T406">beeinträchtigt wird</text:span>. Hinsichtlich der statischen Analyse <text:span text:style-name="T1408">soll</text:span> eine Generierung eines Kontrollflussgraphen mit konventionellen Mitteln nicht mehr möglich <text:span text:style-name="T1408">sein</text:span>, da die Ausführungsreihenfolge der einzelnen Thread<text:span text:style-name="T1305">s</text:span> erst nach Analyse der Synchronisationstechniken bestimmt werden kann. <text:span text:style-name="T407">Manuelle Analyseansätze werden durch die zusätzliche Komplexität des Programms erschwert, welche sich durch die Verteilung zusammenhängender Programmteile und der immensen Menge an existierenden Threads auszeichnet.</text:span></text:p>
      <text:p text:style-name="P257"><text:span text:style-name="T1306">Überdies findet eine Untersuchung</text:span> <text:span text:style-name="T1306">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2">Der Beitrag dieser Arbeit bildet sich aus folgenden Teilen:</text:p>
      <text:list xml:id="list3704186613" text:style-name="L1">
        <text:list-item>
          <text:p text:style-name="P339">Es wird eine mögliche Implementierung einer Obfuskation vorgestellt, die Parallelität für die Verschleierung des Kontrollflussgraphen nutzt. Diese Implementierung kann als Referenz für ähnliche <text:span text:style-name="T1307">Vorhaben</text:span> dienen.</text:p>
        </text:list-item>
        <text:list-item>
          <text:p text:style-name="P339">Die vorgestellte Implementierung wird auf Ihre <text:span text:style-name="T1225">Leistungsfähigkeit</text:span> untersucht. Das Schema der Untersuchung kann zudem als Muster für ähnliche Untersuchungen <text:span text:style-name="T1308">dienen</text:span>.</text:p>
        </text:list-item>
        <text:list-item>
          <text:p text:style-name="P339">Die vorgestellte Obfuskation wird in einen wissenschaftlichen Kontext gesetzt und die Ergebnisse mit ähnlichen <text:span text:style-name="T1309">publizierten</text:span> <text:span text:style-name="T1309">Arbeiten</text:span> verglichen.</text:p>
        </text:list-item>
      </text:list>
      <text:p text:style-name="P63"><text:soft-page-break/>Die Arbeit ist wie folgt aufgebaut: <text:span text:style-name="T1409">Das zweite Kapitel dient zur Einführung in die Thematik der Arbeit</text:span>. Das <text:span text:style-name="T1310">dritte</text:span> Kapitel beschreibt d<text:span text:style-name="T1311">en Entwurf und die</text:span> Implementierung der Obfuskation, <text:span text:style-name="T1410">inklusive einer Analyse und Bewertung bei der Umsetzung erkannter Problematiken. Mit Hilfe </text:span>diese<text:span text:style-name="T1311">r</text:span> Implementierung <text:span text:style-name="T1311">erfolgt i</text:span>m dritten Kapitel die Evaluation <text:span text:style-name="T1225">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p text:style-name="P137"><text:span text:style-name="T464">Seitenumbruch </text:span><text:span text:style-name="T466">bei Unterüberschriften</text:span></text:p>
      <text:h text:style-name="P431" text:outline-level="1"><text:bookmark-start text:name="__RefHeading___Toc847_3589521264"/>Grundlagen<text:bookmark-end text:name="__RefHeading___Toc847_3589521264"/></text:h>
      <text:h text:style-name="P413" text:outline-level="2"><text:bookmark-start text:name="__RefHeading___Toc16857_3107961402"/>Begriffsdefinitionen<text:bookmark-end text:name="__RefHeading___Toc16857_3107961402"/></text:h>
      <text:p text:style-name="P167">Da in dieser Arbeit <text:span text:style-name="T970">(insbesondere bei der Beschreibung der Softwareimplementierung)</text:span> <text:span text:style-name="T970">Begrifflichkeiten</text:span> vorkommen, welche im allgemeinen Sprachgebrauch entgegen der gewünschten Bedeutung verstanden werden können, werden diese an dieser Stelle für das bessere Verständnis definiert.</text:p>
      <text:p text:style-name="P28">Basic Block<text:span text:style-name="T910">: </text:span><text:span text:style-name="T911">Ein Basic Block bezeichnet eine Abfolge von Maschineninstruktionen ohne Änderung des Programmablaufs (</text:span><text:span text:style-name="T952">beziehungsweise</text:span><text:span text:style-name="T911"> Kontrollflusses). Kontrollflussänderungen werden durch Sprung</text:span><text:span text:style-name="T938">instruktionen</text:span><text:span text:style-name="T911">, Verzweigung</text:span><text:span text:style-name="T938">sinstruktionen</text:span><text:span text:style-name="T911"> oder Return</text:span><text:span text:style-name="T935">-</text:span><text:span text:style-name="T938">Instruktionen</text:span><text:span text:style-name="T911"> hervorgerufen. Diese Anweisungen beende</text:span><text:span text:style-name="T961">n</text:span><text:span text:style-name="T911"> somit einen Basic Block.</text:span></text:p>
      <text:p text:style-name="P45"><text:span text:style-name="T1099">Funktionalität</text:span><text:span text:style-name="T964">: Bestandteil einer Funktion </text:span><text:span text:style-name="T965">im Kontext von Programmiersprachen.</text:span><text:span text:style-name="T964"> </text:span><text:span text:style-name="T966">Hierbei kann eine einzige (atomare) Instruktion bis zur kompletten Funktion gemeint sein. Entscheidend ist die </text:span><text:span text:style-name="T967">variierbare</text:span><text:span text:style-name="T966"> </text:span><text:span text:style-name="T1100">Einteilungsgröße</text:span><text:span text:style-name="T966">, </text:span><text:span text:style-name="T967">die in dieser Arbeit, sofern nicht anders angegeben, ein Basic Block beträgt.</text:span></text:p>
      <text:p text:style-name="P26">Systemaufruf<text:span text:style-name="T910">: </text:span><text:span text:style-name="T943">Aufruf einer Funktion, die im Kernelspace (also im höher privilegierten Adressraum des Betriebssystems) ausgeführt wird. </text:span><text:span text:style-name="T944">Für gewöhnlich erfolgt der </text:span><text:span text:style-name="T945">Aufruf</text:span><text:span text:style-name="T944"> </text:span><text:span text:style-name="T945">dieser</text:span><text:span text:style-name="T944"> Funktionen </text:span><text:span text:style-name="T955">durch</text:span><text:span text:style-name="T944"> </text:span><text:span text:style-name="T946">Funktionen in </text:span><text:span text:style-name="T944">Systembibliotheken, </text:span><text:span text:style-name="T955">die durch einen Programmierer</text:span><text:span text:style-name="T912"> </text:span><text:span text:style-name="T946">über</text:span><text:span text:style-name="T944"> das</text:span><text:span text:style-name="T912"> </text:span><text:span text:style-name="T899">Application Programming Interface </text:span><text:span text:style-name="T912">(API) </text:span><text:span text:style-name="T955">genutzt werden können</text:span><text:span text:style-name="T912">. </text:span><text:span text:style-name="T947">Beispielsweise ist auf dem Windows OS die Funktion </text:span><text:span text:style-name="T323">CreateThread</text:span><text:span text:style-name="T947"> eine Bibliotheksfunktion und </text:span><text:span text:style-name="T323">NtCreateThread</text:span><text:span text:style-name="T947"> die durch die</text:span><text:span text:style-name="T950">se</text:span><text:span text:style-name="T947"> </text:span><text:span text:style-name="T951">Bibliotheksf</text:span><text:span text:style-name="T947">unktion aufgerufene Systemfunktion. Da die detaillierte Unterscheidun</text:span><text:span text:style-name="T948">g</text:span><text:span text:style-name="T947"> nicht relevant für das Verständnis ist, wird der Begriff „Systemaufruf“ im Weiteren </text:span><text:span text:style-name="T949">gleichbedeutend für beide Begriffe verwendet.</text:span></text:p>
      <text:p text:style-name="P50"><text:span text:style-name="T472">Thread</text:span><text:span text:style-name="T910">: </text:span><text:span text:style-name="T922">Wird der Begriff „Thread“ in dieser Arbeit verwendet, so ist immer ein Thread im Kontext eines eigenständigen Prozessausführungsfadens, verwaltet durch das Betriebssystem b</text:span><text:span text:style-name="T939">eziehungsweise</text:span><text:span text:style-name="T922"> eine Bibliothek </text:span><text:span text:style-name="T953">bei Userlevel-Threads,</text:span><text:span text:style-name="T922"> für Multithreading</text:span><text:span text:style-name="T923">zwecke</text:span><text:span text:style-name="T922"> gemeint. </text:span><text:span text:style-name="T925">Dies ist abzugrenzen vom </text:span><text:span text:style-name="T913">allgemeine</text:span><text:span text:style-name="T957">n</text:span><text:span text:style-name="T913"> Ausführungs- </text:span><text:span text:style-name="T924">b</text:span><text:span text:style-name="T940">eziehungsweise</text:span><text:span text:style-name="T924"> </text:span><text:span text:style-name="T913">Programmfaden (vergleichbar mit dem Kontrollfluss).</text:span></text:p>
      <text:p text:style-name="P23"><text:span text:style-name="T971">P</text:span>ayload<text:span text:style-name="T910">: </text:span><text:span text:style-name="T913">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14">den gesamten Datenbestand, der die bösartige Software </text:span><text:span text:style-name="T915">bildet</text:span><text:span text:style-name="T914">. </text:span><text:span text:style-name="T916">Dabei kann es sich um </text:span><text:span text:style-name="T936">(wenige)</text:span><text:span text:style-name="T916"> Maschineninstruktionen </text:span><text:span text:style-name="T958">oder auch</text:span><text:span text:style-name="T916"> um eine komplette ausführbare Datei handeln.</text:span></text:p>
      <text:p text:style-name="P167"><text:span text:style-name="T473">A</text:span><text:span text:style-name="T472">ktuelle Funktion, aktueller Basic Block</text:span><text:span text:style-name="T910">: </text:span><text:span text:style-name="T918">Die</text:span><text:span text:style-name="T941">/</text:span><text:span text:style-name="T918">der</text:span><text:span text:style-name="T917"> in einer Iteration </text:span><text:span text:style-name="T918">behandelte Funktion </text:span><text:span text:style-name="T942">/</text:span><text:span text:style-name="T918"> Basic Block.</text:span></text:p>
      <text:p text:style-name="P168"><text:span text:style-name="T918">W</text:span><text:span text:style-name="T910">ährend einer Iteration werden </text:span><text:span text:style-name="T959">auf Basis</text:span><text:span text:style-name="T910"> der aktuellen Funktion neue Funktionen erstellt. Um die neuen Funktionen begrifflich abzugrenzen, werden die folgenden Adjektive hinzugefügt:</text:span></text:p>
      <text:p text:style-name="P168"><text:span text:style-name="T474">Ursprüngliche</text:span><text:span text:style-name="T919"> oder </text:span><text:span text:style-name="T472">Aufrufende </text:span><text:span text:style-name="T919">Funktion: Die aktuelle Funktion, deren Ursprungsform dahingehend transformiert wird, dass Basic Blocks in neue Funktionen verlagert werden. Die neuen Funktionen werden durch die ursprüngliche Funktion aufgerufen, </text:span><text:span text:style-name="T920">deshalb auch „aufrufend“</text:span><text:span text:style-name="T919">.</text:span></text:p>
      <text:p text:style-name="P233"><text:soft-page-break/><text:span text:style-name="T474">N</text:span><text:span text:style-name="T472">eue</text:span><text:span text:style-name="T910"> oder </text:span><text:span text:style-name="T472">aufgerufene</text:span><text:span text:style-name="T910"> Funktion: </text:span><text:span text:style-name="T921">Die neue Funktion, die einen Teil der Funktionalität der alten Funktion übernimmt. Diese neue Funktion wird </text:span><text:span text:style-name="T960">von der</text:span><text:span text:style-name="T921"> ursprüngliche</text:span><text:span text:style-name="T960">n</text:span><text:span text:style-name="T921"> Funktion </text:span><text:span text:style-name="T954">durch die Erstellung eines Threads gewissermaßen</text:span><text:span text:style-name="T921"> aufgerufen, deshalb auch „aufgerufene“.</text:span></text:p>
      <text:h text:style-name="P414" text:outline-level="2"><text:bookmark-start text:name="__RefHeading___Toc9767_3317088709"/>Kontrollflussgraph<text:bookmark-end text:name="__RefHeading___Toc9767_3317088709"/></text:h>
      <text:p text:style-name="P259">Maßgeblicher Bestandteil der hier vorgestellten Obfuskation ist die Änderung beziehungsweise Verschleierung des Kontrollfluss<text:span text:style-name="T1413">es</text:span> <text:span text:style-name="T1412">eines zu transformierenden Programms</text:span>. Aus diesem Grund<text:span text:style-name="T1411">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nu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411"><text:note text:id="ftn1" text:note-class="footnote"><text:note-citation>1</text:note-citation><text:note-body><text:p text:style-name="P303">Neben den drei genannten Instruktionsklassen existieren auf Maschinencodeebene nur zwei weitere Klassen im Zusammenhang mit Interrupts, die den Kontrollfluss beeinflussen (nämlich <text:span text:style-name="T324">IRET</text:span><text:span text:style-name="T490"> und </text:span><text:span text:style-name="T324">RSM</text:span><text:span text:style-name="T490">).</text:span></text:p></text:note-body></text:note></text:span><text:span text:style-name="T1411">.</text:span></text:p>
      <text:p text:style-name="P247"><text:span text:style-name="T1348">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382">goto</text:span><text:span text:style-name="T1348">-Instruktion. Bei bedingten Sprunginstruktionen findet eine Verzweigung statt (es gibt also mehrere Sprungziele), da die nächste auszuführende Adresse abhängig von einer vorher auszuwertenden Bedingung ist, vergleichbar mit einer </text:span><text:span text:style-name="T382">if</text:span><text:span text:style-name="T1348">-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nun diese Kontrollflussinstruktionen separiert und in neue Funktionen verschoben, sodass die ursprüngliche Funktion keine einzelne Sprunganweisung mehr beinhaltet und somit keine verwertbare Struktur mehr aufweist.</text:span></text:p>
      <text:p text:style-name="P248"><text:span text:style-name="T1371">Zudem</text:span> wird bei Sprunginstruktionen (und auch bei Aufrufinstruktionen) <text:span text:style-name="T1379">zwischen</text:span> „direkt“ und „indirekt“ unterschieden. Bei direkten Sprunginstruktionen ist das <text:span text:style-name="T1371">Sprungz</text:span>iel, also die nächste auszuführende Instruktio<text:span text:style-name="T1371">n</text:span>, <text:span text:style-name="T1349">hartkodiert und deshalb bekannt</text:span>. <text:span text:style-name="T1349">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349">methoden, diesbezüglich wird auf den Abschnitt </text:span><text:span text:style-name="T1349"><text:bookmark-ref text:reference-format="text" text:ref-name="__RefHeading___Toc5558_2158360521">Kombination mit anderen Obfuskationsmethoden</text:bookmark-ref></text:span><text:span text:style-name="T1349"><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08">konkreten Implementierung</text:span> bei Produkten ab, zu welchen keine <text:span text:style-name="T408">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0">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312">notwendig, wenn dieser obfuskiert ist,</text:span> und kann weitestgehend auf den Teilaspekt Deobfuskation (also die Umkehrung der Obfuskation, <text:span text:style-name="T234">siehe </text:span><text:span text:style-name="T235">Abschnitt</text:span><text:span text:style-name="T234"> </text:span><text:span text:style-name="T234"><text:bookmark-ref text:reference-format="text" text:ref-name="__RefHeading___Toc849_3589521264">Obfuskation</text:bookmark-ref></text:span><text:span text:style-name="T14">) </text:span>reduziert werden. Eine weitere häufig <text:span text:style-name="T1377">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414">[2]</text:span>.</text:p>
      <text:p text:style-name="P261">Für die Analyse von reinem<text:note text:id="ftn2" text:note-class="footnote"><text:note-citation>2</text:note-citation><text:note-body><text:p text:style-name="P289"><text:span text:style-name="T411">o</text:span>hne <text:span text:style-name="T1416">für die Ausführung des Programms unnötige (</text:span>Debug-<text:span text:style-name="T1313">)S</text:span>ymbole</text:p></text:note-body></text:note> Maschinencode ist <text:span text:style-name="T409">der</text:span> meiste Aufwand notwendig. <text:span text:style-name="T409">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70">add ax, 2</text:span><text:span text:style-name="T409">)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490">Ghidra</text:span> [5] verwendet, welches von der Nation<text:span text:style-name="T1226">al</text:span> Security Agency als <text:span text:style-name="T1240">o</text:span>pen-<text:span text:style-name="T1240">s</text:span>ource Projekt zur Verfügung gestellt wird und <text:span text:style-name="T1383">Werkzeuge für </text:span>die genannten Reverse Engineering Methoden und weitere <text:span text:style-name="T1382">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415">werden</text:span> und <text:span text:style-name="T1415">zur Unterstützung etwaiger Analysetätigkeiten dienen</text:span>. Zusätzlich ist im rechten Unterfenster das zugehörige Ergebnis des De<text:span text:style-name="T1274">c</text:span>ompilers in der Program<text:soft-page-break/>miersprache C zu sehen und im linken Fenster <text:span text:style-name="T1280">der</text:span> Kontrollflussgra<text:span text:style-name="T1372">ph</text:span>en der gesamten Funktion <text:span text:style-name="T1280">zu erkennen</text:span>, wobei der gelb markierte Bereich die aktuelle Position des rechten Fensters in der Funktion indiziert.</text:p>
      <text:p text:style-name="P11"><draw:frame draw:style-name="fr3" draw:name="Frame1" text:anchor-type="as-char" svg:width="6.6929in" draw:z-index="19"><draw:text-box fo:min-height="3.6181in"><text:p text:style-name="Abbildung"><draw:frame draw:style-name="fr14" draw:name="Image1" text:anchor-type="as-char" svg:y="-0.161in" svg:width="6.6929in" style:rel-width="100%" svg:height="3.6181in" style:rel-height="scale" draw:z-index="20"><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417">möglich</text:span>, wie geringfügige Änderungen an Software, zu welcher der Quellcode abhanden gekommen ist. Zum anderen <text:span text:style-name="T410">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15" text:outline-level="2"><text:bookmark-start text:name="__RefHeading___Toc849_3589521264"/>Obfuskation<text:bookmark-end text:name="__RefHeading___Toc849_3589521264"/></text:h>
      <text:p text:style-name="P246">Um das Reverse Engineering zu <text:span text:style-name="T1418">erschweren</text:span><text:note text:id="ftn3" text:note-class="footnote"><text:note-citation>3</text:note-citation><text:note-body><text:p text:style-name="P290">Das Reverse Engineering komplett zu verhindern ist <text:span text:style-name="T416">im Prinzip </text:span>unmöglich, <text:span text:style-name="T1373">aus diesem Grund wird auch „Security by Obscurity“ (deutsch: Sicherheit durch Unklarheit) als unzureichende Methodik betrachtet.</text:span></text:p></text:note-body></text:note>, <text:span text:style-name="T412">kann eine</text:span> <text:span text:style-name="T1314">zur Distribution vorgesehene </text:span>Software <text:span text:style-name="T413">durch Transformation</text:span> obfuskiert <text:span text:style-name="T412">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12">Funktion in eine neu erstellte Funktion verschoben werden und zum anderen die Abarbeitung dieser Funktionen anstatt in demselben in mehreren Ausführungsfäden erfolgt.</text:span></text:p>
      <text:p text:style-name="P262">Wie bereits angedeutet, kann Obfuskation auf unterschiedlichen Abstraktionsebenen <text:span text:style-name="T414">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unterschiedlich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14"><text:note text:id="ftn4" text:note-class="footnote"><text:note-citation>4</text:note-citation><text:note-body><text:p text:style-name="P291"><text:span text:style-name="T1363">zum Beispiel</text:span> Betriebssysteme (Windows, Linux, <text:span text:style-name="T379">et cetera</text:span>) <text:span text:style-name="T417">oder auch höhere Ausführungsumgebungen wie die Java Virtual Machine</text:span></text:p></text:note-body></text:note></text:span><text:span text:style-name="T414"> können zusätzlich Einschränkungen hinzukommen oder es kann die Notwendigkeit zu weiteren Implementierungen entstehen.</text:span></text:p>
      <text:p text:style-name="P232"><text:span text:style-name="T1419">Als</text:span> Gegenmaßname <text:span text:style-name="T1420">durch sogenannte </text:span>Deobfuskation kann die Normalisierung von Code jeglicher Form ein probates Mittel sein. <text:span text:style-name="T972">Hierzu können sogar herkömmliche Compileroptimierungen eingesetzt werden, weil die damit verbundene Reduktion und Simplifikation des Codes eine der Obfuskation entgegengesetzte Wirkung entfalten kann [26].</text:span> <text:span text:style-name="T972">Bei komplexeren Obfuskationsmechanismen ist <text:s/>die Kenntnis des Algorithmus erforderlich, welcher gegebenenfalls erst mit Reverse Engineering Methoden rekonstruiert werden muss.</text:span></text:p>
      <text:h text:style-name="P416" text:outline-level="2"><text:bookmark-start text:name="__RefHeading___Toc853_3589521264"/>Malware <text:span text:style-name="T418">Detektion</text:span><text:bookmark-end text:name="__RefHeading___Toc853_3589521264"/></text:h>
      <text:p text:style-name="P12">Der Bedarf an Erkennung von bösartiger Software (oder kurz Malware Dete<text:span text:style-name="T482">k</text:span>tion) ist im geschäftlichen sowie privaten Umfeld weit verbreitet. <text:span text:style-name="T1290">D</text:span>as Windows Betriebssystem <text:span text:style-name="T1290">ist </text:span>als Zielplattform für Entwickler solcher Software aufgrund der starken Verbreitung als Desktop PC besonders attraktiv, <text:span text:style-name="T467">so wird das Windows OS auch standardmäßig mit einem Virenscanner ausgeliefert</text:span>. <text:span text:style-name="T467">Zudem geraten</text:span> die Betriebssysteme für mobile Endgeräte <text:span text:style-name="T1289">aufgrund</text:span> <text:span text:style-name="T467">i</text:span>hrer Beliebtheit stärker in den Fokus <text:span text:style-name="T467">von Angreifern</text:span>. <text:span text:style-name="T1421">[87]</text:span></text:p>
      <text:p text:style-name="P13">Für die Erkennung von Malware w<text:span text:style-name="T1422">erden</text:span> <text:span text:style-name="T1422">(neben netzwerkbasierten Lösungen) </text:span>Malware Scanner <text:span text:style-name="T1272">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315">Ebenfalls kann die Analyse manuell mit Hilfe von Reverse-Engineering-Techniken erfolgen.</text:span></text:p>
      <text:p text:style-name="P13"><text:span text:style-name="T468">Da i</text:span>nformationstechnische Angriffe über verschiedene Vektoren erfolgen können <text:span text:style-name="T468">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68">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68"><text:note text:id="ftn6" text:note-class="footnote"><text:note-citation>6</text:note-citation><text:note-body><text:p text:style-name="P292">Shellcodes sind <text:span text:style-name="T469">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68">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 die Erkennung von bösartigem Maschinencode hoch priorisiert wird.</text:span></text:p>
      <text:p text:style-name="P14"><text:span text:style-name="T481">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71">[6]</text:span>.</text:p>
      <text:p text:style-name="P15">Die gängigste Methode ist die Detektion durch Signaturen. Hierbei wird für die Malware oder ein Teil der Malware ein möglichst eindeutiger Wert abgeleitet, über welchen die Software identifiziert werden kann. <text:span text:style-name="T1425">Der Einsatz von</text:span> Hash-Algorithmen für die Erzeugung eines solchen Wert<text:span text:style-name="T1374">s</text:span> <text:span text:style-name="T1425">ist weit verbreitet.</text:span> <text:span text:style-name="T1425">D</text:span>a jedoch die Modifikation eines einzigen (für die Funktion der Malware unerheblichen) Bits den <text:span text:style-name="T470">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9">.</text:span><text:span text:style-name="T470"> Ein Nachteil der signaturbasierten Methode ist, dass eine gewaltige Menge an Signaturen für den Abgleich in einer Datenbank vorliegen müssen und die Detektion bei Fehlen der Signatur fehlschlägt.</text:span></text:p>
      <text:p text:style-name="P265">Zudem reicht dieser Ansatz nicht, um sich stark verändernde oder neuwertige Malware zu erkennen. Hierfür wird durch Virenscanner das Verhalten einer Malware analysiert. <text:span text:style-name="T1316">Da</text:span>bei gibt es zahlreiche Aspekte, die für die Betrachtung herangezogen werden können, <text:span text:style-name="T1249">unter anderem</text:span> die Abfolge von Systemaufrufen. Dies<text:span text:style-name="T1317">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162">die</text:span> Abdeckung jegliches Verhaltens durch statische Analyse <text:span text:style-name="T1162">gemäß dem Halteproblem als unentscheidbar eingestuft [62]. Aus diesem Grund erfolgt die Untersuchung des Verhaltens von Software dynamisch, also</text:span> durch direkte Ausführung in einem isolierten System (auch San<text:span text:style-name="T1114">d</text:span>box genannt) <text:span text:style-name="T1163">häufig auf Basis von Virtualisierungstechniken</text:span>. Der Nachteil bei der dynamischen <text:span text:style-name="T1318">Analyse </text:span>ist jedoch der Ressourcenaufwand, der üblicherweise auf einen <text:span text:style-name="T1319">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320">erden</text:span>. Falls die entsprechenden Ressourcen vorhanden sind, kann solch eine Untersuchung auch durch Einsatz von <text:span text:style-name="T1241">o</text:span>pen-<text:span text:style-name="T1241">s</text:span>ource Produkten (<text:span text:style-name="T1247">zum Beispiel</text:span> Cuckoo San<text:span text:style-name="T1227">d</text:span>box [<text:span text:style-name="T480">9</text:span>]) <text:soft-page-break/>erfolgen. Analyse von sich in Ausführung befindlichen Prozessen auf einem Live-System wird ebenfalls häufig <text:span text:style-name="T1375">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375">B</text:span>ei einer derartigen Detektion kann jedoch eine Kompromittierung des Systems nicht mehr ausgeschlossen werden.</text:p>
      <text:p text:style-name="P221"><text:span text:style-name="T478">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9">13, </text:span><text:span text:style-name="T150">15, </text:span><text:span text:style-name="T219">51, 55, </text:span><text:span text:style-name="T220">56</text:span><text:span text:style-name="T23">]. </text:span><text:span text:style-name="T478">Auch Hersteller von Virenscannern werben mit dieser Fähigkeit für ihr Produkt [10, 12]. Ein weniger komplexer Ansatz ist die Erkennung von sich selbst entpackenden beziehungsweise entschlüsselnden ausführbaren Dateien und der Einleitung von Folgemaßnahmen (statische Extraktion des kodierten Bereichs oder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479">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9">[11, 14, 26, 48, 50]</text:span><text:span text:style-name="T23">.</text:span></text:p>
      <text:h text:style-name="P417" text:outline-level="2"><text:bookmark-start text:name="__RefHeading___Toc1005_3589521264"/>Malware Evasion<text:bookmark-end text:name="__RefHeading___Toc1005_3589521264"/></text:h>
      <text:p text:style-name="P16">Malware Evasion [<text:span text:style-name="T483">16] </text:span>(deutsch: Ausweichen <text:span text:style-name="T1228">der Malware</text:span>)<text:span text:style-name="T483">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3581403663" text:style-name="L2">
        <text:list-item>
          <text:p text:style-name="P341">Umgebungssensitivität: Erkennung eines an den Prozess gehängten Debuggers oder einer Sandbox als Ausführungsumgebung <text:span text:style-name="T484">[17].</text:span></text:p>
        </text:list-item>
        <text:list-item>
          <text:p text:style-name="P342"><text:soft-page-break/>Verschlüsseln oder Packen von Daten und das Entschlüsseln b<text:span text:style-name="T1252">eziehungsweise</text:span> Entpacken während der Laufzeit (mit verfügbaren Werkzeugen wie <text:span text:style-name="T490">UPX</text:span><text:note text:id="ftn7" text:note-class="footnote"><text:note-citation>7</text:note-citation><text:note-body><text:p text:style-name="P293">Mit UPX gepackte ausführbare Dateien werden von den meisten Virenscanner bereits ohne nähere Untersuchung als verdächtigt eingestuft, <text:span text:style-name="T486">obwohl die Dateien auch gutartig sein können</text:span>.</text:p></text:note-body></text:note> [18] oder individuell).</text:p>
        </text:list-item>
        <text:list-item>
          <text:p text:style-name="P343">Rückwärtsorientierte Programmierung (oder Code-Wi<text:span text:style-name="T488">e</text:span>derverwendung): Bei <text:span text:style-name="T488">bekannter Datenanordnung eines Ziels die Nutzung von Code eines infizierten beziehungsweise zu infizierenden Prozesses [89].</text:span></text:p>
        </text:list-item>
        <text:list-item>
          <text:p text:style-name="P344">Adversarial Attack<text:span text:style-name="T489">s</text:span>: Ausnutzung von Störungen im Kontext des <text:span text:style-name="T1384">m</text:span>aschinellen Lernens (Ziel-spezifisch) [20].</text:p>
        </text:list-item>
        <text:list-item>
          <text:p text:style-name="P345">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1">3</text:span><text:span text:style-name="T14">]</text:span>.</text:p>
        </text:list-item>
        <text:list-item>
          <text:p text:style-name="P346">Obfuskation: Veränderung des Programmcodes, sodass Detektionsmethoden, die sich Reverse Engineering Techniken bedienen, <text:span text:style-name="T485">beeinträchtigt</text:span> werden.</text:p>
        </text:list-item>
        <text:list-item>
          <text:p text:style-name="P347">Polymorphie (oder auch Vielgestaltigkeit): <text:span text:style-name="T487">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5">D</text:span><text:span text:style-name="T28">iese </text:span><text:span text:style-name="T315">beiden </text:span><text:span text:style-name="T28">Techniken </text:span><text:span text:style-name="T315">werden oft</text:span><text:span text:style-name="T28"> in Verbindung mit teilweise reflexiven Techniken gebracht, d</text:span><text:span text:style-name="T283">as heißt</text:span><text:span text:style-name="T28"> es wird erwartet, dass sich die Software </text:span><text:span text:style-name="T392">selbst</text:span><text:span text:style-name="T28"> verändert und mutiert </text:span><text:span text:style-name="T316">[11, 21, 26, 4</text:span><text:span text:style-name="T317">8, 78</text:span><text:span text:style-name="T316">]</text:span><text:span text:style-name="T28">. </text:span><text:span text:style-name="T44">Dies kann auf den Umstand zurückzuführen sein, dass diese Begriffe und </text:span><text:span text:style-name="T316">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6">r</text:span><text:span text:style-name="T29">phie annähernd mit dem Begriff „Softwarediversität“ gleichgesetzt.</text:span></text:p>
      <text:p text:style-name="P46"><text:span text:style-name="T22">Obfus</text:span><text:span text:style-name="T25">k</text:span><text:span text:style-name="T22">ation und Polymorphi</text:span><text:span text:style-name="T24">e</text:span><text:span text:style-name="T22"> werden </text:span><text:span text:style-name="T317">öfters</text:span><text:span text:style-name="T22"> in </text:span><text:span text:style-name="T272">Verbindung gebracht</text:span><text:span text:style-name="T22">, </text:span><text:span text:style-name="T306">weil</text:span><text:span text:style-name="T25"> </text:span><text:span text:style-name="T26">randomisierte </text:span><text:span text:style-name="T25">Obfu</text:span><text:span text:style-name="T196">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2">e</text:span><text:span text:style-name="T38"> Analyse als nicht mehr effektiv betrachtet werden kann. Eine Untersuchung, wie Scanner auf diese Technik reagieren, fand </text:span><text:span text:style-name="T270">jedoch</text:span><text:span text:style-name="T38"> nicht statt. </text:span><text:span text:style-name="T39">In [</text:span><text:span text:style-name="T41">4</text:span><text:span text:style-name="T39">] wurde </text:span><text:span text:style-name="T40">überdies</text:span><text:span text:style-name="T39"> das </text:span><text:span text:style-name="T305">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1">dieses</text:span><text:span text:style-name="T36"> Wissen jedoch entzieht [</text:span><text:span text:style-name="T37">25</text:span><text:span text:style-name="T36">].</text:span></text:p>
      <text:p text:style-name="P108"><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8">t</text:span><text:span text:style-name="T14">ion (ASLR) und </text:span><text:span text:style-name="T197">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10">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7">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32" text:outline-level="1"><text:bookmark-start text:name="__RefHeading___Toc1375_3268748373"/><text:span text:style-name="T1279">Entwurf und </text:span>Implementierung<text:bookmark-end text:name="__RefHeading___Toc1375_3268748373"/></text:h>
      <text:p text:style-name="P227">In diesem Abschnitt wird nach Beschreibung <text:span text:style-name="T1279">des Entwurfs, </text:span>der <text:span text:style-name="T1279">dabei getätigten Entscheidungen</text:span> und <text:span text:style-name="T1279">der </text:span>für die Arbeit gesetzte Beschränkungen die konkrete Implementierung eine<text:span text:style-name="T1279">r</text:span> Thread-basierten Obfuskation vorgestellt.</text:p>
      <text:h text:style-name="P418" text:outline-level="2"><text:bookmark-start text:name="__RefHeading___Toc8308_1157727339"/><text:span text:style-name="T1287">Übersicht der </text:span>Thread-basierte<text:span text:style-name="T1288">n</text:span> Obfuskation<text:bookmark-end text:name="__RefHeading___Toc8308_1157727339"/></text:h>
      <text:p text:style-name="P234">Diese<text:span text:style-name="T1279">r Abschnitt</text:span> <text:span text:style-name="T1423">dient der Einführung in das Konzept des für diese Arbeit erstellten Programms</text:span>. Wie <text:span text:style-name="T14">bereits </text:span><text:span text:style-name="T236">in der </text:span><text:span text:style-name="T236"><text:bookmark-ref text:reference-format="text" text:ref-name="__RefHeading___Toc106_572132446">Einleitung</text:bookmark-ref></text:span><text:span text:style-name="T14"><text:s/></text:span>dargelegt, soll mit dieser Arbeit eine konkrete Obfuskat<text:span text:style-name="T1229">i</text:span>onstechnik vorgestellt, implementiert und untersucht werden. <text:span text:style-name="T973">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973"><text:sequence-ref text:reference-format="value" text:ref-name="refCodeausschnitt1">1</text:sequence-ref></text:span><text:span text:style-name="T973">) und der obfuskierte Darstellung (Codeausschnitt </text:span><text:span text:style-name="T973"><text:sequence-ref text:reference-format="value" text:ref-name="refCodeausschnitt2">2</text:sequence-ref></text:span><text:span text:style-name="T973">) unter Zuhilfenahme eines vereinfachten C-Quellcodes [28]</text:span><text:span text:style-name="T973"><text:note text:id="ftn8" text:note-class="footnote"><text:note-citation>8</text:note-citation><text:note-body><text:p text:style-name="P299">malwares/Source/Original/X0R-USB_Jan2009.zip → main.c</text:p></text:note-body></text:note></text:span><text:span text:style-name="T973"> veranschaulicht werden.</text:span></text:p>
      <text:p text:style-name="P266"><text:span text:style-name="T318">Im </text:span><text:span text:style-name="T238">Codeausschnitt </text:span><text:span text:style-name="T238"><text:sequence-ref text:reference-format="value" text:ref-name="refCodeausschnitt1">1</text:sequence-ref></text:span><text:span text:style-name="T318"><text:s/>ist eine </text:span><text:span text:style-name="T400">main</text:span><text:span text:style-name="T237">-Funktion</text:span><text:span text:style-name="T318"> </text:span><text:span text:style-name="T319">d</text:span><text:span text:style-name="T318">argestellt, </text:span><text:span text:style-name="T319">welche </text:span><text:span text:style-name="T974">in drei Bereiche unterteilt wurde (getrennt durch eine Leerzeile). Für jeden dieser Bereiche wird eine neue Funktion kreiert, nämlich </text:span><text:span text:style-name="T325">newFunc1</text:span><text:span text:style-name="T974">, </text:span><text:span text:style-name="T389">newFunc2</text:span><text:span text:style-name="T974"> und </text:span><text:span text:style-name="T325">newFunc3</text:span><text:span text:style-name="T492">. </text:span><text:span text:style-name="T493">Jede dieser Funktionen wird durch die ursprüngliche Funktion</text:span><text:span text:style-name="T498"> gemäß </text:span><text:span text:style-name="T808">Codeausschnitt </text:span><text:span text:style-name="T808"><text:sequence-ref text:reference-format="value" text:ref-name="refCodeausschnitt2">2</text:sequence-ref></text:span><text:span text:style-name="T493"><text:s/>als Thread aufgerufen. </text:span><text:span text:style-name="T494">Die </text:span><text:span text:style-name="T651">Einhaltung der </text:span><text:span text:style-name="T494">Ausführungsfolge </text:span><text:span text:style-name="T651">erfolgt</text:span><text:span text:style-name="T494">,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07">beziehungsweise ein Return der Funktion</text:span><text:span text:style-name="T494"> vor Abarbeitung der Funktionalität zu verhindern.</text:span></text:p>
      <text:p text:style-name="P153"><draw:frame draw:style-name="fr4" draw:name="Frame2" text:anchor-type="as-char" svg:width="5.9618in" draw:z-index="1"><draw:text-box fo:min-height="3.0146in"><text:p text:style-name="Codeausschnitt"><draw:frame text:anchor-type="paragraph" draw:z-index="2" draw:name="Shape1" draw:style-name="gr1" draw:text-style-name="P455" svg:width="5.9598in" svg:height="3.013in" svg:x="0.0008in" svg:y="0in"><draw:text-box><text:p text:style-name="P454"><text:span text:style-name="T1442">int</text:span><text:span text:style-name="T1443"> </text:span><text:span text:style-name="T1444">main</text:span><text:span text:style-name="T1443">(</text:span><text:span text:style-name="T1442">int</text:span><text:span text:style-name="T1443"> </text:span><text:span text:style-name="T1445">argc</text:span><text:span text:style-name="T1443">, </text:span><text:span text:style-name="T1442">char</text:span><text:span text:style-name="T1443"> *</text:span><text:span text:style-name="T1445">argv</text:span><text:span text:style-name="T1442">[]</text:span><text:span text:style-name="T1443">) {</text:span></text:p><text:p text:style-name="P454"><text:span text:style-name="T1443"><text:tab/></text:span><text:span text:style-name="T1443">fCreateToolhelp32Snapshot = </text:span><text:span text:style-name="T1444">GetProcAddress</text:span><text:span text:style-name="T1443">(kernel32_dll, s_CTS);</text:span></text:p><text:p text:style-name="P454"><text:span text:style-name="T1443"><text:tab/></text:span><text:span text:style-name="T1443">fProcess32First = </text:span><text:span text:style-name="T1444">GetProcAddress</text:span><text:span text:style-name="T1443">(kernel32_dll, s_PF);</text:span></text:p><text:p text:style-name="P454"><text:span text:style-name="T1443"><text:tab/></text:span><text:span text:style-name="T1443">fProcess32Next = </text:span><text:span text:style-name="T1444">GetProcAddress</text:span><text:span text:style-name="T1443">(kernel32_dll, s_PN);</text:span></text:p><text:p text:style-name="P454"><text:span text:style-name="T1443"><text:tab/></text:span><text:span text:style-name="T1443">fOpenProcess = </text:span><text:span text:style-name="T1444">GetProcAddress</text:span><text:span text:style-name="T1443">(kernel32_dll, s_OP);</text:span></text:p><text:p text:style-name="P454"><text:span text:style-name="T1446"/></text:p><text:p text:style-name="P454"><text:span text:style-name="T1443"><text:tab/></text:span><text:span text:style-name="T1443">hProcess = </text:span><text:span text:style-name="T1444">fCreateToolhelp32Snapshot</text:span><text:span text:style-name="T1443">(TH32CS, </text:span><text:span text:style-name="T1447">0</text:span><text:span text:style-name="T1443">)))</text:span></text:p><text:p text:style-name="P454"><text:span text:style-name="T1445"><text:tab/></text:span><text:span text:style-name="T1445">pe32</text:span><text:span text:style-name="T1443">.</text:span><text:span text:style-name="T1445">dwSize</text:span><text:span text:style-name="T1443"> = </text:span><text:span text:style-name="T1442">sizeof</text:span><text:span text:style-name="T1443">(PROCESSENTRY32);</text:span></text:p><text:p text:style-name="P454"><text:span text:style-name="T1444"><text:tab/></text:span><text:span text:style-name="T1444">fProcess32First</text:span><text:span text:style-name="T1443">(hProcess, &amp;pe32))</text:span></text:p><text:p text:style-name="P454"><text:span text:style-name="T1443"/></text:p><text:p text:style-name="P454"><text:span text:style-name="T1448"><text:tab/></text:span><text:span text:style-name="T1448">while</text:span><text:span text:style-name="T1443"> (</text:span><text:span text:style-name="T1444">fProcess32Next</text:span><text:span text:style-name="T1443">(hProcess, &amp;pe32)) {</text:span></text:p><text:p text:style-name="P454"><text:span text:style-name="T1448"><text:tab/></text:span><text:span text:style-name="T1448"><text:tab/></text:span><text:span text:style-name="T1448">if</text:span><text:span text:style-name="T1443"> (!</text:span><text:span text:style-name="T1444">lstrcmpi</text:span><text:span text:style-name="T1443">(</text:span><text:span text:style-name="T1445">pe32</text:span><text:span text:style-name="T1443">.</text:span><text:span text:style-name="T1445">szExeFile</text:span><text:span text:style-name="T1443">, inj_proc)) {</text:span></text:p><text:p text:style-name="P454"><text:span text:style-name="T1443"><text:tab/></text:span><text:span text:style-name="T1443"><text:tab/></text:span><text:span text:style-name="T1443"><text:tab/></text:span><text:span text:style-name="T1443">hProc = </text:span><text:span text:style-name="T1444">fOpenProcess</text:span><text:span text:style-name="T1443">(PROCESS_VM_READ, </text:span><text:span text:style-name="T1442">FALSE</text:span><text:span text:style-name="T1443">, procID)</text:span></text:p><text:p text:style-name="P454"><text:span text:style-name="T1448"><text:tab/></text:span><text:span text:style-name="T1448"><text:tab/></text:span><text:span text:style-name="T1448"><text:tab/></text:span><text:span text:style-name="T1448">break</text:span><text:span text:style-name="T1443">;</text:span></text:p><text:p text:style-name="P454"><text:span text:style-name="T1446"><text:tab/></text:span><text:span text:style-name="T1446"><text:tab/></text:span><text:span text:style-name="T1446">}</text:span></text:p><text:p text:style-name="P454"><text:span text:style-name="T1446"><text:tab/></text:span><text:span text:style-name="T1446">}</text:span></text:p><text:p text:style-name="P454"><text:span text:style-name="T1446">}</text:span></text:p></draw:text-box></draw:frame>Codeausschnitt <text:sequence text:ref-name="refCodeausschnitt1" text:name="Codeausschnitt" text:formula="ooow:Codeausschnitt+1" style:num-format="1">1</text:sequence>: Nicht obfuskierte Funktion</text:p></draw:text-box></draw:frame></text:p>
      <text:p text:style-name="P228"><text:span text:style-name="T494">V</text:span><text:span text:style-name="T496">erschiedene Implikationen lassen sich anhand des Beispiels bereits erkennen. Zum einen muss neben der Verlagerung der Instruktionen der Datenfluss umstrukturiert werden, sofern die benutz</text:span><text:span text:style-name="T640">t</text:span><text:span text:style-name="T496">en </text:span><text:soft-page-break/><text:span text:style-name="T496">Variablen nicht im globalen Raum deklariert wurden</text:span><text:span text:style-name="T496"><text:note text:id="ftn9" text:note-class="footnote"><text:note-citation>9</text:note-citation><text:note-body><text:p text:style-name="P300">Hinweis: In der Veranschaulichung wurde auf eine Deklaration der Variablen für eine <text:span text:style-name="T1321">kompakte</text:span> Darstellung verzichtet.</text:p></text:note-body></text:note></text:span><text:span text:style-name="T496">. </text:span><text:span text:style-name="T495">Zum anderen </text:span><text:span text:style-name="T497">lässt sich bereits die Formveränderung des Kontrollflussgraphen </text:span><text:span text:style-name="T608">antizipieren</text:span><text:span text:style-name="T497">, der </text:span><text:span text:style-name="T609">allein aus der ursprünglichen Funktion nicht mehr abgeleitet werden kann und </text:span><text:span text:style-name="T608">sich nun über drei einzelne Funktionen streckt. </text:span><text:span text:style-name="T609">M</text:span><text:span text:style-name="T497">it feinerer Unterteilung der ursprünglichen Funktion </text:span><text:span text:style-name="T609">wird zudem</text:span><text:span text:style-name="T497"> eine ausgeprägtere Wirkung auf die neu erstellten Funktionen </text:span><text:span text:style-name="T609">erzielt</text:span><text:span text:style-name="T497">.</text:span></text:p>
      <text:p text:style-name="P154"><draw:frame draw:style-name="fr5" draw:name="Frame3" text:anchor-type="as-char" svg:width="6.3925in" style:rel-width="96%" svg:height="4.8516in" style:rel-height="scale-min" draw:z-index="21"><draw:text-box><text:p text:style-name="Codeausschnitt"><draw:frame draw:style-name="fr15" draw:name="Image2" text:anchor-type="as-char" svg:width="6.3925in" style:rel-width="100%" svg:height="4.8516in" style:rel-height="scale" draw:z-index="22"><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385">O</text:span>bfuskierte Funktion</text:p></draw:text-box></draw:frame></text:p>
      <text:p text:style-name="P235"><text:span text:style-name="T497">I</text:span><text:span text:style-name="T490">m Folgenden wird die Obfuskation auch kurz als „Thread-basierte Obfuskation“ bezeichnet.</text:span></text:p>
      <text:h text:style-name="P419" text:outline-level="2"><text:bookmark-start text:name="__RefHeading___Toc8310_1157727339"/>Entwurf<text:bookmark-end text:name="__RefHeading___Toc8310_1157727339"/></text:h>
      <text:h text:style-name="Heading_20_3" text:outline-level="3"><text:bookmark-start text:name="__RefHeading___Toc614_2071505590"/><text:span text:style-name="T1282">E</text:span>ntscheidungen <text:span text:style-name="T977">und Einschränkungen</text:span><text:bookmark-end text:name="__RefHeading___Toc614_2071505590"/></text:h>
      <text:p text:style-name="P31">Rahmenwerk</text:p>
      <text:p text:style-name="P274">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376">angewandt</text:span> werden. <text:span text:style-name="T1426">Zudem wurde </text:span><text:span text:style-name="T222">im Abschnitt </text:span><text:span text:style-name="T222"><text:bookmark-ref text:reference-format="text" text:ref-name="__RefHeading___Toc853_3589521264">Malware Detektion</text:bookmark-ref></text:span><text:span text:style-name="T222"><text:s/></text:span><text:span text:style-name="T975">begründet, dass als Zielcode die native Form zweckmäßig ist.</text:span> Um die Lösung möglichst generisch zu realisieren <text:span text:style-name="T976">und die Komplexität (die sich insbesondere bei Binary Rewriting potenzieren würde) gering zu halten</text:span>, wurde <text:span text:style-name="T1386">sich</text:span> in dieser Arbeit auf die Transformation auf Basis einer Zwischensprache während der Kompilierung festgelegt, wie bei einigen wissenschaftlichen Publikationen, <text:span text:style-name="T975">die ähnli</text:span><text:soft-page-break/><text:span text:style-name="T975">che Ziele verfolgen </text:span><text:span text:style-name="T222">[</text:span><text:span text:style-name="T224">23, </text:span><text:span text:style-name="T223">24, 29, </text:span><text:span text:style-name="T225">70, </text:span><text:span text:style-name="T226">41</text:span><text:span text:style-name="T223">]</text:span><text:span text:style-name="T975">.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6">Im Weiteren erfolgen im Rahmen dieser Arbeit Einschränkungen bezüglich des Frontends, also der Quellsprache, und des Backends, also der Zielplattform.</text:p>
      <text:p text:style-name="P29">Zielbetriebssystem</text:p>
      <text:p text:style-name="P275">Da als Ergebnis des Obfuskationsprozesses nativer Maschinencode emittiert werden soll, muss an dieser Stelle neben de<text:span text:style-name="T1427">n</text:span> <text:span text:style-name="T1427">durch den gewählten LLVM Compiler eingeschränkten </text:span>Zielprozessor<text:span text:style-name="T1427">en</text:span> das Zielbetriebssystems festgelegt werden. Die Festlegung auf ein b<text:span text:style-name="T1252">eziehungsweise</text:span> mehrere Zielbetriebssysteme ist erforderlich, <text:span text:style-name="T1387">weil</text:span> Parallelisierungsmechanismen genutzt werden sollen und diese <text:span text:style-name="T1323">(beziehungsweise die Bibliotheken, die diese Mechanismen bereitstellen)</text:span> betriebssystemabhängig sind. <text:span text:style-name="T980">Zwangsläufig müssen entsprechende Parallelisierungsmechanismen auf dem Zielbetriebssystem verfügbar sein.</text:span></text:p>
      <text:p text:style-name="P267">Als Zielbetriebssysteme ist zum einen das Windows OS <text:span text:style-name="T979">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68">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230">[45]</text:span> Compiler existiert und <text:span text:style-name="T1298">sich </text:span>diese Sprachen<text:span text:style-name="T1298">familie entsprechend ihrer andauernden Beliebtheit [91] trotz hohen Alters</text:span> <text:span text:style-name="T1298">bewährt hat</text:span>, werden diese Sprachen im weiteren Verlauf dieser Arbeit als Quellsprache herangezogen.</text:p>
      <text:p text:style-name="P32">Parallelisierungsmechanismen</text:p>
      <text:p text:style-name="P277"><text:span text:style-name="T1440">Parallelisierung soll durch die entsprechenden Aufrufe der Betriebssystem API erreicht werden. Bei Windows erfolgt das Starten eines Threads beispielsweise über die Funktion </text:span><text:span text:style-name="T326">CreateThread</text:span><text:span text:style-name="T978">, wohingegen der Name der vom Linux OS exportierten Funktion </text:span><text:span text:style-name="T326">pthread_create</text:span><text:span text:style-name="T978"> lautet. Dies ließe sich gegebenenfalls durch den Einsatz der C++ Standard Bibliothek generalisieren, sodass lediglich der </text:span><text:soft-page-break/><text:span text:style-name="T978">Konstruktor der Klasse </text:span><text:span text:style-name="T326">thread</text:span><text:span text:style-name="T978"> aufgerufen werden müsste. Allerdings entsteht durch den Einsatz der Standardbibliothek ein nicht zu vernachlässigender Overhead, insbesondere durch C++-inhärente Funktionen wie automatisierte Verwaltung des dynamischen Speichers un</text:span><text:span text:style-name="T240">d </text:span><text:span text:style-name="T241">Ausnahmebehandlungen, </text:span><text:span text:style-name="T273">die durch den Algorithmus berücksichtigt werden müssten </text:span><text:span text:style-name="T320">(vergleiche fünf Codezeile mit einundzwanzig Codezeilen in der LLVM IR bei Übersetzung von einer Instruktion zur Erstellung eines Thread gefolgt von einer Instruktion zur Synchronisation mit besagtem Thread)</text:span><text:span text:style-name="T240">.</text:span><text:span text:style-name="T978"> Folglich werden die Systemaufrufe für die Implementierung dieses Aspekts genutzt.</text:span></text:p>
      <text:p text:style-name="P33"><text:span text:style-name="T1441">Anpassung des </text:span>Datenfluss<text:span text:style-name="T1441">es</text:span></text:p>
      <text:p text:style-name="P278">Da der Datenfluss innerhalb einer Funktion gewöhnlich direkt über lokale Variablen auf dem Stack realisiert wird <text:span text:style-name="T1428">[92] </text:span>und die genaue Position einer lokalen Variable <text:span text:style-name="T1324">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231"> </text:span>oder <text:span text:style-name="T1231">Heap</text:span> allokiert und die <text:span text:style-name="T1232">Zeiger</text:span> als <text:span text:style-name="T1261">Argumente</text:span> an die aufgerufene Funktion übergibt. Zum anderen <text:span text:style-name="T981">können lokale Variablen auch in den globalen Kontext verschoben werden, sodass jede Funktion über ihre eindeutige Adresse auf diese zugreifen kann. </text:span>Da die letztere Möglichkeit deutlich weniger Verwaltungsaufwand verursacht und folglich <text:span text:style-name="T981">die Implementierung vereinfacht sowie die Ausführungsdauer weniger stark erhöht, wurde sich für die Nutzung von globalen Variablen entschieden.</text:span></text:p>
      <text:p text:style-name="P34">Einteilungsgröße</text:p>
      <text:p text:style-name="P279">Die Feinheit bei der Unterteilung einer ursprünglichen Funktion in auszulagernde Bereiche und somit die Anzahl an neu zu erstellenden Funktionen lässt sich beliebig wählen und kann auch zur Realisierung eines <text:span text:style-name="T1022">P</text:span>olymorp<text:span text:style-name="T1022">h-G</text:span>enerators randomisiert werden. <text:span text:style-name="T1022">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33">b</text:span><text:span text:style-name="T499"> bei der Transformation </text:span><text:span text:style-name="T500">als Einteilungsgröße gewählt werden kann und sich ein Basic Block durch einfügen einer bedingungslosen </text:span><text:span text:style-name="T574">Sprungi</text:span><text:span text:style-name="T500">nstruktion bei mindestens zwei In</text:span><text:span text:style-name="T574">s</text:span><text:span text:style-name="T500">truktionen in zwei Basic Blocks </text:span><text:span text:style-name="T334">b</text:span><text:span text:style-name="T1023">1</text:span><text:span text:style-name="T1026"> und </text:span><text:span text:style-name="T1033">b</text:span><text:span text:style-name="T1023">2</text:span><text:span text:style-name="T500"> aufteilen lässt, so können Basic Blocks mit einer minimalen Größe von </text:span><text:span text:style-name="T575">einer Instruktion</text:span><text:span text:style-name="T500"> gebildet und bei der Transformation als Einteilungsgröße gewählt werden. Der induktive Beweis hinsichtlich einer größeren Einteilung erfolgt </text:span><text:span text:style-name="T334">vice versa</text:span><text:span text:style-name="T500"> und ist durch die maximale Anzahl an Instruktionen in einer Funktion beschränkt.</text:span></text:p>
      <text:p text:style-name="P161">Besonderheit: rekursive Funktionen</text:p>
      <text:p text:style-name="P280"><text:span text:style-name="T14">In </text:span>der Implementierung der Arbeit werden rekursive Funktionen nicht transformiert, da der ausgearbeitete Algorithmus nicht dafür vorgesehen ist. Aufgrund des Umstands, dass jede lokale <text:span text:style-name="T982">Variable</text:span> <text:span text:style-name="T1325">in </text:span>genau <text:span text:style-name="T324">eine</text:span> <text:span text:style-name="T1325">neue </text:span>globale Variable <text:span text:style-name="T1325">umgewandelt wird</text:span>, würde eine rekursiv aufgerufene <text:span text:style-name="T982">Funktion</text:span> <text:span text:style-name="T327">n</text:span> die globalen Variablen der <text:span text:style-name="T982">rekursiv aufgerufenen Funktion</text:span> <text:span text:style-name="T327">n-1</text:span> überschreiben. <text:span text:style-name="T1132">Ebenfalls werden Funktionen mit einer variablen Parameteranzahl (wie bei </text:span><text:span text:style-name="T362">printf</text:span><text:span text:style-name="T557">) </text:span><text:span text:style-name="T610">von der Transformation </text:span><text:span text:style-name="T557">ausgenommen, </text:span><text:span text:style-name="T642">weil</text:span><text:span text:style-name="T557"> </text:span><text:span text:style-name="T611">hier</text:span><text:span text:style-name="T644">bei</text:span><text:span text:style-name="T611"> </text:span><text:span text:style-name="T557">für jeden </text:span><text:span text:style-name="T611">(lokalen) </text:span><text:span text:style-name="T557">Parameter genau eine globale Variable erstellt w</text:span><text:span text:style-name="T612">erden </text:span><text:span text:style-name="T641">müsste </text:span><text:span text:style-name="T643">und dies</text:span><text:span text:style-name="T558"> bei einer unbekannten Parameteranzahl nicht möglich ist</text:span><text:span text:style-name="T557">. </text:span><text:span text:style-name="T569">Als mögliche Lösung für diese beiden Fälle wäre der Einsatz einer dynamischen Listenstruktur denkbar.</text:span></text:p>
      <text:p text:style-name="P35"><text:span text:style-name="T569">B</text:span><text:span text:style-name="T490">esonderheit: Ausnahmebehandlung bei C++</text:span></text:p>
      <text:p text:style-name="P242"><text:soft-page-break/><text:span text:style-name="T569">Ü</text:span><text:span text:style-name="T490">berdies entstehen Schwierigkeiten bei der Verlagerung von Funktionalität, die durch das Ausnahmebehandlungskonzept </text:span><text:span text:style-name="T597">der Sprache C++ </text:span><text:span text:style-name="T490">abgedeckt sind. </text:span><text:span text:style-name="T598">Insofern sich Funktionen in einem klassischen </text:span><text:span text:style-name="T380">try-catch</text:span><text:span text:style-name="T598">-Block befinden, erfolgt der Aufruf </text:span><text:span text:style-name="T613">dieser Funktionen </text:span><text:span text:style-name="T598">unter Angabe desjenigen Basic Blocks, welcher bei Eintreten einer Ausnahme als </text:span><text:span text:style-name="T599">N</text:span><text:span text:style-name="T598">ächstes ausgeführt werden soll. </text:span><text:span text:style-name="T600">Dieser Basic Block </text:span><text:span text:style-name="T601">ist zunächst für die Bereinigung zuständig, ruft also Destruktoren auf und steuert die </text:span><text:span text:style-name="T614">weitere </text:span><text:span text:style-name="T601">Abwicklung der Ausnahme. Ist </text:span><text:span text:style-name="T615">bei der Abwicklung </text:span><text:span text:style-name="T601">die</text:span><text:span text:style-name="T603"> Funktion mit der</text:span><text:span text:style-name="T601"> </text:span><text:span text:style-name="T381">catch</text:span><text:span text:style-name="T601">-Klausel erreicht, so wird der dort definierte Benutzercode ausgeführt und das Programm wird </text:span><text:span text:style-name="T602">ordentlich</text:span><text:span text:style-name="T601"> fortgesetzt. </text:span><text:span text:style-name="T603">Andernfalls </text:span><text:span text:style-name="T604">wird der Bereinigungsprozess i</text:span><text:span text:style-name="T605">n</text:span><text:span text:style-name="T604"> </text:span><text:span text:style-name="T605">den </text:span><text:span text:style-name="T604">zuständigen Basic Block</text:span><text:span text:style-name="T605">s</text:span><text:span text:style-name="T604"> der aufrufenden Funktion</text:span><text:span text:style-name="T605">en</text:span><text:span text:style-name="T604"> fortgesetzt. </text:span><text:span text:style-name="T606">An dieser Stelle tritt das Problem auf, dass aufgrund der durch die Threads kreierte Schicht zwischen Entstehungsstelle der Ausnahme und der endgültigen Behandlungsroutine die </text:span><text:span text:style-name="T616">modellierte </text:span><text:span text:style-name="T606">Verbindung verloren geht. </text:span><text:span text:style-name="T822">Zudem existieren Unterschiede bei der Ausnahmebehandlung hinsichtlich der Zielsysteme Linux und Windows. </text:span><text:span text:style-name="T823">D</text:span><text:span text:style-name="T822">iese</text:span><text:span text:style-name="T824">s</text:span><text:span text:style-name="T822"> Thema soll aufgrund der Komplexität hier nicht näher </text:span><text:span text:style-name="T823">ausgeführt</text:span><text:span text:style-name="T822"> und stattdessen auf die offizielle LLVM Dokumentation [</text:span><text:span text:style-name="T825">80</text:span><text:span text:style-name="T822">] verwiesen werden. </text:span><text:span text:style-name="T826">Im Weiteren wird für diese Arbeit vorausgesetzt, dass keine Ausnahmebehandlungen im Quellcode eingesetzt oder </text:span><text:span text:style-name="T827">Funktion</text:span><text:span text:style-name="T828">en</text:span><text:span text:style-name="T826"> mit Ausnahmebehandlung bei der Transformation ausgelassen werden.</text:span></text:p>
      <text:h text:style-name="P437" text:outline-level="3"><text:bookmark-start text:name="__RefHeading___Toc8312_1157727339"/>Architektur und Arbeitsweise<text:bookmark-end text:name="__RefHeading___Toc8312_1157727339"/></text:h>
      <text:p text:style-name="P229">Nachdem die Entwurfsentscheidungen getroffen wurden und die entsprechenden Ziele für die Implementierung der Arbeit gesetzt wurden, soll an dieser Stelle die Architektur sowie die Arbeitsweise der Obfuskation vorgestellt werden.</text:p>
      <text:p text:style-name="P231">Wie aus den Entwurfsentscheidungen hervorgeht, wird als Rahmenwerk die LLVM Compiler Infrastruktur verwendet. <text:span text:style-name="T1283">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3093371757" text:style-name="L3">
        <text:list-item>
          <text:p text:style-name="P348">Erstellen einer Shared Library als Plugin, welche dynamisch durch den modularen LLVM IR <text:span text:style-name="T1284">Optimierer </text:span><text:span text:style-name="T377">opt</text:span><text:span text:style-name="T1284">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49">Einfügen des Quellcodes der Obfuskation in den Quellbaum des LLVM Projekts, <text:span text:style-name="T1326">sodass die Transformation in den Kompilaten integriert ist</text:span>. Vorteil: Die Obfuskation kann direkt während des Kompilier<text:span text:style-name="T1327">vorgangs des zu transformierenden Programms</text:span> erfolgen. Nachteil: Es sind einige (teilweise komplexe) Anpassungen in mehreren Dateien des LLVM Projekts erforderlich.</text:p>
        </text:list-item>
      </text:list>
      <text:p text:style-name="P250"><text:span text:style-name="T14">Für die Arbeit wurden beide Optionen umgesetzt. Die er</text:span>ste Option ist bei der Programmierung vorteilhaft, da die Kompilierungdauer der Shared Library gering ist und somit Änderungen am Quellcode zügig geprüft werden können. Die zweite Option verringert den Aufwand bei der Erstellung von mehreren <text:span text:style-name="T1285">beziehungsweise verschiedenen </text:span>Samples. <text:span text:style-name="T462">Position der Transformation</text:span></text:p>
      <text:p text:style-name="P250"><text:soft-page-break/><draw:frame draw:style-name="fr6" draw:name="Frame14" text:anchor-type="as-char" svg:width="6.6528in" draw:z-index="3"><draw:text-box fo:min-height="5.5in"><text:p text:style-name="P316"><draw:g text:anchor-type="as-char" draw:z-index="4" draw:name="Shape2" draw:style-name="gr2"><draw:custom-shape draw:style-name="gr3" draw:text-style-name="P456"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57"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56" xml:id="id8" draw:id="id8" svg:width="2.0004in" svg:height="2.0004in" svg:x="0.65in" svg:y="0.3984in"><text:p/><draw:enhanced-geometry svg:viewBox="0 0 21600 21600" draw:type="rectangle" draw:enhanced-path="M 0 0 L 21600 0 21600 21600 0 21600 0 0 Z N"/></draw:custom-shape><draw:custom-shape draw:style-name="gr6" draw:text-style-name="P457"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459" svg:width="1.4969in" svg:height="0.3559in" svg:x="0.9in" svg:y="0.0484in"><draw:text-box><text:p text:style-name="P458"><text:span text:style-name="T1449">Initialisierung</text:span></text:p></draw:text-box></draw:frame><draw:frame draw:style-name="gr8" draw:text-style-name="P455" svg:width="2.0661in" svg:height="0.2677in" svg:x="0.6555in" svg:y="0.4874in"><draw:text-box><text:p text:style-name="P454"><text:span text:style-name="T1446">declare @pthread_create(...)</text:span></text:p></draw:text-box></draw:frame><draw:custom-shape draw:style-name="gr5" draw:text-style-name="P456" xml:id="id10" draw:id="id10" svg:width="2.0004in" svg:height="2.0004in" svg:x="3.65in" svg:y="0.3984in"><text:p/><draw:enhanced-geometry svg:viewBox="0 0 21600 21600" draw:type="rectangle" draw:enhanced-path="M 0 0 L 21600 0 21600 21600 0 21600 0 0 Z N"/></draw:custom-shape><draw:frame draw:style-name="gr9" draw:text-style-name="P459" svg:width="1.2488in" svg:height="0.3559in" svg:x="4in" svg:y="0.0484in"><draw:text-box><text:p text:style-name="P458"><text:span text:style-name="T1449">Datenfluss</text:span></text:p></draw:text-box></draw:frame><draw:frame draw:style-name="gr10" draw:text-style-name="P455" svg:width="1.628in" svg:height="0.2677in" svg:x="0.6555in" svg:y="0.8874in"><draw:text-box><text:p text:style-name="P454"><text:span text:style-name="T1446">declare @sem_init(...)</text:span></text:p></draw:text-box></draw:frame><draw:frame draw:style-name="gr11" draw:text-style-name="P455" svg:width="1.9217in" svg:height="0.2677in" svg:x="0.65in" svg:y="1.2874in"><draw:text-box><text:p text:style-name="P454"><text:span text:style-name="T1446">%union.pthread_attr_t = ...</text:span></text:p></draw:text-box></draw:frame><draw:custom-shape draw:style-name="gr12" draw:text-style-name="P457"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57"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57"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56" xml:id="id11" draw:id="id11" svg:width="2.0004in" svg:height="2.0004in" svg:x="0.65in" svg:y="3.3984in"><text:p/><draw:enhanced-geometry svg:viewBox="0 0 21600 21600" draw:type="rectangle" draw:enhanced-path="M 0 0 L 21600 0 21600 21600 0 21600 0 0 Z N"/></draw:custom-shape><draw:frame draw:style-name="gr13" draw:text-style-name="P459" svg:width="1.7803in" svg:height="0.3559in" svg:x="0.75in" svg:y="3.0484in"><draw:text-box><text:p text:style-name="P458"><text:span text:style-name="T1449">Synchronisation</text:span></text:p></draw:text-box></draw:frame><draw:frame draw:style-name="gr14" draw:text-style-name="P460"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460"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462" xml:id="id1" draw:id="id1" svg:width="1.0504in" svg:height="0.6205in" svg:x="3.75in" svg:y="0.7283in"><draw:text-box><text:p text:style-name="P461"><text:span text:style-name="T1450">int</text:span><text:span text:style-name="T1451"> </text:span><text:span text:style-name="T1452">function</text:span><text:span text:style-name="T1451">() {</text:span></text:p><text:p text:style-name="P461"><text:span text:style-name="T1453"><text:s text:c="2"/></text:span><text:span text:style-name="T1450">int</text:span><text:span text:style-name="T1451"> </text:span><text:span text:style-name="T1454">var</text:span><text:span text:style-name="T1451"> = </text:span><text:span text:style-name="T1452">rand</text:span><text:span text:style-name="T1451">();</text:span></text:p><text:p text:style-name="P461"><text:span text:style-name="T1455"><text:s text:c="2"/></text:span><text:span text:style-name="T1456">return</text:span><text:span text:style-name="T1451"> </text:span><text:span text:style-name="T1454">var</text:span><text:span text:style-name="T1451">;</text:span></text:p><text:p text:style-name="P461"><text:span text:style-name="T1451">}</text:span></text:p></draw:text-box></draw:frame><draw:frame draw:style-name="gr16" draw:text-style-name="P462" xml:id="id2" draw:id="id2" svg:width="1.3087in" svg:height="0.7512in" svg:x="4.3in" svg:y="1.3984in"><draw:text-box><text:p text:style-name="P461"><text:span text:style-name="T1450">int </text:span><text:span text:style-name="T1454">glob_var</text:span><text:span text:style-name="T1451">;</text:span></text:p><text:p text:style-name="P461"><text:span text:style-name="T1450">int</text:span><text:span text:style-name="T1451"> </text:span><text:span text:style-name="T1452">function</text:span><text:span text:style-name="T1451">() {</text:span></text:p><text:p text:style-name="P461"><text:span text:style-name="T1453"><text:s text:c="2"/></text:span><text:span text:style-name="T1450">int</text:span><text:span text:style-name="T1451"> </text:span><text:span text:style-name="T1454">glob_var</text:span><text:span text:style-name="T1451"> = </text:span><text:span text:style-name="T1452">rand</text:span><text:span text:style-name="T1451">();</text:span></text:p><text:p text:style-name="P461"><text:span text:style-name="T1455"><text:s text:c="2"/></text:span><text:span text:style-name="T1456">return</text:span><text:span text:style-name="T1451"> </text:span><text:span text:style-name="T1454">glob_var</text:span><text:span text:style-name="T1451">;</text:span></text:p><text:p text:style-name="P461"><text:span text:style-name="T1451">}</text:span></text:p></draw:text-box></draw:frame><draw:connector draw:style-name="gr17" draw:text-style-name="P456" svg:x1="4.8in" svg:y1="1.0386in" svg:x2="4.9543in" svg:y2="1.3988in" draw:start-shape="id1" draw:start-glue-point="1" draw:end-shape="id2" draw:end-glue-point="0" svg:d="M12192-4346h392v915" svg:viewBox="0 0 393 917"><text:p/></draw:connector><draw:custom-shape draw:style-name="gr5" draw:text-style-name="P456" xml:id="id12" draw:id="id12" svg:width="2.0004in" svg:height="2.0004in" svg:x="3.65in" svg:y="3.3984in"><text:p/><draw:enhanced-geometry svg:viewBox="0 0 21600 21600" draw:type="rectangle" draw:enhanced-path="M 0 0 L 21600 0 21600 21600 0 21600 0 0 Z N"/></draw:custom-shape><draw:frame draw:style-name="gr18" draw:text-style-name="P459" svg:width="1.3976in" svg:height="0.3559in" svg:x="3.9571in" svg:y="3.0484in"><draw:text-box><text:p text:style-name="P458"><text:span text:style-name="T1449">Verlagerung</text:span></text:p></draw:text-box></draw:frame><draw:frame draw:style-name="gr14" draw:text-style-name="P460"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60"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62" xml:id="id3" draw:id="id3" svg:width="0.9224in" svg:height="0.4906in" svg:x="0.7236in" svg:y="3.7283in"><draw:text-box><text:p text:style-name="P461"><text:span text:style-name="T1450">int</text:span><text:span text:style-name="T1451"> </text:span><text:span text:style-name="T1452">function</text:span><text:span text:style-name="T1451">() {</text:span></text:p><text:p text:style-name="P461"><text:span text:style-name="T1457"><text:s text:c="2"/></text:span><text:span text:style-name="T1458">bb</text:span></text:p><text:p text:style-name="P461"><text:span text:style-name="T1451">}</text:span></text:p></draw:text-box></draw:frame><draw:frame draw:style-name="gr20" draw:text-style-name="P462" xml:id="id4" draw:id="id4" svg:width="0.9224in" svg:height="0.7512in" svg:x="1.5819in" svg:y="4.398in"><draw:text-box><text:p text:style-name="P461"><text:span text:style-name="T1450">int</text:span><text:span text:style-name="T1451"> </text:span><text:span text:style-name="T1452">function</text:span><text:span text:style-name="T1451">() {</text:span></text:p><text:p text:style-name="P461"><text:span text:style-name="T1459"><text:s text:c="2"/></text:span><text:span text:style-name="T1452">sem_wait</text:span><text:span text:style-name="T1459">();</text:span></text:p><text:p text:style-name="P461"><text:span text:style-name="T1460"><text:s text:c="2"/></text:span><text:span text:style-name="T1460">bb</text:span></text:p><text:p text:style-name="P461"><text:span text:style-name="T1459"><text:s text:c="2"/></text:span><text:span text:style-name="T1452">sem_post</text:span><text:span text:style-name="T1459">();</text:span></text:p><text:p text:style-name="P461"><text:span text:style-name="T1451">}</text:span></text:p></draw:text-box></draw:frame><draw:connector draw:style-name="gr17" draw:text-style-name="P456" svg:x1="1.6457in" svg:y1="3.9736in" svg:x2="2.0429in" svg:y2="4.3976in" draw:start-shape="id3" draw:start-glue-point="1" draw:end-shape="id4" draw:end-glue-point="0" svg:d="M4180 3110h1009v1077" svg:viewBox="0 0 1011 1080"><text:p/></draw:connector><draw:frame draw:style-name="gr14" draw:text-style-name="P460"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60"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62" xml:id="id5" draw:id="id5" svg:width="0.9224in" svg:height="0.4906in" svg:x="3.7236in" svg:y="3.7283in"><draw:text-box><text:p text:style-name="P461"><text:span text:style-name="T1450">int</text:span><text:span text:style-name="T1451"> </text:span><text:span text:style-name="T1452">function</text:span><text:span text:style-name="T1451">() {</text:span></text:p><text:p text:style-name="P461"><text:span text:style-name="T1457"><text:s text:c="2"/></text:span><text:span text:style-name="T1458">bb</text:span></text:p><text:p text:style-name="P461"><text:span text:style-name="T1451">}</text:span></text:p></draw:text-box></draw:frame><draw:frame draw:style-name="gr21" draw:text-style-name="P462" xml:id="id6" draw:id="id6" svg:width="1.6004in" svg:height="0.8807in" svg:x="4in" svg:y="4.2484in"><draw:text-box><text:p text:style-name="P461"><text:span text:style-name="T1450">void </text:span><text:span text:style-name="T1452">new_func</text:span><text:span text:style-name="T1451">() {</text:span></text:p><text:p text:style-name="P461"><text:span text:style-name="T1450"><text:s text:c="2"/></text:span><text:span text:style-name="T1461">bb</text:span></text:p><text:p text:style-name="P461"><text:span text:style-name="T1451">}</text:span></text:p><text:p text:style-name="P461"><text:span text:style-name="T1450">int</text:span><text:span text:style-name="T1451"> </text:span><text:span text:style-name="T1452">function</text:span><text:span text:style-name="T1451">() {</text:span></text:p><text:p text:style-name="P461"><text:span text:style-name="T1459"><text:s text:c="2"/></text:span><text:span text:style-name="T1452">pthread_create</text:span><text:span text:style-name="T1459">(new_func);</text:span></text:p><text:p text:style-name="P461"><text:span text:style-name="T1451">}</text:span></text:p></draw:text-box></draw:frame><draw:connector draw:style-name="gr17" draw:text-style-name="P456" svg:x1="4.6457in" svg:y1="3.9736in" svg:x2="4.8in" svg:y2="4.2484in" draw:start-shape="id5" draw:start-glue-point="1" draw:end-shape="id6" draw:end-glue-point="0" svg:d="M11800 3110h392v698" svg:viewBox="0 0 393 700"><text:p/></draw:connector><draw:custom-shape draw:style-name="gr22" draw:text-style-name="P463"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56" svg:x1="0.15in" svg:y1="0.7988in" svg:x2="0.65in" svg:y2="1.3988in" draw:start-shape="id7" draw:start-glue-point="8" draw:end-shape="id8" svg:d="M381-4955v1524h1270" svg:viewBox="0 0 1272 1526"><text:p/></draw:connector><draw:connector draw:style-name="gr17" draw:text-style-name="P456" svg:x1="2.65in" svg:y1="1.3988in" svg:x2="2.95in" svg:y2="1.3988in" draw:start-shape="id8" draw:start-glue-point="1" draw:end-shape="id9" draw:end-glue-point="5" svg:d="M6731-3431h762" svg:viewBox="0 0 764 2"><text:p/></draw:connector><draw:connector draw:style-name="gr17" draw:text-style-name="P456" svg:x1="3.35in" svg:y1="1.3988in" svg:x2="3.65in" svg:y2="1.3988in" draw:start-shape="id9" draw:start-glue-point="7" draw:end-shape="id10" draw:end-glue-point="3" svg:d="M8509-3431h762" svg:viewBox="0 0 764 2"><text:p/></draw:connector><draw:connector draw:style-name="gr17" draw:text-style-name="P456" svg:x1="5.65in" svg:y1="1.3988in" svg:x2="0.65in" svg:y2="4.3984in" draw:start-shape="id10" draw:start-glue-point="1" draw:end-shape="id11" draw:end-glue-point="3" svg:d="M14351-3431h501v3810h-13702v3810h501" svg:viewBox="0 0 13704 7622"><text:p/></draw:connector><draw:connector draw:style-name="gr17" draw:text-style-name="P456" svg:x1="2.65in" svg:y1="4.3984in" svg:x2="3.65in" svg:y2="4.3984in" draw:start-shape="id11" draw:start-glue-point="1" draw:end-shape="id12" draw:end-glue-point="3" svg:d="M6731 4189h2540" svg:viewBox="0 0 2542 2"><text:p/></draw:connector><draw:custom-shape draw:style-name="gr22" draw:text-style-name="P463"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56" svg:x1="5.65in" svg:y1="4.3984in" svg:x2="5.95in" svg:y2="3.6484in" draw:start-shape="id12" draw:start-glue-point="1" draw:end-shape="id13" draw:end-glue-point="5" svg:d="M14351 4189h381v-1905h381" svg:viewBox="0 0 764 1907"><text:p/></draw:connector><draw:connector draw:style-name="gr17" draw:text-style-name="P456" svg:x1="6.15in" svg:y1="3.8484in" svg:x2="6.15in" svg:y2="5.0484in" draw:start-shape="id13" draw:start-glue-point="6" draw:end-shape="id14" draw:end-glue-point="4" svg:d="M15621 2792v3048" svg:viewBox="0 0 2 3050"><text:p/></draw:connector><draw:connector draw:style-name="gr17" draw:text-style-name="P456" draw:line-skew="-1.0012in" svg:x1="6.15in" svg:y1="3.4484in" svg:x2="3.15in" svg:y2="1.1988in" draw:start-shape="id13" draw:start-glue-point="4" draw:end-shape="id9" draw:end-glue-point="4" svg:d="M15621 1776v-8759h-7620v3044" svg:viewBox="0 0 7622 8761"><text:p/></draw:connector><draw:frame draw:style-name="gr23" draw:text-style-name="P455" svg:width="1.7386in" svg:height="0.2433in" draw:transform="rotate (1.5707963267949) translate (6.35in 5.49851815398075in)"><draw:text-box><text:p text:style-name="P454"><text:span text:style-name="T1462">[keine weiteren Funktionen]</text:span></text:p></draw:text-box></draw:frame><draw:frame draw:style-name="gr24" draw:text-style-name="P455" svg:width="1.228in" svg:height="0.2433in" draw:transform="rotate (1.5707963267949) translate (6.35in 3.37599518810149in)"><draw:text-box><text:p text:style-name="P454"><text:span text:style-name="T1462">[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37"><text:span text:style-name="T3">Der Algorithmus für die Transformation weist Eigenschaften einer Pipeline Architektur auf und kann grob in vier Phasen unterteilt werden, wie in der schematischen und illustrativen Darstellung in </text:span><text:span text:style-name="T242">Abbildung </text:span><text:span text:style-name="T243"><text:sequence-ref text:reference-format="value" text:ref-name="refAbbildung2">2</text:sequence-ref></text:span><text:span text:style-name="T242"><text:s/>zu </text:span><text:span text:style-name="T3">erkennen ist</text:span>.</text:p>
      <text:p text:style-name="P238">In der ersten Phase erfolgt eine Initialisierung der für die Transformation genutzten <text:span text:style-name="T983">Elemente; vorrangig handelt es sich hierbei um die Parallelisierungsmechanismen</text:span>. <text:span text:style-name="T1286">Zu beachten ist, dass bei der Kompilierung beziehungsweise beim endgültigen Linken die Bibliothek anzugeben ist, welche die Parallelisierungsmechanismen bereitstellt.</text:span></text:p>
      <text:p text:style-name="P230">Die folgenden Phasen werden iteriert für jede zu <text:span text:style-name="T984">t</text:span>ransformierende Funktion durchgeführt. <text:span text:style-name="T986">H</text:span>ierbei <text:span text:style-name="T985">kann </text:span>eine Selektion der <text:span text:style-name="T986">zu inkludierenden </text:span>Funktionen erfolgen, <text:span text:style-name="T986">entweder durch </text:span>manuelle Angabe <text:span text:style-name="T986">oder</text:span> durch vorherige automatische Analyse, <text:span text:style-name="T1248">um</text:span> rechenintensive oder nicht unterstützte Funktionen auszusparen.</text:p>
      <text:p text:style-name="P230">In der zweiten Phase <text:span text:style-name="T987">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987">letzte Phase setzt schließlich die Umgestaltung des Kontrollflusses durch Erstellen neuer Funktionen und Verschieben der Funktionalitäten in diese um.</text:span></text:p>
      <text:h text:style-name="P420"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49">Abhängig vom Zielbetriebssystem <text:span text:style-name="T7">müssen</text:span> <text:span text:style-name="T988">einige</text:span> <text:span text:style-name="T988">Elemente</text:span> initialisiert <text:span text:style-name="T7">werden</text:span>. Als <text:span text:style-name="T988">Elemente</text:span> in diesem Sinn sind die Systemfunktionen und Systemtypen <text:span text:style-name="T989">zur Realisierung der Parallelisierung </text:span>der jeweiligen Plattformen zu betrachten. Die konkreten Funktionen <text:span text:style-name="T992">und Typen</text:span>, die für die Realisierung verwendet werden, <text:span text:style-name="T1328">sind</text:span> in der folgenden Tabelle <text:span text:style-name="T990">aufgelistet</text:span> und <text:span text:style-name="T990">dem</text:span> Pendant de<text:span text:style-name="T991">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88">Funktion <text:span text:style-name="T993">bzw. Typ</text:span></text:p>
          </table:table-cell>
          <table:table-cell table:style-name="Parallelisierungsprimitve.A1" office:value-type="string">
            <text:p text:style-name="P288">Linux</text:p>
          </table:table-cell>
          <table:table-cell table:style-name="Parallelisierungsprimitve.C1" office:value-type="string">
            <text:p text:style-name="P288">Windows</text:p>
          </table:table-cell>
        </table:table-row>
        <table:table-row>
          <table:table-cell table:style-name="Parallelisierungsprimitve.A2" office:value-type="string">
            <text:p text:style-name="P281">Attribut für die Erstellung von Parallelisierung<text:span text:style-name="T1275">s</text:span>primitiven</text:p>
          </table:table-cell>
          <table:table-cell table:style-name="Parallelisierungsprimitve.A2" office:value-type="string">
            <text:p text:style-name="P281">pthread_attr_t</text:p>
          </table:table-cell>
          <table:table-cell table:style-name="Parallelisierungsprimitve.C2" office:value-type="string">
            <text:p text:style-name="P281">SECURITY_ATTRIBUTES</text:p>
          </table:table-cell>
        </table:table-row>
        <table:table-row>
          <table:table-cell table:style-name="Parallelisierungsprimitve.A2" office:value-type="string">
            <text:p text:style-name="P281">Erstellung eines Threads</text:p>
          </table:table-cell>
          <table:table-cell table:style-name="Parallelisierungsprimitve.A2" office:value-type="string">
            <text:p text:style-name="P281">pthread_create</text:p>
          </table:table-cell>
          <table:table-cell table:style-name="Parallelisierungsprimitve.C2" office:value-type="string">
            <text:p text:style-name="P281">CreateThread</text:p>
          </table:table-cell>
        </table:table-row>
        <table:table-row>
          <table:table-cell table:style-name="Parallelisierungsprimitve.A2" office:value-type="string">
            <text:p text:style-name="P281"><text:span text:style-name="T1001">Loslösen</text:span> eines Threads</text:p>
          </table:table-cell>
          <table:table-cell table:style-name="Parallelisierungsprimitve.A2" office:value-type="string">
            <text:p text:style-name="P281">pthread_detach</text:p>
          </table:table-cell>
          <table:table-cell table:style-name="Parallelisierungsprimitve.C2" office:value-type="string">
            <text:p text:style-name="P281">CloseHandle</text:p>
          </table:table-cell>
        </table:table-row>
        <table:table-row>
          <table:table-cell table:style-name="Parallelisierungsprimitve.A2" office:value-type="string">
            <text:p text:style-name="P281">Terminierung eines Threads</text:p>
          </table:table-cell>
          <table:table-cell table:style-name="Parallelisierungsprimitve.A2" office:value-type="string">
            <text:p text:style-name="P281">pthread_cancel</text:p>
          </table:table-cell>
          <table:table-cell table:style-name="Parallelisierungsprimitve.C2" office:value-type="string">
            <text:p text:style-name="P281">TerminateThread</text:p>
          </table:table-cell>
        </table:table-row>
        <table:table-row>
          <table:table-cell table:style-name="Parallelisierungsprimitve.A2" office:value-type="string">
            <text:p text:style-name="P281">Synchronisation mit einem Thread</text:p>
          </table:table-cell>
          <table:table-cell table:style-name="Parallelisierungsprimitve.A2" office:value-type="string">
            <text:p text:style-name="P281">p<text:span text:style-name="T4">th</text:span>r<text:span text:style-name="T4">e</text:span>ad_join</text:p>
          </table:table-cell>
          <table:table-cell table:style-name="Parallelisierungsprimitve.C2" office:value-type="string">
            <text:p text:style-name="P281">WaitForSingleObject</text:p>
          </table:table-cell>
        </table:table-row>
        <table:table-row>
          <table:table-cell table:style-name="Parallelisierungsprimitve.A2" office:value-type="string">
            <text:p text:style-name="P281">Semaphor</text:p>
          </table:table-cell>
          <table:table-cell table:style-name="Parallelisierungsprimitve.A2" office:value-type="string">
            <text:p text:style-name="P281">sem_t</text:p>
          </table:table-cell>
          <table:table-cell table:style-name="Parallelisierungsprimitve.C2" office:value-type="string">
            <text:p text:style-name="P281">-</text:p>
          </table:table-cell>
        </table:table-row>
        <table:table-row>
          <table:table-cell table:style-name="Parallelisierungsprimitve.A2" office:value-type="string">
            <text:p text:style-name="P281">Erstellung eines Semaphors</text:p>
          </table:table-cell>
          <table:table-cell table:style-name="Parallelisierungsprimitve.A2" office:value-type="string">
            <text:p text:style-name="P281">sem_init</text:p>
          </table:table-cell>
          <table:table-cell table:style-name="Parallelisierungsprimitve.C2" office:value-type="string">
            <text:p text:style-name="P281">CreateSemaphoreA</text:p>
          </table:table-cell>
        </table:table-row>
        <table:table-row>
          <table:table-cell table:style-name="Parallelisierungsprimitve.A2" office:value-type="string">
            <text:p text:style-name="P281">Freigeben eines Semaphors</text:p>
          </table:table-cell>
          <table:table-cell table:style-name="Parallelisierungsprimitve.A2" office:value-type="string">
            <text:p text:style-name="P281">sem_post</text:p>
          </table:table-cell>
          <table:table-cell table:style-name="Parallelisierungsprimitve.C2" office:value-type="string">
            <text:p text:style-name="P281">ReleaseSemaphore</text:p>
          </table:table-cell>
        </table:table-row>
        <table:table-row>
          <table:table-cell table:style-name="Parallelisierungsprimitve.A2" office:value-type="string">
            <text:p text:style-name="P282"><text:span text:style-name="T6">Sperren</text:span> eines Semaphors</text:p>
          </table:table-cell>
          <table:table-cell table:style-name="Parallelisierungsprimitve.A2" office:value-type="string">
            <text:p text:style-name="P282">sem_wait</text:p>
          </table:table-cell>
          <table:table-cell table:style-name="Parallelisierungsprimitve.C2" office:value-type="string">
            <text:p text:style-name="P282">WaitForSingleObject</text:p>
          </table:table-cell>
        </table:table-row>
        <table:table-row>
          <table:table-cell table:style-name="Parallelisierungsprimitve.A2" office:value-type="string">
            <text:p text:style-name="P282">Freigeben <text:span text:style-name="T1018">der</text:span> Semaphor<text:span text:style-name="T1018">ressourcen</text:span></text:p>
          </table:table-cell>
          <table:table-cell table:style-name="Parallelisierungsprimitve.A2" office:value-type="string">
            <text:p text:style-name="P282">sem_destroy</text:p>
          </table:table-cell>
          <table:table-cell table:style-name="Parallelisierungsprimitve.C2" office:value-type="string">
            <text:p text:style-name="P282">CloseHandle</text:p>
          </table:table-cell>
        </table:table-row>
      </table:table>
      <text:p text:style-name="Caption">Tabelle <text:sequence text:ref-name="refTabelle0" text:name="Tabelle" text:formula="ooow:Tabelle+1" style:num-format="1">1</text:sequence>: <text:span text:style-name="T1277">B</text:span>etriebssystemabhängige Funktionen und Typen für die Realisierung der Obfuskation</text:p>
      <text:p text:style-name="P3"><text:span text:style-name="T994">Das</text:span> <text:span text:style-name="T324">Attribut </text:span><text:span text:style-name="T328">für die Erstellung von Parallelisierungsprimitiven</text:span> <text:span text:style-name="T995">wird</text:span> bei der Erstellung eines Threads an die jeweilige Systemfunktion übergeben und beeinfluss<text:span text:style-name="T996">t</text:span> das Ausführungsverhalten b<text:span text:style-name="T1253">eziehungsweise</text:span> d<text:span text:style-name="T996">ie</text:span> Zugriff<text:span text:style-name="T996">srechte</text:span> auf den Thread. Da <text:span text:style-name="T997">für die Realisierung der Obfuskation</text:span> die Standardeinstellungen bei der Thread-<text:span text:style-name="T1233">E</text:span>rstellung ausreichend sind, wird für diesen Parameter <text:span text:style-name="T997">stets</text:span> ein <text:span text:style-name="T324">NULL-Pointer</text:span> übergeben.</text:p>
      <text:p text:style-name="P4"><text:span text:style-name="T1001">Das</text:span> <text:span text:style-name="T329">Loslösen</text:span><text:span text:style-name="T324"> eines Threads</text:span> ist für <text:span text:style-name="T998">aufgerufene </text:span>Funktionen erforderlich, die <text:span text:style-name="T999">während eines Funktionsaufrufs </text:span>mehrfach durchlaufen werden (wie bei Schleifen). Hierbei startet sich der Thread vor <text:span text:style-name="T1002">der </text:span>Terminierung selbst neu. <text:span text:style-name="T1002">Hierbei wird der globale Thread-Identifier überschrieben, sodass dieser Thread nicht über die entsprechende Funktion </text:span><text:span text:style-name="T330">synchronisiert</text:span><text:span text:style-name="T1002"> werden kann, um </text:span>die <text:span text:style-name="T1000">für diesen Thread allokierten</text:span> Ressourcen<text:span text:style-name="T1002"> freizugeben.</text:span> <text:span text:style-name="T1000">Damit</text:span> <text:span text:style-name="T1002">dies durch das Betriebssystem</text:span> <text:span text:style-name="T1002">erfolgt,</text:span> ist es erforderlich, den Thread vorher <text:span text:style-name="T330">loszulösen</text:span><text:span text:style-name="T1002">.</text:span> Falls die Ressourcen nicht freigegeben werden, kann es <text:span text:style-name="T1329">sonst</text:span>, nach gewisser Ausführungsdauer und dementsprechend <text:span text:style-name="T1330">erheblicher</text:span> Anzahl von erstellten Thread<text:span text:style-name="T1003">s,</text:span> <text:span text:style-name="T1003">aufgrund Limitierungen </text:span>zu systembedingte<text:span text:style-name="T1331">n</text:span> Fehlern bei der Erstellung weiterer Threads kommen, was undefiniertes Verhalten zu<text:span text:style-name="T1004">r</text:span> Folge haben kann. <text:span text:style-name="T1006">Demgemäß</text:span> erfolgt vor dem Return der <text:soft-page-break/><text:span text:style-name="T1005">aufrufenden</text:span> Funktion die <text:span text:style-name="T324">Terminierung</text:span> von <text:span text:style-name="T1388">noch aktiven Threads</text:span> <text:span text:style-name="T1389">(also solchen, die nicht durchlaufen wurden oder sich selbst neu gestartet haben) und die </text:span><text:span text:style-name="T331">Synchronisation</text:span><text:span text:style-name="T5"> mit diesen Threads.</text:span></text:p>
      <text:p text:style-name="P77"><text:span text:style-name="T324">Semaphore</text:span> werden genutzt, um die ursprüngliche, serielle Abarbeitung zu gewährleisten. Da die Semaphore in der Implementierung dieser Arbeit lediglich den Wert „gesperrt“ oder „frei“ annehmen, weisen sie Ähnlichkeit mit Mutexe<text:span text:style-name="T1007">n</text:span> auf. Der entscheidende <text:span text:style-name="T1008">U</text:span>nterschied ist jedoch, dass bei Mutexen das <text:span text:style-name="T324">Sperren</text:span> und <text:span text:style-name="T324">Freige</text:span><text:span text:style-name="T332">be</text:span><text:span text:style-name="T324">n</text:span> durch denselben Thread erwartet wird. <text:span text:style-name="T1010">Versucht ein Thread ein Mutex freizugeben, welches nicht durch besagten Thread gesperrt wurde</text:span>, tritt undefinierte<text:span text:style-name="T1390">s</text:span> Verhalten ein [<text:span text:style-name="T1009">32</text:span>]. <text:span text:style-name="T1011">Diese Freigabe aus einem anderen Thread ist jedoch bei der Obfuskation prinzipiell notwendig, da jedes Semaphor zu beginnt gesperrt ist und ein Thread das Semaphor seines jeweiligen Nachfolgers entsperrt. </text:span>Als Alternative wurden ebenfalls Spin<text:span text:style-name="T1012">l</text:span>ocks [<text:span text:style-name="T1013">33</text:span>] geprüft, <text:span text:style-name="T1014">durch</text:span> d<text:span text:style-name="T1014">ie</text:span> hohe Anzahl von Threads führt dies jedoch zu einem <text:span text:style-name="T1015">unvergleichbaren</text:span> Performan<text:span text:style-name="T1238">zv</text:span>erlust, da die Ausführung des Threads nicht gestoppt wird und der Prozessor durchgehend mit der Prüfung des <text:span text:style-name="T1016">Spinl</text:span>ocks beschäftigt ist. Hinsichtlich des Semaphor<text:span text:style-name="T1017">t</text:span>yps wird bei Windows der native <text:span text:style-name="T324">HANDLE-</text:span>Typ verwendet, welcher <text:span text:style-name="T1019">als </text:span>einfacher <text:span text:style-name="T324">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7">In dieser Phase wird eine „Globalisierung“ des Datenflusses d<text:span text:style-name="T8">u</text:span>rchgeführt, d<text:span text:style-name="T1234">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3">Der Rückgabewert einer Instruktion wird in der LLVM IR ausnahmslos als lokaler Identifier dargestellt. Der entscheidende Unterschied ist, dass solch ein lokaler Identifier im Gegensatz zur lokalen Variable<text:span text:style-name="T1391">n</text:span> stets einen flüchtigen Wert darstellt<text:note text:id="ftn10" text:note-class="footnote"><text:note-citation>10</text:note-citation><text:note-body><text:p text:style-name="P294"><text:span text:style-name="T1332">A</text:span>usgenommen <text:span text:style-name="T1332">sind </text:span>konstante Werte, <text:span text:style-name="T1332">welche </text:span>in der <text:span text:style-name="T1333">Compilera</text:span>usgabe hartkodiert <text:span text:style-name="T1332">werden.</text:span></text:p></text:note-body></text:note>. Dies <text:span text:style-name="T1392">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8"><draw:frame draw:style-name="fr5" draw:name="Frame4" text:anchor-type="as-char" svg:width="3.1453in" style:rel-width="47%" svg:height="1.5047in" style:rel-height="scale-min" draw:z-index="23"><draw:text-box><text:list xml:id="list3338789713" text:style-name="L4"><text:list-item><text:p text:style-name="P329"><text:span text:style-name="T1299">int</text:span> <text:span text:style-name="T1301">main</text:span>(<text:span text:style-name="T1299">int</text:span> <text:span text:style-name="T1302">argc</text:span>, <text:span text:style-name="T1299">char</text:span> <text:span text:style-name="T1299">*</text:span><text:span text:style-name="T1302">argv</text:span>[]) {</text:p></text:list-item><text:list-item><text:p text:style-name="P329"><text:span text:style-name="T1299"><text:tab/>int</text:span> <text:span text:style-name="T1302">a</text:span> = <text:span text:style-name="T1301">atoi</text:span>(<text:span text:style-name="T1302">argv</text:span>[<text:span text:style-name="T1303">1</text:span>]);</text:p></text:list-item><text:list-item><text:p text:style-name="P329"><text:span text:style-name="T1299"><text:tab/>int</text:span> <text:span text:style-name="T1302">b</text:span> = <text:span text:style-name="T1301">log</text:span>(<text:span text:style-name="T1302">a</text:span>);</text:p></text:list-item><text:list-item><text:p text:style-name="P329"><text:span text:style-name="T1299"><text:tab/>int</text:span> <text:span text:style-name="T1302">c</text:span> = <text:span text:style-name="T1301">acos</text:span>(<text:span text:style-name="T1302">b</text:span>);</text:p></text:list-item><text:list-item><text:p text:style-name="P329"><text:span text:style-name="T1304"><text:tab/>return</text:span> <text:span text:style-name="T1302">c</text:span>;</text:p></text:list-item><text:list-item><text:p text:style-name="P329">}</text:p></text:list-item></text:list><text:p text:style-name="Codeausschnitt">Codeausschnitt <text:sequence text:ref-name="refCodeausschnitt3" text:name="Codeausschnitt" text:formula="ooow:Codeausschnitt+1" style:num-format="1">3</text:sequence>: Simpler Beispielcode in C</text:p></draw:text-box></draw:frame></text:p>
      <text:p text:style-name="P68">Basierend auf dem Beispielquellcode in <text:span text:style-name="T1291">Codeausschnitt </text:span><text:span text:style-name="T1291"><text:sequence-ref text:reference-format="value" text:ref-name="refCodeausschnitt3">3</text:sequence-ref></text:span><text:span text:style-name="T14"><text:s/>wurde die LLVM IR in </text:span><text:span text:style-name="T244">Codeausschnitt </text:span><text:span text:style-name="T244"><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5">Codeausschnitt </text:span><text:span text:style-name="T245"><text:sequence-ref text:reference-format="value" text:ref-name="refCodeausschnitt3">3</text:sequence-ref></text:span><text:span text:style-name="T245">,</text:span><text:span text:style-name="T56"> Zeile </text:span><text:span text:style-name="T307">5</text:span><text:span text:style-name="T56"> wurde </text:span><text:span text:style-name="T1020">return c;</text:span><text:span text:style-name="T56"> zu </text:span><text:span text:style-name="T1020">return c + b;</text:span><text:span text:style-name="T56"> geändert. </text:span><text:span text:style-name="T57">Entsprechend beinhaltet die rechte Seite zusätzlich die </text:span><text:span text:style-name="T62">Additionsi</text:span><text:span text:style-name="T57">nstruktion in Zeile </text:span><text:span text:style-name="T246">11</text:span><text:span text:style-name="T57">, </text:span><text:span text:style-name="T58">während der Code sonst identisch geblieben ist</text:span><text:span text:style-name="T57">.</text:span></text:p>
      <text:p text:style-name="P65"><text:soft-page-break/><draw:frame draw:style-name="fr7" draw:name="Frame5" text:anchor-type="as-char" svg:width="6.6929in" style:rel-width="100%" svg:height="2.902in" style:rel-height="scale-min" draw:z-index="24"><draw:text-box><text:p text:style-name="Codeausschnitt"><draw:frame draw:style-name="fr8" draw:name="Frame16" text:anchor-type="as-char" svg:width="6.6929in" draw:z-index="25"><draw:text-box fo:min-height="2.672in"><text:list xml:id="list2998640704" text:style-name="L5"><text:list-item><text:p text:style-name="P333"><text:span text:style-name="T1299">define</text:span> [...] <text:span text:style-name="T1299">i32</text:span> <text:span text:style-name="T1299">@main</text:span>(<text:span text:style-name="T1299">i32</text:span> <text:span text:style-name="T1299">%0</text:span>, <text:span text:style-name="T1299">i8**</text:span> [...]] <text:span text:style-name="T1299">%1</text:span>) [...]] {</text:p></text:list-item><text:list-item><text:p text:style-name="P333"><text:span text:style-name="T1299"><text:s text:c="2"/>%3</text:span> = <text:span text:style-name="T1299">getelementptr</text:span> <text:span text:style-name="T1299">inbounds</text:span> <text:span text:style-name="T1299">i8*</text:span>, <text:span text:style-name="T1299">i8**</text:span> <text:span text:style-name="T1299">%1</text:span>, <text:span text:style-name="T1299">i64</text:span> <text:span text:style-name="T1303">1</text:span></text:p></text:list-item><text:list-item><text:p text:style-name="P333"><text:span text:style-name="T1299"><text:s text:c="2"/>%4</text:span> = <text:span text:style-name="T1299">load</text:span> <text:span text:style-name="T1299">i8*</text:span>, <text:span text:style-name="T1299">i8**</text:span> <text:span text:style-name="T1299">%3</text:span>, <text:span text:style-name="T1299">align</text:span> <text:span text:style-name="T1303">8</text:span>, !tbaa <text:span text:style-name="T1302">!2</text:span></text:p></text:list-item><text:list-item><text:p text:style-name="P333"><text:span text:style-name="T1299"><text:s text:c="2"/>%5</text:span> = <text:span text:style-name="T1299">call</text:span> <text:span text:style-name="T1299">i32</text:span> <text:span text:style-name="T1299">@atoi</text:span>(<text:span text:style-name="T1299">i8*</text:span> <text:span text:style-name="T1299">%4</text:span>) #<text:span text:style-name="T1303">3</text:span></text:p></text:list-item><text:list-item><text:p text:style-name="P333"><text:span text:style-name="T1299"><text:s text:c="2"/>%6</text:span> = <text:span text:style-name="T1299">sitofp</text:span> <text:span text:style-name="T1299">i32</text:span> <text:span text:style-name="T1299">%5</text:span> <text:span text:style-name="T1299">to</text:span> <text:span text:style-name="T1299">double</text:span></text:p></text:list-item><text:list-item><text:p text:style-name="P333"><text:span text:style-name="T1299"><text:s text:c="2"/>%7</text:span> = <text:span text:style-name="T1299">call</text:span> <text:span text:style-name="T1299">double</text:span> <text:span text:style-name="T1299">@log</text:span>(<text:span text:style-name="T1299">double</text:span> <text:span text:style-name="T1299">%6</text:span>) #<text:span text:style-name="T1303">4</text:span></text:p></text:list-item><text:list-item><text:p text:style-name="P333"><text:span text:style-name="T1299"><text:s text:c="2"/>%8</text:span> = <text:span text:style-name="T1299">fptosi</text:span> <text:span text:style-name="T1299">double</text:span> <text:span text:style-name="T1299">%7</text:span> <text:span text:style-name="T1299">to</text:span> <text:span text:style-name="T1299">i32</text:span></text:p></text:list-item><text:list-item><text:p text:style-name="P333"><text:span text:style-name="T1299"><text:s text:c="2"/>%9</text:span> = <text:span text:style-name="T1299">sitofp</text:span> <text:span text:style-name="T1299">i32</text:span> <text:span text:style-name="T1299">%8</text:span> <text:span text:style-name="T1299">to</text:span> <text:span text:style-name="T1299">double</text:span></text:p></text:list-item><text:list-item><text:p text:style-name="P333"><text:span text:style-name="T1299"><text:s text:c="2"/>%10</text:span> = <text:span text:style-name="T1299">call</text:span> <text:span text:style-name="T1299">double</text:span> <text:span text:style-name="T1299">@acos</text:span>(<text:span text:style-name="T1299">double</text:span> <text:span text:style-name="T1299">%9</text:span>) #<text:span text:style-name="T1303">4</text:span></text:p></text:list-item><text:list-item><text:p text:style-name="P333"><text:span text:style-name="T1299"><text:s text:c="2"/>%11</text:span> = <text:span text:style-name="T1299">fptosi</text:span> <text:span text:style-name="T1299">double</text:span> <text:span text:style-name="T1299">%10</text:span> <text:span text:style-name="T1299">to</text:span> <text:span text:style-name="T1299">i32</text:span></text:p></text:list-item><text:list-item><text:p text:style-name="P333"><text:span text:style-name="T1299"><text:s text:c="2"/>ret</text:span> <text:span text:style-name="T1299">i32</text:span> <text:span text:style-name="T1299">%1</text:span><text:span text:style-name="T1300">1</text:span></text:p></text:list-item><text:list-item><text:p text:style-name="P333">}</text:p></text:list-item></text:list><text:p text:style-name="P323"/><text:list xml:id="list145858834596276" text:continue-list="list2998640704" text:style-name="L5"><text:list-item text:start-value="1"><text:p text:style-name="P334"><text:span text:style-name="T1299">define</text:span> [...] <text:span text:style-name="T1299">i32</text:span> <text:span text:style-name="T1299">@main</text:span>(<text:span text:style-name="T1299">i32</text:span> <text:span text:style-name="T1299">%0</text:span>, <text:span text:style-name="T1299">i8**</text:span> [...]] <text:span text:style-name="T1299">%1</text:span>) [...]] {</text:p></text:list-item><text:list-item><text:p text:style-name="P334"><text:span text:style-name="T1299"><text:s text:c="2"/>%3</text:span> = <text:span text:style-name="T1299">getelementptr</text:span> <text:span text:style-name="T1299">inbounds</text:span> <text:span text:style-name="T1299">i8*</text:span>, <text:span text:style-name="T1299">i8**</text:span> <text:span text:style-name="T1299">%1</text:span>, <text:span text:style-name="T1299">i64</text:span> <text:span text:style-name="T1303">1</text:span></text:p></text:list-item><text:list-item><text:p text:style-name="P334"><text:span text:style-name="T1299"><text:s text:c="2"/>%4</text:span> = <text:span text:style-name="T1299">load</text:span> <text:span text:style-name="T1299">i8*</text:span>, <text:span text:style-name="T1299">i8**</text:span> <text:span text:style-name="T1299">%3</text:span>, <text:span text:style-name="T1299">align</text:span> <text:span text:style-name="T1303">8</text:span>, !tbaa <text:span text:style-name="T1302">!2</text:span></text:p></text:list-item><text:list-item><text:p text:style-name="P334"><text:span text:style-name="T1299"><text:s text:c="2"/>%5</text:span> = <text:span text:style-name="T1299">call</text:span> <text:span text:style-name="T1299">i32</text:span> <text:span text:style-name="T1299">@atoi</text:span>(<text:span text:style-name="T1299">i8*</text:span> <text:span text:style-name="T1299">%4</text:span>) #<text:span text:style-name="T1303">3</text:span></text:p></text:list-item><text:list-item><text:p text:style-name="P334"><text:span text:style-name="T1299"><text:s text:c="2"/>%6</text:span> = <text:span text:style-name="T1299">sitofp</text:span> <text:span text:style-name="T1299">i32</text:span> <text:span text:style-name="T1299">%5</text:span> <text:span text:style-name="T1299">to</text:span> <text:span text:style-name="T1299">double</text:span></text:p></text:list-item><text:list-item><text:p text:style-name="P334"><text:span text:style-name="T1299"><text:s text:c="2"/>%7</text:span> = <text:span text:style-name="T1299">call</text:span> <text:span text:style-name="T1299">double</text:span> <text:span text:style-name="T1299">@log</text:span>(<text:span text:style-name="T1299">double</text:span> <text:span text:style-name="T1299">%6</text:span>) #<text:span text:style-name="T1303">4</text:span></text:p></text:list-item><text:list-item><text:p text:style-name="P334"><text:span text:style-name="T1299"><text:s text:c="2"/>%8</text:span> = <text:span text:style-name="T1299">fptosi</text:span> <text:span text:style-name="T1299">double</text:span> <text:span text:style-name="T1299">%7</text:span> <text:span text:style-name="T1299">to</text:span> <text:span text:style-name="T1299">i32</text:span></text:p></text:list-item><text:list-item><text:p text:style-name="P334"><text:span text:style-name="T1299"><text:s text:c="2"/>%9</text:span> = <text:span text:style-name="T1299">sitofp</text:span> <text:span text:style-name="T1299">i32</text:span> <text:span text:style-name="T1299">%8</text:span> <text:span text:style-name="T1299">to</text:span> <text:span text:style-name="T1299">double</text:span></text:p></text:list-item><text:list-item><text:p text:style-name="P334"><text:span text:style-name="T1299"><text:s text:c="2"/>%10</text:span> = <text:span text:style-name="T1299">call</text:span> <text:span text:style-name="T1299">double</text:span> <text:span text:style-name="T1299">@acos</text:span>(<text:span text:style-name="T1299">double</text:span> <text:span text:style-name="T1299">%9</text:span>) #<text:span text:style-name="T1303">4</text:span></text:p></text:list-item><text:list-item><text:p text:style-name="P334"><text:span text:style-name="T1299"><text:s text:c="2"/>%11</text:span> = <text:span text:style-name="T1299">fptosi</text:span> <text:span text:style-name="T1299">double</text:span> <text:span text:style-name="T1299">%10</text:span> <text:span text:style-name="T1299">to</text:span> <text:span text:style-name="T1299">i32</text:span></text:p></text:list-item><text:list-item><text:p text:style-name="P335"><text:span text:style-name="T1299"><text:s text:c="2"/>%12</text:span> = <text:span text:style-name="T1299">add</text:span> <text:span text:style-name="T1299">nsw</text:span> <text:span text:style-name="T1299">i32</text:span> <text:span text:style-name="T1299">%11</text:span>, <text:span text:style-name="T1299">%8</text:span></text:p></text:list-item><text:list-item><text:p text:style-name="P334"><text:span text:style-name="T1299"><text:s text:c="2"/>ret</text:span> <text:span text:style-name="T1299">i32</text:span> <text:span text:style-name="T1299">%12</text:span></text:p></text:list-item><text:list-item><text:p text:style-name="P334">}</text:p></text:list-item></text:list><text:p text:style-name="P324"/></draw:text-box></draw:frame>Codeausschnitt <text:sequence text:ref-name="refCodeausschnitt4" text:name="Codeausschnitt" text:formula="ooow:Codeausschnitt+1" style:num-format="1">4</text:sequence>: Gegenüberstellung der auf Basis von <text:span text:style-name="T1297">Codeausschnitt</text:span> 3 generierten LLVM IR</text:p></draw:text-box></draw:frame></text:p>
      <text:p text:style-name="P244"><text:span text:style-name="T274">D</text:span><text:span text:style-name="T247">er</text:span><text:span text:style-name="T274"> nun folgende </text:span><text:span text:style-name="T247">Codeausschnitt </text:span><text:span text:style-name="T247"><text:sequence-ref text:reference-format="value" text:ref-name="refCodeausschnitt5">5</text:sequence-ref></text:span><text:span text:style-name="T274"><text:s/>stellt das Ergebnis des, auf Basis der in </text:span><text:span text:style-name="T247">Codeausschnitt </text:span><text:span text:style-name="T247"><text:sequence-ref text:reference-format="value" text:ref-name="refCodeausschnitt4">4</text:sequence-ref></text:span><text:span text:style-name="T274"><text:s/>aufgeführten </text:span><text:span text:style-name="T60">einzelnen </text:span><text:span text:style-name="T274">LLVM IR </text:span><text:span text:style-name="T60">Ausschnitte</text:span><text:span text:style-name="T274">, generierten Maschinencodes in der Assembl</text:span><text:span text:style-name="T63">e</text:span><text:span text:style-name="T274">rsprache </text:span><text:span text:style-name="T59">gegenüber </text:span><text:span text:style-name="T61">(die zusätzlich hinzugekommenen Zeilen wurden farblich markiert)</text:span><text:span text:style-name="T274">.</text:span></text:p>
      <text:p text:style-name="P49"><draw:frame draw:style-name="fr5" draw:name="Frame6" text:anchor-type="as-char" svg:width="6.6929in" style:rel-width="100%" svg:height="3.5693in" style:rel-height="scale-min" draw:z-index="26"><draw:text-box><text:p text:style-name="P319"><draw:frame draw:style-name="fr8" draw:name="Frame13" text:anchor-type="as-char" svg:width="6.6929in" draw:z-index="27"><draw:text-box fo:min-height="2.9925in"><text:list xml:id="list2526593867" text:style-name="L6"><text:list-item><text:p text:style-name="P336">&lt;main&gt;:</text:p></text:list-item><text:list-item><text:p text:style-name="P330"><text:s text:c="2"/>push %<text:span text:style-name="T1299">rax</text:span></text:p></text:list-item><text:list-item><text:p text:style-name="P330"><text:s text:c="2"/>mov <text:span text:style-name="T1303">0x8</text:span>(%<text:span text:style-name="T1299">rsi</text:span>),%<text:span text:style-name="T1299">rax</text:span></text:p></text:list-item><text:list-item><text:p text:style-name="P330"><text:s text:c="2"/>mov %<text:span text:style-name="T1299">edi</text:span>,<text:span text:style-name="T1303">0x4</text:span>(%<text:span text:style-name="T1299">rsp</text:span>)</text:p></text:list-item><text:list-item><text:p text:style-name="P330"><text:s text:c="2"/>mov %<text:span text:style-name="T1299">rax</text:span>,%<text:span text:style-name="T1299">rdi</text:span></text:p></text:list-item><text:list-item><text:p text:style-name="P330"><text:s text:c="2"/>callq <text:span text:style-name="T1303">4004e0</text:span> &lt;atoi@plt&gt;</text:p></text:list-item><text:list-item><text:p text:style-name="P330"><text:s text:c="2"/>cvtsi2sd %<text:span text:style-name="T1299">eax</text:span>,%<text:span text:style-name="T1299">xmm0</text:span></text:p></text:list-item><text:list-item><text:p text:style-name="P330"><text:s text:c="2"/>callq 4004c0 &lt;log@plt&gt;</text:p></text:list-item><text:list-item><text:p text:style-name="P330"><text:s text:c="2"/>cvttsd2si %<text:span text:style-name="T1299">xmm0</text:span>,%<text:span text:style-name="T1299">eax</text:span></text:p></text:list-item><text:list-item><text:p text:style-name="P330"><text:s text:c="2"/>cvtsi2sd %<text:span text:style-name="T1299">eax</text:span>,%<text:span text:style-name="T1299">xmm0</text:span></text:p></text:list-item><text:list-item><text:p text:style-name="P330"><text:s text:c="2"/>callq 4004d0 &lt;acos@plt&gt;</text:p></text:list-item><text:list-item><text:p text:style-name="P330"><text:s text:c="2"/>cvttsd2si %<text:span text:style-name="T1299">xmm0</text:span>,%<text:span text:style-name="T1299">eax</text:span></text:p></text:list-item><text:list-item><text:p text:style-name="P330"><text:s text:c="2"/>pop %<text:span text:style-name="T1299">rcx</text:span></text:p></text:list-item><text:list-item><text:p text:style-name="P330"><text:s text:c="2"/>retq </text:p></text:list-item></text:list><text:p text:style-name="P325"/><text:p text:style-name="P325"/><text:p text:style-name="P325"/><text:list xml:id="list145858920728573" text:continue-list="list2526593867" text:style-name="L6"><text:list-item text:start-value="1"><text:p text:style-name="P337">&lt;main&gt;:</text:p></text:list-item><text:list-item><text:p text:style-name="P331"><text:s text:c="2"/>push %<text:span text:style-name="T1299">rax</text:span></text:p></text:list-item><text:list-item><text:p text:style-name="P331"><text:s text:c="2"/>mov <text:span text:style-name="T1303">0x8</text:span>(%<text:span text:style-name="T1299">rsi</text:span>),%<text:span text:style-name="T1299">rax</text:span></text:p></text:list-item><text:list-item><text:p text:style-name="P331"><text:s text:c="2"/>mov %<text:span text:style-name="T1299">edi</text:span>,<text:span text:style-name="T1303">0x4</text:span>(%<text:span text:style-name="T1299">rsp</text:span>)</text:p></text:list-item><text:list-item><text:p text:style-name="P331"><text:s text:c="2"/>mov %<text:span text:style-name="T1299">rax</text:span>,%<text:span text:style-name="T1299">rdi</text:span></text:p></text:list-item><text:list-item><text:p text:style-name="P331"><text:s text:c="2"/>callq <text:span text:style-name="T1303">4004e0</text:span> &lt;atoi@plt&gt;</text:p></text:list-item><text:list-item><text:p text:style-name="P331"><text:s text:c="2"/>cvtsi2sd %<text:span text:style-name="T1299">eax</text:span>,%<text:span text:style-name="T1299">xmm0</text:span></text:p></text:list-item><text:list-item><text:p text:style-name="P331"><text:s text:c="2"/>callq 4004c0 &lt;log@plt&gt;</text:p></text:list-item><text:list-item><text:p text:style-name="P331"><text:s text:c="2"/>cvttsd2si %<text:span text:style-name="T1299">xmm0</text:span>,%<text:span text:style-name="T1299">eax</text:span></text:p></text:list-item><text:list-item><text:p text:style-name="P331"><text:s text:c="2"/>cvtsi2sd %<text:span text:style-name="T1299">eax</text:span>,%<text:span text:style-name="T1299">xmm0</text:span></text:p></text:list-item><text:list-item><text:p text:style-name="P332"><text:s text:c="2"/>mov %<text:span text:style-name="T1299">eax</text:span>,(%<text:span text:style-name="T1299">rsp</text:span>)</text:p></text:list-item><text:list-item><text:p text:style-name="P331"><text:s text:c="2"/>callq 4004d0 &lt;acos@plt&gt;</text:p></text:list-item><text:list-item><text:p text:style-name="P331"><text:s text:c="2"/>cvttsd2si %<text:span text:style-name="T1299">xmm0</text:span>,%<text:span text:style-name="T1299">eax</text:span></text:p></text:list-item><text:list-item><text:p text:style-name="P332"><text:s text:c="2"/>mov (%<text:span text:style-name="T1299">rsp</text:span>),%<text:span text:style-name="T1299">ecx</text:span></text:p></text:list-item><text:list-item><text:p text:style-name="P332"><text:s text:c="2"/>add %<text:span text:style-name="T1299">ecx</text:span>,%<text:span text:style-name="T1299">eax</text:span></text:p></text:list-item><text:list-item><text:p text:style-name="P331"><text:s text:c="2"/>pop %<text:span text:style-name="T1299">rcx</text:span></text:p></text:list-item><text:list-item><text:p text:style-name="P337"><text:s text:c="2"/>retq </text:p></text:list-item></text:list></draw:text-box></draw:frame>Codeausschnitt <text:sequence text:ref-name="refCodeausschnitt5" text:name="Codeausschnitt" text:formula="ooow:Codeausschnitt+1" style:num-format="1">5</text:sequence>: Gegenüberstellung des auf Basis von <text:span text:style-name="T1297">Codeausschnitt</text:span> 4 generierten Maschinencodes in Assemblerdarstellung (AT&amp;T Syntax)</text:p></draw:text-box></draw:frame></text:p>
      <text:p text:style-name="P236">Wie an diesem Beispiel zu erkennen ist, sind <text:span text:style-name="T1021">auf der rechten Seite </text:span>neben der <text:span text:style-name="T1021">Additionsinstruktion zwei </text:span><text:span text:style-name="T371">Move</text:span><text:span text:style-name="T1021">-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5">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9">Zeiger</text:span><text:span text:style-name="T65"> auf den allokierten Stackbereich entspricht</text:span><text:span text:style-name="T64">. </text:span><text:span text:style-name="T276">Für die Transformation ist dies insofern relevant, als dass dieser lokale Identifier explizit durch </text:span><text:span text:style-name="T277">eine separate</text:span><text:span text:style-name="T276"> Instruktion an einer eindeutigen, bekannten Speicheradresse abgelegt </text:span><text:span text:style-name="T278">(hier realisiert durch globale Variablen)</text:span><text:span text:style-name="T276"> werden muss, </text:span><text:span text:style-name="T278">um den Wert an </text:span><text:span text:style-name="T308">einer anderen</text:span><text:span text:style-name="T278"> Stelle nutzen zu können.</text:span></text:p>
      <text:p text:style-name="P67"><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394">null</text:span><text:span text:style-name="T69"> initialisiert. Anschließend wird hinter die Instruktion, die diese lokale Variable emittiert, b</text:span><text:span text:style-name="T212">eziehungsweise</text:span><text:span text:style-name="T69"> </text:span><text:span text:style-name="T74">vor den ersten Basic Block</text:span><text:span text:style-name="T74"><text:note text:id="ftn11" text:note-class="footnote"><text:note-citation>11</text:note-citation><text:note-body><text:p text:style-name="P295">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6">i</text:span><text:span text:style-name="T71">nstruktion</text:span><text:span text:style-name="T69"> injiziert, welche den Wert des Identifiers in der global</text:span><text:span text:style-name="T74">en</text:span><text:span text:style-name="T69"> Variable</text:span><text:span text:style-name="T309">n</text:span><text:span text:style-name="T69"> speichert. Abschließend wird vor jeder Instruktion, die diesen Identifier nutzt, eine </text:span><text:span text:style-name="T72">Ladeinstruktion</text:span><text:span text:style-name="T69"> injiziert und </text:span><text:span text:style-name="T310">in d</text:span><text:span text:style-name="T311">er jeweiligen, </text:span><text:span text:style-name="T313">aktuellen</text:span><text:span text:style-name="T310"> Instruktion der</text:span><text:span text:style-name="T69"> </text:span><text:span text:style-name="T66">ursprüngliche </text:span><text:span text:style-name="T69">Identifier mit dem </text:span><text:span text:style-name="T66">zurückgegebenen </text:span><text:span text:style-name="T69">Identifier d</text:span><text:span text:style-name="T312">ieser </text:span><text:span text:style-name="T73">Ladeinstruktion</text:span><text:span text:style-name="T69"> </text:span><text:span text:style-name="T66">substituiert</text:span><text:span text:style-name="T69">.</text:span></text:p>
      <text:p text:style-name="P67"><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9">aus Optimierungsgründen </text:span><text:span text:style-name="T70">ausgelassen.</text:span></text:p>
      <text:p text:style-name="P5"><text:span text:style-name="T14">Eine </text:span>besondere Behandlung erfahren PHI-Nodes, <text:span text:style-name="T11">Allokationsinstruktionen </text:span>und Return-<text:span text:style-name="T1038">Instruktionen</text:span>:</text:p>
      <text:p text:style-name="P7"><text:span text:style-name="T324">PHI-Nodes</text:span> stellen in der LLVM IR eine Instruktion dar, welche abhängig vom vor<text:span text:style-name="T1039">her durchlaufenen</text:span> Basic Block einen unterschiedlichen Wert einnimmt. <text:span text:style-name="T1040">Ein einfaches Beispiel kann anhand einer Schleife demonstriert werden. Angenommen in dieser Schleife wird ein String mit einfacher Addition des Zeigers iteriert. </text:span>Wird d<text:span text:style-name="T1041">er</text:span> Schleife<text:span text:style-name="T1041">nkörper</text:span> erstmals <text:span text:style-name="T1041">durchlaufen, soll der String-Identifier </text:span>aus dem vorangegangenen Basic Block für die Schleifenoperation verwendet <text:span text:style-name="T1042">werden</text:span>. Anschließend wird die Adresse <text:span text:style-name="T1042">des String-Identifiers</text:span> inkrementiert, <text:span text:style-name="T1042">wobei </text:span>ein neuer Identifier emittiert <text:span text:style-name="T1042">wird</text:span>. Wieder am Kopf der Schleife angekommen, soll nun die neue Adresse des später auftretenden Identifiers genutzt werden. Da bei der Transformation die Basic Blocks getrennt werden, <text:span text:style-name="T1393">müssen</text:span> die PHI-Nodes durch eine<text:span text:style-name="T1043">n</text:span> andere<text:span text:style-name="T1043">n</text:span> <text:span text:style-name="T1043">Mechanismus</text:span> <text:span text:style-name="T1043">ersetzt</text:span> werden. <text:span text:style-name="T1429">Bei diesem Vorgang erfolgen die folgenden Maßnahmen:</text:span></text:p>
      <text:list xml:id="list495244852" text:style-name="L7">
        <text:list-item>
          <text:p text:style-name="P350"><text:span text:style-name="T321">Z</text:span><text:span text:style-name="T98">u Beginn </text:span><text:span text:style-name="T321">wird</text:span><text:span text:style-name="T98"> (noch vor der Behandlung der Funktionsparameter) für jede </text:span><text:span text:style-name="T719">PHI-Node eine globale Variable erstellt und die jeweilige PHI-Node durch eine Instruktion ersetzt, welche den Wert der globalen Variable</text:span><text:span text:style-name="T855">n</text:span><text:span text:style-name="T719"> lädt.</text:span></text:p>
        </text:list-item>
        <text:list-item>
          <text:p text:style-name="P350"><text:span text:style-name="T719">Hinter die Instruktionen, die die einzelnen Identifier emittieren, die durch die PHI-Node verarbeitet werden, b</text:span><text:span text:style-name="T779">eziehungsweise</text:span><text:span text:style-name="T719"> an das Ende eines zu dieser PHI-Node abhängigen Basic Blocks (im Falle von Konstanten), wird die korrespondierende Speicherinstruktion für die globale Variable eingefügt.</text:span></text:p>
        </text:list-item>
        <text:list-item>
          <text:p text:style-name="P350"><text:span text:style-name="T870">Des Weiteren</text:span><text:span text:style-name="T862"> </text:span><text:span text:style-name="T869">müssen</text:span><text:span text:style-name="T862"> zwei Spezialfälle </text:span><text:span text:style-name="T869">berücksichtigt werden:</text:span></text:p>
          <text:list>
            <text:list-item>
              <text:p text:style-name="P350"><text:soft-page-break/><text:span text:style-name="T862">Der erste entsteht, wenn eine die PHI-Node abhängig vom Basic Block ist, in welcher sich die PHI-Node befindet, und diese PHI-Node auch in einem anderen Basic Block genutzt wird. Da der Wert der PHI-Node in der globalen Variablen </text:span><text:span text:style-name="T863">am Ende des</text:span><text:span text:style-name="T862"> Basic Block</text:span><text:span text:style-name="T863">s</text:span><text:span text:style-name="T862"> </text:span><text:span text:style-name="T863">stets </text:span><text:span text:style-name="T862">überschrieben wird, </text:span><text:span text:style-name="T863">ist</text:span><text:span text:style-name="T862"> der ursprünglich</text:span><text:span text:style-name="T863">e Wert für die Nutzung in einem anderen Basic Block nicht mehr vorhanden. </text:span><text:span text:style-name="T864">Deshalb wird der aktuelle Wert der globalen Variablen einer PHI-Node an der Stelle der PHI-Node in eine weitere globale Variable geladen, welche im weiteren Verlauf des Programms genutzt wird.</text:span></text:p>
            </text:list-item>
            <text:list-item>
              <text:p text:style-name="P351">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24">Allokationsinstruktion</text:span> immer eine<text:span text:style-name="T1044">m</text:span> Zeiger auf einen Speicherbereich <text:span text:style-name="T1044">entspricht</text:span>, ist die Injektion von <text:span text:style-name="T1045">Lade</text:span>- und <text:span text:style-name="T1045">Speicherinstruktionen</text:span> <text:span text:style-name="T1046">unnötig, sodass</text:span> dieser <text:span text:style-name="T1334">lokale Identifier </text:span>direkt durch einen globalen Identifier <text:span text:style-name="T1336">(welcher auch immer ein Zeiger ist)</text:span> ersetzt <text:span text:style-name="T1335">werden kann</text:span>.</text:p>
      <text:p text:style-name="P70">Sollte die letzte Instruktion eines Basic Blocks eine <text:span text:style-name="T324">Return-Instru</text:span><text:span text:style-name="T335">k</text:span><text:span text:style-name="T324">tion</text:span> mit einem Rückgabewert sein, so wird der Rückgabewert in einer für <text:span text:style-name="T1047">die ursprüngliche Funktion</text:span> angelegten globalen Variable gespeichert und <text:span text:style-name="T1047">durch den Wert </text:span><text:span text:style-name="T336">void</text:span><text:span text:style-name="T1047"> ersetzt</text:span><text:span text:style-name="T1047"><text:note text:id="ftn12" text:note-class="footnote"><text:note-citation>12</text:note-citation><text:note-body><text:p text:style-name="Footnote">Alternativ hätte der Rückgabewert über eine Systemfunktion extrahiert werden können. <text:span text:style-name="T1337">Aufgrund des </text:span>zusätzlichen Verwaltungsaufwand <text:span text:style-name="T1337">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1">Die Synchronisation <text:span text:style-name="T1048">der in der nächsten Phase programmatisch erstellten Threads zur Einhaltung der ursprünglichen seriellen Abarbeitungsreihenfolge</text:span> wird umgesetzt, indem für jeden Basic Block (mit Ausnahme des ersten Basic Blocks der <text:span text:style-name="T1048">aktuellen</text:span> Funktion) ein <text:span text:style-name="T12">globales </text:span>Semaphor <text:span text:style-name="T1049">am Anfang</text:span> <text:span text:style-name="T12">der</text:span> <text:span text:style-name="T12">ursprünglichen Funktion initiiert wird </text:span>und an den Anfang jedes Basic Blocks ein Wartepunkt <text:span text:style-name="T1049">durch die Funktion zum </text:span><text:span text:style-name="T337">Sperren eines Semaphors</text:span> eingefügt wird.</text:p>
      <text:p text:style-name="P72">Das Semaphor <text:span text:style-name="T1050">soll</text:span> je nach Ergebnis de<text:span text:style-name="T1050">r Terminator-Instruktion</text:span> eines <text:span text:style-name="T1050">der vorangegangenen Basic Blocks</text:span> freigegeben <text:span text:style-name="T1050">werden</text:span>. <text:span text:style-name="T1050">Bei einer Terminator-Instruktion handelt es sich um die letzte Instruktion eines Basic Blocks, welche den weiteren Programmablauf steuert. Der gängigste Terminator ist die Verzweigungsinstruktion, auch Return-Instruktionen zählen hierzu.</text:span></text:p>
      <text:p text:style-name="P73">Um das <text:span text:style-name="T324">Freigeben eines Semaphors</text:span> zu realisieren, wird schließlich bei der Terminator-Instruktion <text:span text:style-name="T1052">(ausgenommen Return-Instruktion, siehe unten)</text:span> jedes Vorgängers des aktuellen Basic Block<text:span text:style-name="T1338">s</text:span> für die Bedingungen, die den aktuellen Basic Block als Nachfolger bestimmt, ein neu erstellter Basic Block eingesetzt, in welchem die <text:span text:style-name="T1051">entsprechende Systemfunktion aufgerufen wird</text:span>.</text:p>
      <text:p text:style-name="P69">Handelt es sich bei der letzten Instruktion eines Basic Blocks um <text:span text:style-name="T13">eine Return-Instruktion (die zwangsläufig in jeder Funktion existiert), so wird unmittelbar vor dieser Instruktion der Aufruf zum </text:span><text:span text:style-name="T338">Freigeben </text:span><text:span text:style-name="T339">eines</text:span><text:span text:style-name="T338"> Semaphors</text:span><text:span text:style-name="T501"> </text:span><text:span text:style-name="T502">eingefügt. Dieser Fall wird gesondert betrachtet, da ein Basic Block mit einer Return-Instruktion als Terminator keinen Nachfolger hat und somit kein Vorgänger sein kann. Der diesem Semaphor zugehörige Wartepunkt wird </text:span><text:span text:style-name="T503">während der nächsten Phase </text:span><text:span text:style-name="T502">in der ursprüngli</text:span><text:soft-page-break/><text:span text:style-name="T502">chen Funktion nach der letzten Funktion zur </text:span><text:span text:style-name="T339">Erstellung eines Threads</text:span><text:span text:style-name="T502"> eingesetzt und signalisiert somit der aufrufenden Funktion, </text:span><text:span text:style-name="T503">dass die Aufgabe der Funktion ab</text:span><text:span text:style-name="T13">gearbeitet wurde und die Aufräumarbeiten beginnen können.</text:span></text:p>
      <text:h text:style-name="P438" text:outline-level="3"><text:bookmark-start text:name="__RefHeading___Toc397_3558549"/>Verlagerung<text:bookmark-end text:name="__RefHeading___Toc397_3558549"/></text:h>
      <text:p text:style-name="P74"><text:span text:style-name="T14">In</text:span> dieser Phase werden <text:span text:style-name="T1053">schlussendlich </text:span>die einzelnen Basic Blocks <text:span text:style-name="T1053">aus der aktuellen Funktion </text:span>in eine neue Funktion <text:span text:style-name="T1053">verschoben und in der aufrufenden Funktion die notwendigen Systemaufrufe eingefügt.</text:span></text:p>
      <text:p text:style-name="P75"><text:span text:style-name="T1053">Z</text:span>unächst <text:span text:style-name="T1054">wird </text:span>eine neue Funktion ohne Parameter und Rückgabewert erstellt. Anschließend w<text:span text:style-name="T1054">erden</text:span> der aktuelle Basic Block und (falls vorhanden) die Nachfolger <text:span text:style-name="T1054">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n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24">Erstellung eines Threads</text:span> kreiert <text:span text:style-name="T1125">und der Funktionszeiger der neu erstellten Funktion als Argument übergeben</text:span>.</text:p>
      <text:p text:style-name="P76"><text:span text:style-name="T1056">Falls festgestellt wird, dass der aktuelle</text:span> Basic Block <text:span text:style-name="T1055">mehrfach durchlaufen wird, findet an dieser Stelle noch die Injektion des</text:span> <text:span text:style-name="T1056">Systema</text:span>ufruf<text:span text:style-name="T1339">s</text:span> zu<text:span text:style-name="T1056">m </text:span><text:span text:style-name="T340">Loslösen</text:span><text:span text:style-name="T324"> des Threads</text:span><text:span text:style-name="T886"> </text:span><text:span text:style-name="T887">und </text:span><text:span text:style-name="T888">zur </text:span><text:span text:style-name="T390">Erstell</text:span><text:span text:style-name="T391">ung</text:span><text:span text:style-name="T390"> eines</text:span><text:span text:style-name="T887"> </text:span><text:span text:style-name="T390">Threads</text:span><text:span text:style-name="T887"> vor</text:span><text:span text:style-name="T490"> </text:span><text:span text:style-name="T504">der Return-Instruktion</text:span><text:span text:style-name="T490"> der </text:span><text:span text:style-name="T504">neuen </text:span><text:span text:style-name="T490">Funktion </text:span><text:span text:style-name="T504">statt</text:span>. <text:span text:style-name="T1394">Hiermit wird, wie bereits im Unterabschnitt </text:span><text:span text:style-name="T1394"><text:bookmark-ref text:reference-format="text" text:ref-name="__RefHeading___Toc63_3312919563">Initialisierung</text:bookmark-ref></text:span><text:span text:style-name="T1394"><text:s/>erörtert, das ressourcenschonende Neustarten des Threads realisiert</text:span><text:span text:style-name="T504"><text:note text:id="ftn13" text:note-class="footnote"><text:note-citation>13</text:note-citation><text:note-body><text:p text:style-name="P302">Alternativ hätte diese Lebenserhaltungsfunktion auch durch eine <text:span text:style-name="T1340">E</text:span>ndlos<text:span text:style-name="T1340">s</text:span>chleife implementiert werden <text:span text:style-name="T1057">können</text:span>.</text:p></text:note-body></text:note></text:span><text:span text:style-name="T1394">.</text:span> <text:span text:style-name="T1123">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4"><text:span text:style-name="T1058">Nachdem jeder Basic Block der aktuellen Funktion behandelt wurde, wird der im</text:span><text:span text:style-name="T248"> Unter</text:span><text:span text:style-name="T249">abschnitt</text:span><text:span text:style-name="T248"> </text:span><text:span text:style-name="T248"><text:bookmark-ref text:reference-format="text" text:ref-name="__RefHeading___Toc395_3558549">Synchronisation</text:bookmark-ref></text:span><text:span text:style-name="T248"><text:s/></text:span><text:span text:style-name="T1058">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41">Synchronisation mit einem Thread</text:span><text:span text:style-name="T1058"> beziehungsweise </text:span><text:span text:style-name="T341">Freigeben der Semaphorressourcen</text:span><text:span text:style-name="T1058"> übergeben wird.</text:span></text:p>
      <text:p text:style-name="P225">Abschließend wird noch der Rückgabewert aus der hierfür erstellen globalen Variable geladen <text:span text:style-name="T1059">(siehe </text:span><text:span text:style-name="T250">Unter</text:span><text:span text:style-name="T251">abschnit</text:span><text:span text:style-name="T252">t </text:span><text:span text:style-name="T252"><text:bookmark-ref text:reference-format="text" text:ref-name="__RefHeading___Toc393_3558549">Datenfluss</text:bookmark-ref></text:span><text:span text:style-name="T1059">)</text:span> und <text:span text:style-name="T1059">per Return-Instruktion</text:span> zurückgegeben.</text:p>
      <text:p text:style-name="P78">Um auszuschließen, dass die Reihenfolge, in der die Threads erstellt werden, einen Einfluss auf das Ausführungsverhalten des Programms hat, erfolg<text:span text:style-name="T1060">t</text:span> in der Implementierung für diese Arbeit die Erstellung der Threads in der umgekehrten Reihenfolge bezogen auf die <text:span text:style-name="T1060">ursprüngliche </text:span>Reihenfolge <text:soft-page-break/>der Basic Blocks. <text:span text:style-name="T1060">Die Effektivität der Obfuskation sowie die polymorphen Eigenschaften der Transformation kann durch eine zufällige Reihenfolge gesteigert werden.</text:span></text:p>
      <text:h text:style-name="P433" text:outline-level="1"><text:bookmark-start text:name="__RefHeading___Toc65_3312919563"/>Evaluation<text:bookmark-end text:name="__RefHeading___Toc65_3312919563"/></text:h>
      <text:p text:style-name="P109"><text:span text:style-name="T1341">In diesem Kapitel erfolgt </text:span>die <text:span text:style-name="T1343">Evaluation der </text:span>vorgestellte Obfuskationstechnik. <text:span text:style-name="T1342">Hierfür</text:span> sollen an dieser Stelle die in den nachfolgenden <text:span text:style-name="T1292">Abschnitten</text:span> genutzten Metriken <text:span text:style-name="T1342">und Untersuchungsmethoden </text:span>vorgestellt und in einen Kontext gesetzt werden.</text:p>
      <text:p text:style-name="P110">Zunächst sollen formelle Obfuskationsmetriken gemäß [2] zur Bewertung der vorgestellten Implementierung herangezogen werden. Hierbei wird die Qualität dreidimensional anhand der Wirksamkeit, der Widerstandsfähigkeit und der Kosten <text:span text:style-name="T1344">bestimmt</text:span>. <text:span text:style-name="T1067">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80">ist</text:span><text:span text:style-name="T91"> eine geringere Detektionsrate </text:span><text:span text:style-name="T280">als Ziel definiert</text:span><text:span text:style-name="T91">.</text:span></text:p>
      <text:p text:style-name="P101"><text:span text:style-name="T14">Um die Evaluation möglichst praxisnah zu gestalten, </text:span><text:span text:style-name="T92">wurden</text:span><text:span text:style-name="T14"> </text:span><text:span text:style-name="T76">z</text:span><text:span text:style-name="T14">um einen gängige </text:span><text:span text:style-name="T201">o</text:span><text:span text:style-name="T14">pen-</text:span><text:span text:style-name="T201">s</text:span><text:span text:style-name="T14">ource Softwaretools </text:span><text:span text:style-name="T76">dem Transformationsprozess unterzogen. Zum anderen sollte auch eine Einschätzung bezüglich den Auswirkungen auf die Malware Detektion vorgenommen werden, sodass Virussamples erforderlich sind. </text:span><text:span text:style-name="T78">Da im Gegensatz zu Virussamples </text:span><text:span text:style-name="T281">als nativ ausführbare Datei </text:span><text:span text:style-name="T78">Form die Anzahl an Quellcode</text:span><text:span text:style-name="T281">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2">zu </text:span><text:span text:style-name="T79">überführen</text:span><text:span text:style-name="T77">. </text:span><text:span text:style-name="T79">Dieser Ansatz stellt eine Binary Rewriting Technik unter vollständiger Übersetzung der ausführbaren Date</text:span><text:span text:style-name="T200">i</text:span><text:span text:style-name="T79"> dar [</text:span><text:span text:style-name="T80">29</text:span><text:span text:style-name="T79">]. </text:span><text:span text:style-name="T80">Auf Anwendbarkeit wurde das nach eigenen Angaben elaborierteste Tool </text:span><text:span text:style-name="T770">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08"> llvm-mctoll nie das Ziel, </text:span><text:span text:style-name="T709">eine wieder kompilierbare LLVM IR zu generieren </text:span><text:span text:style-name="T735">[35]</text:span><text:span text:style-name="T709">. Dementsprechend müssen Binary Rewriting Methoden (wie bereits im </text:span><text:span text:style-name="T810">Abschnitt</text:span><text:span text:style-name="T709"> </text:span><text:span text:style-name="T709"><text:bookmark-ref text:reference-format="text" text:ref-name="__RefHeading___Toc849_3589521264">Obfuskation</text:bookmark-ref></text:span><text:span text:style-name="T709"><text:s/>angedeutet) für die Evaluation ausgeschlossen werden.</text:span></text:p>
      <text:p text:style-name="P102"><text:span text:style-name="T75">I</text:span><text:span text:style-name="T14">m Folgenden erfolgt die Auflistung der für die Evaluation verwendeten </text:span><text:span text:style-name="T201">o</text:span><text:span text:style-name="T86">pen-</text:span><text:span text:style-name="T201">s</text:span><text:span text:style-name="T86">ource</text:span><text:span text:style-name="T14"> Software:</text:span></text:p>
      <text:list xml:id="list1851286970" text:style-name="L8">
        <text:list-item>
          <text:p text:style-name="P355"><text:span text:style-name="T475">BBP Formel</text:span><text:span text:style-name="T968">: Ein auf Github zur Verfügung gestellter Code zur Berechnung der Kreiszahl P</text:span><text:span text:style-name="T969">i</text:span><text:span text:style-name="T968"> mit der Bailey-Borwein-Plouffe-Formel in der Programmiersprache C++. [39]</text:span></text:p>
        </text:list-item>
        <text:list-item>
          <text:p text:style-name="P356"><text:span text:style-name="T475">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56"><text:span text:style-name="T475">theZoo</text:span><text:span text:style-name="T14">: </text:span><text:span text:style-name="T87">Ein Repository mit Malware Samples, in welchem auch Quellcodes zur Verfügung gestellt werden. </text:span><text:span text:style-name="T88">[</text:span><text:span text:style-name="T218">28</text:span><text:span text:style-name="T88">]</text:span></text:p>
          <text:list>
            <text:list-item>
              <text:p text:style-name="P354"><text:span text:style-name="T476">X</text:span><text:span text:style-name="T477">0R-USB-Virus</text:span><text:span text:style-name="T93">: Ein Virus in der Programmiersprache C mit Windows (32-Bit) als Zielsystem.</text:span></text:p>
            </text:list-item>
          </text:list>
        </text:list-item>
        <text:list-item>
          <text:p text:style-name="P357"><text:span text:style-name="T477">I</text:span><text:span text:style-name="T475">oT Malware</text:span><text:span text:style-name="T14">: Ein Repository mit Quellcode für Malware, die insbesondere auf Geräten eingesetzt werden, die dem Internet of Things </text:span><text:span text:style-name="T303">beigemessen</text:span><text:span text:style-name="T14"> werden. </text:span><text:span text:style-name="T304">[81]</text:span></text:p>
          <text:list>
            <text:list-item>
              <text:p text:style-name="P358"><text:soft-page-break/>BASHLITE<text:span text:style-name="T910">: Ein Remote Access Tool basierend auf de</text:span><text:span text:style-name="T956">m</text:span><text:span text:style-name="T910"> Client-Server-</text:span><text:span text:style-name="T956">Prinzip.</text:span></text:p>
            </text:list-item>
          </text:list>
        </text:list-item>
        <text:list-item>
          <text:p text:style-name="P360"><text:span text:style-name="T1156">V</text:span>X Heaven?</text:p>
          <text:list>
            <text:list-item>
              <text:p text:style-name="P360"><text:span text:style-name="T1278">down [Graham Cluley. VX Heaven, old-school virus-writing website, returns from the dead after police raid. </text:span><text:a xlink:type="simple" xlink:href="https://grahamcluley.com/vx-heaven/" text:style-name="Internet_20_link" text:visited-style-name="Visited_20_Internet_20_Link"><text:span text:style-name="T1278">https://grahamcluley.com/vx-heaven/</text:span></text:a><text:span text:style-name="T1278">. Letzter Zugriff 18.04.2021.]</text:span></text:p>
            </text:list-item>
            <text:list-item>
              <text:p text:style-name="P361">torrent [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
        </text:list-item>
        <text:list-item>
          <text:p text:style-name="P362">Meterpreter? / Mimikatz?</text:p>
        </text:list-item>
      </text:list>
      <text:h text:style-name="P421" text:outline-level="2"><text:bookmark-start text:name="__RefHeading___Toc3744_982560348"/>Formelle Obfuskationsmetriken<text:bookmark-end text:name="__RefHeading___Toc3744_982560348"/></text:h>
      <text:p text:style-name="P217"><text:span text:style-name="T1068">Die in diesem Abschnitt verwendeten Metriken sind hauptsächlich aus [2] entnommen, weshalb im Weiteren auf </text:span>die Angabe der Referenz verzichtet <text:span text:style-name="T1068">wird. </text:span><text:span text:style-name="T425">Um die Zahlen zu bestimmen wurden zehn unterschiedliche </text:span><text:span text:style-name="T455">o</text:span><text:span text:style-name="T425">pen-</text:span><text:span text:style-name="T455">s</text:span><text:span text:style-name="T425">ource Projekte dem Transformationsprozess unterzogen, jedoch ohne diese anschließend auf Ihre vollständige Funktionsfähigkeit zu prüfen. </text:span><text:span text:style-name="T426">In diesem Abschnitt sollen nur die Ergebnisse vorgestellt werden, die Messungen sind dem Anhang zu entnehmen. </text:span><text:span text:style-name="T428">Die</text:span><text:span text:style-name="T427"> </text:span><text:span text:style-name="T428">Zeitm</text:span><text:span text:style-name="T427">essungen wurde auf einem</text:span><text:span text:style-name="T699"> Intel Core i7-4510U </text:span><text:span text:style-name="T427">mit Hilfe des Linux Kommandos </text:span><text:span text:style-name="T403">time </text:span><text:span text:style-name="T427">[</text:span><text:span text:style-name="T428">4</text:span><text:span text:style-name="T427">0] durchgeführt. Hierbei wurden für jede </text:span><text:span text:style-name="T429">Messung</text:span><text:span text:style-name="T427"> zehn </text:span><text:span text:style-name="T429">Durchgänge</text:span><text:span text:style-name="T427"> durchgeführt und für jede Zeit der Mittelwert gebildet. </text:span><text:span text:style-name="T463">Perf(stackover)/chrono??/callgrind. </text:span><text:span text:style-name="T465">Compileroptimierungen</text:span></text:p>
      <text:h text:style-name="P439" text:outline-level="3"><text:bookmark-start text:name="__RefHeading___Toc3746_982560348"/>Wirksamkeit<text:bookmark-end text:name="__RefHeading___Toc3746_982560348"/></text:h>
      <text:p text:style-name="P111"><text:span text:style-name="T89">„[…</text:span><text:span text:style-name="T94">] </text:span><text:span text:style-name="T89">the potency of a transformation measures how much more difficult the obfuscated code is to understand (for a human) than the original code.“ </text:span><text:span text:style-name="T713">[2]</text:span></text:p>
      <text:p text:style-name="P149">Auch wenn die Wirksamkeit insbesondere beim Reverse Engineering abhängig von der individuellen Kunstfertigkeit des <text:span text:style-name="T324">Ingenieurs</text:span> ist, soll an dieser Stelle eine Bewertung der <text:span text:style-name="T1345">Wirksamkeit der </text:span>Transformation anhand formeller Metriken erfolgen. <text:span text:style-name="T1069">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21"><text:span text:style-name="T930">Die Zunahme</text:span><text:span text:style-name="T926"> ist </text:span><text:span text:style-name="T962">bei der Thread-basierten </text:span><text:span text:style-name="T963">Obfuskation </text:span><text:span text:style-name="T926">abhängig von der Anzahl neu erstellte</text:span><text:span text:style-name="T930">r</text:span><text:span text:style-name="T926"> Funktionen und somit von der Einteilungsgröße. </text:span><text:span text:style-name="T931">Für die </text:span><text:span text:style-name="T932">praktischen </text:span><text:span text:style-name="T931">Messungen wird die in der Implementierung gewählte Einteilungsgröße </text:span><text:span text:style-name="T937">von einem </text:span><text:span text:style-name="T900">Basic Block </text:span><text:span text:style-name="T931">verwendet.</text:span></text:p>
      <text:p text:style-name="P37">Zunahme der Programmgröße</text:p>
      <text:p text:style-name="P121">Neben der Verlagerung von Funktionalität, was die Programmgröße nicht merklich verändert, werden <text:span text:style-name="T1076">neue Funktionen und Instruktionen erstellt, welche maßgeblich die Zunahme des Programms beeinflussen. Zur Bestimmung dieser Metrik sollen praktische Messungen durchgeführt werden, da eine rechnerische Bestimmung aufgrund variierender Längen hinzugefügter Instruktionen und eine </text:span><text:soft-page-break/><text:span text:style-name="T1076">detaillierte Bestimmung der Größe jeder Zusatzinformation einen unverhältnismäßigen Aufwand impliziert. Da die Obfuskation vorrangig den Maschinencode betrifft (und keine konstanten Daten oder Ressourcen wie Strings oder Icons), wird die relative Zunahme auf die Größe der Codesektion (</text:span><text:span text:style-name="T346">.text-</text:span><text:span text:style-name="T376">s</text:span><text:span text:style-name="T346">ection</text:span><text:span text:style-name="T1076">) bezogen.</text:span></text:p>
      <text:p text:style-name="P118">Mess<text:span text:style-name="T1076">ungen durchführen</text:span></text:p>
      <text:p text:style-name="P38">Zunahme von Klassen und <text:span text:style-name="T1260">Methoden</text:span></text:p>
      <text:p text:style-name="P122">Hinsichtlich objektorientierter Komponenten erfolgt keine Veränderung. <text:span text:style-name="T1430">Dennoch soll an dieser Stelle der Begriff „Methode“ losgelöst vom objektorientierten Kontext betrachtet und für die Einbeziehung jeglicher Funktionen ausgeweitet werden.</text:span> <text:span text:style-name="T1430">Deme</text:span>ntsprechend <text:span text:style-name="T1430">kann gemäß </text:span>folgender Formel <text:span text:style-name="T1430">d</text:span>ie Anzahl neuer Funktionen <text:span text:style-name="T1346">für jede der zu transformierenden Funktionen </text:span>berechnet werden.</text:p>
      <text:p text:style-name="P122"><draw:frame draw:style-name="fr16" draw:name="Object1" text:anchor-type="as-char" svg:y="-0.2437in" svg:width="0.5055in" svg:height="0.3929in" draw:z-index="28"><draw:object xlink:href="./Object 1" xlink:type="simple" xlink:show="embed" xlink:actuate="onLoad"/><draw:image xlink:href="./ObjectReplacements/Object 1" xlink:type="simple" xlink:show="embed" xlink:actuate="onLoad"/></draw:frame>, <text:span text:style-name="T1079">mit </text:span><text:span text:style-name="T1079"><draw:frame draw:style-name="fr17" draw:name="Object2" text:anchor-type="as-char" svg:y="-0.1484in" svg:width="1.2925in" svg:height="0.1839in" draw:z-index="29"><draw:object xlink:href="./Object 4" xlink:type="simple" xlink:show="embed" xlink:actuate="onLoad"/><draw:image xlink:href="./ObjectReplacements/Object 4" xlink:type="simple" xlink:show="embed" xlink:actuate="onLoad"/></draw:frame></text:span><text:span text:style-name="T1079"><text:tab/></text:span><text:span text:style-name="T1079"><draw:frame draw:style-name="fr17" draw:name="Object3" text:anchor-type="as-char" svg:y="-0.0898in" svg:width="0.2126in" svg:height="0.0835in" draw:z-index="30"><draw:object xlink:href="./Object 3" xlink:type="simple" xlink:show="embed" xlink:actuate="onLoad"/><draw:image xlink:href="./ObjectReplacements/Object 3" xlink:type="simple" xlink:show="embed" xlink:actuate="onLoad"/></draw:frame></text:span><text:span text:style-name="T1079"><text:tab/></text:span><text:span text:style-name="T1079"><draw:frame draw:style-name="fr17" draw:name="Object4" text:anchor-type="as-char" svg:y="-0.1484in" svg:width="1.1937in" svg:height="0.2091in" draw:z-index="31"><draw:object xlink:href="./Object 2" xlink:type="simple" xlink:show="embed" xlink:actuate="onLoad"/><draw:image xlink:href="./ObjectReplacements/Object 2" xlink:type="simple" xlink:show="embed" xlink:actuate="onLoad"/></draw:frame></text:span></text:p>
      <text:p text:style-name="P123"><text:span text:style-name="T347">N:</text:span> Anzahl neuer Funktionen<text:line-break/><text:span text:style-name="T347">I:</text:span> Anzahl <text:span text:style-name="T1078">der zu verlagernden </text:span>Instruktionen<text:line-break/><text:span text:style-name="T347">E</text:span><text:span text:style-name="T528">: Einteilungsgröße</text:span></text:p>
      <text:p text:style-name="P134"><text:span text:style-name="T490">Die Einteilungsgröße kann durch eine konstante Anzahl an Instruktionen ausgedrückt werden. Wird als Einteilungsgröße ein Basic Block gewählt, entspricht </text:span><text:span text:style-name="T324">E</text:span><text:span text:style-name="T490"> der Anzahl an Terminatoren in den zu transformierenden Funktionen.</text:span><text:span text:style-name="T529"> </text:span><text:span text:style-name="T348">N</text:span><text:span text:style-name="T1024">max</text:span><text:span text:style-name="T1027"> </text:span><text:span text:style-name="T1029">kann </text:span><text:span text:style-name="T1027">lediglich durch Hinzufügen von Instruktionen </text:span><text:span text:style-name="T1031">ohne Relevanz für die Programmlogik</text:span><text:span text:style-name="T1027"> oder Spreizen von vorhandenen Instruktionen überstiegen werden, </text:span><text:span text:style-name="T1028">was nicht Gegenstand dieser Untersuchung </text:span><text:span text:style-name="T1029">ist. </text:span><text:span text:style-name="T1030">B</text:span><text:span text:style-name="T1027">ei </text:span><text:span text:style-name="T1034">E = 1</text:span><text:span text:style-name="T1027"> </text:span><text:span text:style-name="T1030">würde </text:span><text:span text:style-name="T1027">für jede Instruktion eine neue Funktion erstellt w</text:span><text:span text:style-name="T1029">erden,</text:span><text:span text:style-name="T1027"> sodass bezüglich der Zunahme von Funktionen das vorhandene Potential genutzt w</text:span><text:span text:style-name="T1029">erden würde</text:span><text:span text:style-name="T1027">.</text:span></text:p>
      <text:p text:style-name="P38">Zunahme von logischen Prädikaten</text:p>
      <text:p text:style-name="P125">Unter einem logischen Prädikat wird vereinfacht das Ergebnis einer logischen Operation (<text:span text:style-name="T324">und</text:span>, <text:span text:style-name="T324">größer als</text:span>, <text:span text:style-name="T378">et cetera</text:span>) verstanden. <text:span text:style-name="T1080">Der Algorithmus sieht keine Erweiterung des Programms mit logischen Operationen vor. Dennoch kann bei näherer Betrachtung der Systemfunktion zum </text:span><text:span text:style-name="T349">Sperren eines Semaphors</text:span><text:span text:style-name="T1080"> die logische Evaluation des Zustands des als Argument übergebenen Semaphors beigemessen werden. Die Formel zur Berechnung der absoluten Anzahl an hinzugekommenen Funktionen zum </text:span><text:span text:style-name="T350">Sperren eines Semaphors</text:span><text:span text:style-name="T530"> ist identisch mit der Formel zur Berechnung der absoluten Anzahl neuer Funktionen </text:span><text:span text:style-name="T531">(s</text:span><text:span text:style-name="T576">iehe </text:span><text:span text:style-name="T531">o</text:span><text:span text:style-name="T576">ben</text:span><text:span text:style-name="T531">)</text:span><text:span text:style-name="T530">.</text:span></text:p>
      <text:p text:style-name="P40">Zunahme der Verschachtelung</text:p>
      <text:p text:style-name="P135">Unter Verschachtelung wird ein Konstrukt verstanden, bei dem ein (durch ein logisches Prädikat) bedingter Ausführungsbereich einen weiteren bedingen Ausführungsbereich mit beliebig rekursiver Fortsetzung enthält. Wie auch bei <text:span text:style-name="T1081">den </text:span>logischen Prädikaten <text:span text:style-name="T1081">hat die Transformation </text:span>diesbezüglich keine <text:span text:style-name="T1081">Auswirkung, es kann sich jedoch aufgrund des geänderten Kontrollflusses über Semaphore eventuell eine empfundene Zunahme der Verschachtelung einstellen.</text:span></text:p>
      <text:p text:style-name="P40">Zunahme der Anzahl der Methodenargumente</text:p>
      <text:p text:style-name="P126"><text:soft-page-break/>Die Anzahl der <text:span text:style-name="T1431">Methoden- beziehungsweise </text:span>Funktionsargumente wird nicht modifiziert und die neu erstellten <text:span text:style-name="T1082">Funktionen erwarten keine Übergabewerte, sodass gemäß dieser Metrik die Wirksamkeit nicht erhöht wird.</text:span></text:p>
      <text:p text:style-name="P41">Zunahme der <text:span text:style-name="T1083">Abhängigkeit zwischen Variablen von Klasseninstanzen</text:span><text:span text:style-name="T933"> </text:span><text:span text:style-name="T934">und<text:line-break/></text:span><text:span text:style-name="T1084">Zunahme der Höhe des Vererbungsbaums</text:span></text:p>
      <text:p text:style-name="P124">Hinsichtlich objektorientierter Komponenten erfolgt keine Veränderung, <text:span text:style-name="T1083">sodass gemäß dieser Metrik die Wirksamkeit nicht erhöht wird.</text:span></text:p>
      <text:p text:style-name="P42">Zunahme der Variablen, die in mehreren Basic Blocks genutzt werden</text:p>
      <text:p text:style-name="P130">Im Grunde wird, sofern die gewählte Einteilungsgröße der zu verlagernden Funktionalität einem Basic Block entspricht, trotz der Umwandlung von lokalen Identifiern zu globalen <text:span text:style-name="T1091">Variablen</text:span> die Anzahl der Basic Blocks, in denen der besagte Identifier verwendet wird, <text:span text:style-name="T1090">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9">Um den <text:span text:style-name="T1089">in diesem Kontext beschriebenen </text:span>Wert zu erhöhen, kann die beschriebene Optimierung, <text:span text:style-name="T1395">bei der</text:span> ein Identifier nur in den globalen Kontext verlagert wird, wenn dieser in einem anderen Basic Block genutzt wird, deaktiviert werden, wobei dies zu Lasten der Kosten <text:span text:style-name="T1087">hinsichtlich der Ausführungsdauer </text:span>gehen kann. <text:span text:style-name="T419">Prüfen.</text:span> <text:span text:style-name="T1088">Auch wenn die Einteilungsgröße der zu verlagernden Funktionalität kleiner als ein Basic Block gewählt wird, wird die Zunahme der Komplexität gemäß dieser Metrik erhöht.</text:span></text:p>
      <text:p text:style-name="P131">Auf die Erstellung und Beschreibung einer Formel wird an dieser Stelle verzichtet, da <text:span text:style-name="T1092">es </text:span>sich gemäß der dargelegten Definition <text:span text:style-name="T1092">zum einen um eine qualitative Zunahme handelt und zum anderen die absolute quantitative Zunahme (simplifiziert) der zweifachen</text:span><text:span text:style-name="T1092"><text:note text:id="ftn14" text:note-class="footnote"><text:note-citation>14</text:note-citation><text:note-body><text:p text:style-name="Footnote">Thread- und Semaphor-Variable</text:p></text:note-body></text:note></text:span><text:span text:style-name="T1092"> Anzahl neuer Funktionen entspricht.</text:span></text:p>
      <text:p text:style-name="P138">Die folgenden Metriken wurden [42] entnommen:</text:p>
      <text:p text:style-name="P43">Längste gemeinsame Untersequenz</text:p>
      <text:p text:style-name="P127">Anhand <text:span text:style-name="T1396">dieses</text:span> Wert<text:span text:style-name="T1396">s</text:span> lassen sich <text:span text:style-name="T1085">Aussagen</text:span> zum Ausmaß der Umwandlung treffen. Da <text:span text:style-name="T1347">vorrangig</text:span> die Codesektion modifiziert wird, wird auch nur innerhalb dieser Sektion nach der längsten gemeinsamen Untersequenz gesucht.</text:p>
      <text:p text:style-name="P119">Messungen durchführen <text:span text:style-name="T1117">(= Größe des größten Basic Blocks?)</text:span></text:p>
      <text:p text:style-name="P42">Zunahme der Instruktionen</text:p>
      <text:p text:style-name="P132">Die Zunahme an Instruktionen ist mit der Zunahme der Programmgröße vergleichbar. <text:span text:style-name="T1093">Auf die Erstellung und Beschreibung einer Formel soll an dieser Stelle verzichtet werden, da die Praktikabilität der Formel durch ihre Komplexität aufgrund etlicher Abhängigkeiten (zum Beispiel Unterschied </text:span><text:soft-page-break/><text:span text:style-name="T1093">Windows/Linux und Bedingungen wie „Rückgabewert vorhanden“) nicht gegeben wäre. Hinzu kommt die nicht beherrschbare Varianz bei der Generierung des Maschinencodes (siehe auch</text:span><text:span text:style-name="T1095"> Unter</text:span><text:span text:style-name="T1101">abschnitt</text:span><text:span text:style-name="T1095"> </text:span><text:span text:style-name="T1095"><text:bookmark-ref text:reference-format="text" text:ref-name="__RefHeading___Toc393_3558549">Datenfluss</text:bookmark-ref></text:span><text:span text:style-name="T1093">).</text:span></text:p>
      <text:p text:style-name="P120">Messungen durchführen</text:p>
      <text:p text:style-name="P39">Zunahme von <text:span text:style-name="T1235">Verzweigungsi</text:span>nstruktionen</text:p>
      <text:p text:style-name="P128">Die Zunahme von <text:span text:style-name="T1235">Verzweigungsi</text:span>nstruktionen führt zur Steigerung der Komplexität und steht im Zusammenhang mit logischen Prädikaten und der Verschachtelung. <text:span text:style-name="T1086">Wie bereits aufgezeigt, werden durch die Transformation keine neuen Verzweigungsinstruktionen erzeugt, weshalb gemäß dieser Metrik die Wirksamkeit nicht erhöht wird.</text:span></text:p>
      <text:h text:style-name="P440" text:outline-level="3"><text:bookmark-start text:name="__RefHeading___Toc3748_982560348"/>Widerstandsfähigkeit<text:bookmark-end text:name="__RefHeading___Toc3748_982560348"/></text:h>
      <text:p text:style-name="P145">Die Widerstandsfähigkeit einer Obfuskationsmethode soll angeben, wie komplex der Umkehrprozess dieser Methode ist und wie hoch somit der Aufwand der Deobfuskation ausfällt. Unterschieden wird hierbei <text:span text:style-name="T1380">zwischen dem</text:span> Aufwand, der durch einen Programmierer bei der Erstellung des Deobfuskators erforderlich ist, und <text:span text:style-name="T1380">den Ressourcen, die bei der Rücktransformation durch einen Computer aufgewendet werden müssen. Das folgende Koordinatensystem wurde hierbei vorgestellt:</text:span></text:p>
      <text:p text:style-name="P141"><draw:frame draw:style-name="fr9" draw:name="Frame7" text:anchor-type="as-char" svg:y="-1.9173in" svg:width="6.6957in" draw:z-index="0"><draw:text-box fo:min-height="2.9508in"><text:p text:style-name="P317"><draw:g text:anchor-type="as-char" draw:z-index="5" draw:name="Shape3" draw:style-name="gr2"><draw:custom-shape draw:style-name="gr25" draw:text-style-name="P464"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456" svg:x1="1.785in" svg:y1="1.7606in" svg:x2="1.785in" svg:y2="2.2386in"><text:p/></draw:line><draw:line draw:style-name="gr26" draw:text-style-name="P456" svg:x1="2.4283in" svg:y1="1.7606in" svg:x2="2.4283in" svg:y2="2.2386in"><text:p/></draw:line><draw:line draw:style-name="gr26" draw:text-style-name="P456" svg:x1="3.0713in" svg:y1="1.7606in" svg:x2="3.0713in" svg:y2="2.2386in"><text:p/></draw:line><draw:line draw:style-name="gr26" draw:text-style-name="P456" svg:x1="3.7146in" svg:y1="1.7606in" svg:x2="3.7146in" svg:y2="2.2386in"><text:p/></draw:line><draw:line draw:style-name="gr26" draw:text-style-name="P456" svg:x1="1.3992in" svg:y1="1.4024in" svg:x2="0.8846in" svg:y2="1.4024in"><text:p/></draw:line><draw:line draw:style-name="gr26" draw:text-style-name="P456" svg:x1="1.3992in" svg:y1="0.8051in" svg:x2="0.8846in" svg:y2="0.8051in"><text:p/></draw:line><draw:line draw:style-name="gr17" draw:text-style-name="P456" svg:x1="1.1421in" svg:y1="1.9996in" svg:x2="1.1421in" svg:y2="0.2079in"><text:p/></draw:line><draw:line draw:style-name="gr17" draw:text-style-name="P456" svg:x1="1.1421in" svg:y1="1.9996in" svg:x2="4.3579in" svg:y2="1.9996in"><text:p/></draw:line><draw:frame draw:style-name="gr27" draw:text-style-name="P455" svg:width="1.6224in" svg:height="0.2717in" svg:x="4.2811in" svg:y="1.8516in"><draw:text-box><text:p text:style-name="P454"><text:span text:style-name="T1463">Programmieraufwand</text:span></text:p></draw:text-box></draw:frame><draw:frame draw:style-name="gr28" draw:text-style-name="P455" svg:width="1.2898in" svg:height="0.2713in" svg:x="0.498in" svg:y="0in"><draw:text-box><text:p text:style-name="P454"><text:span text:style-name="T1463">Rechenaufwand</text:span></text:p></draw:text-box></draw:frame><draw:frame draw:style-name="gr29" draw:text-style-name="P455" svg:width="1.224in" svg:height="0.2713in" svg:x="0.048in" svg:y="1.5819in"><draw:text-box><text:p text:style-name="P454"><text:span text:style-name="T1463">Polynomialzeit </text:span></text:p></draw:text-box></draw:frame><draw:frame draw:style-name="gr30" draw:text-style-name="P455" svg:width="1.2717in" svg:height="0.2713in" svg:x="0in" svg:y="0.9846in"><draw:text-box><text:p text:style-name="P454"><text:span text:style-name="T1463">Exponentialzeit </text:span></text:p></draw:text-box></draw:frame><draw:frame draw:style-name="gr31" draw:text-style-name="P455" svg:width="0.598in" svg:height="0.2717in" svg:x="1.1882in" svg:y="2.239in"><draw:text-box><text:p text:style-name="P454"><text:span text:style-name="T1463">Lokal</text:span></text:p></draw:text-box></draw:frame><draw:frame draw:style-name="gr32" draw:text-style-name="P455" svg:width="0.6697in" svg:height="0.2717in" svg:x="1.7602in" svg:y="2.239in"><draw:text-box><text:p text:style-name="P454"><text:span text:style-name="T1463">Global</text:span></text:p></draw:text-box></draw:frame><draw:frame draw:style-name="gr33" draw:text-style-name="P455" svg:width="0.9587in" svg:height="0.3878in" svg:x="2.272in" svg:y="2.2398in"><draw:text-box><text:p text:style-name="P454"><text:span text:style-name="T1464">Prozedur-</text:span></text:p><text:p text:style-name="P454"><text:span text:style-name="T1464">übergreifend</text:span></text:p></draw:text-box></draw:frame><draw:frame draw:style-name="gr34" draw:text-style-name="P455" svg:width="0.9579in" svg:height="0.3878in" svg:x="3.0256in" svg:y="2.239in"><draw:text-box><text:p text:style-name="P454"><text:span text:style-name="T1464">Prozess-</text:span></text:p><text:p text:style-name="P454"><text:span text:style-name="T1464">übergreifend</text:span></text:p></draw:text-box></draw:frame><draw:frame draw:style-name="gr35" draw:text-style-name="P455" svg:width="0.6453in" svg:height="0.3878in" svg:x="1.2063in" svg:y="1.5028in"><draw:text-box><text:p text:style-name="P454"><text:span text:style-name="T1464">gering-</text:span></text:p><text:p text:style-name="P454"><text:span text:style-name="T1464">fügig</text:span></text:p></draw:text-box></draw:frame><draw:frame draw:style-name="gr36" draw:text-style-name="P455" svg:width="0.8669in" svg:height="0.2531in" svg:x="2.9846in" svg:y="0.9846in"><draw:text-box><text:p text:style-name="P454"><text:span text:style-name="T1464">umfassend</text:span></text:p></draw:text-box></draw:frame><draw:frame draw:style-name="gr37" draw:text-style-name="P455" svg:width="0.7433in" svg:height="0.2531in" svg:x="1.7709in" svg:y="1.5728in"><draw:text-box><text:p text:style-name="P454"><text:span text:style-name="T1464">schwach</text:span></text:p></draw:text-box></draw:frame><draw:frame draw:style-name="gr37" draw:text-style-name="P455" svg:width="0.7433in" svg:height="0.2531in" svg:x="1.1126in" svg:y="0.9846in"><draw:text-box><text:p text:style-name="P454"><text:span text:style-name="T1464">schwach</text:span></text:p></draw:text-box></draw:frame><draw:frame draw:style-name="gr38" draw:text-style-name="P455" svg:width="0.8677in" svg:height="0.2531in" svg:x="2.2992in" svg:y="0.9846in"><draw:text-box><text:p text:style-name="P454"><text:span text:style-name="T1464">umfassend</text:span></text:p></draw:text-box></draw:frame><draw:frame draw:style-name="gr36" draw:text-style-name="P455" svg:width="0.8669in" svg:height="0.2531in" svg:x="2.9846in" svg:y="1.5728in"><draw:text-box><text:p text:style-name="P454"><text:span text:style-name="T1464">umfassend</text:span></text:p></draw:text-box></draw:frame><draw:frame draw:style-name="gr39" draw:text-style-name="P455" svg:width="0.526in" svg:height="0.2531in" svg:x="1.8425in" svg:y="0.9846in"><draw:text-box><text:p text:style-name="P454"><text:span text:style-name="T1464">stark</text:span></text:p></draw:text-box></draw:frame><draw:frame draw:style-name="gr40" draw:text-style-name="P455" svg:width="0.5276in" svg:height="0.2531in" svg:x="2.4846in" svg:y="1.5728in"><draw:text-box><text:p text:style-name="P454"><text:span text:style-name="T1464">stark</text:span></text:p></draw:text-box></draw:frame></draw:g><text:line-break/>Abbildung <text:sequence text:ref-name="refAbbildung3" text:name="Abbildung" text:formula="ooow:Abbildung+1" style:num-format="1">3</text:sequence>: Koordinatensystem zur Einordnung der Widerstandsfähigkeit <text:span text:style-name="T1432">der Thread-basierten</text:span> Obfuskation [2]</text:p></draw:text-box></draw:frame></text:p>
      <text:p text:style-name="P146">Das Maß der Widerstandsfähigkeit reicht <text:span text:style-name="T1071">von</text:span> <text:span text:style-name="T324">geringfügig</text:span><text:span text:style-name="T490"> über </text:span><text:span text:style-name="T324">stark</text:span><text:span text:style-name="T490"> bis </text:span><text:span text:style-name="T324">irreversibel</text:span><text:span text:style-name="T490">. Irreversibilität </text:span><text:span text:style-name="T512">kann </text:span><text:span text:style-name="T490">nur durch das Entfernen von Informationen erreicht werden. </text:span><text:span text:style-name="T512">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13">sodass die Reversibilität gegeben ist.</text:span></text:p>
      <text:p text:style-name="P142"><text:span text:style-name="T506">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07">Dies ist </text:span><text:span text:style-name="T617">mit Ausnahme der Irreversibilität des Speicherorts der Variable</text:span><text:span text:style-name="T645">n</text:span><text:span text:style-name="T507"> </text:span><text:span text:style-name="T512">annähernd </text:span><text:span text:style-name="T507">möglich. </text:span><text:span text:style-name="T510">Der Deobfuskation</text:span><text:span text:style-name="T595">s</text:span><text:span text:style-name="T510">prozess könnte gemäß folgendem Ansatz erfolgen:</text:span></text:p>
      <text:list xml:id="list1978043557" text:style-name="L9">
        <text:list-item>
          <text:p text:style-name="P363"><text:soft-page-break/><text:span text:style-name="T507">I</text:span><text:span text:style-name="T490">dentifikation von transformierten </text:span><text:span text:style-name="T514">Funktionen</text:span></text:p>
        </text:list-item>
        <text:list-item>
          <text:p text:style-name="P364"><text:span text:style-name="T490">Feststellung der Ausführungsreihenfolge der durch diese Funktion aufgerufenen Funktionen </text:span><text:span text:style-name="T515">anhand der </text:span><text:span text:style-name="T516">Semaphore</text:span></text:p>
        </text:list-item>
        <text:list-item>
          <text:p text:style-name="P352">Verschieben der Instruktionen aus den neuen Funktionen in die ursprüngliche Funktion und Anpassung der Terminatoren gemäß festgestellter Ausführungsreihenfolge</text:p>
        </text:list-item>
        <text:list-item>
          <text:p text:style-name="P353">Entfernen aller überflüssigen Funktionen und Instruktionen.</text:p>
        </text:list-item>
      </text:list>
      <text:p text:style-name="P143"><text:span text:style-name="T511">Weitere</text:span><text:span text:style-name="T506"> Gegenmaßnahmen </text:span><text:span text:style-name="T618">beziehungsweise eine</text:span><text:span text:style-name="T511"> gesteigerte Detailtiefe </text:span><text:span text:style-name="T618">werden/wird </text:span><text:span text:style-name="T506">im </text:span><text:span text:style-name="T812">Abschnitt </text:span><text:span text:style-name="T812"><text:bookmark-ref text:reference-format="text" text:ref-name="__RefHeading___Toc5556_2158360521">Ansätze für Gegenmaßnahmen</text:bookmark-ref></text:span><text:span text:style-name="T812"><text:s/></text:span><text:span text:style-name="T829">p</text:span><text:span text:style-name="T830">räsentiert</text:span><text:span text:style-name="T812">.</text:span></text:p>
      <text:p text:style-name="P245"><text:span text:style-name="T490">Wie am Koordinatensystem in </text:span><text:span text:style-name="T700">Abbildun</text:span><text:span text:style-name="T811">g </text:span><text:span text:style-name="T811"><text:sequence-ref text:reference-format="value" text:ref-name="refAbbildung3">3</text:sequence-ref></text:span><text:span text:style-name="T490"><text:s/>zu erkennen ist, wird der Rechenaufwand in Polynomialzeit </text:span><text:span text:style-name="T324">O(n</text:span><text:span text:style-name="T1073">k</text:span><text:span text:style-name="T1032">)</text:span><text:span text:style-name="T490"> und Exponentialzeit </text:span><text:span text:style-name="T324">O(</text:span><text:span text:style-name="T345">e</text:span><text:span text:style-name="T1073">n</text:span><text:span text:style-name="T1032">)</text:span><text:span text:style-name="T490"> differenziert, </text:span><text:span text:style-name="T505">wobei </text:span><text:span text:style-name="T623">sich </text:span><text:span text:style-name="T505">bezüglich der Thread-basierten Obfuskation </text:span><text:span text:style-name="T345">n</text:span><text:span text:style-name="T505"> </text:span><text:span text:style-name="T623">an </text:span><text:span text:style-name="T505">der Anzahl der transformierten Funktionen </text:span><text:span text:style-name="T623">in Kombination mit dem jeweiligen Umfang und der Einteilungsgröße</text:span><text:span text:style-name="T505"> </text:span><text:span text:style-name="T623">orientiert</text:span><text:span text:style-name="T490">. </text:span><text:span text:style-name="T517">Da bei der Durchführung der Deobfuskation </text:span><text:span text:style-name="T620">gemäß skizziertem Ansatz kein</text:span><text:span text:style-name="T622">e</text:span><text:span text:style-name="T518"> </text:span><text:span text:style-name="T619">Probleme der Klasse NP </text:span><text:span text:style-name="T621">oder höher </text:span><text:span text:style-name="T620">erkennbar sind</text:span><text:span text:style-name="T518">, </text:span><text:span text:style-name="T619">ist davon auszugehen</text:span><text:span text:style-name="T518">, dass die Deobfuskation in </text:span><text:span text:style-name="T624">nicht höher als </text:span><text:span text:style-name="T527">polynomi</text:span><text:span text:style-name="T577">e</text:span><text:span text:style-name="T527">l</text:span><text:span text:style-name="T577">l</text:span><text:span text:style-name="T527">er</text:span><text:span text:style-name="T518"> Zeit lösbar ist. </text:span><text:span text:style-name="T519">Neben des Zeitaufwands kann auch das nötige Speicherplatzvolumen in die Betrachtung einfließe</text:span><text:span text:style-name="T623">n</text:span><text:span text:style-name="T519">. </text:span><text:span text:style-name="T624">Aber auch hier lässt der doch sehr geradlinige Ansatz den Schluss zu, dass von nicht mehr als einem linearen Anstieg des benötigte</text:span><text:span text:style-name="T646">n</text:span><text:span text:style-name="T624"> Speicherplatzes in Abhängigkeit von der Intensität der Obfuskation auszugehen ist.</text:span></text:p>
      <text:p text:style-name="P147"><text:span text:style-name="T490">Bezüglich des Programmieraufwands erfolgt die Skalierung anhand des Ausmaßes des Transformationsprozesses </text:span><text:span text:style-name="T520">gemäß folgender Kriterien:</text:span></text:p>
      <text:list xml:id="list1698270929" text:style-name="L10">
        <text:list-item>
          <text:p text:style-name="P365"><text:span text:style-name="T889">Lokal</text:span><text:span text:style-name="T490">: </text:span><text:span text:style-name="T625">B</text:span><text:span text:style-name="T490">etrifft nur einen Basic Block.</text:span></text:p>
        </text:list-item>
        <text:list-item>
          <text:p text:style-name="P365"><text:span text:style-name="T889">Global</text:span><text:span text:style-name="T490">: </text:span><text:span text:style-name="T625">B</text:span><text:span text:style-name="T490">etrifft einen gesamten Kontrollflussgraph.</text:span></text:p>
        </text:list-item>
        <text:list-item>
          <text:p text:style-name="P359"><text:span text:style-name="T490">Prozedurübergreifend</text:span><text:span text:style-name="T890">: </text:span><text:span text:style-name="T903">B</text:span><text:span text:style-name="T890">etrifft den Informationsfluss zwischen </text:span><text:span text:style-name="T891">Prozeduren.</text:span></text:p>
        </text:list-item>
        <text:list-item>
          <text:p text:style-name="P359"><text:span text:style-name="T490">Prozessübergreifend</text:span><text:span text:style-name="T890">: </text:span><text:span text:style-name="T903">B</text:span><text:span text:style-name="T890">etrifft die Interaktion zwischen einzelnen Programmfäden.</text:span></text:p>
        </text:list-item>
      </text:list>
      <text:p text:style-name="P27"><text:span text:style-name="T890">Die Obfuskationsmethode verschiebt Funktionalität in neue </text:span><text:span text:style-name="T901">Funktionen</text:span><text:span text:style-name="T890"> die als Threads gestartet werden, sodass sich dies auf den gesamten Kontrollflussgraph einer </text:span><text:span text:style-name="T902">Funktion</text:span><text:span text:style-name="T890"> auswirkt. Entsprechend kann die Methode mindestens als Obfuskation mit globalen Auswirkungen </text:span><text:span text:style-name="T891">eingeordnet</text:span><text:span text:style-name="T890"> werden. </text:span><text:span text:style-name="T892">Auch prozedurübergreifend modifizierende Eigenschaften können der Transformation zugeschrieben werden. </text:span><text:span text:style-name="T904">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nun auch über globalen Variablen erfolgt sowie deren Kontrollfluss über Semaphore anstelle von </text:span><text:span text:style-name="T905">unmittelbaren</text:span><text:span text:style-name="T904"> Terminatoren </text:span><text:span text:style-name="T905">(also Sprunginstruktionen, Return-Instruktionen)</text:span><text:span text:style-name="T904"> realisiert wird.</text:span><text:span text:style-name="T892"> Prozessübergreifend modifizierende Eigenschaften liegen hingegen nur vor, sofern bereits vorhandene Parallelität obfuskiert wird. Zwar werden in der Implementierung </text:span><text:span text:style-name="T898">für diese</text:span><text:span text:style-name="T892"> Arbeit Threads erstellt, welche aufgrund der erheblichen Dominanz die Analyse erschweren können. </text:span><text:span text:style-name="T907">Falls überhaupt Threads im Originalprogramm vorhanden sind, wird j</text:span><text:span text:style-name="T892">edoch </text:span><text:span text:style-name="T907">z</text:span><text:span text:style-name="T894">um einen </text:span><text:span text:style-name="T892">nicht unmittelbar Einfluss auf die Interaktion zwischen </text:span><text:span text:style-name="T893">urtümliche</text:span><text:span text:style-name="T894">n Threads </text:span><text:span text:style-name="T898">genommen </text:span><text:span text:style-name="T894">und zum anderen </text:span><text:span text:style-name="T906">ist die Identifikation von</text:span><text:span text:style-name="T894"> urtümlichen Threads </text:span><text:span text:style-name="T906">weiterhin möglich</text:span><text:span text:style-name="T894">. </text:span><text:span text:style-name="T895">Demgemäß </text:span><text:soft-page-break/><text:span text:style-name="T895">stellt der blau markierte Bereich </text:span><text:span text:style-name="T896">in </text:span><text:span text:style-name="T908">Abbildun</text:span><text:span text:style-name="T909">g </text:span><text:span text:style-name="T909"><text:sequence-ref text:reference-format="value" text:ref-name="refAbbildung3">3</text:sequence-ref></text:span><text:span text:style-name="T908"><text:s/></text:span><text:span text:style-name="T895">die Einordnung des in dieser Arbeit erstellten Obfuskation</text:span><text:span text:style-name="T897">s</text:span><text:span text:style-name="T896">a</text:span><text:span text:style-name="T895">lgorithmus dar.</text:span></text:p>
      <text:p text:style-name="P144"><text:span text:style-name="T521">Über diese Betrachtungsweise hinaus ist ein hervorzuhebendes</text:span><text:span text:style-name="T508"> Vorteil der vorgestellten Obfu</text:span><text:span text:style-name="T578">s</text:span><text:span text:style-name="T508">kation, dass ursprüngliche Funktionen durch die Transformation in einem Ausmaß verändert werden, </text:span><text:span text:style-name="T522">welches die Anwendung von</text:span><text:span text:style-name="T508"> generische</text:span><text:span text:style-name="T522">n</text:span><text:span text:style-name="T508"> Deobfuskatoren </text:span><text:span text:style-name="T522">unmöglich macht</text:span><text:span text:style-name="T508">. </text:span><text:span text:style-name="T514">Würden </text:span><text:span text:style-name="T586">nun</text:span><text:span text:style-name="T514"> die neu erstellten Funktionen gewöhnlich </text:span><text:span text:style-name="T626">(also nicht als Thread)</text:span><text:span text:style-name="T514"> aufgerufen werden, könnte dieser als </text:span><text:span text:style-name="T344">Outlining</text:span><text:span text:style-name="T514"> beschreibbare Vorgang mit einer simplen Compileroptimierung </text:span><text:span text:style-name="T344">Inlining</text:span><text:span text:style-name="T514"> rückgängig gemacht werden. </text:span><text:span text:style-name="T508">Es muss stattdessen eine spezifische Deobfuskationsroutine </text:span><text:span text:style-name="T639">angewandt</text:span><text:span text:style-name="T508"> werden, die zudem erst nach Analyse des Codes auf Anwendbarkeit eingesetzt werden kann. Minimale Abweichungen in der vorgestellten Implementierung können dazu führen, dass die Routine angepasst werden muss, </text:span><text:span text:style-name="T647">wodurch</text:span><text:span text:style-name="T523"> sich der Aufwand erhöht</text:span><text:span text:style-name="T508">. </text:span><text:span text:style-name="T525">Hinzu kommt, dass </text:span><text:span text:style-name="T526">die Deobfuskation von nativ ausführbaren Dateien (b</text:span><text:span text:style-name="T587">eziehungsweise</text:span><text:span text:style-name="T526"> Maschinencode im Allgemeinen) im Zusammenhang mit den bereits erläuterten Schwierigkeiten beim Binary Rewriting die dynamische Analyse beschränkt.</text:span></text:p>
      <text:p text:style-name="P222"><text:span text:style-name="T508">W</text:span><text:span text:style-name="T490">ie in </text:span><text:span text:style-name="T700">Abbildung </text:span><text:span text:style-name="T700"><text:sequence-ref text:reference-format="value" text:ref-name="refAbbildung3">3</text:sequence-ref></text:span><text:span text:style-name="T700"><text:s/>dargestellt, kann die </text:span><text:span text:style-name="T831">Widerstandsfähigkeit der </text:span><text:span text:style-name="T700">Thread-basierte</text:span><text:span text:style-name="T856">n</text:span><text:span text:style-name="T700"> Obfuskation lediglich als </text:span><text:span text:style-name="T393">schwach</text:span><text:span text:style-name="T700"> bis </text:span><text:span text:style-name="T393">stark</text:span><text:span text:style-name="T700"> eingestuft werden. Hierzu sollte jedoch beachtet werden, dass eine Obfuskationstechnik allein für gewöhnlich </text:span><text:span text:style-name="T714">aufgrund eine</text:span><text:span text:style-name="T832">r</text:span><text:span text:style-name="T714"> </text:span><text:span text:style-name="T832">individuellen</text:span><text:span text:style-name="T714"> </text:span><text:span text:style-name="T832">Zielsetzung</text:span><text:span text:style-name="T714"> einen beschränkten Auswirkungsbereich ha</text:span><text:span text:style-name="T715">t</text:span><text:span text:style-name="T714"> und somit selten eigenständig eine </text:span><text:span text:style-name="T395">starke</text:span><text:span text:style-name="T714"> bis </text:span><text:span text:style-name="T395">umfassende</text:span><text:span text:style-name="T714"> Widerstandsfähigkeit aufweis</text:span><text:span text:style-name="T833">en dürfte</text:span><text:span text:style-name="T714">. </text:span><text:span text:style-name="T700">Auch </text:span><text:span text:style-name="T833">die </text:span><text:span text:style-name="T700">Datenflussphase könnte als eigenständiger Obfuskationsprozess bezeichnet werden. Dieser wird bei der Betrachtung jedoch miteinbezogen, da es sich bei diesem Schritt um eine zwangsläufige Voraussetzung </text:span><text:span text:style-name="T833">für die nachfolgende Transformation </text:span><text:span text:style-name="T700">handelt. </text:span><text:span text:style-name="T716">Aus diesem Grund ist zu betonen, dass sich durch Erweiterung b</text:span><text:span text:style-name="T780">eziehungsweise</text:span><text:span text:style-name="T716"> Kombinationen einer weiteren (</text:span><text:span text:style-name="T835">gegebenenfalls </text:span><text:span text:style-name="T716">grundlegenden) Obfuskationstechnik mit der Thread-basierten Obfuskation die Widerstandsfähigkeit </text:span><text:span text:style-name="T834">mit geringem</text:span><text:span text:style-name="T716"> Aufwand in positive Richtung auf </text:span><text:span text:style-name="T834">bei</text:span><text:span text:style-name="T716">den Achsen verschieben und auf </text:span><text:span text:style-name="T402">umfassend</text:span><text:span text:style-name="T716"> anheben lässt. </text:span><text:span text:style-name="T509">Auf die </text:span><text:span text:style-name="T524">diesbezüglich zur Verfügung stehenden </text:span><text:span text:style-name="T509">Möglichkeit</text:span><text:span text:style-name="T524">en </text:span><text:span text:style-name="T627">und Implikationen</text:span><text:span text:style-name="T509"> soll i</text:span><text:span text:style-name="T592">n den </text:span><text:span text:style-name="T813">Abschnitten</text:span><text:span text:style-name="T814"> </text:span><text:span text:style-name="T814"><text:bookmark-ref text:reference-format="text" text:ref-name="__RefHeading___Toc5558_2158360521">Kombination mit anderen Obfuskationsmethoden</text:bookmark-ref></text:span><text:span text:style-name="T813"><text:s/>und </text:span><text:span text:style-name="T813"><text:bookmark-ref text:reference-format="text" text:ref-name="__RefHeading___Toc405_3558549">Weitere Optimierungen</text:bookmark-ref></text:span><text:span text:style-name="T814"><text:s/>genaue</text:span><text:span text:style-name="T509">r eingegangen werden.</text:span></text:p>
      <text:h text:style-name="P441" text:outline-level="3"><text:bookmark-start text:name="__RefHeading___Toc857_3589521264"/>Kosten<text:bookmark-end text:name="__RefHeading___Toc857_3589521264"/></text:h>
      <text:p text:style-name="P203">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2547947128" text:style-name="L11">
        <text:list-item>
          <text:p text:style-name="P366">konstanter Ressourcenzuwachs O(1): kostenlos</text:p>
        </text:list-item>
        <text:list-item>
          <text:p text:style-name="P366">linearer Ressourcenzuwachs O(n): billig</text:p>
        </text:list-item>
        <text:list-item>
          <text:p text:style-name="P367">polynomieller Ressourcenzuwachs O(n<text:span text:style-name="T1072">k</text:span><text:span text:style-name="T1025">): kostspielig</text:span></text:p>
        </text:list-item>
        <text:list-item>
          <text:p text:style-name="P367"><text:span text:style-name="T1025">exponentieller Ressourcenzuwachs O(</text:span><text:span text:style-name="T1036">e</text:span><text:span text:style-name="T1072">n</text:span><text:span text:style-name="T1025">): teuer</text:span></text:p>
        </text:list-item>
      </text:list>
      <text:p text:style-name="P148"><text:span text:style-name="T1035">Da diese Komplexitätsklassen das Verhältnis der benötigten Ressourcen von obfuskiertem Programm und nicht obfuskiertem Programm darstellen sollen,</text:span><text:span text:style-name="T1025"> </text:span><text:span text:style-name="T1035">wurden entsprechend</text:span><text:span text:style-name="T1025"> praktische Messungen vorgenommen.</text:span></text:p>
      <text:p text:style-name="P20">Transformationsdauer</text:p>
      <text:p text:style-name="P114"><text:soft-page-break/>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17">Messungen durchführen <text:span text:style-name="T1075">(n = Anzahl Zeilen)</text:span></text:p>
      <text:p text:style-name="P20">Speicherplatz</text:p>
      <text:p text:style-name="P22"><text:span text:style-name="T910">Es steigt sowohl der statische (also die Größe des Codes auf der Festplatte) als auch der dynamische (also die Kapazität des Prozessspeichers während der Ausführung) Speicherplatzbedarf. </text:span><text:span text:style-name="T926">Der Zuwachs ist von der Anzahl neu erstellte</text:span><text:span text:style-name="T930">r</text:span><text:span text:style-name="T926"> Funktionen und somit von der Einteilungsgröße abhängig. </text:span><text:span text:style-name="T927">I</text:span><text:span text:style-name="T926">n der vorliegenden Implementierung entspricht die Einteilungsgröße einem Basic Block. </text:span><text:span text:style-name="T928">Für jeden Basic Block wird annähernd eine konstante Anzahl von Zusatzinformationen generiert; abhängig von der Anzahl an Verbindungen zwischen Basic Blocks kommen entsprechend mehr Semaphore und Systemaufrufe hinzu. </text:span><text:span text:style-name="T929">Während der Ausführung müssen für die Parallelität zusätzliche Verwaltungsinformationen abgelegt werden.</text:span></text:p>
      <text:p text:style-name="P36"><text:span text:style-name="T926">M</text:span><text:span text:style-name="T910">essungen durchführen</text:span></text:p>
      <text:p text:style-name="P20">Performanz</text:p>
      <text:p text:style-name="P103">Hinsichtlich der Performanz <text:span text:style-name="T1062">ist </text:span>durch die zusätzliche Verwaltungsarbeit durch das Betriebssy<text:span text:style-name="T1062">s</text:span>tem ein <text:span text:style-name="T1350">deutlicher</text:span> <text:span text:style-name="T1061">Geschwindigkeitsv</text:span>erlust zu erwarten. <text:span text:style-name="T1063">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04">Als Referenzprogramm<text:span text:style-name="T430">e</text:span> soll die BBP-Formel zur Berechnung der Kreiszahl P<text:span text:style-name="T1397">i</text:span> verwendet werden. Die Implementierung <text:span text:style-name="T1064">gibt als Ergebnis die Stelle </text:span><text:span text:style-name="T342">x</text:span><text:span text:style-name="T1064">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05">Stelle von P<text:span text:style-name="T1398">i</text:span></text:p>
            </table:table-cell>
            <table:table-cell table:style-name="Tabelle1.A1" office:value-type="string">
              <text:p text:style-name="P305"><text:span text:style-name="T1276">n</text:span>icht obfusk<text:span text:style-name="T1065">ie</text:span>rt</text:p>
            </table:table-cell>
            <table:table-cell table:style-name="Tabelle1.A1" office:value-type="string">
              <text:p text:style-name="P305">obfuskiert</text:p>
            </table:table-cell>
            <table:table-cell table:style-name="Tabelle1.D1" office:value-type="string">
              <text:p text:style-name="P306">Verhältnis</text:p>
            </table:table-cell>
          </table:table-row>
        </table:table-header-rows>
        <table:table-row>
          <table:table-cell table:style-name="Tabelle1.A2" office:value-type="string">
            <text:p text:style-name="P283"/>
          </table:table-cell>
          <table:table-cell table:style-name="Tabelle1.A2" office:value-type="string">
            <text:p text:style-name="P283"/>
          </table:table-cell>
          <table:table-cell table:style-name="Tabelle1.A2" office:value-type="string">
            <text:p text:style-name="P283"/>
          </table:table-cell>
          <table:table-cell table:style-name="Tabelle1.D2" office:value-type="string">
            <text:p text:style-name="P283"/>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6">Das Linux <text:span text:style-name="T324">time</text:span><text:span text:style-name="T490">-</text:span>Kommando teilt hierbei die gemessenen Zeiten in <text:span text:style-name="T1066">die tatsächliche Ausführungsdauer (</text:span><text:span text:style-name="T343">real</text:span><text:span text:style-name="T1066">), den beanspruchte Zeitraum im Userspace (</text:span><text:span text:style-name="T343">user</text:span><text:span text:style-name="T1066">) und den beanspruchen Zeitraum im Kernelspace (</text:span><text:span text:style-name="T343">sys</text:span><text:span text:style-name="T1066">) ein. Die Zeit im Kernelspace entsteht durch Systemaufrufe (zum Beispiel durch Aufruf der Systemfunktion zum </text:span><text:span text:style-name="T343">Sperren eines Semaphors</text:span><text:span text:style-name="T1066">). Der Zeitraum im Userspace und im Kernelspace kann die tatsächliche Ausführungsdauer bei einem Mehrprozessorsystem übersteigen, da der Zeitraum für jeden Prozessor separat bestimmt wird.</text:span></text:p>
      <text:p text:style-name="P105"><text:span text:style-name="T1064">In der Spalte „</text:span><text:span text:style-name="T579">Verhältnis“</text:span><text:span text:style-name="T1064"> wurde der Quotient aus obfuskierter, tatsächlicher Ausführungsdauer als Dividend und nicht obfuskierter, tatsächlicher Ausführungsdauer als Divisor gebildet. Wie erwartet, ist die Zeit im Kernel wie aufgrund der hohen Anzahl an eingefügten Systemaufrufe stark angestiegen.</text:span></text:p>
      <text:p text:style-name="P107"><text:soft-page-break/><text:span text:style-name="T420">Messreihe bilden </text:span><text:span text:style-name="T421">und im Weiteren beschreiben / </text:span><text:span text:style-name="T422">Obfuscated Code Optimieren </text:span><text:span text:style-name="T423">/ only one core?? </text:span><text:span text:style-name="T424">(v</text:span><text:span text:style-name="T456">ergleiche</text:span><text:span text:style-name="T424"> [42])</text:span></text:p>
      <text:p text:style-name="P107">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236">D</text:span>ies ist zudem noch abhängig von der Anzahl der verfügbaren Prozessoren, da für die Synchronisation eine erhebliche, aber parallelisierbare Rechenarbeit anfällt. <text:span text:style-name="T1281">Wird bei der Transformation der rechenintensive Teil eines Programms ausgespart, </text:span>so ist bei der Ausführungsdauer zwischen obfuskiertem und nicht obfuskiertem Programm kein Unterschied zu erkennen.</text:p>
      <text:p text:style-name="P272">Im Hinblick auf den Aspekt, dass eine selektierte Transformation zu einem nicht signifikanten Performan<text:span text:style-name="T1239">zv</text:span>erlust führt, lässt sich dieser enorme Performan<text:span text:style-name="T1237">zv</text:span>erlust relativieren. <text:span text:style-name="T1434">Dementsprechend folgt bei Anwendung der Obfuskation die Empfehlung</text:span>, intensive Berechnungen <text:span text:style-name="T1434">eines Programms bei der Transformation auszusparen.</text:span></text:p>
      <text:h text:style-name="P442" text:outline-level="3"><text:bookmark-start text:name="__RefHeading___Toc3736_860311804"/>Zusammenfassung<text:bookmark-end text:name="__RefHeading___Toc3736_860311804"/></text:h>
      <text:p text:style-name="P112"><text:span text:style-name="T96">„For Alice this means that she may have to choose between a highly e</text:span><text:span text:style-name="T164">ffi</text:span><text:span text:style-name="T96">cient program, and one that is highly obfuscated. Typically, an obfuscator will assist her in this trade o</text:span><text:span text:style-name="T233">r</text:span><text:span text:style-name="T96"> by allowing her to cho</text:span><text:span text:style-name="T165">o</text:span><text:span text:style-name="T96">se between cheap and expensive transformations.“</text:span><text:span text:style-name="T763"> </text:span><text:span text:style-name="T764">[2]</text:span></text:p>
      <text:p text:style-name="P205"><text:span text:style-name="T96">A</text:span><text:span text:style-name="T166">n dieser Stelle soll eine qualitative Gesamtbewertung anhand der Ergebnisse der vorangegangenen Unter</text:span><text:span text:style-name="T253">abschnitte</text:span><text:span text:style-name="T166"> formuliert werden.</text:span></text:p>
      <text:p text:style-name="P205"><text:span text:style-name="T167">Threads: </text:span><text:span text:style-name="T445">Potency: </text:span><text:span text:style-name="T448">h</text:span><text:span text:style-name="T445">igh, Resilience: strong, Cost: costly, </text:span><text:span text:style-name="T446">u1 und u2</text:span><text:span text:style-name="T445"> </text:span><text:span text:style-name="T447">[2]</text:span></text:p>
      <text:p text:style-name="P205"><text:span text:style-name="T167">Data: </text:span><text:span text:style-name="T445">Potency: </text:span><text:span text:style-name="T448">low</text:span><text:span text:style-name="T445">, Resilience: strong, Cost: </text:span><text:span text:style-name="T448">free</text:span><text:span text:style-name="T445">, </text:span><text:span text:style-name="T446">..</text:span><text:span text:style-name="T445"> </text:span><text:span text:style-name="T447">[2]</text:span></text:p>
      <text:p text:style-name="P79"><text:span text:style-name="T1077">M</text:span>essungen durchführen</text:p>
      <text:p text:style-name="P82">Konflikt zwischen den drei Dimensionen (zumindest Wirksamkeit und Kosten)</text:p>
      <text:p text:style-name="P83">Abschließend Kombination</text:p>
      <text:p text:style-name="P98"><text:span text:style-name="T1177">Stealth: g</text:span>ar nicht so auffälig hinsichtlich cpu resources (50 % im gegensatz zu 1 100 % ?)</text:p>
      <text:p text:style-name="P99">Gemäß Zitat unterstützung durch obfuskator, siehe auch weitere optimierungen</text:p>
      <text:h text:style-name="P422" text:outline-level="2"><text:bookmark-start text:name="__RefHeading___Toc3015_3999937015"/>Auswirkungen auf das Reverse Engineering<text:bookmark-end text:name="__RefHeading___Toc3015_3999937015"/></text:h>
      <text:p text:style-name="P66">Die Auswirkungen auf das Reverse Engineering sind vielfältig und ebenso von einer gewissen Unbestimmtheit geprägt, da die Wirksamkeit von den individuellen Fähigkeiten <text:span text:style-name="T1352">eines</text:span> (menschlichen) Betrachters abhängig <text:span text:style-name="T1353">sei</text:span> [2]. Deshalb soll in diesem Kapitel die gängige Herangehensweise bei der Analyse eines derart obfuskierten Samples betrachtet und etwaige durch die Obfuskation entstehenden Schwierigkeiten möglichst praxisnah beleuchtet werden.</text:p>
      <text:p text:style-name="P273"><text:span text:style-name="T3">Für die Prüfung, wie sich der Transformationsprozess auf das manuelle Reverse Engineering auswirkt, wurde die gebräuchliche, open-source und plattformunabhängige Reverse Engineering Software </text:span><text:span text:style-name="T580">Ghidra</text:span><text:span text:style-name="T3"> verwendet, welches die am häufigsten benötigten Werkzeuge (wie Disassembler, Decompiler, Abhängigkeitsanalysator, Hexeditor) vereint. Kommerzielle Alternativen wie IDA Pro </text:span><text:soft-page-break/><text:span text:style-name="T3">bieten mit einem integrierten Debugger einen Vorteil bei der dynamischen Analyse, für die Ziele dieser Arbeit ist jedoch die Nutzung eines separaten Debuggers (wie </text:span><text:span text:style-name="T581">GDB</text:span><text:span text:style-name="T3"> [43] für Linux oder </text:span><text:span text:style-name="T580">x64dbg</text:span><text:span text:style-name="T3"> [44] für Windows) ausreichend.</text:span></text:p>
      <text:h text:style-name="P444" text:outline-level="3"><text:bookmark-start text:name="__RefHeading___Toc21186_3107961402"/>Statische Analyse<text:bookmark-end text:name="__RefHeading___Toc21186_3107961402"/></text:h>
      <text:p text:style-name="P270"><text:span text:style-name="T1293">Um den Einfluss der Obfuskationstransformation zu präsentieren, sollen die Unterschiede zwischen nicht obfuskierter Darstellung und obfuskierter Darstellung eines Beispielprogramms anhand Ausgaben von Ghidra visualisiert und erläutert werden. Als Beispielprogramm soll </text:span><text:span text:style-name="T596">bzip2</text:span><text:span text:style-name="T1293"> dienen, da die Komplexität der </text:span><text:span text:style-name="T352">ma</text:span><text:span text:style-name="T351">in</text:span><text:span text:style-name="T1113">-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113"><text:sequence-ref text:reference-format="value" text:ref-name="refCodeausschnitt0">6</text:sequence-ref></text:span><text:span text:style-name="T1113"><text:s/>kann eine erste Impression des Unterschieds der </text:span><text:span text:style-name="T352">main</text:span><text:span text:style-name="T1115">-Funktion in disassemblierter Darstellung zwischen obfuskierter und nicht obfuskierter Form des Beispiels gewonnen werden.</text:span></text:p>
      <text:p text:style-name="P271"><text:span text:style-name="T1433">Am Anfang der Funktionen werden die in der Funktion benutzten, nicht volatilen Register mit der Instruktion </text:span><text:span text:style-name="T372">PUSH</text:span><text:span text:style-name="T1242"> auf dem Stack abgelegt, so ist in der obfuskierten </text:span><text:span text:style-name="T353">main</text:span><text:span text:style-name="T1116">-Funktion lediglich das Register </text:span><text:span text:style-name="T353">RBX</text:span><text:span text:style-name="T1116"> betroffen. Auf der linken Seite ist zu sehen, wie </text:span><text:span text:style-name="T534">anschließend</text:span><text:span text:style-name="T532"> die Initialisierung </text:span><text:span text:style-name="T533">von diversen globalen Variablen entsprechend dem Quellcode erfolgt. </text:span><text:span text:style-name="T652">Auf der rechten Seite hingegen </text:span><text:soft-page-break/><text:span text:style-name="T535">werden mit den ersten beiden folgenden Instruktionen die Funktions</text:span><text:span text:style-name="T588">argumente</text:span><text:span text:style-name="T535"> in de</text:span><text:span text:style-name="T536">m</text:span><text:span text:style-name="T535"> dafür vorgesehenen globalen Speicher</text:span><text:span text:style-name="T536">bereich abgelegt. </text:span><text:span text:style-name="T537">Darauf folgt schon die Initialisierung der einzelnen für die Synchronisierung benötigten Semaphore. Hierbei wird als erste</text:span><text:span text:style-name="T589">s Argument</text:span><text:span text:style-name="T537"> der Zeiger auf den für dieses Semaphor vorgesehenen Speicherbereich übergeben (Register </text:span><text:span text:style-name="T372">EDI</text:span><text:span text:style-name="T537">), den beiden weiteren </text:span><text:span text:style-name="T590">Argumenten</text:span><text:span text:style-name="T537">, </text:span><text:span text:style-name="T538">welche als </text:span><text:span text:style-name="T354">Attribut für die Erstellung von Parallelisierungsprimitiven</text:span><text:span text:style-name="T538"> zu verstehen sind,</text:span><text:span text:style-name="T537"> wird der Wert </text:span><text:span text:style-name="T373">NULL</text:span><text:span text:style-name="T582"> </text:span><text:span text:style-name="T538">zugewiesen (siehe auch </text:span><text:span text:style-name="T720">Unter</text:span><text:span text:style-name="T815">abschnitt</text:span><text:span text:style-name="T720"> </text:span><text:span text:style-name="T720"><text:bookmark-ref text:reference-format="text" text:ref-name="__RefHeading___Toc63_3312919563">Initialisierung</text:bookmark-ref></text:span><text:span text:style-name="T720">). </text:span><text:span text:style-name="T721">Der Aufruf der Funktion </text:span><text:span text:style-name="T396">sem_init</text:span><text:span text:style-name="T721"> in Verbindung mit den Registerzuweisungen wiederholt sich insgesamt 189-mal </text:span><text:span text:style-name="T723">(dies entspricht auch der Anzahl der erzeugten Threads </text:span><text:span text:style-name="T724">und der </text:span><text:span text:style-name="T725">weiteren </text:span><text:span text:style-name="T724">damit verbundenen Aufrufe</text:span><text:span text:style-name="T723">)</text:span><text:span text:style-name="T721">. </text:span><text:span text:style-name="T722">Sofern bei dem zu untersuchenden Programm keine hochgradige Parallelität erwartet wird, erscheint die Software aufgrund der ungewöhnlich hohen Anzahl an Systemaufrufen im Zusammenhang mit Parallelisierung direkt verdächtig.</text:span></text:p>
      <text:p text:style-name="P269"><text:span text:style-name="T533">D</text:span><text:span text:style-name="T490">ie Funktionalität des Anfangs der </text:span><text:span text:style-name="T324">main</text:span><text:span text:style-name="T490">-Funktion </text:span><text:span text:style-name="T539">ist </text:span><text:span text:style-name="T628">durchaus</text:span><text:span text:style-name="T539"> auch weiterhin im obfuskierten Programm enthalten. </text:span><text:span text:style-name="T540">Aufzufinden ist sie in diesem konkreten Beispiel anhand des zweiten </text:span><text:span text:style-name="T591">Arguments</text:span><text:span text:style-name="T540"> des letzten Systemaufrufs </text:span><text:span text:style-name="T355">pthread_create</text:span><text:span text:style-name="T540"> </text:span><text:span text:style-name="T629">in dieser Funktion</text:span><text:span text:style-name="T540">, da für die Implementierung (wie beschrieben) die ursprüngliche Reihenfolge der Basic Blocks bei der Generierung der Systemaufrufe zu</text:span><text:span text:style-name="T541">r</text:span><text:span text:style-name="T540"> </text:span><text:span text:style-name="T355">Erstell</text:span><text:span text:style-name="T356">ung eines Thread</text:span><text:span text:style-name="T541"> invertiert wurde.</text:span><text:span text:style-name="T540"> Die Schwierigkeit hierbei ist jedoch die Ausführungsreihenfolge der einzelnen als Thread gestarteten Funktionen zu bestimmen, </text:span><text:span text:style-name="T630">besonders</text:span><text:span text:style-name="T540"> wenn die </text:span><text:span text:style-name="T542">Reihenfolge der Systemaufrufe zufällig erzeugt wurde</text:span><text:span text:style-name="T540">.</text:span></text:p>
      <text:p text:style-name="P51"><text:span text:style-name="T540">Wie bereits erläutert, ist die Transformation des Kontrollfluss</text:span><text:span text:style-name="T631">es</text:span><text:span text:style-name="T540"> </text:span><text:span text:style-name="T648">(</text:span><text:span text:style-name="T540">im Speziellen der graphischen Darstellung</text:span><text:span text:style-name="T648">),</text:span><text:span text:style-name="T540"> sodass dieser für Analysezwecke nur noch bedingt zu gebrauchen </text:span><text:span text:style-name="T631">ist</text:span><text:span text:style-name="T540">, ein grundlegender Aspekt der vorgestellten Obfuskation. </text:span><text:span text:style-name="T545">Für die diesbezügliche Wirksamkeit sind in </text:span><text:span text:style-name="T654">Abbildung </text:span><text:span text:style-name="T655"><text:sequence-ref text:reference-format="value" text:ref-name="refAbbildung0">4</text:sequence-ref></text:span><text:span text:style-name="T654"><text:s/>die für die </text:span><text:span text:style-name="T384">main</text:span><text:span text:style-name="T654">-Fun</text:span><text:span text:style-name="T668">k</text:span><text:span text:style-name="T654">tion erzeugten Kontrollflussgraphen gegenübergestellt.</text:span><text:span text:style-name="T654"><text:note text:id="ftn15" text:note-class="footnote"><text:note-citation>15</text:note-citation><text:note-body><text:p text:style-name="Footnote">Die Graphen werden für eine kompaktere Darstellung waagerecht dargestellt.</text:p></text:note-body></text:note></text:span><text:span text:style-name="T654"> </text:span><text:span text:style-name="T669">Wie unschwer zu erkennen ist, wird das Ziel erreicht. Wohingegen aus dem Kontrollflussgraphen der nicht obfuskierten </text:span><text:span text:style-name="T385">main</text:span><text:span text:style-name="T669">-Funktion für das Reverse Engineering weiterführende Informationen abgeleitet werden können, handelt es sich bei der </text:span><text:span text:style-name="T385">main</text:span><text:span text:style-name="T669">-Funktion um einen einzigen Basic Block, der </text:span><text:span text:style-name="T670">ents</text:span><text:span text:style-name="T686">p</text:span><text:span text:style-name="T670">rechend</text:span><text:span text:style-name="T669"> strukturlos dargestellt wird. </text:span><text:span text:style-name="T690">Der Kontrollflussgraph der neuen Funktionen besteht auch lediglich aus einem Basic Block, der die verlagerte Funktionalität beinhaltet, mit einer abschließenden Verzweigungsinstruktion, deren Anzahl der Sprungziele </text:span><text:span text:style-name="T692">effektiv </text:span><text:span text:style-name="T690">identisch</text:span><text:span text:style-name="T690"><text:note text:id="ftn16" text:note-class="footnote"><text:note-citation>16</text:note-citation><text:note-body><text:p text:style-name="P301">Mit Ausnahme von Basic Blocks die nur einen Nachfolger haben <text:span text:style-name="T1363">in Verbindung mit aktivierten </text:span>Compileroptimierungen. In diesem Fall wird die unbedingte Verzweigungsinstruktion entfernt <text:span text:style-name="T1322">und es wird graphisch nur ein Basic Block dargestellt</text:span>.</text:p></text:note-body></text:note></text:span><text:span text:style-name="T690"> mit der Anzahl der Nachfolger des ursprünglichen Basic Blocks ist. </text:span><text:span text:style-name="T691">Ohne weiterführende Analyse der Semantik dieser Basic </text:span><text:soft-page-break/><text:span text:style-name="T691">Blocks ist auch diese primitive Struktur wenig aussagefähig hinsichtlich des Aufbau</text:span><text:span text:style-name="T693">s</text:span><text:span text:style-name="T691"> des Programms.</text:span></text:p>
      <text:p text:style-name="P52"><text:span text:style-name="T653">Eine weitere Möglichkeit um ei</text:span><text:span text:style-name="T671">ne Vorstellung</text:span><text:span text:style-name="T653"> über die Struktur eines Programms zu gewinnen, ist die Visualisierung der durch eine </text:span><text:span text:style-name="T689">Funktion</text:span><text:span text:style-name="T653"> aufgerufenen Funktionen. </text:span><text:span text:style-name="T671">Diese als Funktionsaufrufgraph </text:span><text:span text:style-name="T674">bezeichnete </text:span><text:span text:style-name="T694">Darstellung</text:span><text:span text:style-name="T674"> </text:span><text:span text:style-name="T656">ist für die </text:span><text:span text:style-name="T387">main</text:span><text:span text:style-name="T656">-Funktion des nicht obfuskierten Programms in Abbildung </text:span><text:span text:style-name="T655"><text:sequence-ref text:reference-format="value" text:ref-name="refAbbildung4">5</text:sequence-ref></text:span><text:span text:style-name="T656"><text:s/></text:span><text:span text:style-name="T695">zu sehen</text:span><text:span text:style-name="T656">.</text:span></text:p>
      <text:p text:style-name="P155"><draw:frame draw:style-name="fr6" draw:name="Frame10" text:anchor-type="as-char" svg:width="6.6957in" draw:z-index="6"><draw:text-box fo:min-height="4.0283in"><text:p text:style-name="Abbildung"><draw:frame draw:style-name="fr15"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656">D</text:span><text:span text:style-name="T653">er Funktionsaufrufgraph der </text:span><text:span text:style-name="T383">main</text:span><text:span text:style-name="T653">-Funktion des obfuskierten Programms wiederum kann aufgrund zu vieler ausgehender Referenzen durch Ghidra nicht abgebildet werden. </text:span><text:span text:style-name="T678">Aus der textuellen Auflistung können</text:span><text:span text:style-name="T671"> </text:span><text:span text:style-name="T672">zwar die einzelnen Funktionen (ehemals </text:span><text:span text:style-name="T673">Basic Blocks</text:span><text:span text:style-name="T672">), die durch </text:span><text:span text:style-name="T386">pthread_create</text:span><text:span text:style-name="T672"> aufgerufen werden, </text:span><text:span text:style-name="T678">entnommen werden</text:span><text:span text:style-name="T672">, jedoch ist die Reihenfolge der Abarbeitung der einzelnen Blöcke ohne Kenntnis des Transformationsprozesses nicht rekonstruierbar. </text:span><text:span text:style-name="T675">Hinzu kommt, dass durch die zweite erzeugte Aufrufebene nicht die </text:span><text:span text:style-name="T676">eigentlichen, </text:span><text:span text:style-name="T696">als ursprünglichen</text:span><text:span text:style-name="T676"> Unterfunktionen dargestellt werden. Kann ein Programm </text:span><text:span text:style-name="T679">normalerweise</text:span><text:span text:style-name="T676"> abstrakt durch die Struktur von Funktionsaufrufen verstanden werden, wird diese </text:span><text:span text:style-name="T677">Praxis</text:span><text:span text:style-name="T676"> durch die ausgedehnte Verschachtelung erheblich behindert.</text:span></text:p>
      <text:p text:style-name="P251"><text:span text:style-name="T540">A</text:span><text:span text:style-name="T490">ls </text:span><text:span text:style-name="T632">N</text:span><text:span text:style-name="T490">ächstes soll die Analysierbarkeit des Programms anhand der Ausgabe des Decompiler</text:span><text:span text:style-name="T543">s</text:span><text:span text:style-name="T490"> untersucht werden. </text:span><text:span text:style-name="T543">Wie bereits festgestellt, </text:span><text:span text:style-name="T544">sind die aus der </text:span><text:span text:style-name="T374">main</text:span><text:span text:style-name="T544">-Funktion ableitbaren Informationen recht begrenzt; die </text:span><text:span text:style-name="T374">main</text:span><text:span text:style-name="T544">-Funktion enthält lediglich die Systemaufrufe unter Nutzung von Speicheradressen, welche für das Verständnis des Programms </text:span><text:span text:style-name="T633">assoziiert</text:span><text:span text:style-name="T544"> werden müssen. Dementsprechend </text:span><text:soft-page-break/><text:span text:style-name="T544">soll an dieser Stelle beispielhaft die Decompiler Ausgabe einer der neuen Funktionen </text:span><text:span text:style-name="T546">demonstriert</text:span><text:span text:style-name="T544"> </text:span><text:span text:style-name="T726">werden </text:span><text:span text:style-name="T729">(siehe </text:span><text:span text:style-name="T816">Codeausschnitt</text:span><text:span text:style-name="T729"> </text:span><text:span text:style-name="T729"><text:sequence-ref text:reference-format="value" text:ref-name="refCodeausschnitt6">7</text:sequence-ref></text:span><text:span text:style-name="T729">)</text:span><text:span text:style-name="T726">.</text:span></text:p>
      <text:p text:style-name="P159"><draw:frame draw:style-name="fr5" draw:name="Frame11" text:anchor-type="as-char" svg:width="6.6929in" style:rel-width="100%" svg:height="4.0543in" style:rel-height="scale-min" draw:z-index="8"><draw:text-box><text:p text:style-name="P320"><draw:g text:anchor-type="as-char" svg:y="-0.2102in" draw:z-index="9" draw:name="Shape6" draw:style-name="gr41"><draw:frame draw:style-name="gr42" draw:text-style-name="P456" svg:width="3.8606in" svg:height="3.4421in" svg:x="0in" svg:y="0.6929in"><draw:image xlink:href="Pictures/10000201000002E30000027F9FA922C6C74C3FF4.png" xlink:type="simple" xlink:show="embed" xlink:actuate="onLoad"><text:p/></draw:image></draw:frame><draw:frame draw:style-name="gr42" draw:text-style-name="P456" svg:width="2.2594in" svg:height="4.2453in" svg:x="4.3634in" svg:y="0.3307in"><draw:image xlink:href="Pictures/10000201000001360000023590D1818D3F9CC6D0.png" xlink:type="simple" xlink:show="embed" xlink:actuate="onLoad"><text:p/></draw:image></draw:frame><draw:frame draw:style-name="gr43" draw:text-style-name="P455" svg:width="1.9039in" svg:height="0.3953in" svg:x="1.0917in" svg:y="0.3772in"><draw:text-box><text:p text:style-name="P454"><text:span text:style-name="T1465">nicht obfuskiert</text:span></text:p></draw:text-box></draw:frame><draw:frame draw:style-name="gr44" draw:text-style-name="P455" svg:width="1.2988in" svg:height="0.3953in" svg:x="4.9583in" svg:y="0in"><draw:text-box><text:p text:style-name="P454"><text:span text:style-name="T1465">obfuskiert</text:span></text:p></draw:text-box></draw:frame><draw:line draw:style-name="gr45" draw:text-style-name="P456" svg:x1="0.9323in" svg:y1="0.7075in" svg:x2="4.5917in" svg:y2="2.1697in"><text:p/></draw:line><draw:line draw:style-name="gr45" draw:text-style-name="P456" svg:x1="1.024in" svg:y1="1.7457in" svg:x2="4.5921in" svg:y2="3.6327in"><text:p/></draw:line></draw:g>Codeausschnitt <text:sequence text:ref-name="refCodeausschnitt6" text:name="Codeausschnitt" text:formula="ooow:Codeausschnitt+1" style:num-format="1">7</text:sequence>: Ausgabe des Decompilers zur Anfangsfunktionalität der main-Funktion</text:p></draw:text-box></draw:frame></text:p>
      <text:p text:style-name="P252"><text:span text:style-name="T726">Es handelt sich hierbei erneut um den Anfang der </text:span><text:span text:style-name="T397">main</text:span><text:span text:style-name="T726">-Funktion. </text:span><text:span text:style-name="T730">Mit Hilfe der rot gestrichelten Linie wird die Zuordnung des </text:span><text:span text:style-name="T731">Ausschnitts des </text:span><text:span text:style-name="T730">ersten Basic Blocks indiziert. </text:span><text:span text:style-name="T732">Während auf der linken Seite die Fortsetzung des Ablaufs unmittelbar ersichtlich ist (bei Eintritt der </text:span><text:span text:style-name="T398">if</text:span><text:span text:style-name="T732">-Bedingung folgt eine Fehlerausgabe), muss auf der rechten Seite zunächst </text:span><text:span text:style-name="T733">die Referenz des der Funktion </text:span><text:span text:style-name="T399">sem_post</text:span><text:span text:style-name="T733"> übergebenen Speicherbereichs aufgelöst werden. Dies und die allgemein hohe Anzahl an </text:span><text:span text:style-name="T728">Parallelisierung</text:span><text:span text:style-name="T807">s</text:span><text:span text:style-name="T728">primitiven führt </text:span><text:span text:style-name="T733">mutmaßlich </text:span><text:span text:style-name="T728">zu eine</text:span><text:span text:style-name="T733">r</text:span><text:span text:style-name="T728"> Informationsüberlastung, </text:span><text:span text:style-name="T733">insbesondere durch die große Entfernung der Abhängigkeiten wie bereits im Unter</text:span><text:span text:style-name="T817">abschnitt</text:span><text:span text:style-name="T733"> </text:span><text:span text:style-name="T733"><text:bookmark-ref text:reference-format="text" text:ref-name="__RefHeading___Toc3746_982560348">Wirksamkeit</text:bookmark-ref></text:span><text:span text:style-name="T733"><text:s/>festgestellt. </text:span><text:span text:style-name="T727">Je stärker die Verflechtung </text:span><text:span text:style-name="T836">beziehungsweise Verschachtelung </text:span><text:span text:style-name="T734">hierbei </text:span><text:span text:style-name="T836">ist</text:span><text:span text:style-name="T727">, desto aufwendiger wird es dem Kontrollfluss auf diese Weise zu folgen.</text:span></text:p>
      <text:p text:style-name="P170"><text:span text:style-name="T727">E</text:span><text:span text:style-name="T700">ine automati</text:span><text:span text:style-name="T837">sierte</text:span><text:span text:style-name="T700">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18">Abschnitt</text:span><text:span text:style-name="T700"> </text:span><text:span text:style-name="T700"><text:bookmark-ref text:reference-format="text" text:ref-name="__RefHeading___Toc5556_2158360521">Ansätze für Gegenmaßnahmen</text:bookmark-ref></text:span><text:span text:style-name="T700"><text:s/></text:span><text:span text:style-name="T838">aufgezeigt</text:span><text:span text:style-name="T700"> werden.</text:span></text:p>
      <text:p text:style-name="P169"><text:span text:style-name="T99">Abschließend ist anzumerken, dass d</text:span><text:span text:style-name="T14">ie durch die Transformation entstehenden Implikationen hier nur beispielhaft an der </text:span><text:span text:style-name="T393">main</text:span><text:span text:style-name="T14">-Funktion erläutert </text:span><text:span text:style-name="T99">wurden</text:span><text:span text:style-name="T14">. Durch die Anwendung der Transformation auf mehrere oder alle Funktionen erhöht sich entsprechend die Komplexität.</text:span></text:p>
      <text:h text:style-name="P443" text:outline-level="3"><text:bookmark-start text:name="__RefHeading___Toc21188_3107961402"/><text:soft-page-break/>Dynamische Analyse<text:bookmark-end text:name="__RefHeading___Toc21188_3107961402"/></text:h>
      <text:p text:style-name="P54">Ein Teil der bei der statischen Analyse erläuterten Schwierigkeiten sind bei der manuellen dynamischen Analyse implizit enthalten, insbesondere die <text:span text:style-name="T1243">Verteilung eigentlich</text:span> zusammenhängender Funktionalität einschließlich ihrer Variablen. <text:span text:style-name="T1119">Bei der Analyse mit einem Debugger</text:span> komm<text:span text:style-name="T1118">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5">Ein weitere<text:span text:style-name="T1399">r</text:span> Ansatz ist das Setzen eines Breakpoints in einer für die Analyse interessanten <text:span text:style-name="T1121">Bibliotheks- oder </text:span>Systemfunktion, zum einen um die Übergabeparameter zu untersuchen und zum anderen um <text:span text:style-name="T1354">den Weg, also über welche vorherigen Funktionsaufrufe die Funktion erreicht wurde (genannt Stacktrace), zu bestimmen, sodass, ähnlich einem Funktionsaufrufgraphen (siehe </text:span><text:span text:style-name="T1096">Unterabschnitt </text:span><text:span text:style-name="T1096"><text:bookmark-ref text:reference-format="text" text:ref-name="__RefHeading___Toc21186_3107961402">Statische Analyse</text:bookmark-ref></text:span><text:span text:style-name="T1096">)</text:span><text:span text:style-name="T1120">, ein abstraktes Modell des Programms anhand von Funktionsaufrufen erstellt werden kann. Wohingegen Ersteres weiterhin möglich ist, wird Letzteres effektiv verhindert. Als Beispiel kann die Gegenüberstellung in Codeausschnitt </text:span><text:span text:style-name="T1120"><text:sequence-ref text:reference-format="value" text:ref-name="refCodeausschnitt7">8</text:sequence-ref></text:span><text:span text:style-name="T1120"><text:s/>betrachtet werden, wo die Stacktrace-Ausgabe von </text:span><text:span text:style-name="T547">GDB</text:span><text:span text:style-name="T1120"> zur </text:span><text:span text:style-name="T357">fwrite</text:span><text:span text:style-name="T547">-</text:span><text:span text:style-name="T548">Funktion</text:span><text:span text:style-name="T1120"> beim obfuskierten und nicht obfuskierten Beispielprogramm </text:span><text:span text:style-name="T547">bzip2</text:span><text:span text:style-name="T1120"> zu sehen ist.</text:span></text:p>
      <text:p text:style-name="P55"><draw:frame draw:style-name="fr10" draw:name="Frame12" text:anchor-type="as-char" svg:width="5.8835in" style:rel-width="100%" svg:height="3.7882in" style:rel-height="scale-min" draw:z-index="10"><draw:text-box><text:p text:style-name="P321"><draw:g text:anchor-type="as-char" draw:z-index="11" draw:name="Shape7" draw:style-name="gr2"><draw:frame draw:style-name="gr46" draw:text-style-name="P465" svg:width="6.3004in" svg:height="1.2169in" svg:x="0in" svg:y="0.4in"><draw:text-box><text:p text:style-name="P454"><text:span text:style-name="T1466">#0 <text:s/>__GI__IO_fwrite (buf=0x7fff88000fc8, size=1, count=5000, </text:span></text:p><text:p text:style-name="P454"><text:span text:style-name="T1466"><text:tab/></text:span><text:span text:style-name="T1466">fp=0x7fff88000d90) at iofwrite.c:31</text:span></text:p><text:p text:style-name="P454"><text:span text:style-name="T1466">#1 <text:s/>0x000000000041e79d in ?? ()</text:span></text:p><text:p text:style-name="P454"><text:span text:style-name="T1466">#2 <text:s/>0x00007ffff7bbb6db in start_thread (arg=0x7fff4cf89700) at </text:span></text:p><text:p text:style-name="P454"><text:span text:style-name="T1466"><text:tab/></text:span><text:span text:style-name="T1466">pthread_create.c:463</text:span></text:p><text:p text:style-name="P454"><text:span text:style-name="T1466">#3 <text:s/>0x00007ffff78e471f in clone () at </text:span></text:p><text:p text:style-name="P454"><text:span text:style-name="T1466"><text:tab/></text:span><text:span text:style-name="T1466">../sysdeps/unix/sysv/linux/x86_64/clone.S:95</text:span></text:p></draw:text-box></draw:frame><draw:frame draw:style-name="gr47" draw:text-style-name="P465" svg:width="6.3004in" svg:height="1.6898in" svg:x="0in" svg:y="2.2283in"><draw:text-box><text:p text:style-name="P454"><text:span text:style-name="T1466">#0 <text:s/>__GI__IO_fwrite (buf=0x61d708, size=1, count=5000, fp=0x61d4d0) at </text:span></text:p><text:p text:style-name="P454"><text:span text:style-name="T1466"><text:tab/></text:span><text:span text:style-name="T1466">iofwrite.c:31</text:span></text:p><text:p text:style-name="P454"><text:span text:style-name="T1466">#1 <text:s/>0x0000000000406ea4 in ?? ()</text:span></text:p><text:p text:style-name="P454"><text:span text:style-name="T1466">#2 <text:s/>0x0000000000402abe in ?? ()</text:span></text:p><text:p text:style-name="P454"><text:span text:style-name="T1466">#3 <text:s/>0x000000000040219a in ?? ()</text:span></text:p><text:p text:style-name="P454"><text:span text:style-name="T1466">#4 <text:s/>0x00007ffff7a03bf7 in __libc_start_main (main=0x401490, argc=2,</text:span></text:p><text:p text:style-name="P454"><text:span text:style-name="T1466"><text:tab/></text:span><text:span text:style-name="T1466">argv=0x7fffffffdf08, init=&lt;optimized out&gt;, fini=&lt;optimized out&gt;,</text:span></text:p><text:p text:style-name="P454"><text:span text:style-name="T1466"><text:tab/></text:span><text:span text:style-name="T1466">rtld_fini=&lt;optimized out&gt;, stack_end=0x7fffffffdef8)</text:span></text:p><text:p text:style-name="P454"><text:span text:style-name="T1466"><text:tab/></text:span><text:span text:style-name="T1466">at ../csu/libc-start.c:310</text:span></text:p><text:p text:style-name="P454"><text:span text:style-name="T1466">#5 <text:s/>0x00000000004013ca in ?? ()</text:span></text:p></draw:text-box></draw:frame><draw:frame draw:style-name="gr48" draw:text-style-name="P455" svg:width="1.2831in" svg:height="0.387in" svg:x="0in" svg:y="0in"><draw:text-box><text:p text:style-name="P454"><text:span text:style-name="T1465">obfuskiert</text:span></text:p></draw:text-box></draw:frame><draw:frame draw:style-name="gr49" draw:text-style-name="P455" svg:width="1.8803in" svg:height="0.387in" svg:x="0in" svg:y="1.8201in"><draw:text-box><text:p text:style-name="P454"><text:span text:style-name="T1465">nicht obfuskiert</text:span></text:p></draw:text-box></draw:frame></draw:g><text:line-break/>Codeausschnitt <text:sequence text:ref-name="refCodeausschnitt7" text:name="Codeausschnitt" text:formula="ooow:Codeausschnitt+1" style:num-format="1">8</text:sequence>: Gegenüberstellung des Stacktraces beim obfuskierten und nicht obfuskierten Programm</text:p></draw:text-box></draw:frame></text:p>
      <text:p text:style-name="P56">Beim nicht obfuskierten Programm kann der <text:span text:style-name="T1355">Aufrufpfad</text:span> vom <text:span text:style-name="T1122">Programme</text:span>instiegspunkt <text:span text:style-name="T324">#5</text:span><text:span text:style-name="T490"> über die </text:span><text:span text:style-name="T324">main</text:span><text:span text:style-name="T490">-Funktion </text:span><text:span text:style-name="T324">#4</text:span><text:span text:style-name="T490"> und drei weiterer Unterfunktionen </text:span><text:span text:style-name="T324">#3</text:span><text:span text:style-name="T490"> </text:span><text:span text:style-name="T552">-</text:span><text:span text:style-name="T490"> </text:span><text:span text:style-name="T324">#1</text:span><text:span text:style-name="T490"> bis zur </text:span><text:span text:style-name="T358">fwrite</text:span><text:span text:style-name="T549">-Funktion </text:span><text:span text:style-name="T375">#0</text:span><text:span text:style-name="T556"> </text:span><text:span text:style-name="T549">nachvollzogen werden. Beim obfuskierten Programm hingegen </text:span><text:span text:style-name="T550">ist der Einstiegspunkt </text:span><text:span text:style-name="T359">#</text:span><text:span text:style-name="T361">3</text:span><text:span text:style-name="T550"> die Systemfunktion </text:span><text:span text:style-name="T359">clone</text:span><text:span text:style-name="T550">, welche </text:span><text:span text:style-name="T553">bei</text:span><text:span text:style-name="T550"> d</text:span><text:span text:style-name="T553">er</text:span><text:span text:style-name="T550"> Erzeugung eines neuen Threads verwendet wird. </text:span><text:span text:style-name="T551">Die erste Programmfunktion </text:span><text:soft-page-break/><text:span text:style-name="T551">in diesem Pfad </text:span><text:span text:style-name="T360">#</text:span><text:span text:style-name="T361">1 </text:span><text:span text:style-name="T551">ist eine </text:span><text:span text:style-name="T554">der bei der Obfuskation </text:span><text:span text:style-name="T551">neu </text:span><text:span text:style-name="T554">erzeugten </text:span><text:span text:style-name="T551">Funktion</text:span><text:span text:style-name="T554">en, </text:span><text:span text:style-name="T555">welcher direkt der untersuchte Systemaufruf </text:span><text:span text:style-name="T361">#0</text:span><text:span text:style-name="T555"> folgt;</text:span><text:span text:style-name="T663"> </text:span><text:span text:style-name="T665">d</text:span><text:span text:style-name="T664">er Programmpfad ist folglich nicht ersichtlich.</text:span></text:p>
      <text:p text:style-name="P57"><text:span text:style-name="T667">F</text:span><text:span text:style-name="T653">olgenden absoluten Zahle </text:span><text:span text:style-name="T667">konnten </text:span><text:span text:style-name="T653">beim </text:span><text:span text:style-name="T666">e</text:span><text:span text:style-name="T653">rsten </text:span><text:span text:style-name="T666">E</text:span><text:span text:style-name="T653">rreichen der </text:span><text:span text:style-name="T383">fwrite</text:span><text:span text:style-name="T653">-Funktion gemäß </text:span><text:span text:style-name="T657">Codeausschnitt </text:span><text:span text:style-name="T657"><text:sequence-ref text:reference-format="value" text:ref-name="refCodeausschnitt7">8</text:sequence-ref></text:span><text:span text:style-name="T653"><text:s/></text:span><text:span text:style-name="T680">festgestellt werden</text:span><text:span text:style-name="T653"><text:note text:id="ftn17" text:note-class="footnote"><text:note-citation>17</text:note-citation><text:note-body><text:p text:style-name="P296">Hierbei wurden alle Funktionen der Dateien <text:span text:style-name="T324">bzip2.c</text:span> und <text:span text:style-name="T324">bzlib.c</text:span> bei der Transformation miteinbezogen.</text:p></text:note-body></text:note></text:span><text:span text:style-name="T653">: </text:span><text:span text:style-name="T664">Zu diesem Zeitpunkt waren </text:span><text:span text:style-name="T667">insgesamt 294 Threads aktiv und es wurden bis zu diesem Zeitpunkt insgesamt 9.096.136 Threads erstellt. Dies verdeutlicht die </text:span><text:span text:style-name="T653">immense Fülle von Threads, die es zu handhaben gilt.</text:span></text:p>
      <text:p text:style-name="P58">Der <text:span text:style-name="T1133">Effekt</text:span> auf die automatische dynamische Analyse mit einer Sandbox <text:span text:style-name="T1133">spiegelt sich überwiegend bei der Aufzeichnung der Systemfunktionsaufrufe wider. Neben den ursprünglichen Systemaufrufen kommen die Systemaufrufe im Zusammenhang mit der Obfuskation hinzu (überwiegend die Erstellung von Threads mit </text:span><text:span text:style-name="T363">CreateThread</text:span><text:span text:style-name="T559">, </text:span><text:span text:style-name="T560">aber auch zahlreiche Hilfsfunktionen auf niedriger Abstraktionsstufe wie </text:span><text:span text:style-name="T364">NtClose</text:span><text:span text:style-name="T560"> oder </text:span><text:span text:style-name="T364">NtDuplicateObject</text:span><text:span text:style-name="T560">). </text:span><text:span text:style-name="T561">Diese können jedoch gegebenenfalls gefiltert werden, sofern keine Parallelitätsmechanismen im reinen Programm vorgesehen war</text:span><text:span text:style-name="T634">en</text:span><text:span text:style-name="T561">. Andernfalls würde die Vermischung der mit der Obfuskation eingebauten Funktionen mit den </text:span><text:span text:style-name="T562">im Programm </text:span><text:span text:style-name="T561">bereits vorhandenen Funktionen </text:span><text:span text:style-name="T562">mit Bezug zur Parallelisierung </text:span><text:span text:style-name="T561">die Wirksamkeit steigern.</text:span></text:p>
      <text:h text:style-name="P423" text:outline-level="2"><text:bookmark-start text:name="__RefHeading___Toc3017_3999937015"/>Auswirkungen auf die Malware Detektion<text:bookmark-end text:name="__RefHeading___Toc3017_3999937015"/></text:h>
      <text:p text:style-name="P174">Bei der Untersuchung der Auswirkungen auf die Malware Detektion können eine Vielzahl von Methoden <text:span text:style-name="T1377">angewandt</text:span> und zahlreiche Gesichtspunkte begutachtet werden. <text:span text:style-name="T1127">Im Folgenden soll möglichst ein Bezug zu den </text:span><text:span text:style-name="T254">im Kapitel </text:span><text:span text:style-name="T254"><text:bookmark-ref text:reference-format="text" text:ref-name="__RefHeading___Toc847_3589521264">Grundlagen</text:bookmark-ref></text:span><text:span text:style-name="T254"><text:s/></text:span><text:span text:style-name="T1127">erläuterten Aspekten hergestellt werden.</text:span></text:p>
      <text:p text:style-name="P175"><text:span text:style-name="T1128">Wie bereits im Eingang des aktuellen Kapitels beschrieben</text:span>, <text:span text:style-name="T1128">kann</text:span> lediglich Quellcode für Prüfungen des Transformationsprozesses herangezogen werden. <text:span text:style-name="T1129">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431">Für die hiervon nicht betroffenen Verfahren </text:span><text:span text:style-name="T419">konnte </text:span><text:span text:style-name="T431">über Github </text:span><text:span text:style-name="T419">eine überschaubare Anzahl von Quellcodes für Malware gefunden werden </text:span><text:span text:style-name="T459">(einige nicht detektiert | selbskompilat und hash und so |, andere nicht kompilierbar </text:span><text:span text:style-name="T460">| aufgrung des alters, überwiegend vor 2010, </text:span><text:span text:style-name="T461">aber auch teilweise zu umfangreich</text:span><text:span text:style-name="T459">)</text:span>. <text:span text:style-name="T1131">Jedoch erfordern die </text:span>Kompilierungen <text:span text:style-name="T1400">der</text:span> Malware Projekt<text:span text:style-name="T1400">e</text:span> einen nicht unerheblichen <text:span text:style-name="T1131">Zeitaufwand</text:span>, da dies aufgrund unterschiedlicher Gestaltung der einzelnen Projekte nicht automatisiert werden kann und häufig Fehler auftreten, die manuell behoben werden müssen. <text:span text:style-name="T1134">In diesem Zusammenhang ist darauf hinzuweisen, </text:span>dass aufgrund der geringen Anzahl von Quellcodes die Repr<text:span text:style-name="T1130">ä</text:span>sentativität der Untersuchung <text:span text:style-name="T1130">nicht gegeben und deshalb als Stichprobe zu betrachten ist.</text:span></text:p>
      <text:p text:style-name="P61"><text:span text:style-name="T1094">Für die folgenden Untersuchungen muss sich vergegenwärtigt werden, dass die hier vorgestellte Obfuskation vorrangig die Dateisektion betrifft, in welcher sich die Maschineninstruktionen befinden (nämlich die </text:span><text:span text:style-name="T383">.text-</text:span><text:span text:style-name="T388">s</text:span><text:span text:style-name="T383">ection</text:span><text:span text:style-name="T653">). </text:span><text:span text:style-name="T658">Auch die Datensektionen sind durch die Verlagerung des Datenflusses in den globalen Kontext in einem gewissen Ausmaß hiervon betroffen. Es gibt jedoch auch Bereiche, die komplett unverändert bleiben. </text:span><text:span text:style-name="T684">H</text:span><text:span text:style-name="T658">ervorzuheben sind hierbei </text:span><text:span text:style-name="T681">Zeichenketten</text:span><text:span text:style-name="T658">, </text:span><text:span text:style-name="T659">die gewöhnlich eine recht günstige </text:span><text:span text:style-name="T660">und zuverlässige </text:span><text:span text:style-name="T659">Wiedererkennung ermöglichen</text:span><text:span text:style-name="T658">. </text:span><text:span text:style-name="T683">So ist </text:span><text:span text:style-name="T688">insbesondere </text:span><text:span text:style-name="T683">die Detektion mit YARA in einem solch geringen Maß von der hier behandelten Obfuskation betrof</text:span><text:soft-page-break/><text:span text:style-name="T683">fen</text:span><text:span text:style-name="T683"><text:note text:id="ftn18" text:note-class="footnote"><text:note-citation>18</text:note-citation><text:note-body><text:p text:style-name="Footnote"><text:span text:style-name="T1167">N</text:span>ämlich nur, wenn eine bestimmte von der Obfuskation betroffene Byte-Sequenz als Suchausdruck verwendet wird.</text:p></text:note-body></text:note></text:span><text:span text:style-name="T683">, weshalb auf diese Methode im Weiteren nicht näher eingegangen wird. </text:span><text:span text:style-name="T661">Auch aus diesem Grund ist (wie in dieser Arbeit häufiger betont wird) die Kombination mit anderen </text:span><text:span text:style-name="T684">komplementären</text:span><text:span text:style-name="T661"> Obfuskationstechniken </text:span><text:span text:style-name="T662">notwendig</text:span><text:span text:style-name="T661">.</text:span></text:p>
      <text:p text:style-name="P60"><text:span text:style-name="T653">Einige Detektionsmethoden kombinieren signaturbasierte, verhaltensbasierte und heuristische Analysetechniken. </text:span><text:span text:style-name="T682">Zudem existieren Überschneidungen zwischen den Techniken, b</text:span><text:span text:style-name="T687">eispielsweise</text:span><text:span text:style-name="T682"> wenn Sequenzen von Systemaufrufen durch die Beobachtung des Verhaltens bestimmt und anschließend als Signatur verarbeitet werden. </text:span><text:span text:style-name="T653">Im Folgenden wird die Unterteilung anhand der Komponente vorgenommen, die am </text:span><text:span text:style-name="T685">stärksten</text:span><text:span text:style-name="T653"> von de</text:span><text:span text:style-name="T697">r</text:span><text:span text:style-name="T653"> hier vorgestellten Obfuskation betroffen ist.</text:span></text:p>
      <text:h text:style-name="P445" text:outline-level="3"><text:bookmark-start text:name="__RefHeading___Toc4327_1116668559"/>Signaturbasierte Detektion<text:bookmark-end text:name="__RefHeading___Toc4327_1116668559"/></text:h>
      <text:p text:style-name="P24">Hash</text:p>
      <text:p text:style-name="P176"><text:span text:style-name="T1135">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771">MD5</text:span><text:span text:style-name="T105"> oder </text:span><text:span text:style-name="T771">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4">nämlich</text:span><text:span text:style-name="T104"> der Trend Micro Locality Sensitive Hash</text:span><text:span text:style-name="T103"> </text:span><text:span text:style-name="T108">(TLSH) </text:span><text:span text:style-name="T106">[7]. </text:span><text:span text:style-name="T108">In </text:span><text:span text:style-name="T255">Codeausschnitt </text:span><text:span text:style-name="T255"><text:sequence-ref text:reference-format="value" text:ref-name="refCodeausschnitt8">9</text:sequence-ref></text:span><text:span text:style-name="T108"><text:s/>sind einige Lokal Sensitive Hashes von ausführbaren Dateien</text:span><text:span text:style-name="T108"><text:note text:id="ftn19" text:note-class="footnote"><text:note-citation>19</text:note-citation><text:note-body><text:p text:style-name="Footnote">ELF, 64-<text:span text:style-name="T1136">b</text:span>it, stripped, <text:span text:style-name="T1144">Optimierungsstufe 2</text:span></text:p></text:note-body></text:note></text:span><text:span text:style-name="T108"> des Beispielprogramms </text:span><text:span text:style-name="T772">bzip2</text:span><text:span text:style-name="T108"> dargestellt. </text:span><text:span text:style-name="T109">Hierbei wurden </text:span><text:span text:style-name="T285">auch </text:span><text:span text:style-name="T109">zwei unterschiedliche Compiler verwendet. Zum einen der </text:span><text:span text:style-name="T738">C</text:span><text:span text:style-name="T736">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4"><draw:frame draw:style-name="fr11" draw:name="Frame15" text:anchor-type="as-char" svg:width="6.602in" draw:z-index="17"><draw:text-box fo:min-height="1.1965in"><text:list xml:id="list3625873324" text:style-name="L12"><text:list-item><text:p text:style-name="P452">A3A35853B2932AFECB6EC5795A5A1626F671706A03187D3F75C9EA303F06A781F04324<text:tab/><text:span text:style-name="T1141">Cl</text:span><text:span text:style-name="T1139">ang</text:span><text:span text:style-name="T1138">, nicht obfuskiert</text:span></text:p><text:p text:style-name="P452"/></text:list-item><text:list-item><text:p text:style-name="P452"><text:span text:style-name="T1143">2</text:span><text:span text:style-name="T1137">AB450A3A69</text:span><text:span text:style-name="T1143">8</text:span><text:span text:style-name="T1137">0CB</text:span><text:span text:style-name="T1143">D</text:span><text:span text:style-name="T1137">D2</text:span><text:span text:style-name="T1143">5</text:span><text:span text:style-name="T1137">BD2</text:span><text:span text:style-name="T1143">B</text:span><text:span text:style-name="T1137">75</text:span><text:span text:style-name="T1143">76</text:span><text:span text:style-name="T1137">F</text:span><text:span text:style-name="T1143">C</text:span><text:span text:style-name="T1137">231D0</text:span><text:span text:style-name="T1143">2</text:span><text:span text:style-name="T1137">4F</text:span><text:span text:style-name="T1143">4</text:span><text:span text:style-name="T1137">7022727C0</text:span><text:span text:style-name="T1143">5</text:span><text:span text:style-name="T1137">7485A0F29FE</text:span><text:span text:style-name="T1143">D</text:span><text:span text:style-name="T1137">EF56</text:span><text:span text:style-name="T1143">A2</text:span><text:span text:style-name="T1137">A3</text:span><text:span text:style-name="T1143">4</text:span><text:span text:style-name="T1137">6</text:span><text:span text:style-name="T1138"><text:tab/></text:span><text:span text:style-name="T1142">C</text:span><text:span text:style-name="T1139">lang</text:span><text:span text:style-name="T1138">, obfuskiert</text:span></text:p></text:list-item><text:list-item><text:p text:style-name="P452"><text:span text:style-name="T1143">4</text:span><text:span text:style-name="T1137">AB450A3A69</text:span><text:span text:style-name="T1143">9</text:span><text:span text:style-name="T1137">0CB</text:span><text:span text:style-name="T1143">9</text:span><text:span text:style-name="T1137">D2</text:span><text:span text:style-name="T1143">A</text:span><text:span text:style-name="T1137">BD2</text:span><text:span text:style-name="T1143">7</text:span><text:span text:style-name="T1137">75</text:span><text:span text:style-name="T1143">B5</text:span><text:span text:style-name="T1137">F</text:span><text:span text:style-name="T1143">D</text:span><text:span text:style-name="T1137">231D0</text:span><text:span text:style-name="T1143">1</text:span><text:span text:style-name="T1137">4F</text:span><text:span text:style-name="T1143">1</text:span><text:span text:style-name="T1137">7022727C0</text:span><text:span text:style-name="T1143">9</text:span><text:span text:style-name="T1137">7485A0F29FE</text:span><text:span text:style-name="T1143">C</text:span><text:span text:style-name="T1137">EF56</text:span><text:span text:style-name="T1143">63</text:span><text:span text:style-name="T1137">A3</text:span><text:span text:style-name="T1143">0</text:span><text:span text:style-name="T1137">6</text:span><text:span text:style-name="T1138"><text:tab/></text:span><text:span text:style-name="T1142">C</text:span><text:span text:style-name="T1139">lang</text:span><text:span text:style-name="T1138">, obfuskiert, </text:span><text:span text:style-name="T1142">mit Zufall</text:span></text:p><text:p text:style-name="P453"/></text:list-item><text:list-item><text:p text:style-name="P452"><text:span text:style-name="T1137">CC934B49F5A61B7AC486C035061F5B31AB28FD090722377F7848F630BF07AA91F6D669</text:span><text:span text:style-name="T1138"><text:tab/></text:span><text:span text:style-name="T1140">GCC</text:span><text:span text:style-name="T1138">, nicht obfuskiert</text:span></text:p></text:list-item></text:list><text:p text:style-name="Codeausschnitt">Codeausschnitt <text:sequence text:ref-name="refCodeausschnitt8" text:name="Codeausschnitt" text:formula="ooow:Codeausschnitt+1" style:num-format="1">9</text:sequence>: TLSHs von einigen Samples des bzip2-Programms</text:p></draw:text-box></draw:frame></text:p>
      <text:p text:style-name="P177"><text:span text:style-name="T106">H</text:span><text:span text:style-name="T113">ier ist </text:span><text:span text:style-name="T117">erkennbar</text:span><text:span text:style-name="T113">, dass die Anwendung der Obfuskation zu einem deutlich anderen TLSH führt (v</text:span><text:span text:style-name="T214">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8">ergleiche beispielsweise</text:span><text:span text:style-name="T114"> die Distanz zwischen de</text:span><text:span text:style-name="T115">n</text:span><text:span text:style-name="T114"> Programm</text:span><text:span text:style-name="T115">en</text:span><text:span text:style-name="T114"> </text:span><text:span text:style-name="T773">xz</text:span><text:span text:style-name="T114"> und </text:span><text:span text:style-name="T773">zip</text:span><text:span text:style-name="T114"> von 252</text:span><text:span text:style-name="T114"><text:note text:id="ftn20" text:note-class="footnote"><text:note-citation>20</text:note-citation><text:note-body><text:p text:style-name="Footnote">xz (Version 5.2.2) und zip (Version 3.0) einer Ubuntu bionic Distribution</text:p></text:note-body></text:note></text:span><text:span text:style-name="T114">). </text:span><text:span text:style-name="T116">Eine </text:span><text:span text:style-name="T143">einigermaßen</text:span><text:span text:style-name="T116"> hohe Distanz von 129 lässt sich jedoch bereits durch die Nutzung eines anderen Compilers erreichen (v</text:span><text:span text:style-name="T215">ergleiche</text:span><text:span text:style-name="T116"> Zeile 1 und 4). </text:span><text:span text:style-name="T117">In Zeile 3 wurde die Reihenfolge, in der die Funktionen behandelt und in der die Basic Blocks verlagert werden, randomisiert, um Eigenschaften eines </text:span><text:span text:style-name="T144">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4">Andere Signaturgrundlagen</text:p>
      <text:p text:style-name="P240"><text:soft-page-break/>Im Weiteren <text:span text:style-name="T1294">soll</text:span> ein Bezug zu <text:span text:style-name="T1145">einigen wissenschaftlichen Publikationen hergestellt werden, welche die Erkennung von neuer Malware oder gewandelter Malware mit Hilfe von Signaturgenerierung auf Basis anderer Eigenschaften untersucht</text:span><text:span text:style-name="T256">.</text:span></text:p>
      <text:p text:style-name="P180">In einer Vielzahl (auch aktueller) Publikationen werden Kontrollflussgraphen als Basis für die Detektion b<text:span text:style-name="T1254">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text:span text:style-name="T1401">Thread-basierten Obfuskation</text:span> transformierten Programm wirkungslos ist, <text:span text:style-name="T1356">da dem Kontrollflussgraphen jegliche Struktur und somit Komplexität entnommen wird.</text:span></text:p>
      <text:p text:style-name="P178">In [14] werden über Basic Blocks sogenannte<text:span text:style-name="T490"> Feature Hashes fü</text:span>r die Detektion von Malware verwendet. Diese Methode ist uneingeschränkt anwendbar, <text:span text:style-name="T1146">falls</text:span> die Einteilungsgröße bei der Verlagerung größer oder gleich einem Basic Block ist. Wird <text:span text:style-name="T1146">die Einteilungsgröße kleiner gewählt, so verliert die Methode an Wirkung, sofern die in dieser Publikation beschriebene Codenormalisierung nicht eine geeignete Deobfuskation umfasst. Sofern sogar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39">Auch die statische Analyse der Systemaufrufe <text:span text:style-name="T1149">oder Aufrufe bekannter Bibliotheken</text:span> eines Programms <text:span text:style-name="T1148">wird</text:span> ohne Kenntnis der Obfuskationsmethode <text:span text:style-name="T1148">erschwert</text:span>, sofern wie bei [<text:span text:style-name="T1150">48</text:span>] der Kontrollfluss in die Generierung von Signaturen <text:span text:style-name="T1147">einfließt und </text:span>davon ausgegangen wird, dass der Kontrollfluss <text:span text:style-name="T1147">nach dem Disassemblieren ohne Weiteres bestimmt werden kann.</text:span></text:p>
      <text:p text:style-name="P94">MetaSign [47] Prüfungen durchführen</text:p>
      <text:h text:style-name="P446" text:outline-level="3"><text:bookmark-start text:name="__RefHeading___Toc4329_1116668559"/>Verhaltensbasierte Detektion<text:bookmark-end text:name="__RefHeading___Toc4329_1116668559"/></text:h>
      <text:p text:style-name="P160">Allgemein</text:p>
      <text:p text:style-name="P226">Für die Analyse des Verhaltens von Software wird gewöhnlich die Software in einer isolierten und umfassend überwachten Umgebung ausgeführt. <text:span text:style-name="T1357">Einige</text:span> Antivirus-Hersteller bieten hierfür kommerzielle Lösungen an; in dieser Arbeit soll hierfür die <text:span text:style-name="T1358">open-source </text:span>Cuckoo Sandbox auf obfuskierte Programme <text:span text:style-name="T1377">angewandt</text:span> werden.</text:p>
      <text:p text:style-name="P179">Als Prüfumgebung <text:span text:style-name="T1151">wurde</text:span> die Cuckoo San<text:span text:style-name="T1153">d</text:span>box <text:span text:style-name="T1153">(Version 2.0.7)</text:span> in Verbindung mit Virtual Box <text:span text:style-name="T1154">(Version 6.1)</text:span> <text:span text:style-name="T1151">[49] eingerichtet. Als virtuelle Maschine wurde das Windows 7 Betriebssystem gewählt, da Windows als Ziel von Viren beliebter als die Alternative Linux ist (siehe auch </text:span><text:span text:style-name="T257">Abschnitt </text:span><text:span text:style-name="T257"><text:bookmark-ref text:reference-format="text" text:ref-name="__RefHeading___Toc853_3589521264">Malware Detektion</text:bookmark-ref></text:span><text:span text:style-name="T257">), </text:span><text:span text:style-name="T1151">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0"><text:soft-page-break/><text:span text:style-name="T1155">U</text:span>ntersuch<text:span text:style-name="T1155">ungen durchführen</text:span> <text:span text:style-name="T1152">(auch kein Virus / Virus | beachte beziehungsweise beschreibe Sandbox Evasion, if VX works / inetsim)</text:span></text:p>
      <text:p text:style-name="P84">Die im Abschnitt Dynamische Analyse beschriebenen Auswirkungen auf die Analyse treffen auch bei dem Ziel der Malware Detektion zu...</text:p>
      <text:p text:style-name="P85">Nicht betroffen von der Thread-basierten Obfuskation sind Netzwerkaktivitäten, … . Hier ist aber erneut auf die Notwendigkeit der Kombination mit anderen Obfuskationstechniken hinzuweisen.</text:p>
      <text:p text:style-name="P86">Zuverlässigkeit noch nicht zufriedenstellend aber hohes Potential. ...</text:p>
      <text:p text:style-name="P59">Im Folgenden werden spezialisierte Methoden untersucht, die teilweise für die Gewinnung der Informationen auch die hier beschriebene Cuckoo Sandbox verwenden [<text:span text:style-name="T1160">53</text:span>], sodass die hier gewonnenen Erkenntnisse <text:span text:style-name="T1168">ebenfalls bei den betroffenen Methoden zu erwarten sind.</text:span></text:p>
      <text:p text:style-name="P25">Spezialisierte Methoden</text:p>
      <text:p text:style-name="P116">Auch hier ist ein Bezug zu wissenschaftlichen Publikationen, die einen konzeptionellen Beweis <text:span text:style-name="T1359">zur Detektion von Malware durch Analyse des Verhaltens </text:span>beschreiben, vorgesehen. <text:span text:style-name="T1295">Die</text:span> Methoden <text:span text:style-name="T1295">in diesem Unterabschnitt sind</text:span><text:span text:style-name="T14"> nicht öffentlich </text:span><text:span text:style-name="T258">verfügbar,</text:span><text:span text:style-name="T14"> </text:span><text:span text:style-name="T258">weshalb</text:span><text:span text:style-name="T120"> die Reproduzierbarkeit im Rahmen dieser Arbeit nicht möglich ist </text:span><text:span text:style-name="T258">und keine </text:span><text:span text:style-name="T286">praktischen</text:span><text:span text:style-name="T258"> Prüfungen durchgeführt werden können</text:span><text:span text:style-name="T14">.</text:span></text:p>
      <text:p text:style-name="P133">Eine beliebte Methode zur Abstraktion des Verhaltens der zu analysierenden Software ist die Aufzeichnung der <text:span text:style-name="T1159">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6"><text:span text:style-name="T1161">Die bei </text:span>[54] <text:span text:style-name="T1402">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47" text:outline-level="3"><text:bookmark-start text:name="__RefHeading___Toc4331_1116668559"/>Heuristische Detektion<text:bookmark-end text:name="__RefHeading___Toc4331_1116668559"/></text:h>
      <text:p text:style-name="P181"><text:span text:style-name="T1165">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5">auch wenn hierzu keine </text:span><text:span text:style-name="T146">konkrete </text:span><text:span text:style-name="T145">Beschreibung einer Detektionsmethode gefunden werden konnte, bei der ein solches Verhalten zu erwarten wäre. </text:span><text:span text:style-name="T134">Hierbei ist jedoch auch zu beachten, dass h</text:span><text:span text:style-name="T1164">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text:span><text:soft-page-break/><text:span text:style-name="T1164">Zeitpunkt von keiner ausgeprägten Erkennungsrate hinsichtlich der Thread-basierten Obfuskation bei auf Produktivsystemen eingesetzten Detektoren auszugehen ist.</text:span></text:p>
      <text:p text:style-name="P218"><text:span text:style-name="T1166">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302">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9">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2">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7">eines Programms</text:span><text:span text:style-name="T139">, welche durch die Obfuskation verschleiert werden.</text:span></text:p>
      <text:p text:style-name="P219">Detektion mit Hilfe von <text:span text:style-name="T1384">maschinellem Lernen</text:span> ist ein recht neues und besonders breites Forschungsfeld, da <text:span text:style-name="T1360">verschiedene Techniken des maschinellen Lernens</text:span> auf unterschiedliche Aspekte einer zu analysierenden Probe <text:span text:style-name="T1377">angewandt werden können</text:span>. <text:span text:style-name="T1158">Als Grundlage des Verfahrens werden</text:span> Opc<text:span text:style-name="T1158">ode-Sequenzen [50], Systemaufruf-Sequenzen [15, 51], die ganze Datei an sich ohne Eigenschaftsextraktion </text:span><text:span text:style-name="T118">[</text:span><text:span text:style-name="T147">13</text:span><text:span text:style-name="T118">]</text:span><text:span text:style-name="T1158">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8">13</text:span><text:span text:style-name="T130">], Entscheidungsbäume </text:span><text:span text:style-name="T133">und</text:span><text:span text:style-name="T130"> </text:span><text:span text:style-name="T132">Support Vector Machines</text:span><text:span text:style-name="T130"> </text:span><text:span text:style-name="T202">(SVM) </text:span><text:span text:style-name="T130">[</text:span><text:span text:style-name="T131">63</text:span><text:span text:style-name="T130">] verwendet.</text:span><text:span text:style-name="T1157">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3"><text:span text:style-name="T1172">MalConvPytorch</text:span> [<text:span text:style-name="T1173">13</text:span>] Prüfungen durchführen</text:p>
      <text:p text:style-name="P95">Malheur (MIST) [15] Prüfungen durchführen</text:p>
      <text:h text:style-name="P445" text:outline-level="3"><text:bookmark-start text:name="__RefHeading___Toc4333_1116668559"/>Detektion durch kommerzielle Scanner<text:bookmark-end text:name="__RefHeading___Toc4333_1116668559"/></text:h>
      <text:p text:style-name="P189">Da keine genauen Informationen über die Funktionsweise kommerzieller Scanner verfügbar ist, weil dies ein Geschäft<text:span text:style-name="T1175">s</text:span>geheimnis ist, um sich gegenüber Konkurrenten herauszustellen, aber auch um <text:span text:style-name="T1176">für Gegenspieler</text:span> die <text:span text:style-name="T1176">Angriffsfläche möglichst gering zu halten</text:span>, gestaltet sich die Prüfung der Reaktion von kommerziellen Scannern als Black-Box-Verfahren. <text:span text:style-name="T1169">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2">Für die Untersuchung der Auswirkungen auf kommerzielle Scanner <text:span text:style-name="T1174">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text:span><text:soft-page-break/><text:span text:style-name="T1174">nicht bekannt ist, wie die eingesetzten Scanner konfiguriert sind. Insbesondere hinsichtlich Cloud-basierter Unterstützung sind Unterschiede bei der Detektionsfähigkeit denkbar.</text:span></text:p>
      <text:p text:style-name="P96">Untersuchungen durchführen</text:p>
      <text:p text:style-name="P97">check MetaDefender</text:p>
      <text:p text:style-name="P87">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381">vollumfänglich </text:span>auf unveränderte Funktionalität geprüft wurde. <text:span text:style-name="T1381">Es wurde lediglich eine kurze „sichtprüfung“ (erklären) mit der nur main methoden kompilierten Datei durchgeführt.</text:span></text:p>
      <text:p text:style-name="P88">Auch das Verhalten der Vir<text:span text:style-name="T1273">en</text:span>scanner auf VirusTotal bei Analyse von Windows <text:span text:style-name="T1296">ausführbaren </text:span>Dateien wurde prophylaktisch untersucht. Verschiedene Umstände wurden festgestellt, die die Untersuchungsergebnisse verzerren würden. Vir<text:span text:style-name="T1273">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89"><text:span text:style-name="T1170">Bei einer relativ aktuellen Untersuchung vom Dezember 2019 konnte festgestellt werden</text:span>, dass bestimmte Anti-Virus Produkte anfällig für <text:span text:style-name="T1170">recht</text:span> einfache <text:span text:style-name="T1171">Transformationen</text:span> <text:span text:style-name="T1171">sind</text:span> [6]. <text:span text:style-name="T1171">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1">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1">Bei einigen Publikationen wurde die Reduktion der Detektionen als Leistungsfähigkeit betrachtet, wobei 5-12 weniger Detektionen (bei ca. 70 Scannern) als effektiv betrachtet wurde [<text:span text:style-name="T1189">68</text:span>].</text:p>
      <text:p text:style-name="P92">VirusTotal weiterreichen von Samples? <text:span text:style-name="T1188">(siehe auch ARMED: „That leads us to believe that more </text:span>successful propagation campaigns should most likely refrain from uploading malware and instead test detection locally targeting specific engines.“<text:span text:style-name="T1188">)</text:span></text:p>
      <text:p text:style-name="P90">So konnte verifiziert werden, dass die von mir modifizierte Malware von ClamAV auch als solche erkannt wird, wenn die komplette .text-<text:span text:style-name="T1258">s</text:span>ection durch 00-Bytes substituiert wird?</text:p>
      <text:p text:style-name="P81"><text:soft-page-break/>...</text:p>
      <text:h text:style-name="P434" text:outline-level="1"><text:bookmark-start text:name="__RefHeading___Toc71_3312919563"/>Diskussion<text:bookmark-end text:name="__RefHeading___Toc71_3312919563"/></text:h>
      <text:h text:style-name="P424" text:outline-level="2"><text:bookmark-start text:name="__RefHeading___Toc618_2071505590"/>Vergleich mit ähnlichen Publikationen<text:bookmark-end text:name="__RefHeading___Toc618_2071505590"/></text:h>
      <text:p text:style-name="P183">Dieser Abschnitt der Arbeit wird bewusst hinter <text:span text:style-name="T1244">der Beschreibung des</text:span><text:span text:style-name="T14"> Entwurf</text:span><text:span text:style-name="T203">s</text:span><text:span text:style-name="T14"> und</text:span> der Evaluation behandelt, damit zum einen der Leser die in dieser Arbeit untersuchte Obfuskation bereits kennenlernen konnte <text:span text:style-name="T1361">und</text:span> der Kontext bereits hergestellt wurde, und zum anderen um die Ergebnisse aus dem Kapitel Evaluation <text:span text:style-name="T1178">direkt mit den Ergebnissen der hier aufgeführten ähnlichen Publikationen vergleichen zu können.</text:span></text:p>
      <text:p text:style-name="P184">Bereits im Jahr 2006 wurden durch Moser et al. <text:span text:style-name="T1179">[64] die Grenzen der statischen Analyse aufgezeigt und dargelegt, dass selbst höher entwickelte Signaturen zur Detektion von Malware nicht zukunftsweisend sind. Hierbei wird Obfuskation durch die Einbringung von opaken Konstanten</text:span><text:span text:style-name="T563"> </text:span><text:span text:style-name="T565">(Konstantenberechnung zur Laufzeit, deren statische Lösung ein NP-schweres Problem darstellt, siehe auch Abschnitt </text:span><text:span text:style-name="T565"><text:bookmark-ref text:reference-format="text" text:ref-name="__RefHeading___Toc5558_2158360521">Kombination mit anderen Obfuskationsmethoden</text:bookmark-ref></text:span><text:span text:style-name="T565">) durch </text:span><text:span text:style-name="T635">einigermaßen zuverlässiges</text:span><text:span text:style-name="T565"> Binary Rewriting realisiert.</text:span><text:span text:style-name="T564"> </text:span><text:span text:style-name="T567">Auch der Kontrollflussgraph wurde bei der Obfuskation berücksichtigt und war ein entscheidendes Merkmal bei der Evaluation der Malware Evasion, da die </text:span><text:span text:style-name="T637">speziell</text:span><text:span text:style-name="T567"> betrachteten </text:span><text:span text:style-name="T636">Malware Detektionsmethoden</text:span><text:span text:style-name="T567"> auf dem Kontrollflussgraph basierten und das hierfür eingesetzte Werkzeug IDA Pro diesen aufgrund der Obfuskation nicht generieren konnte.</text:span><text:span text:style-name="T564"> </text:span><text:span text:style-name="T566">Durch die beschriebene Technik konnte </text:span><text:span text:style-name="T568">zudem</text:span><text:span text:style-name="T566"> bei gängigen, kommerziellen Viren</text:span><text:span text:style-name="T594">s</text:span><text:span text:style-name="T566">cannern Malware Evasion verzeichnet werden. </text:span><text:span text:style-name="T432">Ergebnisse vergleichen </text:span><text:span text:style-name="T433">(kommerzielle Scanner,</text:span><text:span text:style-name="T434"> Table 1, </text:span><text:span text:style-name="T438">beachte Binary Rewriting</text:span><text:span text:style-name="T434">;</text:span><text:span text:style-name="T433"> </text:span><text:span text:style-name="T434">Size and Performance).</text:span></text:p>
      <text:p text:style-name="P188">Aktuelle<text:span text:style-name="T1181">re</text:span> Publikationen zur Malware <text:span text:style-name="T1182">Evasion</text:span> behandeln verstärkt Mechanismen <text:span text:style-name="T1183">aus dem Bereich des maschinellen Lernens</text:span> und <text:span text:style-name="T1182">unterscheiden sich primär bei der eingesetzten Lernmethode beziehungsweise beim -ziel</text:span>. <text:span text:style-name="T1184">Als Aktion</text:span> werden häufig möglichst kleine und wenige, nicht invasive und randomisierte Modifikationen an Malware Sampl<text:span text:style-name="T1184">es</text:span> <text:span text:style-name="T1185">in Form einer nativ ausführbaren Datei </text:span>vorgenommen. Zudem w<text:span text:style-name="T1186">ird</text:span> häufig die Anwendung von <text:span text:style-name="T490">Adversarial Attacks</text:span> <text:span text:style-name="T1187">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36">Ergebnisse vergleichen </text:span><text:span text:style-name="T437">(beachte Binary Rewriting)</text:span><text:span text:style-name="T436">. </text:span><text:span text:style-name="T151">Weitere </text:span><text:span text:style-name="T227">Konzepte</text:span><text:span text:style-name="T151"> </text:span><text:span text:style-name="T288">dieser Art </text:span><text:span text:style-name="T151">können in </text:span><text:span text:style-name="T14">[</text:span><text:span text:style-name="T228">3, </text:span><text:span text:style-name="T229">4, </text:span><text:span text:style-name="T230">20,</text:span><text:span text:style-name="T229"> </text:span><text:span text:style-name="T231">66, </text:span><text:span text:style-name="T152">68, </text:span><text:span text:style-name="T153">69</text:span><text:span text:style-name="T14">] </text:span><text:span text:style-name="T151">gefunden werden</text:span><text:span text:style-name="T14">.</text:span></text:p>
      <text:p text:style-name="P190"><text:span text:style-name="T1192">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40">Ergebnisse vergleichen (VI).</text:span></text:p>
      <text:p text:style-name="P185"><text:soft-page-break/>Die der hier vorgestellten Obfuskation ähnlichsten Techniken werden von Omar et al. <text:span text:style-name="T1180">i</text:span>n [41] und der Folgearbeit [42] beschrieben. <text:span text:style-name="T1191">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60">Abschnitt </text:span><text:span text:style-name="T260"><text:bookmark-ref text:reference-format="text" text:ref-name="__RefHeading___Toc849_3589521264">Obfuskation</text:bookmark-ref></text:span><text:span text:style-name="T1191">).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191"><text:note text:id="ftn21" text:note-class="footnote"><text:note-citation>21</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191">, wodurch auch Softwarediversität erreicht werden soll.</text:span> <text:span text:style-name="T419">Ergebnisse vergleichen (</text:span><text:span text:style-name="T435">Zunahme von </text:span><text:span text:style-name="T454">Verzweigungsi</text:span><text:span text:style-name="T435">nstruktionen [42] ?? / </text:span><text:span text:style-name="T442">P</text:span><text:span text:style-name="T441">erforman</text:span><text:span text:style-name="T442">zverlust</text:span><text:span text:style-name="T441"> nur durch </text:span><text:span text:style-name="T442">I</text:span><text:span text:style-name="T441">nterproze</text:span><text:span text:style-name="T442">ss</text:span><text:span text:style-name="T441">orkommunikation ???</text:span><text:span text:style-name="T419">).</text:span></text:p>
      <text:p text:style-name="P191"><text:span text:style-name="T14">Eine andere Publikation die ein ähnliches Konzept aber ein anderes Ziel aufweist ist D-TIME von Pavithran et al. [</text:span><text:span text:style-name="T160">73</text:span><text:span text:style-name="T14">]. </text:span><text:span text:style-name="T159">Anstatt die gestückelte Funktionalität in Threads auszuführen, werden die Instruktionen in einen anderen bereits existierenden und infizierten Prozess eingeschleust und ausgeführt. Anschließend wird das Ergebnis an </text:span><text:span text:style-name="T289">einen</text:span><text:span text:style-name="T159"> Koordinator zurück übermittelt. Die ausführbaren Dateien werden hierbei </text:span><text:span text:style-name="T162">in kleinere Stücke unterteilt und mit Verwaltungsinstruktionen angereichert, sodass diese</text:span><text:span text:style-name="T159"> </text:span><text:span text:style-name="T162">anschließend </text:span><text:span text:style-name="T159">durch verteilte Emulatoren in den infizierten Prozessen ausgeführt </text:span><text:span text:style-name="T162">werden können</text:span><text:span text:style-name="T161">. </text:span><text:span text:style-name="T163">Der Schwerpunkt liegt hierbei auf der Laufzeitobfuskation. </text:span><text:span text:style-name="T444">Ergebnisse vergleichen (6).</text:span></text:p>
      <text:p text:style-name="P258"><text:span text:style-name="T14">Als weitere Untersuchungen mit hoher Ähnlichkeit können die </text:span><text:span text:style-name="T700">Shadow Attacks von Ma et al. [</text:span><text:span text:style-name="T740">70</text:span><text:span text:style-name="T700">] </text:span><text:span text:style-name="T740">und Algorithmen zum Hinzufügen von gutartigen Systemaufrufen </text:span><text:span text:style-name="T741">wie von Rosenberg et al. [71]</text:span><text:span text:style-name="T740"> genannt werden, </text:span><text:span text:style-name="T742">insbesondere wenn diese </text:span><text:span text:style-name="T839">beiden Methoden </text:span><text:span text:style-name="T742">kombiniert werden würden</text:span><text:span text:style-name="T740">. </text:span><text:span text:style-name="T743">Die Technik in </text:span><text:span text:style-name="T744">[</text:span><text:span text:style-name="T743">71</text:span><text:span text:style-name="T744">] </text:span><text:span text:style-name="T743">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44">. </text:span><text:span text:style-name="T154">Der Unte</text:span><text:span text:style-name="T155">r</text:span><text:span text:style-name="T154">schied zu [</text:span><text:span text:style-name="T156">70</text:span><text:span text:style-name="T154">] besteht primär in der Tatsache, dass hierbei </text:span><text:span text:style-name="T156">Prozesse</text:span><text:span text:style-name="T154"> und nicht </text:span><text:span text:style-name="T156">Threads</text:span><text:span text:style-name="T154"> verwendet werden. </text:span><text:span text:style-name="T314">Außerdem wird </text:span><text:span text:style-name="T156">als Ziel vorrangig Malware Evasion bezüglich dynamischer, verhaltensbasierter Detektion mit Sandboxen unter der Annahme </text:span><text:span text:style-name="T314">untersucht,</text:span><text:span text:style-name="T156"> dass Sandboxen </text:span><text:span text:style-name="T157">durch die Aufteilung der Funktionalität auf mehrere Prozesse die Sequenz der Systemaufrufe nicht bestimmen</text:span><text:span text:style-name="T156"> </text:span><text:span text:style-name="T158">können</text:span><text:span text:style-name="T156">. </text:span><text:span text:style-name="T439">Ergebnisse vergleichen (5.3).</text:span></text:p>
      <text:p text:style-name="P187"><text:span text:style-name="T154">Abschließend </text:span><text:span text:style-name="T1190">sind im Kontext dieser Arbeit noch die Aussagen aus [72] zu beachten</text:span>. <text:span text:style-name="T1190">In dieser Untersuchung wurde konstatiert</text:span>, dass <text:span text:style-name="T1193">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43">d.h. die verwendeten Systeme, Werkzeuge und Proben sind möglichst detailliert zu beschreiben (Version, Datum, </text:span><text:span text:style-name="T404">et cetera</text:span><text:span text:style-name="T443">.)</text:span><text:span text:style-name="T1193"> und die Gründe für falsche Detektionen oder </text:span><text:soft-page-break/><text:span text:style-name="T1193">fehlende Detektionen sind zu analysieren, </text:span><text:span text:style-name="T443">was so gut wie möglich in dieser Arbeit versucht wurde umzusetzen.</text:span><text:span text:style-name="T1193">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43">In dieser Arbeit wurden die Untersuchungen nach bestem Wissen und Gewissen durchgeführt</text:span><text:span text:style-name="T1193">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43">Dies trifft vornehmlich auf die </text:span><text:span text:style-name="T457">Untera</text:span><text:span text:style-name="T443">bschnitte </text:span><text:span text:style-name="T443"><text:bookmark-ref text:reference-format="text" text:ref-name="__RefHeading___Toc4329_1116668559">Verhaltensbasierte Detektion</text:bookmark-ref></text:span><text:span text:style-name="T443"><text:s/>und </text:span><text:span text:style-name="T443"><text:bookmark-ref text:reference-format="text" text:ref-name="__RefHeading___Toc4333_1116668559">Detektion durch kommerzielle Scanner</text:bookmark-ref></text:span><text:span text:style-name="T443"><text:s/>zu und wurde bestmöglich beachtet.</text:span></text:p>
      <text:p text:style-name="P256"><text:span text:style-name="T443">E</text:span><text:span text:style-name="T419">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58">Die Virustotalmessungen wurde alle an einem tag durchgeführt</text:span></text:p>
      <text:p text:style-name="P255"><text:span text:style-name="T443">S</text:span><text:span text:style-name="T419">icherheit höher bei selbskompilierten, da Quelltext verfügbar und ip‘s bzw. andere zieldarstellungen können eingesehen und angepasst werden.</text:span></text:p>
      <text:h text:style-name="P425" text:outline-level="2"><text:bookmark-start text:name="__RefHeading___Toc5556_2158360521"/>Ansätze für Gegenmaßnahmen<text:bookmark-end text:name="__RefHeading___Toc5556_2158360521"/></text:h>
      <text:p text:style-name="P192">Die offensichtlichste Gegenmaßnahme <text:span text:style-name="T1403">gegen Obfuskation </text:span>ist die Deobfuskation. Der Einsatz von generischen Deobfuskatoren b<text:span text:style-name="T1255">eziehungsweise</text:span> Codenormalisierung ist aufgrund der stark invasiven Eigenschaften der implementierten Obfuskation in diesem Kontext nicht zielführend. Vielmehr ist die Erstellung eines gezielten Deobfuskationsalgorithmus notwendig. <text:span text:style-name="T1194">Die ersten Implikationen hierbei wurden bereits im </text:span><text:span text:style-name="T261">Untera</text:span><text:span text:style-name="T262">bschnitt </text:span><text:span text:style-name="T262"><text:bookmark-ref text:reference-format="text" text:ref-name="__RefHeading___Toc3748_982560348">Widerstandsfähigkeit</text:bookmark-ref></text:span><text:span text:style-name="T262"><text:s/></text:span><text:span text:style-name="T1194">vorgestellt.</text:span></text:p>
      <text:p text:style-name="P193">Im Folgenden wird <text:span text:style-name="T1195">von einem realistischen Szenario</text:span> ausgegangen, <text:span text:style-name="T1195">sodass der</text:span> Obfuskationsalgorithmus nicht bei der Implementierung einer Deobfuskationsroutine nicht bekannt ist und somit durch Reverse Engineering Methoden rekonstruiert werden muss. <text:span text:style-name="T1196">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3">Kapitel </text:span><text:span text:style-name="T263"><text:bookmark-ref text:reference-format="text" text:ref-name="__RefHeading___Toc65_3312919563">Evaluation</text:bookmark-ref></text:span><text:span text:style-name="T1196">).</text:span></text:p>
      <text:p text:style-name="P197">Entsprechend dieser Überlegungen ist als Ziel der Deobfuskation vielmehr die Aufbereitung eines Programms zur verbesserten statischen Analyse zu definieren. <text:span text:style-name="T1197">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97"><text:soft-page-break/><text:span text:style-name="T1198">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65">Sperren eines Semaphors</text:span><text:span text:style-name="T1198"> (oder auch Wartepunkte) entfernt werden und die Funktionen zum </text:span><text:span text:style-name="T365">Freigeben eines Semaphors</text:span><text:span text:style-name="T1198">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65">et cetera</text:span><text:span text:style-name="T1198">).</text:span></text:p>
      <text:p text:style-name="P198">Nach diese<text:span text:style-name="T1199">n</text:span> Maßnahme<text:span text:style-name="T1199">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48">die </text:span></text:span><text:span text:style-name="Citation"><text:span text:style-name="T750">V</text:span></text:span><text:span text:style-name="Citation"><text:span text:style-name="T748">ariable </text:span></text:span><text:span text:style-name="Citation"><text:span text:style-name="T750">ursprünglich </text:span></text:span><text:span text:style-name="Citation"><text:span text:style-name="T748">lokal oder global war. </text:span></text:span><text:span text:style-name="Citation"><text:span text:style-name="T750">Ist dennoch eine Deobfuskation erwünscht, kann diese g</text:span></text:span><text:span text:style-name="Citation"><text:span text:style-name="T775">egebenenfalls</text:span></text:span><text:span text:style-name="Citation"><text:span text:style-name="T750"> </text:span></text:span><text:span text:style-name="Citation"><text:span text:style-name="T751">mit Hilfe </text:span></text:span><text:span text:style-name="Citation"><text:span text:style-name="T745">gängige</text:span></text:span><text:span text:style-name="Citation"><text:span text:style-name="T751">r</text:span></text:span><text:span text:style-name="Citation"><text:span text:style-name="T745"> Compileroptimierungsalgorithmen </text:span></text:span><text:span text:style-name="Citation"><text:span text:style-name="T750">erfolgen</text:span></text:span><text:span text:style-name="Citation"><text:span text:style-name="T750"><text:note text:id="ftn22" text:note-class="footnote"><text:note-citation>22</text:note-citation><text:note-body><text:p text:style-name="P297"><text:span text:style-name="T1246">An dieser Stelle sei auf die Funktion </text:span><text:span text:style-name="T324">ValueIsOnlyUsedLocallyOrStoredToOneGlobal</text:span><text:span text:style-name="T490"> </text:span><text:span text:style-name="T570">des Optimierungsdurchlaufs </text:span><text:span text:style-name="T366">GlobalOpt</text:span><text:span text:style-name="T570"> des LLVM Projekts </text:span><text:span text:style-name="T585">hingewiesen</text:span><text:span text:style-name="T570"> [</text:span><text:span text:style-name="T571">74].</text:span></text:p></text:note-body></text:note></text:span></text:span><text:span text:style-name="Citation"><text:span text:style-name="T745">.</text:span></text:span></text:p>
      <text:p text:style-name="P194"><text:span text:style-name="Citation"><text:span text:style-name="T753">Bei Betrachtung der hier skizzierten Vorgehensweise zur Deobfuskation fällt auf, dass diese sich stark </text:span></text:span><text:span text:style-name="Citation"><text:span text:style-name="T840">an den</text:span></text:span><text:span text:style-name="Citation"><text:span text:style-name="T753"> vier Phasen der Obfuskation </text:span></text:span><text:span text:style-name="Citation"><text:span text:style-name="T840">in umgekehrter Reihenfolge </text:span></text:span><text:span text:style-name="Citation"><text:span text:style-name="T753">orientiert. Im ersten Schritt wird die Verlagerung durch Bestimmung der Synchronisationsmechanismen durchgeführt, welche anschließend auch entfernt werden </text:span></text:span><text:span text:style-name="Citation"><text:span text:style-name="T841">(Phase drei und vier)</text:span></text:span><text:span text:style-name="Citation"><text:span text:style-name="T753">. Im zweiten Schritt können die in der Datenfluss- und Initialisierungsphase entstandenen Artefakte entfernt werden </text:span></text:span><text:span text:style-name="Citation"><text:span text:style-name="T842">(Phase eins und zwei)</text:span></text:span><text:span text:style-name="Citation"><text:span text:style-name="T753">.</text:span></text:span></text:p>
      <text:p text:style-name="P195"><text:span text:style-name="Citation"><text:span text:style-name="T754">Neben den statischen Gegenmaßnahmen und dem anfangs ausgeschlossenen Ziel der dynamischen Analyse mit eine Debugger soll an dieser Stelle noch berücksichtigt werden, dass weiterhin die dynamische Analyse über die Aufzeichnung der Systemaufrufe erfolgen kann. Auch wenn die </text:span></text:span><text:span text:style-name="Citation"><text:span text:style-name="T843">Ergebnisse hierdurch</text:span></text:span><text:span text:style-name="Citation"><text:span text:style-name="T754"> weniger detailreich ausf</text:span></text:span><text:span text:style-name="Citation"><text:span text:style-name="T843">allen</text:span></text:span><text:span text:style-name="Citation"><text:span text:style-name="T754"> als </text:span></text:span><text:span text:style-name="Citation"><text:span text:style-name="T843">bei </text:span></text:span><text:span text:style-name="Citation"><text:span text:style-name="T754">d</text:span></text:span><text:span text:style-name="Citation"><text:span text:style-name="T843">er</text:span></text:span><text:span text:style-name="Citation"><text:span text:style-name="T754"> statische</text:span></text:span><text:span text:style-name="Citation"><text:span text:style-name="T843">n</text:span></text:span><text:span text:style-name="Citation"><text:span text:style-name="T754">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698">Als Muster können die folgenden Eigenschaften definiert werden:</text:span></text:span></text:p>
      <text:p text:style-name="P196"><text:span text:style-name="Citation"><text:span text:style-name="T755">A</text:span></text:span><text:span text:style-name="Citation"><text:span text:style-name="T747">bschließend kann </text:span></text:span><text:span text:style-name="Citation"><text:span text:style-name="T755">(wie im Unterabschnitt </text:span></text:span><text:span text:style-name="Citation"><text:span text:style-name="T755"><text:bookmark-ref text:reference-format="text" text:ref-name="__RefHeading___Toc3748_982560348">Widerstandsfähigkeit</text:bookmark-ref></text:span></text:span><text:span text:style-name="Citation"><text:span text:style-name="T755">)</text:span></text:span><text:span text:style-name="Citation"><text:span text:style-name="T747"> festgestellt werden, dass d</text:span></text:span><text:span text:style-name="Citation"><text:span text:style-name="T755">er Aufwand bei der</text:span></text:span><text:span text:style-name="Citation"><text:span text:style-name="T747"> Deobfuskation überschaubar ist. Entscheidend ist jedoch </text:span></text:span><text:span text:style-name="Citation"><text:span text:style-name="T756">(</text:span></text:span><text:span text:style-name="Citation"><text:span text:style-name="T747">wie bereits zuvor häufig </text:span></text:span><text:span text:style-name="Citation"><text:span text:style-name="T756">bemerkt wurde)</text:span></text:span><text:span text:style-name="Citation"><text:span text:style-name="T747"> die Erweiterbarkeit dieser Obfuskation sowie die </text:span></text:span><text:span text:style-name="Citation"><text:span text:style-name="T756">Möglichkeit zur </text:span></text:span><text:span text:style-name="Citation"><text:span text:style-name="T747">unkomplizierte</text:span></text:span><text:span text:style-name="Citation"><text:span text:style-name="T844">n</text:span></text:span><text:span text:style-name="Citation"><text:span text:style-name="T747"> Kombination mit anderen Obfuskationsmethoden. </text:span></text:span><text:span text:style-name="Citation"><text:span text:style-name="T757">Da bei diesem „Katz-</text:span></text:span><text:span text:style-name="Citation"><text:span text:style-name="T758">und-Maus-Spiel“ </text:span></text:span><text:span text:style-name="Citation"><text:span text:style-name="T757">bereits durch </text:span></text:span><text:span text:style-name="Citation"><text:span text:style-name="T759">geringfügige</text:span></text:span><text:span text:style-name="Citation"><text:span text:style-name="T757"> Anpassungen Schwierigkeiten bei der Deobfuskation </text:span></text:span><text:span text:style-name="Citation"><text:span text:style-name="T759">entsprechend der</text:span></text:span><text:span text:style-name="Citation"><text:span text:style-name="T757"> skizzier</text:span></text:span><text:soft-page-break/><text:span text:style-name="Citation"><text:span text:style-name="T757">ten </text:span></text:span><text:span text:style-name="Citation"><text:span text:style-name="T759">Vorgehensweise entstehen können </text:span></text:span><text:span text:style-name="Citation"><text:span text:style-name="T746">(</text:span></text:span><text:span text:style-name="Citation"><text:span text:style-name="T778">beispielsweise</text:span></text:span><text:span text:style-name="Citation"><text:span text:style-name="T746"> </text:span></text:span><text:span text:style-name="Citation"><text:span text:style-name="T760">ist die </text:span></text:span><text:span text:style-name="Citation"><text:span text:style-name="T746">Erkennung des ersten Threads anhand des </text:span></text:span><text:span text:style-name="Citation"><text:span text:style-name="T760">fehlenden </text:span></text:span><text:span text:style-name="Citation"><text:span text:style-name="T746">ersten Wartepunktes ungünstig, </text:span></text:span><text:span text:style-name="Citation"><text:span text:style-name="T844">sobald</text:span></text:span><text:span text:style-name="Citation"><text:span text:style-name="T746"> ein falscher Wartepunkt eingefügt wir</text:span></text:span><text:span text:style-name="Citation"><text:span text:style-name="T760">d</text:span></text:span><text:span text:style-name="Citation"><text:span text:style-name="T746">)</text:span></text:span><text:span text:style-name="Citation"><text:span text:style-name="T759">, ist als eigentliche Leistung die Kreation eines möglichst generischen, automatisierten Algorithmus (</text:span></text:span><text:span text:style-name="Citation"><text:span text:style-name="T776">gegebenenfalls</text:span></text:span><text:span text:style-name="Citation"><text:span text:style-name="T759"> unter Zuhilfenahme von Prinzipien </text:span></text:span><text:span text:style-name="Citation"><text:span text:style-name="T806">des </text:span></text:span><text:span text:style-name="Citation"><text:span text:style-name="T854">m</text:span></text:span><text:span text:style-name="Citation"><text:span text:style-name="T806">aschinellen Lernens</text:span></text:span><text:span text:style-name="Citation"><text:span text:style-name="T759">) anzusehen </text:span></text:span><text:span text:style-name="Citation"><text:span text:style-name="T760">(</text:span></text:span><text:span text:style-name="Citation"><text:span text:style-name="T749">siehe auch </text:span></text:span><text:span text:style-name="Citation"><text:span text:style-name="T819">Ab</text:span></text:span><text:span text:style-name="Citation"><text:span text:style-name="T820">schnitt </text:span></text:span><text:span text:style-name="Citation"><text:span text:style-name="T749"><text:bookmark-ref text:reference-format="text" text:ref-name="__RefHeading___Toc405_3558549">Weitere Optimierungen</text:bookmark-ref></text:span></text:span><text:span text:style-name="Citation"><text:span text:style-name="T760">)</text:span></text:span><text:span text:style-name="Citation"><text:span text:style-name="T759">.</text:span></text:span></text:p>
      <text:h text:style-name="P426" text:outline-level="2"><text:bookmark-start text:name="__RefHeading___Toc5558_2158360521"/>Kombination mit anderen Obfuskationsmethoden<text:bookmark-end text:name="__RefHeading___Toc5558_2158360521"/></text:h>
      <text:p text:style-name="P199">Eine Kombination der hier vorgestellten Obfuskation mit weiteren Obfuskationsmethoden ist weitestgehend un<text:span text:style-name="T1362">eingeschränkt möglich</text:span>. Deshalb <text:span text:style-name="T1200">sollen im Folgenden nur diejenigen Obfuskationstechniken betrachtet werden, bei denen die höchste Effektivität zu erwarten ist</text:span>. Des <text:span text:style-name="T1201">W</text:span>eiteren kann die <text:span text:style-name="T1202">O</text:span>bfuskation <text:span text:style-name="T1202">zusätzlich vor oder nach der Thread-basierten Obfuskation</text:span> erfolgen oder in den beschriebenen <text:span text:style-name="T1203">A</text:span>lgorithmus integriert werden.</text:p>
      <text:p text:style-name="P200">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204">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1">Beide Beruhen auf dem Prinzip, dass die Bestimmung von bestimmten Werten bei der statischen Analyse ein <text:span text:style-name="T1263">unentscheidbares</text:span> Problem b<text:span text:style-name="T1256">eziehungsweise</text:span> ein nicht in Polynomialzeit lösbares Problem darstell<text:span text:style-name="T1209">en kann</text:span>. <text:span text:style-name="T1205">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2">Die Berechnung <text:span text:style-name="T1206">der Zeiger zur Laufzeit </text:span>ist, wie im Zitat angedeutet, ein <text:span text:style-name="T1206">A</text:span>lias<text:span text:style-name="T1206">ing Problem (also die Schwierigkeit, die dadurch entsteht, dass auf Speicherbereiche über verschiedene Wege zugegriffen werden kann)</text:span> <text:span text:style-name="T1206">beziehungsweise </text:span>konkrete<text:span text:style-name="T1206">r ein Problem der Zeiger Analyse [76]. Dieses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206"><text:note text:id="ftn23" text:note-class="footnote"><text:note-citation>23</text:note-citation><text:note-body><text:p text:style-name="P298">Unter de<text:span text:style-name="T1364">n</text:span> Begriff „opake Variable“ fällt auch der Begriff „opake Konstante“, auch wenn sich variabel und konstant im Allgemeinen ausschließen, weil die Berechnung variabel erfolgt, das Ergebnis aber konstant bleibt.</text:p></text:note-body></text:note></text:span><text:span text:style-name="T1206"> (englisch: </text:span><text:span text:style-name="T583">Opaque Variable</text:span><text:span text:style-name="T1206">), welches sich nicht auf Zeiger beschränkt. Ein triviales Beispiel ist die deterministische Berechnung eines </text:span><text:soft-page-break/><text:span text:style-name="T1206">Zeigers mit Konstanten, was jedoch bei jeder gängigen Compileroptimierung aufgelöst werden würde und hinsichtlich Obfuskation deshalb als äußerst ineffektiv einzustufen ist.</text:span></text:p>
      <text:p text:style-name="P206">Um diese Methode effektiv zu gestalten ist die Nutzung von nicht deterministischen Vorgängen und/oder komplexen Kodierungen <text:span text:style-name="T1365">der</text:span> <text:span text:style-name="T1365">Berechnungseingaben</text:span> üblich. <text:span text:style-name="T1208">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0">Diese generierten, opaken Variablen werden häufig als <text:span text:style-name="T1366">logisches </text:span>Prädikat bei der Auswertung eine<text:span text:style-name="T1367">r</text:span> Sprungbedingung eingesetzt, um den Kontrollfluss zu verschleiern. Im Kontext der Thread-basierten Obfuskation <text:span text:style-name="T1210">dürfte </text:span>der Anwendungsfall vorwiegend bei der Verschleierung der Speicheradressen der neuen Funktionen <text:span text:style-name="T1210">liegen</text:span>, <text:span text:style-name="T1210">um beispielsweise die Erstellung von Funktionsaufrufgraphen oder das Bestimmen der Funktionen bei der Deobfuskation zu erschweren.</text:span> <text:span text:style-name="T1250">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67">umfassend</text:span><text:span text:style-name="T1210"> eingestuft werden könnte (siehe </text:span><text:span text:style-name="T264">auch Abbildung </text:span><text:span text:style-name="T264"><text:sequence-ref text:reference-format="value" text:ref-name="refCodeausschnitt3">3</text:sequence-ref></text:span><text:span text:style-name="T264">)</text:span><text:span text:style-name="T1210">.</text:span></text:p>
      <text:p text:style-name="P204"><text:span text:style-name="T171">Laut</text:span><text:span text:style-name="T169"> [2] sei die Fähigkeit </text:span><text:span text:style-name="T290">zum Einsatz</text:span><text:span text:style-name="T169"> opake</text:span><text:span text:style-name="T290">r</text:span><text:span text:style-name="T169"> Variablen, deren Bestimmung durch einen Deobfuskator </text:span><text:span text:style-name="T290">entsprechend </text:span><text:span text:style-name="T169">schwierig sind, eine große Herausforderung und der Schlüssel zu einer höchst widerstandsfähigen Transformation. </text:span><text:span text:style-name="T168">Die Wichtigkeit dieses Konstrukts wird in dieser Arbeit häufig hervorgehoben. </text:span><text:span text:style-name="T170">Die Möglichkeiten sind auch hier unbegrenzt und </text:span><text:span text:style-name="T291">werden an dieser Stelle deshalb</text:span><text:span text:style-name="T170"> nicht weiter vertieft.</text:span></text:p>
      <text:p text:style-name="P223">Eine weitere effektive Erweiterung entspringt ebenfalls aus einer grundlegenden Beschreibung von Omar et al. [41] <text:span text:style-name="T1207">unter Referenzierung von [2]</text:span>, die jedoch dort <text:span text:style-name="T1207">auch </text:span>nicht umgesetzt wurde. <text:span text:style-name="T1207">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2">Insofern </text:span><text:span text:style-name="T173">in </text:span><text:span text:style-name="T172">die Funktionen Systemaufrufe eingebaut werden, </text:span><text:span text:style-name="T174">kann Mimikry (siehe auch Abschnitt </text:span><text:span text:style-name="T174"><text:bookmark-ref text:reference-format="text" text:ref-name="__RefHeading___Toc1005_3589521264">Malware Evasion</text:bookmark-ref></text:span><text:span text:style-name="T174">) realisiert werden, sodass die Systemaufruf-Sequenzen, die bei der dynamischen Analyse gewonnen werden, kaschiert werden </text:span><text:span text:style-name="T175">(ähnlich dem </text:span><text:span text:style-name="T777">API-Hooking</text:span><text:span text:style-name="T175"> von Rosenberg et al. [71])</text:span><text:span text:style-name="T174">.</text:span></text:p>
      <text:p text:style-name="P253"><text:span text:style-name="T700">Da die hohe Anzahl </text:span><text:span text:style-name="T845">an</text:span><text:span text:style-name="T700">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46">Funktion</text:span><text:span text:style-name="T700"> eines anderen Programms genommen, so verändert, dass keine Seiteneffekte zu erwarten sind, und die Instruktionen </text:span><text:span text:style-name="T847">in diesem Programm so untergebracht, dass diese korrekt ausgeführt werden, gehen die für die Obfuskation entscheidenden Instruktionen unter. </text:span><text:span text:style-name="T700">Dieses Beispiel </text:span><text:span text:style-name="T847">erfordert eine </text:span><text:span text:style-name="T700">komplexe Analyse, </text:span><text:span text:style-name="T847">weniger komplizierte Vorgehensweisen sind denkbar.</text:span></text:p>
      <text:h text:style-name="P427" text:outline-level="2"><text:bookmark-start text:name="__RefHeading___Toc405_3558549"/><text:soft-page-break/>Weitere Optimierungen<text:bookmark-end text:name="__RefHeading___Toc405_3558549"/></text:h>
      <text:p text:style-name="P210">Im Folgenden <text:span text:style-name="T1215">sollen</text:span> Optimierungen, Erweiterungen oder auch <text:span text:style-name="T1211">Alternativen umrissen werden</text:span>, die <text:span text:style-name="T1211">nicht notwendigerweise die Metriken der vorgestellten Obfuskation beeinflussen. Im Untera</text:span><text:span text:style-name="T177">bschnitt </text:span><text:span text:style-name="T177"><text:bookmark-ref text:reference-format="text" text:ref-name="__RefHeading___Toc614_2071505590">Entscheidungen und Einschränkungen</text:bookmark-ref></text:span><text:span text:style-name="T177"><text:s/></text:span><text:span text:style-name="T1211">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7"> Obfuskation,</text:span><text:span text:style-name="T178"> </text:span><text:span text:style-name="T176">Funktion</text:span><text:span text:style-name="T194">sumfang, </text:span><text:span text:style-name="T195">und </text:span><text:span text:style-name="T177">Zuverlässigkeit </text:span><text:span text:style-name="T178">u</text:span><text:span text:style-name="T176">nterteilt werden.</text:span></text:p>
      <text:h text:style-name="Heading_20_3" text:outline-level="3"><text:bookmark-start text:name="__RefHeading___Toc6638_52187834"/>Obfuskation<text:bookmark-end text:name="__RefHeading___Toc6638_52187834"/></text:h>
      <text:p text:style-name="P150">Da die Obfuskation als Compiler<text:span text:style-name="T1216">o</text:span>ptimierungs<text:span text:style-name="T1216">d</text:span>urchlauf realisiert wurde, <text:span text:style-name="T1216">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2">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404">B</text:span>esonders sollte darauf geachtet werden, dass Optimierungen, die nach der Obfuskation <text:span text:style-name="T1377">angewandt</text:span> werden, die Wirksamkeit der Obfuskation nicht dezimieren.</text:p>
      <text:p text:style-name="P207"><text:span text:style-name="T490">Als Beispiel kann sich vergegenwärtigt werden, dass bei der Obfuskation Funktionen zur Parallelisierung wie </text:span><text:span text:style-name="T324">pthread_create</text:span><text:span text:style-name="T490"> in ein Programm eingebaut werden, die einen Rückgabewert emittieren. Ohne Compileroptimierung wird dieser Rückgabewert als Stackvariable abgelegt, obwohl dieser Wert anschließend nicht weiter verwendet wird. Diese Speicherinstruktion ist somit </text:span><text:span text:style-name="T572">obsolet und vermindert die Performanz eines Programms, auch </text:span><text:span text:style-name="T638">wird</text:span><text:span text:style-name="T572"> die Wirksamkeit der Obfuskation </text:span><text:span text:style-name="T638">d</text:span><text:span text:style-name="T572">urch diese im Muster wiederkehrende Instruktion nicht erhöht. Bei aktivierten Compileroptimierungen wird diese Instruktion entfernt. Auf der anderen Seite konnte (zumindest bei Ghidra) festgestellt werden, das</text:span><text:span text:style-name="T649">s</text:span><text:span text:style-name="T572"> bei deaktivierten Compileroptimierungen der erste Aufruf von </text:span><text:span text:style-name="T368">pthread_create</text:span><text:span text:style-name="T572"> als letzte Instruktion einer erkannten Funktion behandelt wird, wodurch benutzerdefinierte Anpassungen notwendig wären, die eine erhöhte Obfuskationswirksamkeit implizieren.</text:span></text:p>
      <text:p text:style-name="P157">Des Weiteren sind Optimierungen der Obfuskation an vielen Stellen möglich. Beispielsweise kann der Speicher für die Variablen der Funktionen auf dem Stack allokiert werde<text:span text:style-name="T1251">n</text:span>, anstatt diese in den globalen Raum zu verlagern <text:span text:style-name="T1218">oder im globalen Raum anzulegen</text:span>, und d<text:span text:style-name="T1218">ie</text:span> <text:span text:style-name="T1259">Zeiger</text:span> als Argument dem Thread übergeben werden. Dies wurde von Omar et al. [42] für die Lösung der Problematik bei rekursiven Funktionen umgesetzt. <text:span text:style-name="T1218">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218">und Freigabepunkten eingesetzten Semaphore aufgrund des Aliasing Problems nicht mehr ohne Weiteres möglich ist (vergleiche </text:span><text:span text:style-name="T1102">Abschnitt </text:span><text:span text:style-name="T1102"><text:bookmark-ref text:reference-format="text" text:ref-name="__RefHeading___Toc5556_2158360521">Ansätze für Gegenmaßnahmen</text:bookmark-ref></text:span><text:span text:style-name="T1218">).</text:span></text:p>
      <text:p text:style-name="P156">Als weitere, möglicherweise entscheidende Performanzoptimierung sei die bereits erwähnte Aussparung von rechenintensiven Funktionen b<text:span text:style-name="T1257">eziehungsweise</text:span> Funktionalitäten genannt. <text:span text:style-name="T1217">Dies kann manuell erfolgen, aber auch eine automatische Erkennung von stark frequentierten Instruktionsbereichen kann durch Softwareprofilierung erfolgen, woraufhin die Ergebnisse geeignet auf die Transformation angewandt werden könnten.</text:span></text:p>
      <text:p text:style-name="P158">Eine andere Idee, die etwas stärker vom eigentlichen Entwurf abweicht, entstand durch ein<text:span text:style-name="T1378">e</text:span> Nachfrage des Betreuers d<text:span text:style-name="T1351">ieser</text:span> Arbeit. <text:span text:style-name="T1219">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254"><text:span text:style-name="T848">E</text:span><text:span text:style-name="T849">s existieren viele weitere Möglichkeiten, die einen Einfluss auf die Obfuskation haben können. </text:span><text:span text:style-name="T850">Als Beispiel</text:span><text:span text:style-name="T849"> kann die Obfuskation einfach mehrfach </text:span><text:span text:style-name="T852">angewandt</text:span><text:span text:style-name="T849"> werden. Auch die Verwendung von User</text:span><text:span text:style-name="T851">s</text:span><text:span text:style-name="T849">pace Threads </text:span><text:span text:style-name="T848">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1"><text:span text:style-name="T182">Ebenfalls</text:span><text:span text:style-name="T179"> kann Polymo</text:span><text:span text:style-name="T204">r</text:span><text:span text:style-name="T179">p</text:span><text:span text:style-name="T204">h</text:span><text:span text:style-name="T179">ie durch Randomisierung des Obfuskationsprozesses erreicht werden. </text:span><text:span text:style-name="T180">Als Parameter für die Randomisierung kann die Reihenfolge bei der Abarbeitung der Funktionen und/oder Basic Blocks dienen sowie die Funktionen die überhaupt bei der Transformation einbezogen werden. </text:span><text:span text:style-name="T181">Diese</text:span><text:span text:style-name="T292">s Vorgehen</text:span><text:span text:style-name="T181"> ist ansatzweise mit </text:span><text:span text:style-name="T293">einer</text:span><text:span text:style-name="T181"> gängigen Obfuskation der Datenanordnung zu vergleichen und führt dazu, dass </text:span><text:span text:style-name="T294">die Position von</text:span><text:span text:style-name="T181"> Funktionalität, die </text:span><text:span text:style-name="T209">anhand</text:span><text:span text:style-name="T181"> </text:span><text:span text:style-name="T209">des </text:span><text:span text:style-name="T181">Quelltext </text:span><text:span text:style-name="T209">bestimmt werden könnte</text:span><text:span text:style-name="T181">, sich überall in der Datei befinden kann, was entsprechende Auswirkungen besonders auf signaturbasierte Detektionsmethoden hat.</text:span></text:p>
      <text:p text:style-name="P186"><text:span text:style-name="T766">Abschließend ist in diesem Kontext nochmals</text:span><text:span text:style-name="T767"> </text:span><text:span text:style-name="T766">die Wahl der Einteilungsgröße zu erwähnen,</text:span><text:span text:style-name="T768"> also anstatt d</text:span><text:span text:style-name="T766">ie Funktion</text:span><text:span text:style-name="T768"> in Basic Blocks </text:span><text:span text:style-name="T766">aufzuteilen, </text:span><text:span text:style-name="T768">die Aufteilung grober (mehrere Basic Blocks in eine neue Funktion) oder feiner (bis zu einer Instruktion pro neuer Funktion) </text:span><text:span text:style-name="T766">vorzunehmen</text:span><text:span text:style-name="T768">. </text:span><text:span text:style-name="T769">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text:soft-page-break/>Funktion<text:span text:style-name="T1220">sumfang</text:span><text:bookmark-end text:name="__RefHeading___Toc8129_52187834"/></text:h>
      <text:p text:style-name="P165"><text:span text:style-name="T1097">U</text:span><text:span text:style-name="T1094">nter Funktionsumfang </text:span><text:span text:style-name="T1111">werden</text:span><text:span text:style-name="T1094"> in diesem Kontext die umfangreiche Unterstützung von speziellen </text:span><text:span text:style-name="T1105">(</text:span><text:span text:style-name="T1104">Sprach-)</text:span><text:span text:style-name="T1110">K</text:span><text:span text:style-name="T1094">onstrukten und weitere Fähigkeiten, die die Nutzbarkeit der Obfuskation</text:span><text:span text:style-name="T1103">smethode</text:span><text:span text:style-name="T1094"> verbessern, verstanden. </text:span><text:span text:style-name="T183">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3">. </text:span><text:span text:style-name="T265">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6">Dementsprechend ist der </text:span><text:span text:style-name="T267">Austausch dieser Instruktion durch eine Funktionalität notwendig, welche der aufrufenden Funktion signalisiert, dass und an welcher Stelle eine Ausnahme eingetreten ist. An dieser Stelle </text:span><text:span text:style-name="T295">wäre</text:span><text:span text:style-name="T267"> auch das Semaphor der aufrufenden Funktion freizugeben. Nachdem die Bereinigung in der ursprünglichen Funktion durchgeführt wurde, </text:span><text:span text:style-name="T295">würde</text:span><text:span text:style-name="T267"> anstelle eines gewöhnlichen Returns die abgefangene Ausnahme erneut ausgelöst </text:span><text:span text:style-name="T295">werden</text:span><text:span text:style-name="T267">, indem die Ausnahmeparameter aus den entsprechenden globalen Variablen an die </text:span><text:span text:style-name="T401">throw</text:span><text:span text:style-name="T267">-Funktion übergeben werden.</text:span></text:p>
      <text:p text:style-name="P166"><text:span text:style-name="T1097">E</text:span><text:span text:style-name="T1094">ine der nützlichsten Funktionen, die d</text:span><text:span text:style-name="T1106">en</text:span><text:span text:style-name="T1094"> Anwendungsfall </text:span><text:span text:style-name="T1106">dieser Arbeit</text:span><text:span text:style-name="T1094">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094"><text:bookmark-ref text:reference-format="text" text:ref-name="__RefHeading___Toc65_3312919563">Evaluation</text:bookmark-ref></text:span><text:span text:style-name="T1094"><text:s/>die Problematik des Binary Rewriting </text:span><text:span text:style-name="T1107">erläutert</text:span><text:span text:style-name="T1094"> und ein Einblick in den aktuellen Stand ermöglicht. Die Möglichkeit </text:span><text:span text:style-name="T1108">zur</text:span><text:span text:style-name="T1094"> Automatisierung dieses Vorgangs, </text:span><text:span text:style-name="T1098">unter der Bedingung, dass diese weitestgehend fehlerfrei funktioniert,</text:span><text:span text:style-name="T1094"> inklusive der Modifikationen wäre als Forschungsgegenstand für wissenschaftliche Untersuchungen eine erhebliche Bereicherung.</text:span></text:p>
      <text:p text:style-name="P162"><text:span text:style-name="T184">Zum Schluss soll, </text:span><text:span text:style-name="T185">entgegen der für diese Arbeit verallgemeinerten Definition, der Begriff „Metamorphie“, wie er in der Wissenschaft verwendet wird, im Zusammenhang mit der Obfuskation betrachtet werden. Metamorphie meint die reflexive Veränderung der Statik </text:span><text:span text:style-name="T187">von </text:span><text:span text:style-name="T188">Maschineni</text:span><text:span text:style-name="T187">nstruktionen</text:span><text:span text:style-name="T186"> eines Programms durch das Programm selbst, </text:span><text:span text:style-name="T187">meist nach jeder Ausführung </text:span><text:span text:style-name="T188">b</text:span><text:span text:style-name="T213">eziehungsweise</text:span><text:span text:style-name="T188"> Infektion</text:span><text:span text:style-name="T186">. </text:span><text:span text:style-name="T188">Dies kann auf unterschiedliche Weisen erfolgen, z</text:span><text:span text:style-name="T205">um Beispiel</text:span><text:span text:style-name="T188"> durch </text:span><text:span text:style-name="T189">minimal invasive Substitution von Instruktionen mit </text:span><text:span text:style-name="T296">Ä</text:span><text:span text:style-name="T189">quivalenten, durch direkte, invasive Transformationen eines Shellcodes, also von Maschinencode, bei dem keine Binary Rewriting Probleme vorhanden sind [</text:span><text:span text:style-name="T190">78</text:span><text:span text:style-name="T189">], oder auch durch die </text:span><text:span text:style-name="T190">Ü</text:span><text:span text:style-name="T189">bersetzung </text:span><text:span text:style-name="T190">des (überschaubaren) Maschinencodes </text:span><text:span text:style-name="T189">in eine interne Zwischen</text:span><text:span text:style-name="T190">sprache, anschließender Modifikation und Rückübersetzung (ähnlich dem zuvor beschriebenen Prinzip mit der LLVM IR). </text:span></text:p>
      <text:p text:style-name="P163"><text:span text:style-name="T14">Da die hier vorgestellte Obfuskation aufgrund der invasiven und umfangreichen Auswirkungen nicht nach dem Prinzip dieser Beispiele funktionieren kann, </text:span><text:span text:style-name="T297">wäre</text:span><text:span text:style-name="T14"> die Anwendbarkeit auf eine andere Weise umzusetzen, welche sich g</text:span><text:span text:style-name="T211">egebenenfalls</text:span><text:span text:style-name="T14"> mit den beschriebenen Vorgehensweisen kombinieren lässt. </text:span><text:span text:style-name="T191">B</text:span><text:span text:style-name="T206">eispielsweise</text:span><text:span text:style-name="T191"> besteht die Möglichkeit </text:span><text:span text:style-name="T192">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3">in die neue Funktion mit der entsprechende</text:span><text:span text:style-name="T300">n</text:span><text:span text:style-name="T193"> Erstellung eines Threads und de</text:span><text:span text:style-name="T300">r</text:span><text:span text:style-name="T193"> Freigabe-/Wartepunkte. Unbenutzte Bytes können hierbei mit nutzlosem Code und/oder unbedingten Sprung</text:span><text:span text:style-name="T217">instruktion</text:span><text:span text:style-name="T193"> überbrückt werden. Als </text:span><text:span text:style-name="T298">andere </text:span><text:span text:style-name="T299">weniger </text:span><text:soft-page-break/><text:span text:style-name="T299">komplexe</text:span><text:span text:style-name="T193"> Maßnahme ist auch </text:span><text:span text:style-name="T192">die </text:span><text:span text:style-name="T193">Vertauschung der S</text:span><text:span text:style-name="T192">peicherbereiche der globalen </text:span><text:span text:style-name="T193">V</text:span><text:span text:style-name="T192">ariablen </text:span><text:span text:style-name="T193">denkbar.</text:span></text:p>
      <text:h text:style-name="P448" text:outline-level="3"><text:bookmark-start text:name="__RefHeading___Toc7771_652388070"/>Zuverlässigkeit<text:bookmark-end text:name="__RefHeading___Toc7771_652388070"/></text:h>
      <text:p text:style-name="P209">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24">Synchronisation mit einem Thread </text:span>oder zum <text:span text:style-name="T324">Freigeben der Semaphorressourcen</text:span> beschrieben, müssen die im Zusammenhang mit der Parallelität für die Obfuskation allokierten Ressourcen freigegeben werden, um undefiniertes Verhalten bei Fehlgeschlagenen Systemaufrufen zu ve<text:span text:style-name="T1214">rmeiden</text:span>. <text:span text:style-name="T1214">Diese Maßnahme genügt jedoch nicht, um die Zuverlässigkeit eines beliebig komplexen Programms zu gewährleisten, da bei einem ausreichend langen Aufrufpfad trotzdem das Ressourcenlimit erschöpft sein kann.</text:span></text:p>
      <text:p text:style-name="P209">Nun bestünde die Möglichkeit, bei jedem Systemaufruf den Rückgabewert zu prüfen und bei einem Fehler eine Behandlungsroutine auszuführen. <text:span text:style-name="T1212">Aufgrund der</text:span> durch die Prüfung jedes Systemaufrufs zusätzlich entstehende Last und d<text:span text:style-name="T1212">er</text:span> Komplexität einer geeigneten Behandlungsroutine <text:span text:style-name="T1213">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263">Eine andere Möglichkeit, um eine Überschreitung der zur Verfügung stehenden Ressourcen zu vermeiden, bietet das explizite Setzen der Limitierungen (unter Linux mit <text:span text:style-name="T324">setrlimit</text:span><text:span text:style-name="T490"> [</text:span><text:span text:style-name="T650">88</text:span><text:span text:style-name="T490">]</text:span>). <text:span text:style-name="T1424">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074">32</text:span><text:span text:style-name="T1037"> =</text:span><text:span text:style-name="T1424"> 4096 MB und genanntem Stackspeicher, also </text:span><text:span text:style-name="T1424"><draw:frame draw:style-name="fr17" draw:name="Object6" text:anchor-type="as-char" svg:y="-0.1484in" svg:width="1.5783in" svg:height="0.1839in" draw:z-index="32"><draw:object xlink:href="./Object 6" xlink:type="simple" xlink:show="embed" xlink:actuate="onLoad"/><draw:image xlink:href="./ObjectReplacements/Object 6" xlink:type="simple" xlink:show="embed" xlink:actuate="onLoad"/></draw:frame></text:span><text:span text:style-name="T1424"><text:note text:id="ftn24" text:note-class="footnote"><text:note-citation>24</text:note-citation><text:note-body><text:p text:style-name="P304">Hierbei wurden zusätzlich benötigte Speicherbereiche wie Code, Stack, Heap und Zusatzinformationen für die Threads nicht berücksichtigt, da diese bei dieser Größenordnung vernachlässigbar sind.</text:p></text:note-body></text:note></text:span><text:span text:style-name="T1424">.</text:span></text:p>
      <text:p text:style-name="P264">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424">, dass sich durch diese Maßnahme die Limitierungen auf die real vorhandenen </text:span><text:span text:style-name="T322">Hardwareressourcen</text:span><text:span text:style-name="T1424"> reduzieren lassen.</text:span></text:p>
      <text:p text:style-name="P164"><text:span text:style-name="T1112">Abschließend</text:span><text:span text:style-name="T193"> </text:span><text:span text:style-name="T183">gilt an dieser Stelle</text:span><text:span text:style-name="T193">, dass nicht ausreichend Programme der hier vorgestellten Transformation unterzogen wurden, um die </text:span><text:span text:style-name="T301">allgemeine</text:span><text:span text:style-name="T193"> Zuverlässigkeit dieser Obfuskation garantieren zu können. </text:span><text:span text:style-name="T1109">Die im Kapitel </text:span><text:span text:style-name="T1109"><text:bookmark-ref text:reference-format="text" text:ref-name="__RefHeading___Toc65_3312919563">Evaluation</text:bookmark-ref></text:span><text:span text:style-name="T1109"><text:s/>verwendeten Programme … (Thread in silversearcher ag)</text:span></text:p>
      <text:h text:style-name="P435" text:outline-level="1"><text:bookmark-start text:name="__RefHeading___Toc30339_4065540377"/>Zusammenfassung und <text:span text:style-name="T1124">Ausblick</text:span><text:bookmark-end text:name="__RefHeading___Toc30339_4065540377"/></text:h>
      <text:p text:style-name="P212"><text:span text:style-name="T1405">Zu Beginn</text:span> wurde dem Leser eine <text:span text:style-name="T1405">kompakte</text:span> Einführung zu den <text:span text:style-name="T1406">relevantesten, in dieser Arbeit verwendeten</text:span> Begriffen geboten und die Beziehungen dieser Begriffe für die weiteren Ausführungen erläutert, um eine entsprechende <text:span text:style-name="T1368">Grundlage</text:span> <text:span text:style-name="T1221">für die folgend vorgestellte Obfuskation und Evaluation </text:span>herzustellen.</text:p>
      <text:p text:style-name="P213">Daraufhin erfolgte die Vorstellung des für diese Arbeit entwickelten Programms unter Beschreibung des Algorithmus. <text:span text:style-name="T1221">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1"><text:span text:style-name="T1407">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49">Ergebnisse: </text:span><text:span text:style-name="T450">Doch recht auffällig </text:span><text:span text:style-name="T451">(hohe Kosten)</text:span><text:span text:style-name="T450">, aber mit präziser Selektion möglicherweise nützlich?</text:span><text:span text:style-name="T1221">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84">VirusTotal</text:span><text:span text:style-name="T1221">. </text:span><text:span text:style-name="T449">Ergebnisse: vorrangig</text:span><text:span text:style-name="T452"> Signatur (nicht verhalten)? / </text:span><text:span text:style-name="T453">Detektion weiterhin durch Filterung (ohne Kenntnis usw…)</text:span></text:p>
      <text:p text:style-name="P214">Im letzten Kapitel wurden wissenschaftliche Publikationen vorgestellt, die mit dieser Arbeit verwandt sind, und die festgestellten Ergebnisse soweit möglich verglichen. In den <text:span text:style-name="T1369">darauf </text:span>folgenden, eher theoretischen Abschnitten wurden erste Ansätze vorgestellt, mit denen gegen die thematisierte Obfuskation vorgegangen werden könnte. <text:span text:style-name="T1223">Dabei wurde bereits festgestellt, dass bei der Obfuskation Optimierungspotential vorhanden ist, jedoch minimale Anpassungen die vorgestellten Ansätze schon obsolet werden lassen können</text:span>. <text:span text:style-name="T1222">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16">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5">Auch <text:span text:style-name="T1370">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245">bezie</text:span><text:soft-page-break/><text:span text:style-name="T1245">hungsweise metamorphischen</text:span> Generatoren an ihre Grenzen stößt, <text:span text:style-name="T1262">insbesondere da der Beweis, dass zwei Programme funktionell äquivalent sind, ein unentscheidbares Problem sei [48]</text:span>. <text:span text:style-name="T1224">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36" text:outline-level="1"><text:bookmark-start text:name="__RefHeading___Toc30341_4065540377"/>Anhang<text:bookmark-end text:name="__RefHeading___Toc30341_4065540377"/></text:h>
      <text:h text:style-name="P428" text:outline-level="2"><text:bookmark-start text:name="__RefHeading___Toc3740_860311804"/>Messreihen<text:bookmark-end text:name="__RefHeading___Toc3740_860311804"/></text:h>
      <text:p text:style-name="P100">Clang version / datum … (siehe auch Diskussion) cmake ../llvm -G Ninja -DENABLE_EXPERIMENTAL_NEW_PASS_MANAGER=ON -DLLVM_ENABLE_PROJECTS=clang -DCMAKE_BUILD_TYPE=MinSizeRel</text:p>
      <text:h text:style-name="P429" text:outline-level="2"><text:bookmark-start text:name="__RefHeading___Toc7158_3870466599"/>Gliederung der beigelegten CD<text:bookmark-end text:name="__RefHeading___Toc7158_3870466599"/></text:h>
      <text:p text:style-name="P309"><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84">API</text:p>
          </table:table-cell>
          <table:table-cell table:style-name="Abkürzungsverzeichnis.A1" office:value-type="string">
            <text:p text:style-name="P284">Application Programming Interface</text:p>
          </table:table-cell>
        </table:table-row>
        <table:table-row>
          <table:table-cell table:style-name="Abkürzungsverzeichnis.A1" office:value-type="string">
            <text:p text:style-name="P286">ASLR</text:p>
          </table:table-cell>
          <table:table-cell table:style-name="Abkürzungsverzeichnis.A1" office:value-type="string">
            <text:p text:style-name="P286">Address Space Layout Randomization</text:p>
          </table:table-cell>
        </table:table-row>
        <table:table-row>
          <table:table-cell table:style-name="Abkürzungsverzeichnis.A1" office:value-type="string">
            <text:p text:style-name="P286">DEP</text:p>
          </table:table-cell>
          <table:table-cell table:style-name="Abkürzungsverzeichnis.A1" office:value-type="string">
            <text:p text:style-name="P286">Data Execution Prevention</text:p>
          </table:table-cell>
        </table:table-row>
        <table:table-row>
          <table:table-cell table:style-name="Abkürzungsverzeichnis.A1" office:value-type="string">
            <text:p text:style-name="P285">ELF</text:p>
          </table:table-cell>
          <table:table-cell table:style-name="Abkürzungsverzeichnis.A1" office:value-type="string">
            <text:p text:style-name="P285">Executable and Linking Format</text:p>
          </table:table-cell>
        </table:table-row>
        <table:table-row>
          <table:table-cell table:style-name="Abkürzungsverzeichnis.A1" office:value-type="string">
            <text:p text:style-name="P284">IR</text:p>
          </table:table-cell>
          <table:table-cell table:style-name="Abkürzungsverzeichnis.A1" office:value-type="string">
            <text:p text:style-name="P284">Intermediate Representation</text:p>
          </table:table-cell>
        </table:table-row>
        <table:table-row>
          <table:table-cell table:style-name="Abkürzungsverzeichnis.A1" office:value-type="string">
            <text:p text:style-name="P284">OS</text:p>
          </table:table-cell>
          <table:table-cell table:style-name="Abkürzungsverzeichnis.A1" office:value-type="string">
            <text:p text:style-name="P284">Operating System</text:p>
          </table:table-cell>
        </table:table-row>
        <table:table-row>
          <table:table-cell table:style-name="Abkürzungsverzeichnis.A1" office:value-type="string">
            <text:p text:style-name="P286">PC</text:p>
          </table:table-cell>
          <table:table-cell table:style-name="Abkürzungsverzeichnis.A1" office:value-type="string">
            <text:p text:style-name="P286">Personal Computer</text:p>
          </table:table-cell>
        </table:table-row>
        <table:table-row>
          <table:table-cell table:style-name="Abkürzungsverzeichnis.A1" office:value-type="string">
            <text:p text:style-name="P287">SVM</text:p>
          </table:table-cell>
          <table:table-cell table:style-name="Abkürzungsverzeichnis.A1" office:value-type="string">
            <text:p text:style-name="P287">Support Vector Machine</text:p>
          </table:table-cell>
        </table:table-row>
      </table:table>
      <text:p text:style-name="P241"/>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12"><text:bookmark-start text:name="__RefHeading___Toc9581_3128431990"/>Abbildungsverzeichnis<text:bookmark-end text:name="__RefHeading___Toc9581_3128431990"/></text:p>
          </text:index-title>
          <text:p text:style-name="P328"><text:a xlink:type="simple" xlink:href="#Abbildung!1|sequence" text:style-name="Index_20_Link" text:visited-style-name="Index_20_Link">Abbildung 1: Ghidras Benutzeroberfläche<text:tab/>6</text:a></text:p>
          <text:p text:style-name="P328"><text:a xlink:type="simple" xlink:href="#Abbildung!2|sequence" text:style-name="Index_20_Link" text:visited-style-name="Index_20_Link">Abbildung 2: Schematische und illustrative Darstellung des Obfuskationsalgorithmus<text:tab/>17</text:a></text:p>
          <text:p text:style-name="P328"><text:a xlink:type="simple" xlink:href="#Abbildung!3|sequence" text:style-name="Index_20_Link" text:visited-style-name="Index_20_Link">Abbildung 3: Koordinatensystem zur Einordnung der Widerstandsfähigkeit der Thread-basierten Obfuskation [2]<text:tab/>29</text:a></text:p>
          <text:p text:style-name="P328"><text:a xlink:type="simple" xlink:href="#Abbildung!0|sequence" text:style-name="Index_20_Link" text:visited-style-name="Index_20_Link">Abbildung 4: Gegenüberstellung des obfuskierten und nicht obfuskierten Kontrollflussgraphen<text:tab/>35</text:a></text:p>
          <text:p text:style-name="P328"><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15"/>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11"><text:bookmark-start text:name="__RefHeading___Toc9583_3128431990"/>Tabellenverzeichnis<text:bookmark-end text:name="__RefHeading___Toc9583_3128431990"/></text:p>
          </text:index-title>
          <text:p text:style-name="P326">Tabelle 1: Betriebssystemabhängige Funktionen und Typen für die Realisierung der Obfuskation<text:tab/>18</text:p>
          <text:p text:style-name="P326">Tabelle 2: Performanzmessungen der BBP-Formel in obfuskierter und nicht obfuskierter Form mit time<text:tab/>32</text:p>
        </text:index-body>
      </text:table-index>
      <text:p text:style-name="P314"/>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10"><text:bookmark-start text:name="__RefHeading___Toc9585_3128431990"/>Codeausschnittsverzeichnis<text:bookmark-end text:name="__RefHeading___Toc9585_3128431990"/></text:p>
          </text:index-title>
          <text:p text:style-name="P327">Codeausschnitt 1: Nicht obfuskierte Funktion<text:tab/>12</text:p>
          <text:p text:style-name="P327">Codeausschnitt 2: Obfuskierte Funktion<text:tab/>13</text:p>
          <text:p text:style-name="P327">Codeausschnitt 3: Simpler Beispielcode in C<text:tab/>19</text:p>
          <text:p text:style-name="P327">Codeausschnitt 4: Gegenüberstellung der auf Basis von Codeausschnitt 3 generierten LLVM IR<text:tab/>20</text:p>
          <text:p text:style-name="P327">Codeausschnitt 5: Gegenüberstellung des auf Basis von Codeausschnitt 4 generierten Maschinencodes in Assemblerdarstellung (AT&amp;T Syntax)<text:tab/>20</text:p>
          <text:p text:style-name="P327">Codeausschnitt 6: Erster Eindruck zwischen obfuskierter und nicht obfuskierter main-Funktion<text:tab/>34</text:p>
          <text:p text:style-name="P327">Codeausschnitt 7: Ausgabe des Decompilers zur Anfangsfunktionalität der main-Funktion<text:tab/>37</text:p>
          <text:p text:style-name="P327">Codeausschnitt 8: Gegenüberstellung des Stacktraces beim obfuskierten und nicht obfuskierten Programm<text:tab/>38</text:p>
          <text:p text:style-name="P327">Codeausschnitt 9: TLSHs von einigen Samples des bzip2-Programms<text:tab/>40</text:p>
        </text:index-body>
      </text:user-index>
      <text:p text:style-name="P314"/>
      <text:p text:style-name="P308"><text:bookmark-start text:name="__RefHeading___Toc413_3558549"/>Literaturverzeichnis<text:bookmark-end text:name="__RefHeading___Toc413_3558549"/></text:p>
      <text:list xml:id="list1756194921" text:style-name="L13">
        <text:list-item>
          <text:p text:style-name="P368">Banescu, Sebastian &amp; Pretschner, Alexander. (2017). A Tutorial on Software Obfuscation. Advances in Computers, vol. 108, pp. 283–353, Elsevie<text:span text:style-name="T1435">r</text:span>. 10.1016/bs.adcom.2017.09.004.</text:p>
        </text:list-item>
        <text:list-item>
          <text:p text:style-name="P368">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40">Rosenberg, Ishai &amp; Gudes, Ehud. (2016). Bypassing system calls-based intrusion detection systems. Concurrency and Computation: Practice and Experience. 29. 10.1002/cpe.4023.</text:p>
        </text:list-item>
        <text:list-item>
          <text:p text:style-name="P369">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370"><text:span text:style-name="T1264">Ghidra. </text:span><text:a xlink:type="simple" xlink:href="https://ghidra-sre.org/" text:style-name="Internet_20_link" text:visited-style-name="Visited_20_Internet_20_Link">https://ghidra-sre.org/</text:a>. <text:span text:style-name="T1265">L</text:span>etzter Zugriff <text:span text:style-name="T1267">18.04</text:span>.2021.</text:p>
        </text:list-item>
        <text:list-item>
          <text:p text:style-name="P370">Damodaran, Anusha &amp; Di Troia, Fabio &amp; Visaggio, Corrado Aaron &amp; Austin, Thomas &amp; Stamp, Mark. (2017). A comparison of static, dynamic, and hybrid analysis for malware detection. Journal of Computer Virology and Hacking Techniques 13, <text:span text:style-name="T1436">pp. 1-12</text:span>. 10.1007/s11416-015-0261-z.</text:p>
        </text:list-item>
        <text:list-item>
          <text:p text:style-name="P371"><text:span text:style-name="T1265">Trend Micro. TLSH – Trend Micro Locality Sensitive Hash. </text:span><text:a xlink:type="simple" xlink:href="https://github.com/trendmicro/tlsh" text:style-name="Internet_20_link" text:visited-style-name="Visited_20_Internet_20_Link">https://github.com/trendmicro/tlsh</text:a>. <text:span text:style-name="T1266">L</text:span>etzter Zugriff <text:span text:style-name="T1267">18.04</text:span>.2021.</text:p>
        </text:list-item>
        <text:list-item>
          <text:p text:style-name="P371">Bonfante, Guillaume &amp; Kaczmarek, Matthieu &amp; Marion, Jean-Yves. (2007). Control Flow Graphs as Malware Signatures.</text:p>
        </text:list-item>
        <text:list-item>
          <text:p text:style-name="P372"><text:span text:style-name="T1267">Cuckoo. </text:span><text:a xlink:type="simple" xlink:href="https://cuckoosandbox.org/" text:style-name="Internet_20_link" text:visited-style-name="Visited_20_Internet_20_Link">https://cuckoosandbox.org/</text:a>. <text:span text:style-name="T1267">L</text:span>etzter Zugriff <text:span text:style-name="T1268">18.04</text:span>.2021.</text:p>
        </text:list-item>
        <text:list-item>
          <text:p text:style-name="P373"><text:span text:style-name="T1268">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268">L</text:span>etz<text:span text:style-name="T1268">t</text:span>er Zugriff <text:span text:style-name="T1268">18.04</text:span>.2021.</text:p>
        </text:list-item>
        <text:list-item>
          <text:p text:style-name="P375"><text:span text:style-name="T1437">Bruschi, Danilo &amp; Martignoni, Lorenzo &amp; Monga, Mattia. (2006). Detecting Self-mutating Malware Using Control-Flow Graph Matching. </text:span>Detection of Intrusions and Malware &amp; Vulnerability Assessment. DIMVA 2006. <text:span text:style-name="T1437">129-143. 10.1007/11790754_8.</text:span></text:p>
        </text:list-item>
        <text:list-item>
          <text:p text:style-name="P374"><text:span text:style-name="T1269">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269">Letzter Zugriff 18.04.2021.</text:span></text:p>
        </text:list-item>
        <text:list-item>
          <text:p text:style-name="P374">Raff, Edward &amp; Barker, Jon &amp; Sylvester, Jared &amp; Brandon, Robert &amp; Catanzaro, Bryan &amp; Nicholas, Charles. (2017). Malware Detection by Eating a Whole EXE. AAAI Workshops.</text:p>
        </text:list-item>
        <text:list-item>
          <text:p text:style-name="P374">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374"><text:soft-page-break/>Rieck, Konrad &amp; Trinius, Philipp &amp; Willems, Carsten &amp; Holz, Thorsten. (2011). Automatic analysis of malware behavior using machine learning. Journal of Computer Security 19, <text:span text:style-name="T1438">pp.</text:span> 639-668. 10.3233/JCS-2010-0410.</text:p>
        </text:list-item>
        <text:list-item>
          <text:p text:style-name="P389"><text:span text:style-name="T1270">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270">y)</text:span></text:a><text:span text:style-name="T1270">.</text:span> <text:span text:style-name="T1270">Letzter Zugriff 18.04.2021.</text:span></text:p>
        </text:list-item>
        <text:list-item>
          <text:p text:style-name="P389">Afianian, Amir &amp; Niksefat, Salman &amp; Sadeghiyan, Babak &amp; Baptiste, David. (2019). Malware Dynamic Analysis Evasion Techniques: A Survey. ACM Computing Surveys 52, <text:span text:style-name="T1438">pp.</text:span> 1-28. 10.1145/3365001.</text:p>
        </text:list-item>
        <text:list-item>
          <text:p text:style-name="P390"><text:span text:style-name="T1271">UPX. </text:span><text:a xlink:type="simple" xlink:href="https://upx.github.io/" text:style-name="Internet_20_link" text:visited-style-name="Visited_20_Internet_20_Link">https://upx.github.io/</text:a>. <text:span text:style-name="T1271">Letzter Zugriff 18.04.2021.</text:span></text:p>
        </text:list-item>
        <text:list-item>
          <text:p text:style-name="P390">Marpaung, Jonathan &amp; Sain, Mangal &amp; Lee, Hoon-Jae. (2012). Survey on malware evasion techniques: State of the art and challenges. 2012 14th International Conference on Advanced Communication Technology (ICACT), pp. 744-749.</text:p>
        </text:list-item>
        <text:list-item>
          <text:p text:style-name="P390">Demetrio, Luca &amp; Biggio, Battista &amp; Lagorio, Giovanni &amp; Roli, Fabio &amp; Armando, Alessandro. (2019). Explaining Vulnerabilities of Deep Learning to Adversarial Malware Binaries.</text:p>
        </text:list-item>
        <text:list-item>
          <text:p text:style-name="P390">Li, Xufang &amp; Loh, Peter &amp; Tan, Freddy. (2011). Mechanisms of Polymorphic and Metamorphic Viruses. 2011 European Intelligence and Security Informatics Conference, pp. 149-154. 10.1109/EISIC.2011.77.</text:p>
        </text:list-item>
        <text:list-item>
          <text:p text:style-name="P390">Murad, Khurram &amp; Shirazi, Syed &amp; Zikria, Yousaf &amp; Ikram, Nassar. (2010). Evading Virus Detection Using Code Obfuscation. Future Generation Information Technology, <text:span text:style-name="T1439">pp</text:span>. 394-401. 10.1007/978-3-642-17569-5_39.</text:p>
        </text:list-item>
        <text:list-item>
          <text:p text:style-name="P391">Payer, Mathias. (2014). <text:span text:style-name="Citation"><text:span text:style-name="T491">Embracing the new threat: towards automatically, self-diversifying malware.</text:span></text:span></text:p>
        </text:list-item>
        <text:list-item>
          <text:p text:style-name="P391"><text:span text:style-name="Citation"><text:span text:style-name="T491">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391"><text:span text:style-name="Citation"><text:span text:style-name="T491">Larsen, Per &amp; Homescu, Andrei &amp; Brunthaler, Stefan &amp; Franz, Michael. (2014). SoK: Automated Software Diversity. 2014 IEEE Symposium on Security and Privacy, pp. 276-291. 10. 10.1109/SP.2014.25.</text:span></text:span></text:p>
        </text:list-item>
        <text:list-item>
          <text:p text:style-name="P391"><text:span text:style-name="Citation"><text:span text:style-name="T491">Bruschi, Danilo &amp; Martignoni, Lorenzo &amp; Monga, Mattia. (2006). Using Code Normalization for Fighting Self-Mutating Malware.</text:span></text:span></text:p>
        </text:list-item>
        <text:list-item>
          <text:p text:style-name="P391"><text:span text:style-name="Citation"><text:span text:style-name="T491">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392"><text:span text:style-name="Citation"><text:span text:style-name="T491">Yuval tisf Nativ. </text:span></text:span><text:span text:style-name="Citation"><text:span text:style-name="T593">TheZoo – A Live Malware Repository. </text:span></text:span><text:a xlink:type="simple" xlink:href="https://github.com/ytisf/theZoo" text:style-name="Internet_20_link" text:visited-style-name="Visited_20_Internet_20_Link"><text:span text:style-name="Citation"><text:span text:style-name="T701">https://github.com/ytisf/theZoo</text:span></text:span></text:a><text:span text:style-name="Citation"><text:span text:style-name="T701">. </text:span></text:span><text:span text:style-name="Citation"><text:span text:style-name="T781">Letzter Zugriff 18.04.2021.</text:span></text:span></text:p>
        </text:list-item>
        <text:list-item>
          <text:p text:style-name="P392"><text:soft-page-break/><text:span text:style-name="Citation"><text:span text:style-name="T781">Wenzl, Matthias &amp; Merzdovnik, Georg &amp; Ullrich, Johanna &amp; Weippl, Edgar. (2019). From Hack to Elaborate Technique—A Survey on Binary Rewriting. ACM Computing Surveys 52, </text:span></text:span><text:span text:style-name="Citation"><text:span text:style-name="T871">pp</text:span></text:span><text:span text:style-name="Citation"><text:span text:style-name="T781"> 1-37. 10.1145/3316415.</text:span></text:span></text:p>
        </text:list-item>
        <text:list-item>
          <text:p text:style-name="P393"><text:span text:style-name="Citation"><text:span text:style-name="T782">LLVM- The LLVM Compiler Infrastructure. </text:span></text:span><text:a xlink:type="simple" xlink:href="https://llvm.org/" text:style-name="Internet_20_link" text:visited-style-name="Visited_20_Internet_20_Link"><text:span text:style-name="Citation"><text:span text:style-name="T702">https://llvm.org/</text:span></text:span></text:a><text:span text:style-name="Citation"><text:span text:style-name="T702">. </text:span></text:span><text:span text:style-name="Citation"><text:span text:style-name="T782">L</text:span></text:span><text:span text:style-name="Citation"><text:span text:style-name="T702">etzter Zugriff </text:span></text:span><text:span text:style-name="Citation"><text:span text:style-name="T782">18.04</text:span></text:span><text:span text:style-name="Citation"><text:span text:style-name="T702">.2021.</text:span></text:span></text:p>
        </text:list-item>
        <text:list-item>
          <text:p text:style-name="P394"><text:span text:style-name="Citation"><text:span text:style-name="T783">Andrzej Warzynski. How to create pass independently on Windows. </text:span></text:span><text:span text:style-name="Citation"><text:span text:style-name="T784">(2020).</text:span></text:span><text:span text:style-name="Citation"><text:span text:style-name="T783"> </text:span></text:span><text:a xlink:type="simple" xlink:href="https://llvm.discourse.group/t/how-to-create-pass-independently-on-windows/474" text:style-name="Internet_20_link" text:visited-style-name="Visited_20_Internet_20_Link"><text:span text:style-name="Citation"><text:span text:style-name="T703">https://llvm.discourse.group/t/how-to-create-pass-independently-on-windows/474</text:span></text:span></text:a><text:span text:style-name="Citation"><text:span text:style-name="T703">. </text:span></text:span><text:span text:style-name="Citation"><text:span text:style-name="T783">L</text:span></text:span><text:span text:style-name="Citation"><text:span text:style-name="T703">etzter Zugriff </text:span></text:span><text:span text:style-name="Citation"><text:span text:style-name="T783">18.04</text:span></text:span><text:span text:style-name="Citation"><text:span text:style-name="T703">.2021.</text:span></text:span></text:p>
        </text:list-item>
        <text:list-item>
          <text:p text:style-name="P395"><text:span text:style-name="Citation"><text:span text:style-name="T784">Linux man page. pthread_mutex_lock(3).</text:span></text:span><text:span text:style-name="Citation"><text:span text:style-name="T786"> </text:span></text:span><text:span text:style-name="Citation"><text:span text:style-name="T787">(2003).</text:span></text:span><text:span text:style-name="Citation"><text:span text:style-name="T784"> </text:span></text:span><text:a xlink:type="simple" xlink:href="https://linux.die.net/man/3/pthread_mutex_lock" text:style-name="Internet_20_link" text:visited-style-name="Visited_20_Internet_20_Link"><text:span text:style-name="Citation"><text:span text:style-name="T704">https://linux.die.net/man/3/pthread_mutex_lock</text:span></text:span></text:a><text:span text:style-name="Citation"><text:span text:style-name="T704">. </text:span></text:span><text:span text:style-name="Citation"><text:span text:style-name="T785">L</text:span></text:span><text:span text:style-name="Citation"><text:span text:style-name="T704">etzter Zugriff </text:span></text:span><text:span text:style-name="Citation"><text:span text:style-name="T785">18.04</text:span></text:span><text:span text:style-name="Citation"><text:span text:style-name="T704">.2021.</text:span></text:span></text:p>
        </text:list-item>
        <text:list-item>
          <text:p text:style-name="P396"><text:span text:style-name="Citation"><text:span text:style-name="T786">Linux </text:span></text:span><text:span text:style-name="Citation"><text:span text:style-name="T787">manual page. pthread_spin_lock(3). (2021).</text:span></text:span><text:span text:style-name="Citation"><text:span text:style-name="T786"> </text:span></text:span><text:a xlink:type="simple" xlink:href="https://man7.org/linux/man-pages/man3/pthread_spin_lock.3.html" text:style-name="Internet_20_link" text:visited-style-name="Visited_20_Internet_20_Link"><text:span text:style-name="Citation"><text:span text:style-name="T705">https://man7.org/linux/man-pages/man3/pthread_spin_lock.3.html</text:span></text:span></text:a><text:span text:style-name="Citation"><text:span text:style-name="T705">. </text:span></text:span><text:span text:style-name="Citation"><text:span text:style-name="T787">L</text:span></text:span><text:span text:style-name="Citation"><text:span text:style-name="T705">etzter Zugriff </text:span></text:span><text:span text:style-name="Citation"><text:span text:style-name="T787">18.04</text:span></text:span><text:span text:style-name="Citation"><text:span text:style-name="T705">.2021.</text:span></text:span></text:p>
        </text:list-item>
        <text:list-item>
          <text:p text:style-name="P397"><text:span text:style-name="Citation"><text:span text:style-name="T788">Trail of Bits. McSema. </text:span></text:span><text:a xlink:type="simple" xlink:href="https://github.com/lifting-bits/mcsema" text:style-name="Internet_20_link" text:visited-style-name="Visited_20_Internet_20_Link"><text:span text:style-name="Citation"><text:span text:style-name="T706">https://github.com/lifting-bits/mcsema</text:span></text:span></text:a><text:span text:style-name="Citation"><text:span text:style-name="T706">. </text:span></text:span><text:span text:style-name="Citation"><text:span text:style-name="T788">L</text:span></text:span><text:span text:style-name="Citation"><text:span text:style-name="T706">etzter Zugriff </text:span></text:span><text:span text:style-name="Citation"><text:span text:style-name="T788">18.04</text:span></text:span><text:span text:style-name="Citation"><text:span text:style-name="T706">.2021.</text:span></text:span></text:p>
        </text:list-item>
        <text:list-item>
          <text:p text:style-name="P398"><text:span text:style-name="Citation"><text:span text:style-name="T789">Hex Rays. IDA Pro. </text:span></text:span><text:a xlink:type="simple" xlink:href="https://www.hex-rays.com/products/ida/" text:style-name="Internet_20_link" text:visited-style-name="Visited_20_Internet_20_Link"><text:span text:style-name="Citation"><text:span text:style-name="T707">https://www.hex-rays.com/products/ida/</text:span></text:span></text:a><text:span text:style-name="Citation"><text:span text:style-name="T707">. </text:span></text:span><text:span text:style-name="Citation"><text:span text:style-name="T789">L</text:span></text:span><text:span text:style-name="Citation"><text:span text:style-name="T707">etzter Zugriff </text:span></text:span><text:span text:style-name="Citation"><text:span text:style-name="T789">18.04</text:span></text:span><text:span text:style-name="Citation"><text:span text:style-name="T707">.2021.</text:span></text:span></text:p>
        </text:list-item>
        <text:list-item>
          <text:p text:style-name="P399"><text:span text:style-name="Citation"><text:span text:style-name="T790">Petr Zemek. Compiling back LLVM IR. </text:span></text:span><text:a xlink:type="simple" xlink:href="https://github.com/avast/retdec/issues/45" text:style-name="Internet_20_link" text:visited-style-name="Visited_20_Internet_20_Link"><text:span text:style-name="Citation"><text:span text:style-name="T708">https://github.com/avast/retdec/issues/45</text:span></text:span></text:a><text:span text:style-name="Citation"><text:span text:style-name="T708">. </text:span></text:span><text:span text:style-name="Citation"><text:span text:style-name="T790">L</text:span></text:span><text:span text:style-name="Citation"><text:span text:style-name="T708">etzter Zugriff </text:span></text:span><text:span text:style-name="Citation"><text:span text:style-name="T790">18.04</text:span></text:span><text:span text:style-name="Citation"><text:span text:style-name="T708">.2021.</text:span></text:span></text:p>
        </text:list-item>
        <text:list-item>
          <text:p text:style-name="P400">Julian Seward. bzip2. <text:a xlink:type="simple" xlink:href="https://github.com/opencor/bzip2" text:style-name="Internet_20_link" text:visited-style-name="Visited_20_Internet_20_Link"><text:span text:style-name="Citation"><text:span text:style-name="T710">https://github.com/opencor/bzip2</text:span></text:span></text:a><text:span text:style-name="Citation"><text:span text:style-name="T710">. </text:span></text:span><text:span text:style-name="Citation"><text:span text:style-name="T700">L</text:span></text:span><text:span text:style-name="Citation"><text:span text:style-name="T710">etzter Zugriff </text:span></text:span><text:span text:style-name="Citation"><text:span text:style-name="T700">18.04.2021.</text:span></text:span></text:p>
        </text:list-item>
        <text:list-item>
          <text:p text:style-name="P401"><text:span text:style-name="Citation"><text:span text:style-name="T809">VirusTotal. Yara. </text:span></text:span><text:a xlink:type="simple" xlink:href="https://virustotal.github.io/yara/" text:style-name="Internet_20_link" text:visited-style-name="Visited_20_Internet_20_Link"><text:span text:style-name="Citation"><text:span text:style-name="T791">https://virustotal.github.io/yara/</text:span></text:span></text:a><text:span text:style-name="Citation"><text:span text:style-name="T791">. </text:span></text:span><text:span text:style-name="Citation"><text:span text:style-name="T809">Letzter Zugriff 18.04.2021.</text:span></text:span></text:p>
        </text:list-item>
        <text:list-item>
          <text:p text:style-name="P401"><text:span text:style-name="Citation"><text:span text:style-name="T791">mk-mode. C++ source code to compute pi with BBP formula. </text:span></text:span><text:a xlink:type="simple" xlink:href="https://gist.github.com/komasaru/9e418eb666ab649ef589" text:style-name="Internet_20_link" text:visited-style-name="Visited_20_Internet_20_Link"><text:span text:style-name="Citation"><text:span text:style-name="T711">https://gist.github.com/komasaru/9e418eb666ab649ef589</text:span></text:span></text:a><text:span text:style-name="Citation"><text:span text:style-name="T711">. </text:span></text:span><text:span text:style-name="Citation"><text:span text:style-name="T791">L</text:span></text:span><text:span text:style-name="Citation"><text:span text:style-name="T711">etzter Zugriff </text:span></text:span><text:span text:style-name="Citation"><text:span text:style-name="T791">18.04</text:span></text:span><text:span text:style-name="Citation"><text:span text:style-name="T711">.2021.</text:span></text:span></text:p>
        </text:list-item>
        <text:list-item>
          <text:p text:style-name="P402"><text:span text:style-name="Citation"><text:span text:style-name="T792">Linux manual page. time(1). (2019). </text:span></text:span><text:a xlink:type="simple" xlink:href="https://man7.org/linux/man-pages/man1/time.1.html" text:style-name="Internet_20_link" text:visited-style-name="Visited_20_Internet_20_Link"><text:span text:style-name="Citation"><text:span text:style-name="T712">https://man7.org/linux/man-pages/man1/time.1.html</text:span></text:span></text:a><text:span text:style-name="Citation"><text:span text:style-name="T712">. </text:span></text:span><text:span text:style-name="Citation"><text:span text:style-name="T792">L</text:span></text:span><text:span text:style-name="Citation"><text:span text:style-name="T712">etzter Zugriff </text:span></text:span><text:span text:style-name="Citation"><text:span text:style-name="T792">18.04.2021.</text:span></text:span></text:p>
        </text:list-item>
        <text:list-item>
          <text:p text:style-name="P402"><text:span text:style-name="Citation"><text:span text:style-name="T792">Omar, Rasha &amp; El-Mahdy, Ahmed &amp; Rohou, Erven. (2013). Thread-Based Obfuscation through Control-Flow Mangling.</text:span></text:span></text:p>
        </text:list-item>
        <text:list-item>
          <text:p text:style-name="P376"><text:span text:style-name="Citation"><text:span text:style-name="T792">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876">pp. 51-58</text:span></text:span><text:span text:style-name="Citation"><text:span text:style-name="T792">. 10.1145/2600075.2600080.</text:span></text:span></text:p>
        </text:list-item>
        <text:list-item>
          <text:p text:style-name="P403"><text:span text:style-name="Citation"><text:span text:style-name="T793">GNU. GDB: The GNU Project Debugger. </text:span></text:span><text:a xlink:type="simple" xlink:href="https://www.gnu.org/software/gdb/" text:style-name="Internet_20_link" text:visited-style-name="Visited_20_Internet_20_Link"><text:span text:style-name="Citation"><text:span text:style-name="T717">https://www.gnu.org/software/gdb/</text:span></text:span></text:a><text:span text:style-name="Citation"><text:span text:style-name="T717">. </text:span></text:span><text:span text:style-name="Citation"><text:span text:style-name="T793">L</text:span></text:span><text:span text:style-name="Citation"><text:span text:style-name="T717">etzter Zugriff </text:span></text:span><text:span text:style-name="Citation"><text:span text:style-name="T793">18.04</text:span></text:span><text:span text:style-name="Citation"><text:span text:style-name="T717">.2021.</text:span></text:span></text:p>
        </text:list-item>
        <text:list-item>
          <text:p text:style-name="P404"><text:span text:style-name="Citation"><text:span text:style-name="T794">x64dbg. </text:span></text:span><text:a xlink:type="simple" xlink:href="https://x64dbg.com/" text:style-name="Internet_20_link" text:visited-style-name="Visited_20_Internet_20_Link"><text:span text:style-name="Citation"><text:span text:style-name="T717">https://x64dbg.com/</text:span></text:span></text:a><text:span text:style-name="Citation"><text:span text:style-name="T717">. </text:span></text:span><text:span text:style-name="Citation"><text:span text:style-name="T794">L</text:span></text:span><text:span text:style-name="Citation"><text:span text:style-name="T718">etzter </text:span></text:span><text:span text:style-name="Citation"><text:span text:style-name="T737">Z</text:span></text:span><text:span text:style-name="Citation"><text:span text:style-name="T718">ugriff </text:span></text:span><text:span text:style-name="Citation"><text:span text:style-name="T794">18.04</text:span></text:span><text:span text:style-name="Citation"><text:span text:style-name="T718">.2021.</text:span></text:span></text:p>
        </text:list-item>
        <text:list-item>
          <text:p text:style-name="P405"><text:span text:style-name="Citation"><text:span text:style-name="T795">LLVM. Clang: a C language family frontend for LLVM. </text:span></text:span><text:a xlink:type="simple" xlink:href="https://clang.llvm.org/" text:style-name="Internet_20_link" text:visited-style-name="Visited_20_Internet_20_Link"><text:span text:style-name="Citation"><text:span text:style-name="T736">https://clang.llvm.org/</text:span></text:span></text:a><text:span text:style-name="Citation"><text:span text:style-name="T736">. </text:span></text:span><text:span text:style-name="Citation"><text:span text:style-name="T795">L</text:span></text:span><text:span text:style-name="Citation"><text:span text:style-name="T736">etzter Zugriff </text:span></text:span><text:span text:style-name="Citation"><text:span text:style-name="T795">18.04</text:span></text:span><text:span text:style-name="Citation"><text:span text:style-name="T736">.2021.</text:span></text:span></text:p>
        </text:list-item>
        <text:list-item>
          <text:p text:style-name="P406"><text:span text:style-name="Citation"><text:span text:style-name="T796">GNU. GCC, the GNU Compiler Collection. </text:span></text:span><text:a xlink:type="simple" xlink:href="https://gcc.gnu.org/" text:style-name="Internet_20_link" text:visited-style-name="Visited_20_Internet_20_Link"><text:span text:style-name="Citation"><text:span text:style-name="T738">https://gcc.gnu.org/</text:span></text:span></text:a><text:span text:style-name="Citation"><text:span text:style-name="T738">. </text:span></text:span><text:span text:style-name="Citation"><text:span text:style-name="T796">L</text:span></text:span><text:span text:style-name="Citation"><text:span text:style-name="T738">etzter Zugriff </text:span></text:span><text:span text:style-name="Citation"><text:span text:style-name="T796">18.04</text:span></text:span><text:span text:style-name="Citation"><text:span text:style-name="T738">.2021.</text:span></text:span></text:p>
        </text:list-item>
        <text:list-item>
          <text:p text:style-name="P406"><text:span text:style-name="Citation"><text:span text:style-name="T738">Campion, Marco &amp; Dalla Preda, Mila &amp; Giacobazzi, Roberto. (2021). Learning metamorphic malware signatures from samples. Journal of Computer Virology and Hacking Techniques, </text:span></text:span><text:span text:style-name="Citation"><text:span text:style-name="T872">pp.</text:span></text:span><text:span text:style-name="Citation"><text:span text:style-name="T738"> 1-17. 10.1007/s11416-021-00377-z.</text:span></text:span></text:p>
        </text:list-item>
        <text:list-item>
          <text:p text:style-name="P406"><text:soft-page-break/><text:span text:style-name="Citation"><text:span text:style-name="T738">Zhang, Qinghua &amp; Reeves, D.s. (200</text:span></text:span><text:span text:style-name="Citation"><text:span text:style-name="T873">7</text:span></text:span><text:span text:style-name="Citation"><text:span text:style-name="T738">). MetaAware: Identifying Metamorphic Malware. Twenty-Third Annual Computer Security Applications Conference (ACSAC 2007), pp. 411-420. 10.1109/ACSAC.2007.9.</text:span></text:span></text:p>
        </text:list-item>
        <text:list-item>
          <text:p text:style-name="P407"><text:span text:style-name="Citation"><text:span text:style-name="T797">Oracle. VirtualBox. </text:span></text:span><text:a xlink:type="simple" xlink:href="https://www.virtualbox.org/" text:style-name="Internet_20_link" text:visited-style-name="Visited_20_Internet_20_Link"><text:span text:style-name="Citation"><text:span text:style-name="T739">https://www.virtualbox.org/</text:span></text:span></text:a><text:span text:style-name="Citation"><text:span text:style-name="T739">. </text:span></text:span><text:span text:style-name="Citation"><text:span text:style-name="T797">L</text:span></text:span><text:span text:style-name="Citation"><text:span text:style-name="T739">etzter Zugriff </text:span></text:span><text:span text:style-name="Citation"><text:span text:style-name="T798">18.04</text:span></text:span><text:span text:style-name="Citation"><text:span text:style-name="T739">.2021.</text:span></text:span></text:p>
        </text:list-item>
        <text:list-item>
          <text:p text:style-name="P407"><text:span text:style-name="Citation"><text:span text:style-name="T739">Wong, Wing &amp; Stamp, Mark. (2006). Hunting for metamorphic engines. Journal in Computer Virology 2, </text:span></text:span><text:span text:style-name="Citation"><text:span text:style-name="T874">pp.</text:span></text:span><text:span text:style-name="Citation"><text:span text:style-name="T739"> 211-229. 10.1007/s11416-006-0028-7.</text:span></text:span></text:p>
        </text:list-item>
        <text:list-item>
          <text:p text:style-name="P377"><text:span text:style-name="Citation"><text:span text:style-name="T739">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875">pp.</text:span></text:span><text:span text:style-name="Citation"><text:span text:style-name="T739"> 55-62. 10.1145/1654988.1655003.</text:span></text:span></text:p>
        </text:list-item>
        <text:list-item>
          <text:p text:style-name="P407"><text:span text:style-name="Citation"><text:span text:style-name="T739">Eskandari, Mojtaba &amp; Hashemi, Sattar. (2012). A graph mining approach for detecting unknown malwares. Journal of Visual Languages &amp; Computing 23, </text:span></text:span><text:span text:style-name="Citation"><text:span text:style-name="T877">pp.</text:span></text:span><text:span text:style-name="Citation"><text:span text:style-name="T739"> 154–162. 10.1016/j.jvlc.2012.02.002.</text:span></text:span></text:p>
        </text:list-item>
        <text:list-item>
          <text:p text:style-name="P407"><text:span text:style-name="Citation"><text:span text:style-name="T739">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07"><text:span text:style-name="Citation"><text:span text:style-name="T739">Dai, Jianyong &amp; Joohan, Lee. (2009). Efficient Virus Detection Using Dynamic Instruction Sequences. Journal of Computers 4, </text:span></text:span><text:span text:style-name="Citation"><text:span text:style-name="T878">pp. 405-414</text:span></text:span><text:span text:style-name="Citation"><text:span text:style-name="T739">. 10.4304/jcp.4.5.405-414.</text:span></text:span></text:p>
        </text:list-item>
        <text:list-item>
          <text:p text:style-name="P407"><text:span text:style-name="Citation"><text:span text:style-name="T739">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07"><text:span text:style-name="Citation"><text:span text:style-name="T739">Souri, Alireza &amp; Hosseini, Rahil. (2018). A state-of-the-art survey of malware detection approaches using data mining techniques. Human-centric Computing and Information Sciences 8, pp. 1-22. 10.1186/s13673-018-0125-x.</text:span></text:span></text:p>
        </text:list-item>
        <text:list-item>
          <text:p text:style-name="P407"><text:span text:style-name="Citation"><text:span text:style-name="T739">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07"><text:span text:style-name="Citation"><text:span text:style-name="T739">Sorokin, Ivan. (2011). Comparing files using structural entropy. Journal in Computer Virology 7, </text:span></text:span><text:span text:style-name="Citation"><text:span text:style-name="T879">pp.</text:span></text:span><text:span text:style-name="Citation"><text:span text:style-name="T739"> 259-265. 10.1007/s11416-011-0153-9.</text:span></text:span></text:p>
        </text:list-item>
        <text:list-item>
          <text:p text:style-name="P407"><text:span text:style-name="Citation"><text:span text:style-name="T739">Upchurch, Jason &amp; Zhou, Xiaobo. (2015). Variant: a malware similarity testing framework. 2015 10th International Conference on Malicious and Unwanted Software (MALWARE), pp. 31-39. 10.1109/MALWARE.2015.7413682.</text:span></text:span></text:p>
        </text:list-item>
        <text:list-item>
          <text:p text:style-name="P407"><text:span text:style-name="Citation"><text:span text:style-name="T739">Karnik, Abhishek &amp; Goswami, Suchandra. (2007). Detecting Obfuscated Viruses Using Cosine Similarity Analysis. First Asia International Conference on Modelling &amp; Simulation (AMS'07), pp. 165-170. 10.1109/AMS.2007.31.</text:span></text:span></text:p>
        </text:list-item>
        <text:list-item>
          <text:p text:style-name="P407"><text:soft-page-break/><text:span text:style-name="Citation"><text:span text:style-name="T739">Shabtai, Asaf &amp; Moskovitch, Robert &amp; Feher, Clint &amp; Dolev, Shlomi &amp; Elovici, Yuval. (2012). Detecting unknown malicious code by applying classification techniques on OpCode patterns. Security Informatics 1, </text:span></text:span><text:span text:style-name="Citation"><text:span text:style-name="T880">pp. 1-22</text:span></text:span><text:span text:style-name="Citation"><text:span text:style-name="T739">. 10.1186/2190-8532-1-1.</text:span></text:span></text:p>
        </text:list-item>
        <text:list-item>
          <text:p text:style-name="P407"><text:span text:style-name="Citation"><text:span text:style-name="T739">Cohen, Fred. (1990). A Short Course on Computer Viruses. Computers &amp; Security - COMPSEC 8.</text:span></text:span></text:p>
        </text:list-item>
        <text:list-item>
          <text:p text:style-name="P407"><text:span text:style-name="Citation"><text:span text:style-name="T739">Kolter, Jeremy &amp; Maloof, Marcus. (2006). Learning to Detect and Classify Malicious Executables in the Wild. Journal of Machine Learning Research </text:span></text:span><text:span text:style-name="Citation"><text:span text:style-name="T881">7, pp.</text:span></text:span><text:span text:style-name="Citation"><text:span text:style-name="T739"> 2721-2744.</text:span></text:span></text:p>
        </text:list-item>
        <text:list-item>
          <text:p text:style-name="P407"><text:span text:style-name="Citation"><text:span text:style-name="T739">Moser, Andreas &amp; Kruegel, Christopher &amp; Kirda, Engin. (2008). Limits of Static Analysis for Malware Detection. Twenty-Third Annual Computer Security Applications Conference (ACSAC 2007), pp. 421-430. 10.1109/ACSAC.2007.21.</text:span></text:span></text:p>
        </text:list-item>
        <text:list-item>
          <text:p text:style-name="P408"><text:span text:style-name="Citation"><text:span text:style-name="T799">Wendelin, Claes Adam. (2017). Malware Detection in Secured Systems. Seminar Future Internet SS2017. 10.2313/NET-2017-09-1_11.</text:span></text:span></text:p>
        </text:list-item>
        <text:list-item>
          <text:p text:style-name="P408"><text:span text:style-name="Citation"><text:span text:style-name="T799">Sharif, Mahmood &amp; Lucas, Keane &amp; Bauer, Lujo &amp; Reiter, Michael &amp; Shintre, Saurabh. (2019). Optimization-Guided Binary Diversification to Mislead Neural Networks for Malware Detection.</text:span></text:span></text:p>
        </text:list-item>
        <text:list-item>
          <text:p text:style-name="P408"><text:span text:style-name="Citation"><text:span text:style-name="T799">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08"><text:span text:style-name="Citation"><text:span text:style-name="T799">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08"><text:span text:style-name="Citation"><text:span text:style-name="T799">Hu, Weiwei &amp; Tan, Ying. (2017). Generating Adversarial Malware Examples for Black-Box Attacks Based on GAN.</text:span></text:span></text:p>
        </text:list-item>
        <text:list-item>
          <text:p text:style-name="P408"><text:span text:style-name="Citation"><text:span text:style-name="T799">Ma, Weiqin &amp; Duan, Pu &amp; Liu, Sanmin &amp; Gu, Guofei &amp; Liu, Jyh-charn. (201</text:span></text:span><text:span text:style-name="Citation"><text:span text:style-name="T883">1</text:span></text:span><text:span text:style-name="Citation"><text:span text:style-name="T799">). Shadow attacks: Automatically evading system-call-behavior based malware detection. Journal in Computer Virology 8, </text:span></text:span><text:span text:style-name="Citation"><text:span text:style-name="T882">pp. 1-13</text:span></text:span><text:span text:style-name="Citation"><text:span text:style-name="T799">. 10.1007/s11416-011-0157-5.</text:span></text:span></text:p>
        </text:list-item>
        <text:list-item>
          <text:p text:style-name="P378"><text:span text:style-name="Citation"><text:span text:style-name="T799">Rosenberg, Ishai &amp; Shabtai, Asaf &amp; Rokach, Lior &amp; Elovici, Yuval. (201</text:span></text:span><text:span text:style-name="Citation"><text:span text:style-name="T884">8</text:span></text:span><text:span text:style-name="Citation"><text:span text:style-name="T799">). Generic Black-Box End-to-End Attack against RNNs and Other API Calls Based Malware Classifiers. Research in Attacks, Intrusions, and Defenses. 10.1007/978-3-030-00470-5_23.</text:span></text:span></text:p>
        </text:list-item>
        <text:list-item>
          <text:p text:style-name="P408"><text:span text:style-name="Citation"><text:span text:style-name="T799">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09"><text:span text:style-name="Citation"><text:span text:style-name="T800">Pavithran, Jithin &amp; Patnaik, Milan &amp; Rebeiro, Chester. (2019). D-TIME: Distributed Threadless Independent Malware Execution for Runtime Obfuscation. WOOT @ USENIX Security Symposium.</text:span></text:span></text:p>
        </text:list-item>
        <text:list-item>
          <text:p text:style-name="P409"><text:soft-page-break/><text:span text:style-name="Citation"><text:span text:style-name="T800">LLVM. GlobalOpt.cpp. </text:span></text:span><text:a xlink:type="simple" xlink:href="https://github.com/llvm/llvm-project/blob/llvmorg-11.1.0/llvm/lib/Transforms/IPO/GlobalOpt.cpp" text:style-name="Internet_20_link" text:visited-style-name="Visited_20_Internet_20_Link"><text:span text:style-name="Citation"><text:span text:style-name="T752">https://github.com/llvm/llvm-project/blob/llvmorg-11.1.0/llvm/lib/Transforms/IPO/GlobalOpt.cpp</text:span></text:span></text:a><text:span text:style-name="Citation"><text:span text:style-name="T752">. </text:span></text:span><text:span text:style-name="Citation"><text:span text:style-name="T800">L</text:span></text:span><text:span text:style-name="Citation"><text:span text:style-name="T752">etzter Zugriff </text:span></text:span><text:span text:style-name="Citation"><text:span text:style-name="T800">18</text:span></text:span><text:span text:style-name="Citation"><text:span text:style-name="T752">.04.2021.</text:span></text:span></text:p>
        </text:list-item>
        <text:list-item>
          <text:p text:style-name="P409"><text:span text:style-name="Citation"><text:span text:style-name="T752">Z</text:span></text:span><text:span text:style-name="Citation"><text:span text:style-name="T801">hou</text:span></text:span><text:span text:style-name="Citation"><text:span text:style-name="T752">, R</text:span></text:span><text:span text:style-name="Citation"><text:span text:style-name="T801">uuyu</text:span></text:span><text:span text:style-name="Citation"><text:span text:style-name="T752">. (2018). Guided Automatic Binary Parallelisation. 10.17863/CAM.21890.</text:span></text:span></text:p>
        </text:list-item>
        <text:list-item>
          <text:p text:style-name="P410"><text:span text:style-name="Citation"><text:span text:style-name="T802">Wikipedia. Pointer analysis. </text:span></text:span><text:a xlink:type="simple" xlink:href="https://en.wikipedia.org/wiki/Pointer_analysis" text:style-name="Internet_20_link" text:visited-style-name="Visited_20_Internet_20_Link"><text:span text:style-name="Citation"><text:span text:style-name="T761">https://en.wikipedia.org/wiki/Pointer_analysis</text:span></text:span></text:a><text:span text:style-name="Citation"><text:span text:style-name="T761">. </text:span></text:span><text:span text:style-name="Citation"><text:span text:style-name="T802">L</text:span></text:span><text:span text:style-name="Citation"><text:span text:style-name="T761">etzter Zugriff </text:span></text:span><text:span text:style-name="Citation"><text:span text:style-name="T802">1</text:span></text:span><text:span text:style-name="Citation"><text:span text:style-name="T761">8.04.</text:span></text:span><text:span text:style-name="Citation"><text:span text:style-name="T762">2021.</text:span></text:span></text:p>
        </text:list-item>
        <text:list-item>
          <text:p text:style-name="P411"><text:span text:style-name="Citation"><text:span text:style-name="T803">Wik</text:span></text:span><text:span text:style-name="Citation"><text:span text:style-name="T804">i</text:span></text:span><text:span text:style-name="Citation"><text:span text:style-name="T803">pedia. Längster Pfad. </text:span></text:span><text:a xlink:type="simple" xlink:href="https://de.wikipedia.org/wiki/Längster_Pfad" text:style-name="Internet_20_link" text:visited-style-name="Visited_20_Internet_20_Link"><text:span text:style-name="Citation"><text:span text:style-name="T765">https://de.wikipedia.org/wiki/L%C3%A4ngster_Pfad</text:span></text:span></text:a><text:span text:style-name="Citation"><text:span text:style-name="T765">. </text:span></text:span><text:span text:style-name="Citation"><text:span text:style-name="T803">L</text:span></text:span><text:span text:style-name="Citation"><text:span text:style-name="T765">etzter Zugriff 1</text:span></text:span><text:span text:style-name="Citation"><text:span text:style-name="T803">8</text:span></text:span><text:span text:style-name="Citation"><text:span text:style-name="T765">.04.2021.</text:span></text:span></text:p>
        </text:list-item>
        <text:list-item>
          <text:p text:style-name="P411"><text:span text:style-name="Citation"><text:span text:style-name="T765">Borello, Jean-Marie &amp; Mé, Ludovic. (2008). Code Obfuscation Techniques for Metamorphic Viruses. Journal in Computer Virology 4, </text:span></text:span><text:span text:style-name="Citation"><text:span text:style-name="T885">pp.</text:span></text:span><text:span text:style-name="Citation"><text:span text:style-name="T765"> 211-220. 10.1007/s11416-008-0084-2. </text:span></text:span></text:p>
        </text:list-item>
        <text:list-item>
          <text:p text:style-name="P379"><text:span text:style-name="Citation"><text:span text:style-name="T805">VirusTotal. </text:span></text:span><text:a xlink:type="simple" xlink:href="https://www.virustotal.com/" text:style-name="Internet_20_link" text:visited-style-name="Visited_20_Internet_20_Link"><text:span text:style-name="Citation"><text:span text:style-name="T774">https://www.virustotal.com/</text:span></text:span></text:a><text:span text:style-name="Citation"><text:span text:style-name="T774">. </text:span></text:span><text:span text:style-name="Citation"><text:span text:style-name="T805">L</text:span></text:span><text:span text:style-name="Citation"><text:span text:style-name="T774">etzter Zugriff 1</text:span></text:span><text:span text:style-name="Citation"><text:span text:style-name="T805">8</text:span></text:span><text:span text:style-name="Citation"><text:span text:style-name="T774">.04.2021.</text:span></text:span></text:p>
        </text:list-item>
        <text:list-item>
          <text:p text:style-name="P380"><text:span text:style-name="Citation"><text:span text:style-name="T821">LLVM. Exception Handling in LLVM. </text:span></text:span><text:a xlink:type="simple" xlink:href="https://llvm.org/docs/ExceptionHandling.html" text:style-name="Internet_20_link" text:visited-style-name="Visited_20_Internet_20_Link"><text:span text:style-name="Citation"><text:span text:style-name="T821">https://llvm.org/docs/ExceptionHandling.html</text:span></text:span></text:a><text:span text:style-name="Citation"><text:span text:style-name="T821">. Letzter Zugriff 18.04.2021.</text:span></text:span></text:p>
        </text:list-item>
        <text:list-item>
          <text:p text:style-name="P381"><text:span text:style-name="Citation"><text:span text:style-name="T853">Ding, Fei. (2017). IoT Malware. </text:span></text:span><text:a xlink:type="simple" xlink:href="https://github.com/ifding/iot-malware" text:style-name="Internet_20_link" text:visited-style-name="Visited_20_Internet_20_Link"><text:span text:style-name="Citation"><text:span text:style-name="T853">https://github.com/ifding/iot-malware</text:span></text:span></text:a><text:span text:style-name="Citation"><text:span text:style-name="T853">. Letzter Zugriff 03.05.2021.</text:span></text:span></text:p>
        </text:list-item>
        <text:list-item>
          <text:p text:style-name="P381"><text:span text:style-name="Citation"><text:span text:style-name="T853">Watt, David &amp; Findlay, William. (2004). Programming language design concepts.</text:span></text:span></text:p>
        </text:list-item>
        <text:list-item>
          <text:p text:style-name="P382"><text:span text:style-name="Citation"><text:span text:style-name="T857">Intel. (2021). Intel 64 and IA-32 Architectures Software Developer‘s Manual.</text:span></text:span></text:p>
        </text:list-item>
        <text:list-item>
          <text:p text:style-name="P383"><text:span text:style-name="Citation"><text:span text:style-name="T858">Markgraf, Daniel. (2018). </text:span></text:span><text:span text:style-name="Citation"><text:span text:style-name="T859">Reverse Engineering.</text:span></text:span><text:span text:style-name="Citation"><text:span text:style-name="T858"> </text:span></text:span><text:a xlink:type="simple" xlink:href="https://wirtschaftslexikon.gabler.de/definition/reverse-engineering-45260/version-268557" text:style-name="Internet_20_link" text:visited-style-name="Visited_20_Internet_20_Link"><text:span text:style-name="Citation"><text:span text:style-name="T858">https://wirtschaftslexikon.gabler.de/definition/reverse-engineering-45260/version-268557</text:span></text:span></text:a><text:span text:style-name="Citation"><text:span text:style-name="T858">. Letzter Zugriff 06.05.2021.</text:span></text:span></text:p>
        </text:list-item>
        <text:list-item>
          <text:p text:style-name="P383"><text:span text:style-name="Citation"><text:span text:style-name="T858">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383"><text:span text:style-name="Citation"><text:span text:style-name="T858">Eilam, E. (2005). Reversing: Secrets of Reverse Engineering.</text:span></text:span></text:p>
        </text:list-item>
        <text:list-item>
          <text:p text:style-name="P384"><text:span text:style-name="Citation"><text:span text:style-name="T859">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859">https://www.bsi.bund.de/DE/Themen/Verbraucherinnen-und-Verbraucher/Informationen-und-Empfehlungen/Cyber-Sicherheitsempfehlungen/Virenschutz-Firewall/Virenschutzprogramme/virenschutzprogramme_node.html</text:span></text:span></text:a><text:span text:style-name="Citation"><text:span text:style-name="T859">. Letzter Zugriff 06.05.2021.</text:span></text:span></text:p>
        </text:list-item>
        <text:list-item>
          <text:p text:style-name="P385"><text:span text:style-name="Citation"><text:span text:style-name="T860">Linux manual page. </text:span></text:span><text:span text:style-name="Citation"><text:span text:style-name="T861">Getrlimit</text:span></text:span><text:span text:style-name="Citation"><text:span text:style-name="T860">(</text:span></text:span><text:span text:style-name="Citation"><text:span text:style-name="T861">2</text:span></text:span><text:span text:style-name="Citation"><text:span text:style-name="T860">). (2021). </text:span></text:span><text:a xlink:type="simple" xlink:href="https://man7.org/linux/man-pages/man2/setrlimit.2.html" text:style-name="Internet_20_link" text:visited-style-name="Visited_20_Internet_20_Link"><text:span text:style-name="Citation"><text:span text:style-name="T860">https://man7.org/linux/man-pages/man2/setrlimit.2.html</text:span></text:span></text:a><text:span text:style-name="Citation"><text:span text:style-name="T860">. Letzter Zugriff </text:span></text:span><text:span text:style-name="Citation"><text:span text:style-name="T861">19.05</text:span></text:span><text:span text:style-name="Citation"><text:span text:style-name="T860">.2021.</text:span></text:span></text:p>
        </text:list-item>
        <text:list-item>
          <text:p text:style-name="P386"><text:span text:style-name="Citation"><text:span text:style-name="T865">Reece, Alex. (</text:span></text:span><text:span text:style-name="Citation"><text:span text:style-name="T866">2013</text:span></text:span><text:span text:style-name="Citation"><text:span text:style-name="T865">).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865">https://codearcana.com/posts/2013/05/28/introduction-to-return-oriented-programming-rop.html</text:span></text:span></text:a><text:span text:style-name="Citation"><text:span text:style-name="T865">. Letzter Zugriff 20.05.2021.</text:span></text:span></text:p>
        </text:list-item>
        <text:list-item>
          <text:p text:style-name="P387"><text:span text:style-name="Citation"><text:span text:style-name="T867">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867">https://de.statista.com/statistik/daten/studie/828610/umfrage/marktanteile-der-fuehrenden-betriebssystemversionen-weltweit/</text:span></text:span></text:a><text:span text:style-name="Citation"><text:span text:style-name="T867">. Letzter Zugriff 20.05.2021.</text:span></text:span></text:p>
        </text:list-item>
        <text:list-item>
          <text:p text:style-name="P388"><text:soft-page-break/><text:span text:style-name="Citation"><text:span text:style-name="T868">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868">https://de.statista.com/statistik/daten/studie/678732/umfrage/beliebteste-programmiersprachen-weltweit-laut-pypl-index/</text:span></text:span></text:a><text:span text:style-name="Citation"><text:span text:style-name="T868">. Letzter Zugriff 20.05.2021.</text:span></text:span></text:p>
        </text:list-item>
        <text:list-item>
          <text:p text:style-name="P388"><text:span text:style-name="Citation"><text:span text:style-name="T868">Sutter, Herb &amp; Alexandrescu, Andrei. (2004). C++ Coding Standard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69</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5-25T14:58:57.174824043</dc:date>
    <meta:editing-duration>P6DT2H9M54S</meta:editing-duration>
    <meta:editing-cycles>3672</meta:editing-cycles>
    <meta:generator>LibreOffice/6.0.7.3$Linux_X86_64 LibreOffice_project/00m0$Build-3</meta:generator>
    <meta:print-date>2021-02-16T18:11:40.248129749</meta:print-date>
    <meta:document-statistic meta:table-count="3" meta:image-count="5" meta:object-count="5" meta:page-count="75" meta:paragraph-count="711" meta:word-count="22731" meta:character-count="179942" meta:non-whitespace-character-count="157853"/>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